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1.573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1.376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012cm"/>
    </style:style>
    <style:style style:name="co15" style:family="table-column">
      <style:table-column-properties fo:break-before="auto" style:column-width="1.104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1.603cm"/>
    </style:style>
    <style:style style:name="co21" style:family="table-column">
      <style:table-column-properties fo:break-before="auto" style:column-width="3.254cm"/>
    </style:style>
    <style:style style:name="co22" style:family="table-column">
      <style:table-column-properties fo:break-before="auto" style:column-width="4.177cm"/>
    </style:style>
    <style:style style:name="co23" style:family="table-column">
      <style:table-column-properties fo:break-before="auto" style:column-width="3.194cm"/>
    </style:style>
    <style:style style:name="co24" style:family="table-column">
      <style:table-column-properties fo:break-before="auto" style:column-width="3.31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1.452cm"/>
    </style:style>
    <style:style style:name="co29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2"/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 style:data-style-name="N3">
      <style:table-cell-properties fo:background-color="transparent"/>
    </style:style>
    <style:style style:name="ce15" style:family="table-cell" style:parent-style-name="Default" style:data-style-name="N109">
      <style:table-cell-properties fo:background-color="transparent"/>
    </style:style>
    <style:style style:name="ce18" style:family="table-cell" style:parent-style-name="Default" style:data-style-name="N1">
      <style:table-cell-properties fo:background-color="transparent"/>
    </style:style>
    <style:style style:name="ce29" style:family="table-cell" style:parent-style-name="Default" style:data-style-name="N3">
      <style:table-cell-properties fo:background-color="#729fcf"/>
    </style:style>
    <style:style style:name="ce20" style:family="table-cell" style:parent-style-name="Default" style:data-style-name="N3">
      <style:table-cell-properties fo:background-color="#81d41a"/>
    </style:style>
    <style:style style:name="ce31" style:family="table-cell" style:parent-style-name="Default" style:data-style-name="N3">
      <style:table-cell-properties fo:background-color="#b4c7dc"/>
    </style:style>
    <style:style style:name="ce32" style:family="table-cell" style:parent-style-name="Default" style:data-style-name="N3">
      <style:table-cell-properties fo:background-color="#5eb91e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 style:data-style-name="N4">
      <style:table-cell-properties fo:background-color="transparent"/>
    </style:style>
    <style:style style:name="ce35" style:family="table-cell" style:parent-style-name="Default" style:data-style-name="N3">
      <style:table-cell-properties fo:background-color="#7bb2ed"/>
    </style:style>
    <style:style style:name="ce21" style:family="table-cell" style:parent-style-name="Default" style:data-style-name="N3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analise_janelas_ori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Nome abs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-614-12745a.tfc</text:p>
          </table:table-cell>
          <table:table-cell table:formula="of:=RIGHT([.A2];LEN([.A2])-FIND(&quot;@&quot;;SUBSTITUTE([.A2];&quot;/&quot;;&quot;@&quot;;LEN([.A2])-LEN(SUBSTITUTE([.A2];&quot;/&quot;;&quot;&quot;)));1))" office:value-type="string" office:string-value="hwb8-614-12745a.tfc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574" calcext:value-type="float">
            <text:p>574</text:p>
          </table:table-cell>
          <table:table-cell table:style-name="ce3" office:value-type="string" calcext:value-type="string">
            <text:p>1.06968641114982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-637.tfc</text:p>
          </table:table-cell>
          <table:table-cell table:formula="of:=RIGHT([.A3];LEN([.A3])-FIND(&quot;@&quot;;SUBSTITUTE([.A3];&quot;/&quot;;&quot;@&quot;;LEN([.A3])-LEN(SUBSTITUTE([.A3];&quot;/&quot;;&quot;&quot;)));1))" office:value-type="string" office:string-value="hwb8-637.tfc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.08703071672354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-749-6197a.tfc</text:p>
          </table:table-cell>
          <table:table-cell table:formula="of:=RIGHT([.A4];LEN([.A4])-FIND(&quot;@&quot;;SUBSTITUTE([.A4];&quot;/&quot;;&quot;@&quot;;LEN([.A4])-LEN(SUBSTITUTE([.A4];&quot;/&quot;;&quot;&quot;)));1))" office:value-type="string" office:string-value="hwb8-749-6197a.tfc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.0504908835904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8/tfc/hwb8_2710_6940.tfc</text:p>
          </table:table-cell>
          <table:table-cell table:formula="of:=RIGHT([.A5];LEN([.A5])-FIND(&quot;@&quot;;SUBSTITUTE([.A5];&quot;/&quot;;&quot;@&quot;;LEN([.A5])-LEN(SUBSTITUTE([.A5];&quot;/&quot;;&quot;&quot;)));1))" office:value-type="string" office:string-value="hwb8_2710_6940.tfc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.1016260162601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-1541.tfc</text:p>
          </table:table-cell>
          <table:table-cell table:formula="of:=RIGHT([.A6];LEN([.A6])-FIND(&quot;@&quot;;SUBSTITUTE([.A6];&quot;/&quot;;&quot;@&quot;;LEN([.A6])-LEN(SUBSTITUTE([.A6];&quot;/&quot;;&quot;&quot;)));1))" office:value-type="string" office:string-value="hwb9-1541.tfc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1.0518771331058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-1544.tfc</text:p>
          </table:table-cell>
          <table:table-cell table:formula="of:=RIGHT([.A7];LEN([.A7])-FIND(&quot;@&quot;;SUBSTITUTE([.A7];&quot;/&quot;;&quot;@&quot;;LEN([.A7])-LEN(SUBSTITUTE([.A7];&quot;/&quot;;&quot;&quot;)));1))" office:value-type="string" office:string-value="hwb9-1544.tfc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1.05392491467576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-1959-20378a.tfc</text:p>
          </table:table-cell>
          <table:table-cell table:formula="of:=RIGHT([.A8];LEN([.A8])-FIND(&quot;@&quot;;SUBSTITUTE([.A8];&quot;/&quot;;&quot;@&quot;;LEN([.A8])-LEN(SUBSTITUTE([.A8];&quot;/&quot;;&quot;&quot;)));1))" office:value-type="string" office:string-value="hwb9-1959-20378a.tfc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1.0348652931854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9/tfc/hwb9_6563_16173.tfc</text:p>
          </table:table-cell>
          <table:table-cell table:formula="of:=RIGHT([.A9];LEN([.A9])-FIND(&quot;@&quot;;SUBSTITUTE([.A9];&quot;/&quot;;&quot;@&quot;;LEN([.A9])-LEN(SUBSTITUTE([.A9];&quot;/&quot;;&quot;&quot;)));1))" office:value-type="string" office:string-value="hwb9_6563_16173.tfc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1.09749163879598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1/tfc/hwb11-n11-gc21432-qc69138.tfc</text:p>
          </table:table-cell>
          <table:table-cell table:formula="of:=RIGHT([.A10];LEN([.A10])-FIND(&quot;@&quot;;SUBSTITUTE([.A10];&quot;/&quot;;&quot;@&quot;;LEN([.A10])-LEN(SUBSTITUTE([.A10];&quot;/&quot;;&quot;&quot;)));1))" office:value-type="string" office:string-value="hwb11-n11-gc21432-qc69138.tfc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20650" calcext:value-type="float">
            <text:p>20650</text:p>
          </table:table-cell>
          <table:table-cell office:value-type="string" calcext:value-type="string">
            <text:p>1.0378692493946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1/tfc/hwb11-n11-gc24240-qc71654.tfc</text:p>
          </table:table-cell>
          <table:table-cell table:formula="of:=RIGHT([.A11];LEN([.A11])-FIND(&quot;@&quot;;SUBSTITUTE([.A11];&quot;/&quot;;&quot;@&quot;;LEN([.A11])-LEN(SUBSTITUTE([.A11];&quot;/&quot;;&quot;&quot;)));1))" office:value-type="string" office:string-value="hwb11-n11-gc24240-qc71654.tfc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1.04397260863947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1/tfc/hwb11_out.tfc</text:p>
          </table:table-cell>
          <table:table-cell table:formula="of:=RIGHT([.A12];LEN([.A12])-FIND(&quot;@&quot;;SUBSTITUTE([.A12];&quot;/&quot;;&quot;@&quot;;LEN([.A12])-LEN(SUBSTITUTE([.A12];&quot;/&quot;;&quot;&quot;)));1))" office:value-type="string" office:string-value="hwb11_out.tfc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5002" calcext:value-type="float">
            <text:p>15002</text:p>
          </table:table-cell>
          <table:table-cell office:value-type="string" calcext:value-type="string">
            <text:p>1.07612318357552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1-aj-e11_complete_74(81).tfc</text:p>
          </table:table-cell>
          <table:table-cell table:formula="of:=RIGHT([.A13];LEN([.A13])-FIND(&quot;@&quot;;SUBSTITUTE([.A13];&quot;/&quot;;&quot;@&quot;;LEN([.A13])-LEN(SUBSTITUTE([.A13];&quot;/&quot;;&quot;&quot;)));1))" office:value-type="string" office:string-value="S1-aj-e11_complete_74(81).tfc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1-aj-e11_complete_74(81)_inv.tfc</text:p>
          </table:table-cell>
          <table:table-cell table:formula="of:=RIGHT([.A14];LEN([.A14])-FIND(&quot;@&quot;;SUBSTITUTE([.A14];&quot;/&quot;;&quot;@&quot;;LEN([.A14])-LEN(SUBSTITUTE([.A14];&quot;/&quot;;&quot;&quot;)));1))" office:value-type="string" office:string-value="S1-aj-e11_complete_74(81)_inv.tfc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2-aj-e11_complete_74(81).tfc</text:p>
          </table:table-cell>
          <table:table-cell table:formula="of:=RIGHT([.A15];LEN([.A15])-FIND(&quot;@&quot;;SUBSTITUTE([.A15];&quot;/&quot;;&quot;@&quot;;LEN([.A15])-LEN(SUBSTITUTE([.A15];&quot;/&quot;;&quot;&quot;)));1))" office:value-type="string" office:string-value="S2-aj-e11_complete_74(81).tfc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2222222222222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aj-e/tfc/S2-aj-e11_complete_74(81)_inv.tfc</text:p>
          </table:table-cell>
          <table:table-cell table:formula="of:=RIGHT([.A16];LEN([.A16])-FIND(&quot;@&quot;;SUBSTITUTE([.A16];&quot;/&quot;;&quot;@&quot;;LEN([.A16])-LEN(SUBSTITUTE([.A16];&quot;/&quot;;&quot;&quot;)));1))" office:value-type="string" office:string-value="S2-aj-e11_complete_74(81)_inv.tfc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1-ham3_complete_47(28).tfc</text:p>
          </table:table-cell>
          <table:table-cell table:formula="of:=RIGHT([.A17];LEN([.A17])-FIND(&quot;@&quot;;SUBSTITUTE([.A17];&quot;/&quot;;&quot;@&quot;;LEN([.A17])-LEN(SUBSTITUTE([.A17];&quot;/&quot;;&quot;&quot;)));1))" office:value-type="string" office:string-value="S1-ham3_complete_47(28).tfc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1-ham3_complete_47(28)_inv.tfc</text:p>
          </table:table-cell>
          <table:table-cell table:formula="of:=RIGHT([.A18];LEN([.A18])-FIND(&quot;@&quot;;SUBSTITUTE([.A18];&quot;/&quot;;&quot;@&quot;;LEN([.A18])-LEN(SUBSTITUTE([.A18];&quot;/&quot;;&quot;&quot;)));1))" office:value-type="string" office:string-value="S1-ham3_complete_47(28)_inv.tfc" calcext:value-type="string">
            <text:p>S1-ham3_complete_47(28)_inv.tf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2-ham3_complete_47(28).tfc</text:p>
          </table:table-cell>
          <table:table-cell table:formula="of:=RIGHT([.A19];LEN([.A19])-FIND(&quot;@&quot;;SUBSTITUTE([.A19];&quot;/&quot;;&quot;@&quot;;LEN([.A19])-LEN(SUBSTITUTE([.A19];&quot;/&quot;;&quot;&quot;)));1))" office:value-type="string" office:string-value="S2-ham3_complete_47(28).tfc" calcext:value-type="string">
            <text:p>S2-ham3_complete_47(28).tf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S2-ham3_complete_47(28)_inv.tfc</text:p>
          </table:table-cell>
          <table:table-cell table:formula="of:=RIGHT([.A20];LEN([.A20])-FIND(&quot;@&quot;;SUBSTITUTE([.A20];&quot;/&quot;;&quot;@&quot;;LEN([.A20])-LEN(SUBSTITUTE([.A20];&quot;/&quot;;&quot;&quot;)));1))" office:value-type="string" office:string-value="S2-ham3_complete_47(28)_inv.tfc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3/tfc/ham3tc.tfc</text:p>
          </table:table-cell>
          <table:table-cell table:formula="of:=RIGHT([.A21];LEN([.A21])-FIND(&quot;@&quot;;SUBSTITUTE([.A21];&quot;/&quot;;&quot;@&quot;;LEN([.A21])-LEN(SUBSTITUTE([.A21];&quot;/&quot;;&quot;&quot;)));1))" office:value-type="string" office:string-value="ham3tc.tfc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0/tfc/hwb10-n10-gc8247-qc26084.tfc</text:p>
          </table:table-cell>
          <table:table-cell table:formula="of:=RIGHT([.A22];LEN([.A22])-FIND(&quot;@&quot;;SUBSTITUTE([.A22];&quot;/&quot;;&quot;@&quot;;LEN([.A22])-LEN(SUBSTITUTE([.A22];&quot;/&quot;;&quot;&quot;)));1))" office:value-type="string" office:string-value="hwb10-n10-gc8247-qc26084.tfc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1.03853418964865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0/tfc/hwb10-n10-gc9213-qc26906.tfc</text:p>
          </table:table-cell>
          <table:table-cell table:formula="of:=RIGHT([.A23];LEN([.A23])-FIND(&quot;@&quot;;SUBSTITUTE([.A23];&quot;/&quot;;&quot;@&quot;;LEN([.A23])-LEN(SUBSTITUTE([.A23];&quot;/&quot;;&quot;&quot;)));1))" office:value-type="string" office:string-value="hwb10-n10-gc9213-qc26906.tfc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8805" calcext:value-type="float">
            <text:p>8805</text:p>
          </table:table-cell>
          <table:table-cell office:value-type="string" calcext:value-type="string">
            <text:p>1.0463373083475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10/tfc/hwb10_out.tfc</text:p>
          </table:table-cell>
          <table:table-cell table:formula="of:=RIGHT([.A24];LEN([.A24])-FIND(&quot;@&quot;;SUBSTITUTE([.A24];&quot;/&quot;;&quot;@&quot;;LEN([.A24])-LEN(SUBSTITUTE([.A24];&quot;/&quot;;&quot;&quot;)));1))" office:value-type="string" office:string-value="hwb10_out.tfc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1.09419014084507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1-ham7.tfc</text:p>
          </table:table-cell>
          <table:table-cell table:formula="of:=RIGHT([.A25];LEN([.A25])-FIND(&quot;@&quot;;SUBSTITUTE([.A25];&quot;/&quot;;&quot;@&quot;;LEN([.A25])-LEN(SUBSTITUTE([.A25];&quot;/&quot;;&quot;&quot;)));1))" office:value-type="string" office:string-value="S1-ham7.tfc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12820512820512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1-ham7_inv.tfc</text:p>
          </table:table-cell>
          <table:table-cell table:formula="of:=RIGHT([.A26];LEN([.A26])-FIND(&quot;@&quot;;SUBSTITUTE([.A26];&quot;/&quot;;&quot;@&quot;;LEN([.A26])-LEN(SUBSTITUTE([.A26];&quot;/&quot;;&quot;&quot;)));1))" office:value-type="string" office:string-value="S1-ham7_inv.tfc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2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2-ham7.tfc</text:p>
          </table:table-cell>
          <table:table-cell table:formula="of:=RIGHT([.A27];LEN([.A27])-FIND(&quot;@&quot;;SUBSTITUTE([.A27];&quot;/&quot;;&quot;@&quot;;LEN([.A27])-LEN(SUBSTITUTE([.A27];&quot;/&quot;;&quot;&quot;)));1))" office:value-type="string" office:string-value="S2-ham7.tfc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16161616161616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am7/tfc/S2-ham7_inv.tfc</text:p>
          </table:table-cell>
          <table:table-cell table:formula="of:=RIGHT([.A28];LEN([.A28])-FIND(&quot;@&quot;;SUBSTITUTE([.A28];&quot;/&quot;;&quot;@&quot;;LEN([.A28])-LEN(SUBSTITUTE([.A28];&quot;/&quot;;&quot;&quot;)));1))" office:value-type="string" office:string-value="S2-ham7_inv.tfc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1-graycode6_complete_19.tfc</text:p>
          </table:table-cell>
          <table:table-cell table:formula="of:=RIGHT([.A29];LEN([.A29])-FIND(&quot;@&quot;;SUBSTITUTE([.A29];&quot;/&quot;;&quot;@&quot;;LEN([.A29])-LEN(SUBSTITUTE([.A29];&quot;/&quot;;&quot;&quot;)));1))" office:value-type="string" office:string-value="S1-graycode6_complete_19.tfc" calcext:value-type="string">
            <text:p>S1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1-graycode6_complete_19_inv.tfc</text:p>
          </table:table-cell>
          <table:table-cell table:formula="of:=RIGHT([.A30];LEN([.A30])-FIND(&quot;@&quot;;SUBSTITUTE([.A30];&quot;/&quot;;&quot;@&quot;;LEN([.A30])-LEN(SUBSTITUTE([.A30];&quot;/&quot;;&quot;&quot;)));1))" office:value-type="string" office:string-value="S1-graycode6_complete_19_inv.tfc" calcext:value-type="string">
            <text:p>S1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2-graycode6_complete_19.tfc</text:p>
          </table:table-cell>
          <table:table-cell table:formula="of:=RIGHT([.A31];LEN([.A31])-FIND(&quot;@&quot;;SUBSTITUTE([.A31];&quot;/&quot;;&quot;@&quot;;LEN([.A31])-LEN(SUBSTITUTE([.A31];&quot;/&quot;;&quot;&quot;)));1))" office:value-type="string" office:string-value="S2-graycode6_complete_19.tfc" calcext:value-type="string">
            <text:p>S2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graycode6/tfc/S2-graycode6_complete_19_inv.tfc</text:p>
          </table:table-cell>
          <table:table-cell table:formula="of:=RIGHT([.A32];LEN([.A32])-FIND(&quot;@&quot;;SUBSTITUTE([.A32];&quot;/&quot;;&quot;@&quot;;LEN([.A32])-LEN(SUBSTITUTE([.A32];&quot;/&quot;;&quot;&quot;)));1))" office:value-type="string" office:string-value="S2-graycode6_complete_19_inv.tfc" calcext:value-type="string">
            <text:p>S2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1-mod5mils_complete_26(18).tfc</text:p>
          </table:table-cell>
          <table:table-cell table:formula="of:=RIGHT([.A33];LEN([.A33])-FIND(&quot;@&quot;;SUBSTITUTE([.A33];&quot;/&quot;;&quot;@&quot;;LEN([.A33])-LEN(SUBSTITUTE([.A33];&quot;/&quot;;&quot;&quot;)));1))" office:value-type="string" office:string-value="S1-mod5mils_complete_26(18).tfc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1-mod5mils_complete_26(18)_inv.tfc</text:p>
          </table:table-cell>
          <table:table-cell table:formula="of:=RIGHT([.A34];LEN([.A34])-FIND(&quot;@&quot;;SUBSTITUTE([.A34];&quot;/&quot;;&quot;@&quot;;LEN([.A34])-LEN(SUBSTITUTE([.A34];&quot;/&quot;;&quot;&quot;)));1))" office:value-type="string" office:string-value="S1-mod5mils_complete_26(18)_inv.tfc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2-mod5mils_complete_26(18).tfc</text:p>
          </table:table-cell>
          <table:table-cell table:formula="of:=RIGHT([.A35];LEN([.A35])-FIND(&quot;@&quot;;SUBSTITUTE([.A35];&quot;/&quot;;&quot;@&quot;;LEN([.A35])-LEN(SUBSTITUTE([.A35];&quot;/&quot;;&quot;&quot;)));1))" office:value-type="string" office:string-value="S2-mod5mils_complete_26(18).tfc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S2-mod5mils_complete_26(18)_inv.tfc</text:p>
          </table:table-cell>
          <table:table-cell table:formula="of:=RIGHT([.A36];LEN([.A36])-FIND(&quot;@&quot;;SUBSTITUTE([.A36];&quot;/&quot;;&quot;@&quot;;LEN([.A36])-LEN(SUBSTITUTE([.A36];&quot;/&quot;;&quot;&quot;)));1))" office:value-type="string" office:string-value="S2-mod5mils_complete_26(18)_inv.tfc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mod5mils/tfc/mod5mils.tfc</text:p>
          </table:table-cell>
          <table:table-cell table:formula="of:=RIGHT([.A37];LEN([.A37])-FIND(&quot;@&quot;;SUBSTITUTE([.A37];&quot;/&quot;;&quot;@&quot;;LEN([.A37])-LEN(SUBSTITUTE([.A37];&quot;/&quot;;&quot;&quot;)));1))" office:value-type="string" office:string-value="mod5mils.tfc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1-hwb7_15.tfc</text:p>
          </table:table-cell>
          <table:table-cell table:formula="of:=RIGHT([.A38];LEN([.A38])-FIND(&quot;@&quot;;SUBSTITUTE([.A38];&quot;/&quot;;&quot;@&quot;;LEN([.A38])-LEN(SUBSTITUTE([.A38];&quot;/&quot;;&quot;&quot;)));1))" office:value-type="string" office:string-value="S1-hwb7_15.tfc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1.1820895522388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1-hwb7_15_inv.tfc</text:p>
          </table:table-cell>
          <table:table-cell table:formula="of:=RIGHT([.A39];LEN([.A39])-FIND(&quot;@&quot;;SUBSTITUTE([.A39];&quot;/&quot;;&quot;@&quot;;LEN([.A39])-LEN(SUBSTITUTE([.A39];&quot;/&quot;;&quot;&quot;)));1))" office:value-type="string" office:string-value="S1-hwb7_15_inv.tfc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.08880308880308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2-hwb7_15.tfc</text:p>
          </table:table-cell>
          <table:table-cell table:formula="of:=RIGHT([.A40];LEN([.A40])-FIND(&quot;@&quot;;SUBSTITUTE([.A40];&quot;/&quot;;&quot;@&quot;;LEN([.A40])-LEN(SUBSTITUTE([.A40];&quot;/&quot;;&quot;&quot;)));1))" office:value-type="string" office:string-value="S2-hwb7_15.tfc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.1966101694915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S2-hwb7_15_inv.tfc</text:p>
          </table:table-cell>
          <table:table-cell table:formula="of:=RIGHT([.A41];LEN([.A41])-FIND(&quot;@&quot;;SUBSTITUTE([.A41];&quot;/&quot;;&quot;@&quot;;LEN([.A41])-LEN(SUBSTITUTE([.A41];&quot;/&quot;;&quot;&quot;)));1))" office:value-type="string" office:string-value="S2-hwb7_15_inv.tfc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10646387832699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hwb7-236.tfc</text:p>
          </table:table-cell>
          <table:table-cell table:formula="of:=RIGHT([.A42];LEN([.A42])-FIND(&quot;@&quot;;SUBSTITUTE([.A42];&quot;/&quot;;&quot;@&quot;;LEN([.A42])-LEN(SUBSTITUTE([.A42];&quot;/&quot;;&quot;&quot;)));1))" office:value-type="string" office:string-value="hwb7-236.tfc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.09259259259259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hwb7-331-2609a.tfc</text:p>
          </table:table-cell>
          <table:table-cell table:formula="of:=RIGHT([.A43];LEN([.A43])-FIND(&quot;@&quot;;SUBSTITUTE([.A43];&quot;/&quot;;&quot;@&quot;;LEN([.A43])-LEN(SUBSTITUTE([.A43];&quot;/&quot;;&quot;&quot;)));1))" office:value-type="string" office:string-value="hwb7-331-2609a.tfc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.07817589576547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tfcs/comparacao_artigo_korea/para_testar/estruturado/hwb7/tfc/hwb7tc.tfc</text:p>
          </table:table-cell>
          <table:table-cell table:formula="of:=RIGHT([.A44];LEN([.A44])-FIND(&quot;@&quot;;SUBSTITUTE([.A44];&quot;/&quot;;&quot;@&quot;;LEN([.A44])-LEN(SUBSTITUTE([.A44];&quot;/&quot;;&quot;&quot;)));1))" office:value-type="string" office:string-value="hwb7tc.tfc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128906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m_reed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8" calcext:value-type="float">
            <text:p>28</text:p>
          </table:table-cell>
          <table:table-cell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2" calcext:value-type="float">
            <text:p>112</text:p>
          </table:table-cell>
          <table:table-cell office:value-type="float" office:value="7270" calcext:value-type="float">
            <text:p>7270</text:p>
          </table:table-cell>
          <table:table-cell office:value-type="float" office:value="3" calcext:value-type="float">
            <text:p>3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7" calcext:value-type="float">
            <text:p>67</text:p>
          </table:table-cell>
          <table:table-cell office:value-type="float" office:value="4818" calcext:value-type="float">
            <text:p>4818</text:p>
          </table:table-cell>
          <table:table-cell office:value-type="float" office:value="13" calcext:value-type="float">
            <text:p>13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31" calcext:value-type="float">
            <text:p>8131</text:p>
          </table:table-cell>
          <table:table-cell office:value-type="float" office:value="30501" calcext:value-type="float">
            <text:p>30501</text:p>
          </table:table-cell>
          <table:table-cell office:value-type="float" office:value="116" calcext:value-type="float">
            <text:p>116</text:p>
          </table:table-cell>
          <table:table-cell office:value-type="float" office:value="-394" calcext:value-type="float">
            <text:p>-39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200" calcext:value-type="float">
            <text:p>8200</text:p>
          </table:table-cell>
          <table:table-cell office:value-type="float" office:value="30568" calcext:value-type="float">
            <text:p>30568</text:p>
          </table:table-cell>
          <table:table-cell office:value-type="float" office:value="1013" calcext:value-type="float">
            <text:p>1013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91" calcext:value-type="float">
            <text:p>6491</text:p>
          </table:table-cell>
          <table:table-cell office:value-type="float" office:value="43433" calcext:value-type="float">
            <text:p>43433</text:p>
          </table:table-cell>
          <table:table-cell office:value-type="float" office:value="967" calcext:value-type="float">
            <text:p>96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147" calcext:value-type="float">
            <text:p>21147</text:p>
          </table:table-cell>
          <table:table-cell office:value-type="float" office:value="105394" calcext:value-type="float">
            <text:p>105394</text:p>
          </table:table-cell>
          <table:table-cell office:value-type="float" office:value="285" calcext:value-type="float">
            <text:p>285</text:p>
          </table:table-cell>
          <table:table-cell office:value-type="float" office:value="-1438" calcext:value-type="float">
            <text:p>-1438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37" calcext:value-type="float">
            <text:p>21337</text:p>
          </table:table-cell>
          <table:table-cell office:value-type="float" office:value="105647" calcext:value-type="float">
            <text:p>105647</text:p>
          </table:table-cell>
          <table:table-cell office:value-type="float" office:value="2903" calcext:value-type="float">
            <text:p>2903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465" calcext:value-type="float">
            <text:p>14465</text:p>
          </table:table-cell>
          <table:table-cell office:value-type="float" office:value="120194" calcext:value-type="float">
            <text:p>120194</text:p>
          </table:table-cell>
          <table:table-cell office:value-type="float" office:value="1679" calcext:value-type="float">
            <text:p>167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80" calcext:value-type="float">
            <text:p>380</text:p>
          </table:table-cell>
          <table:table-cell office:value-type="float" office:value="37263" calcext:value-type="float">
            <text:p>37263</text:p>
          </table:table-cell>
          <table:table-cell office:value-type="float" office:value="16" calcext:value-type="float">
            <text:p>1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7" calcext:value-type="float">
            <text:p>277</text:p>
          </table:table-cell>
          <table:table-cell office:value-type="float" office:value="25391" calcext:value-type="float">
            <text:p>25391</text:p>
          </table:table-cell>
          <table:table-cell office:value-type="float" office:value="5" calcext:value-type="float">
            <text:p>5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0" calcext:value-type="float">
            <text:p>330</text:p>
          </table:table-cell>
          <table:table-cell office:value-type="float" office:value="30138" calcext:value-type="float">
            <text:p>30138</text:p>
          </table:table-cell>
          <table:table-cell office:value-type="float" office:value="23" calcext:value-type="float">
            <text:p>23</text:p>
          </table:table-cell>
          <table:table-cell office:value-type="float" office:value="4979" calcext:value-type="float">
            <text:p>497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5" calcext:value-type="float">
            <text:p>285</text:p>
          </table:table-cell>
          <table:table-cell office:value-type="float" office:value="5961" calcext:value-type="float">
            <text:p>5961</text:p>
          </table:table-cell>
          <table:table-cell office:value-type="float" office:value="4" calcext:value-type="float">
            <text:p>4</text:p>
          </table:table-cell>
          <table:table-cell office:value-type="float" office:value="-320" calcext:value-type="float">
            <text:p>-32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892" calcext:value-type="float">
            <text:p>17892</text:p>
          </table:table-cell>
          <table:table-cell office:value-type="float" office:value="6" calcext:value-type="float">
            <text:p>6</text:p>
          </table:table-cell>
          <table:table-cell office:value-type="float" office:value="-466" calcext:value-type="float">
            <text:p>-466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28" calcext:value-type="float">
            <text:p>628</text:p>
          </table:table-cell>
          <table:table-cell office:value-type="float" office:value="19432" calcext:value-type="float">
            <text:p>19432</text:p>
          </table:table-cell>
          <table:table-cell office:value-type="float" office:value="9" calcext:value-type="float">
            <text:p>9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77" calcext:value-type="float">
            <text:p>2577</text:p>
          </table:table-cell>
          <table:table-cell office:value-type="float" office:value="8049" calcext:value-type="float">
            <text:p>8049</text:p>
          </table:table-cell>
          <table:table-cell office:value-type="float" office:value="133" calcext:value-type="float">
            <text:p>133</text:p>
          </table:table-cell>
          <table:table-cell office:value-type="float" office:value="-311" calcext:value-type="float">
            <text:p>-311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31" calcext:value-type="float">
            <text:p>1531</text:p>
          </table:table-cell>
          <table:table-cell office:value-type="float" office:value="65139" calcext:value-type="float">
            <text:p>65139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34" calcext:value-type="float">
            <text:p>1534</text:p>
          </table:table-cell>
          <table:table-cell office:value-type="float" office:value="65194" calcext:value-type="float">
            <text:p>65194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208" calcext:value-type="float">
            <text:p>6208</text:p>
          </table:table-cell>
          <table:table-cell office:value-type="float" office:value="18053" calcext:value-type="float">
            <text:p>18053</text:p>
          </table:table-cell>
          <table:table-cell office:value-type="float" office:value="355" calcext:value-type="float">
            <text:p>355</text:p>
          </table:table-cell>
          <table:table-cell office:value-type="float" office:value="-682" calcext:value-type="float">
            <text:p>-68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com_reed_e_organiza3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8" calcext:value-type="float">
            <text:p>28</text:p>
          </table:table-cell>
          <table:table-cell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2" calcext:value-type="float">
            <text:p>112</text:p>
          </table:table-cell>
          <table:table-cell office:value-type="float" office:value="7270" calcext:value-type="float">
            <text:p>7270</text:p>
          </table:table-cell>
          <table:table-cell office:value-type="float" office:value="3" calcext:value-type="float">
            <text:p>3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7" calcext:value-type="float">
            <text:p>67</text:p>
          </table:table-cell>
          <table:table-cell office:value-type="float" office:value="4818" calcext:value-type="float">
            <text:p>4818</text:p>
          </table:table-cell>
          <table:table-cell office:value-type="float" office:value="13" calcext:value-type="float">
            <text:p>13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31" calcext:value-type="float">
            <text:p>8131</text:p>
          </table:table-cell>
          <table:table-cell office:value-type="float" office:value="30501" calcext:value-type="float">
            <text:p>30501</text:p>
          </table:table-cell>
          <table:table-cell office:value-type="float" office:value="116" calcext:value-type="float">
            <text:p>116</text:p>
          </table:table-cell>
          <table:table-cell office:value-type="float" office:value="-394" calcext:value-type="float">
            <text:p>-39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200" calcext:value-type="float">
            <text:p>8200</text:p>
          </table:table-cell>
          <table:table-cell office:value-type="float" office:value="30568" calcext:value-type="float">
            <text:p>30568</text:p>
          </table:table-cell>
          <table:table-cell office:value-type="float" office:value="1013" calcext:value-type="float">
            <text:p>1013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91" calcext:value-type="float">
            <text:p>6491</text:p>
          </table:table-cell>
          <table:table-cell office:value-type="float" office:value="43433" calcext:value-type="float">
            <text:p>43433</text:p>
          </table:table-cell>
          <table:table-cell office:value-type="float" office:value="967" calcext:value-type="float">
            <text:p>96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147" calcext:value-type="float">
            <text:p>21147</text:p>
          </table:table-cell>
          <table:table-cell office:value-type="float" office:value="105394" calcext:value-type="float">
            <text:p>105394</text:p>
          </table:table-cell>
          <table:table-cell office:value-type="float" office:value="285" calcext:value-type="float">
            <text:p>285</text:p>
          </table:table-cell>
          <table:table-cell office:value-type="float" office:value="-1438" calcext:value-type="float">
            <text:p>-1438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37" calcext:value-type="float">
            <text:p>21337</text:p>
          </table:table-cell>
          <table:table-cell office:value-type="float" office:value="105647" calcext:value-type="float">
            <text:p>105647</text:p>
          </table:table-cell>
          <table:table-cell office:value-type="float" office:value="2903" calcext:value-type="float">
            <text:p>2903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465" calcext:value-type="float">
            <text:p>14465</text:p>
          </table:table-cell>
          <table:table-cell office:value-type="float" office:value="120194" calcext:value-type="float">
            <text:p>120194</text:p>
          </table:table-cell>
          <table:table-cell office:value-type="float" office:value="1679" calcext:value-type="float">
            <text:p>167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80" calcext:value-type="float">
            <text:p>380</text:p>
          </table:table-cell>
          <table:table-cell office:value-type="float" office:value="37263" calcext:value-type="float">
            <text:p>37263</text:p>
          </table:table-cell>
          <table:table-cell office:value-type="float" office:value="16" calcext:value-type="float">
            <text:p>1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7" calcext:value-type="float">
            <text:p>277</text:p>
          </table:table-cell>
          <table:table-cell office:value-type="float" office:value="25391" calcext:value-type="float">
            <text:p>25391</text:p>
          </table:table-cell>
          <table:table-cell office:value-type="float" office:value="5" calcext:value-type="float">
            <text:p>5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0" calcext:value-type="float">
            <text:p>330</text:p>
          </table:table-cell>
          <table:table-cell office:value-type="float" office:value="30138" calcext:value-type="float">
            <text:p>30138</text:p>
          </table:table-cell>
          <table:table-cell office:value-type="float" office:value="23" calcext:value-type="float">
            <text:p>23</text:p>
          </table:table-cell>
          <table:table-cell office:value-type="float" office:value="4979" calcext:value-type="float">
            <text:p>497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5" calcext:value-type="float">
            <text:p>285</text:p>
          </table:table-cell>
          <table:table-cell office:value-type="float" office:value="5961" calcext:value-type="float">
            <text:p>5961</text:p>
          </table:table-cell>
          <table:table-cell office:value-type="float" office:value="4" calcext:value-type="float">
            <text:p>4</text:p>
          </table:table-cell>
          <table:table-cell office:value-type="float" office:value="-320" calcext:value-type="float">
            <text:p>-32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892" calcext:value-type="float">
            <text:p>17892</text:p>
          </table:table-cell>
          <table:table-cell office:value-type="float" office:value="6" calcext:value-type="float">
            <text:p>6</text:p>
          </table:table-cell>
          <table:table-cell office:value-type="float" office:value="-466" calcext:value-type="float">
            <text:p>-466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28" calcext:value-type="float">
            <text:p>628</text:p>
          </table:table-cell>
          <table:table-cell office:value-type="float" office:value="19432" calcext:value-type="float">
            <text:p>19432</text:p>
          </table:table-cell>
          <table:table-cell office:value-type="float" office:value="9" calcext:value-type="float">
            <text:p>9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77" calcext:value-type="float">
            <text:p>2577</text:p>
          </table:table-cell>
          <table:table-cell office:value-type="float" office:value="8049" calcext:value-type="float">
            <text:p>8049</text:p>
          </table:table-cell>
          <table:table-cell office:value-type="float" office:value="133" calcext:value-type="float">
            <text:p>133</text:p>
          </table:table-cell>
          <table:table-cell office:value-type="float" office:value="-311" calcext:value-type="float">
            <text:p>-311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31" calcext:value-type="float">
            <text:p>1531</text:p>
          </table:table-cell>
          <table:table-cell office:value-type="float" office:value="65139" calcext:value-type="float">
            <text:p>65139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34" calcext:value-type="float">
            <text:p>1534</text:p>
          </table:table-cell>
          <table:table-cell office:value-type="float" office:value="65194" calcext:value-type="float">
            <text:p>65194</text:p>
          </table:table-cell>
          <table:table-cell office:value-type="float" office:value="10" calcext:value-type="float">
            <text:p>10</text:p>
          </table:table-cell>
          <table:table-cell office:value-type="float" office:value="-1526" calcext:value-type="float">
            <text:p>-15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208" calcext:value-type="float">
            <text:p>6208</text:p>
          </table:table-cell>
          <table:table-cell office:value-type="float" office:value="18053" calcext:value-type="float">
            <text:p>18053</text:p>
          </table:table-cell>
          <table:table-cell office:value-type="float" office:value="355" calcext:value-type="float">
            <text:p>355</text:p>
          </table:table-cell>
          <table:table-cell office:value-type="float" office:value="-682" calcext:value-type="float">
            <text:p>-68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analise_janelas_com_ree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Nome abs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aj-e11_complete_74(81).tfc</text:p>
          </table:table-cell>
          <table:table-cell table:formula="of:=SUBSTITUTE(RIGHT([.A2];LEN([.A2])-FIND(&quot;@&quot;;SUBSTITUTE([.A2];&quot;/&quot;;&quot;@&quot;;LEN([.A2])-LEN(SUBSTITUTE([.A2];&quot;/&quot;;&quot;&quot;)));1));&quot;benchmark_2024-07-11_&quot;;&quot;&quot;)" office:value-type="string" office:string-value="S1-aj-e11_complete_74(81).tfc" calcext:value-type="string">
            <text:p>S1-aj-e11_complete_74(81).tf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aj-e11_complete_74(81)_inv.tfc</text:p>
          </table:table-cell>
          <table:table-cell table:formula="of:=SUBSTITUTE(RIGHT([.A3];LEN([.A3])-FIND(&quot;@&quot;;SUBSTITUTE([.A3];&quot;/&quot;;&quot;@&quot;;LEN([.A3])-LEN(SUBSTITUTE([.A3];&quot;/&quot;;&quot;&quot;)));1));&quot;benchmark_2024-07-11_&quot;;&quot;&quot;)" office:value-type="string" office:string-value="S1-aj-e11_complete_74(81)_inv.tfc" calcext:value-type="string">
            <text:p>S1-aj-e11_complete_74(81)_inv.tf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graycode6_complete_19.tfc</text:p>
          </table:table-cell>
          <table:table-cell table:formula="of:=SUBSTITUTE(RIGHT([.A4];LEN([.A4])-FIND(&quot;@&quot;;SUBSTITUTE([.A4];&quot;/&quot;;&quot;@&quot;;LEN([.A4])-LEN(SUBSTITUTE([.A4];&quot;/&quot;;&quot;&quot;)));1));&quot;benchmark_2024-07-11_&quot;;&quot;&quot;)" office:value-type="string" office:string-value="S1-graycode6_complete_19.tfc" calcext:value-type="string">
            <text:p>S1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graycode6_complete_19_inv.tfc</text:p>
          </table:table-cell>
          <table:table-cell table:formula="of:=SUBSTITUTE(RIGHT([.A5];LEN([.A5])-FIND(&quot;@&quot;;SUBSTITUTE([.A5];&quot;/&quot;;&quot;@&quot;;LEN([.A5])-LEN(SUBSTITUTE([.A5];&quot;/&quot;;&quot;&quot;)));1));&quot;benchmark_2024-07-11_&quot;;&quot;&quot;)" office:value-type="string" office:string-value="S1-graycode6_complete_19_inv.tfc" calcext:value-type="string">
            <text:p>S1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3_complete_47(28).tfc</text:p>
          </table:table-cell>
          <table:table-cell table:formula="of:=SUBSTITUTE(RIGHT([.A6];LEN([.A6])-FIND(&quot;@&quot;;SUBSTITUTE([.A6];&quot;/&quot;;&quot;@&quot;;LEN([.A6])-LEN(SUBSTITUTE([.A6];&quot;/&quot;;&quot;&quot;)));1));&quot;benchmark_2024-07-11_&quot;;&quot;&quot;)" office:value-type="string" office:string-value="S1-ham3_complete_47(28).tfc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3_complete_47(28)_inv.tfc</text:p>
          </table:table-cell>
          <table:table-cell table:formula="of:=SUBSTITUTE(RIGHT([.A7];LEN([.A7])-FIND(&quot;@&quot;;SUBSTITUTE([.A7];&quot;/&quot;;&quot;@&quot;;LEN([.A7])-LEN(SUBSTITUTE([.A7];&quot;/&quot;;&quot;&quot;)));1));&quot;benchmark_2024-07-11_&quot;;&quot;&quot;)" office:value-type="string" office:string-value="S1-ham3_complete_47(28)_inv.tfc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7.tfc</text:p>
          </table:table-cell>
          <table:table-cell table:formula="of:=SUBSTITUTE(RIGHT([.A8];LEN([.A8])-FIND(&quot;@&quot;;SUBSTITUTE([.A8];&quot;/&quot;;&quot;@&quot;;LEN([.A8])-LEN(SUBSTITUTE([.A8];&quot;/&quot;;&quot;&quot;)));1));&quot;benchmark_2024-07-11_&quot;;&quot;&quot;)" office:value-type="string" office:string-value="S1-ham7.tfc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26470588235294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am7_inv.tfc</text:p>
          </table:table-cell>
          <table:table-cell table:formula="of:=SUBSTITUTE(RIGHT([.A9];LEN([.A9])-FIND(&quot;@&quot;;SUBSTITUTE([.A9];&quot;/&quot;;&quot;@&quot;;LEN([.A9])-LEN(SUBSTITUTE([.A9];&quot;/&quot;;&quot;&quot;)));1));&quot;benchmark_2024-07-11_&quot;;&quot;&quot;)" office:value-type="string" office:string-value="S1-ham7_inv.tfc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17662337662337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wb7_15.tfc</text:p>
          </table:table-cell>
          <table:table-cell table:formula="of:=SUBSTITUTE(RIGHT([.A10];LEN([.A10])-FIND(&quot;@&quot;;SUBSTITUTE([.A10];&quot;/&quot;;&quot;@&quot;;LEN([.A10])-LEN(SUBSTITUTE([.A10];&quot;/&quot;;&quot;&quot;)));1));&quot;benchmark_2024-07-11_&quot;;&quot;&quot;)" office:value-type="string" office:string-value="S1-hwb7_15.tfc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.1550151975683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hwb7_15_inv.tfc</text:p>
          </table:table-cell>
          <table:table-cell table:formula="of:=SUBSTITUTE(RIGHT([.A11];LEN([.A11])-FIND(&quot;@&quot;;SUBSTITUTE([.A11];&quot;/&quot;;&quot;@&quot;;LEN([.A11])-LEN(SUBSTITUTE([.A11];&quot;/&quot;;&quot;&quot;)));1));&quot;benchmark_2024-07-11_&quot;;&quot;&quot;)" office:value-type="string" office:string-value="S1-hwb7_15_inv.tfc" calcext:value-type="string">
            <text:p>S1-hwb7_15_inv.tfc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.082031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mod5mils_complete_26(18).tfc</text:p>
          </table:table-cell>
          <table:table-cell table:formula="of:=SUBSTITUTE(RIGHT([.A12];LEN([.A12])-FIND(&quot;@&quot;;SUBSTITUTE([.A12];&quot;/&quot;;&quot;@&quot;;LEN([.A12])-LEN(SUBSTITUTE([.A12];&quot;/&quot;;&quot;&quot;)));1));&quot;benchmark_2024-07-11_&quot;;&quot;&quot;)" office:value-type="string" office:string-value="S1-mod5mils_complete_26(18).tfc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1-mod5mils_complete_26(18)_inv.tfc</text:p>
          </table:table-cell>
          <table:table-cell table:formula="of:=SUBSTITUTE(RIGHT([.A13];LEN([.A13])-FIND(&quot;@&quot;;SUBSTITUTE([.A13];&quot;/&quot;;&quot;@&quot;;LEN([.A13])-LEN(SUBSTITUTE([.A13];&quot;/&quot;;&quot;&quot;)));1));&quot;benchmark_2024-07-11_&quot;;&quot;&quot;)" office:value-type="string" office:string-value="S1-mod5mils_complete_26(18)_inv.tfc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aj-e11_complete_74(81).tfc</text:p>
          </table:table-cell>
          <table:table-cell table:formula="of:=SUBSTITUTE(RIGHT([.A14];LEN([.A14])-FIND(&quot;@&quot;;SUBSTITUTE([.A14];&quot;/&quot;;&quot;@&quot;;LEN([.A14])-LEN(SUBSTITUTE([.A14];&quot;/&quot;;&quot;&quot;)));1));&quot;benchmark_2024-07-11_&quot;;&quot;&quot;)" office:value-type="string" office:string-value="S2-aj-e11_complete_74(81).tfc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4285714285714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aj-e11_complete_74(81)_inv.tfc</text:p>
          </table:table-cell>
          <table:table-cell table:formula="of:=SUBSTITUTE(RIGHT([.A15];LEN([.A15])-FIND(&quot;@&quot;;SUBSTITUTE([.A15];&quot;/&quot;;&quot;@&quot;;LEN([.A15])-LEN(SUBSTITUTE([.A15];&quot;/&quot;;&quot;&quot;)));1));&quot;benchmark_2024-07-11_&quot;;&quot;&quot;)" office:value-type="string" office:string-value="S2-aj-e11_complete_74(81)_inv.tfc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3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graycode6_complete_19.tfc</text:p>
          </table:table-cell>
          <table:table-cell table:formula="of:=SUBSTITUTE(RIGHT([.A16];LEN([.A16])-FIND(&quot;@&quot;;SUBSTITUTE([.A16];&quot;/&quot;;&quot;@&quot;;LEN([.A16])-LEN(SUBSTITUTE([.A16];&quot;/&quot;;&quot;&quot;)));1));&quot;benchmark_2024-07-11_&quot;;&quot;&quot;)" office:value-type="string" office:string-value="S2-graycode6_complete_19.tfc" calcext:value-type="string">
            <text:p>S2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graycode6_complete_19_inv.tfc</text:p>
          </table:table-cell>
          <table:table-cell table:formula="of:=SUBSTITUTE(RIGHT([.A17];LEN([.A17])-FIND(&quot;@&quot;;SUBSTITUTE([.A17];&quot;/&quot;;&quot;@&quot;;LEN([.A17])-LEN(SUBSTITUTE([.A17];&quot;/&quot;;&quot;&quot;)));1));&quot;benchmark_2024-07-11_&quot;;&quot;&quot;)" office:value-type="string" office:string-value="S2-graycode6_complete_19_inv.tfc" calcext:value-type="string">
            <text:p>S2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3_complete_47(28).tfc</text:p>
          </table:table-cell>
          <table:table-cell table:formula="of:=SUBSTITUTE(RIGHT([.A18];LEN([.A18])-FIND(&quot;@&quot;;SUBSTITUTE([.A18];&quot;/&quot;;&quot;@&quot;;LEN([.A18])-LEN(SUBSTITUTE([.A18];&quot;/&quot;;&quot;&quot;)));1));&quot;benchmark_2024-07-11_&quot;;&quot;&quot;)" office:value-type="string" office:string-value="S2-ham3_complete_47(28).tfc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3_complete_47(28)_inv.tfc</text:p>
          </table:table-cell>
          <table:table-cell table:formula="of:=SUBSTITUTE(RIGHT([.A19];LEN([.A19])-FIND(&quot;@&quot;;SUBSTITUTE([.A19];&quot;/&quot;;&quot;@&quot;;LEN([.A19])-LEN(SUBSTITUTE([.A19];&quot;/&quot;;&quot;&quot;)));1));&quot;benchmark_2024-07-11_&quot;;&quot;&quot;)" office:value-type="string" office:string-value="S2-ham3_complete_47(28)_inv.tfc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7.tfc</text:p>
          </table:table-cell>
          <table:table-cell table:formula="of:=SUBSTITUTE(RIGHT([.A20];LEN([.A20])-FIND(&quot;@&quot;;SUBSTITUTE([.A20];&quot;/&quot;;&quot;@&quot;;LEN([.A20])-LEN(SUBSTITUTE([.A20];&quot;/&quot;;&quot;&quot;)));1));&quot;benchmark_2024-07-11_&quot;;&quot;&quot;)" office:value-type="string" office:string-value="S2-ham7.tfc" calcext:value-type="string">
            <text:p>S2-ham7.tfc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.17894736842105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am7_inv.tfc</text:p>
          </table:table-cell>
          <table:table-cell table:formula="of:=SUBSTITUTE(RIGHT([.A21];LEN([.A21])-FIND(&quot;@&quot;;SUBSTITUTE([.A21];&quot;/&quot;;&quot;@&quot;;LEN([.A21])-LEN(SUBSTITUTE([.A21];&quot;/&quot;;&quot;&quot;)));1));&quot;benchmark_2024-07-11_&quot;;&quot;&quot;)" office:value-type="string" office:string-value="S2-ham7_inv.tfc" calcext:value-type="string">
            <text:p>S2-ham7_inv.tfc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5581395348837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wb7_15.tfc</text:p>
          </table:table-cell>
          <table:table-cell table:formula="of:=SUBSTITUTE(RIGHT([.A22];LEN([.A22])-FIND(&quot;@&quot;;SUBSTITUTE([.A22];&quot;/&quot;;&quot;@&quot;;LEN([.A22])-LEN(SUBSTITUTE([.A22];&quot;/&quot;;&quot;&quot;)));1));&quot;benchmark_2024-07-11_&quot;;&quot;&quot;)" office:value-type="string" office:string-value="S2-hwb7_15.tfc" calcext:value-type="string">
            <text:p>S2-hwb7_15.tfc</text:p>
          </table:table-cell>
          <table:table-cell office:value-type="float" office:value="330" calcext:value-type="float">
            <text:p>33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.14186851211072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hwb7_15_inv.tfc</text:p>
          </table:table-cell>
          <table:table-cell table:formula="of:=SUBSTITUTE(RIGHT([.A23];LEN([.A23])-FIND(&quot;@&quot;;SUBSTITUTE([.A23];&quot;/&quot;;&quot;@&quot;;LEN([.A23])-LEN(SUBSTITUTE([.A23];&quot;/&quot;;&quot;&quot;)));1));&quot;benchmark_2024-07-11_&quot;;&quot;&quot;)" office:value-type="string" office:string-value="S2-hwb7_15_inv.tfc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7224334600760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mod5mils_complete_26(18).tfc</text:p>
          </table:table-cell>
          <table:table-cell table:formula="of:=SUBSTITUTE(RIGHT([.A24];LEN([.A24])-FIND(&quot;@&quot;;SUBSTITUTE([.A24];&quot;/&quot;;&quot;@&quot;;LEN([.A24])-LEN(SUBSTITUTE([.A24];&quot;/&quot;;&quot;&quot;)));1));&quot;benchmark_2024-07-11_&quot;;&quot;&quot;)" office:value-type="string" office:string-value="S2-mod5mils_complete_26(18).tfc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S2-mod5mils_complete_26(18)_inv.tfc</text:p>
          </table:table-cell>
          <table:table-cell table:formula="of:=SUBSTITUTE(RIGHT([.A25];LEN([.A25])-FIND(&quot;@&quot;;SUBSTITUTE([.A25];&quot;/&quot;;&quot;@&quot;;LEN([.A25])-LEN(SUBSTITUTE([.A25];&quot;/&quot;;&quot;&quot;)));1));&quot;benchmark_2024-07-11_&quot;;&quot;&quot;)" office:value-type="string" office:string-value="S2-mod5mils_complete_26(18)_inv.tfc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am3tc.tfc</text:p>
          </table:table-cell>
          <table:table-cell table:formula="of:=SUBSTITUTE(RIGHT([.A26];LEN([.A26])-FIND(&quot;@&quot;;SUBSTITUTE([.A26];&quot;/&quot;;&quot;@&quot;;LEN([.A26])-LEN(SUBSTITUTE([.A26];&quot;/&quot;;&quot;&quot;)));1));&quot;benchmark_2024-07-11_&quot;;&quot;&quot;)" office:value-type="string" office:string-value="ham3tc.tfc" calcext:value-type="string">
            <text:p>ham3tc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0-n10-gc8247-qc26084.tfc</text:p>
          </table:table-cell>
          <table:table-cell table:formula="of:=SUBSTITUTE(RIGHT([.A27];LEN([.A27])-FIND(&quot;@&quot;;SUBSTITUTE([.A27];&quot;/&quot;;&quot;@&quot;;LEN([.A27])-LEN(SUBSTITUTE([.A27];&quot;/&quot;;&quot;&quot;)));1));&quot;benchmark_2024-07-11_&quot;;&quot;&quot;)" office:value-type="string" office:string-value="hwb10-n10-gc8247-qc26084.tfc" calcext:value-type="string">
            <text:p>hwb10-n10-gc8247-qc26084.tfc</text:p>
          </table:table-cell>
          <table:table-cell office:value-type="float" office:value="8131" calcext:value-type="float">
            <text:p>8131</text:p>
          </table:table-cell>
          <table:table-cell office:value-type="float" office:value="7632" calcext:value-type="float">
            <text:p>7632</text:p>
          </table:table-cell>
          <table:table-cell office:value-type="string" calcext:value-type="string">
            <text:p>1.06538259958071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0-n10-gc9213-qc26906.tfc</text:p>
          </table:table-cell>
          <table:table-cell table:formula="of:=SUBSTITUTE(RIGHT([.A28];LEN([.A28])-FIND(&quot;@&quot;;SUBSTITUTE([.A28];&quot;/&quot;;&quot;@&quot;;LEN([.A28])-LEN(SUBSTITUTE([.A28];&quot;/&quot;;&quot;&quot;)));1));&quot;benchmark_2024-07-11_&quot;;&quot;&quot;)" office:value-type="string" office:string-value="hwb10-n10-gc9213-qc26906.tfc" calcext:value-type="string">
            <text:p>hwb10-n10-gc9213-qc26906.tfc</text:p>
          </table:table-cell>
          <table:table-cell office:value-type="float" office:value="8200" calcext:value-type="float">
            <text:p>8200</text:p>
          </table:table-cell>
          <table:table-cell office:value-type="float" office:value="7690" calcext:value-type="float">
            <text:p>7690</text:p>
          </table:table-cell>
          <table:table-cell office:value-type="string" calcext:value-type="string">
            <text:p>1.06631989596879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0_out.tfc</text:p>
          </table:table-cell>
          <table:table-cell table:formula="of:=SUBSTITUTE(RIGHT([.A29];LEN([.A29])-FIND(&quot;@&quot;;SUBSTITUTE([.A29];&quot;/&quot;;&quot;@&quot;;LEN([.A29])-LEN(SUBSTITUTE([.A29];&quot;/&quot;;&quot;&quot;)));1));&quot;benchmark_2024-07-11_&quot;;&quot;&quot;)" office:value-type="string" office:string-value="hwb10_out.tfc" calcext:value-type="string">
            <text:p>hwb10_out.tfc</text:p>
          </table:table-cell>
          <table:table-cell office:value-type="float" office:value="6491" calcext:value-type="float">
            <text:p>6491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1.10560381536365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1-n11-gc21432-qc69138.tfc</text:p>
          </table:table-cell>
          <table:table-cell table:formula="of:=SUBSTITUTE(RIGHT([.A30];LEN([.A30])-FIND(&quot;@&quot;;SUBSTITUTE([.A30];&quot;/&quot;;&quot;@&quot;;LEN([.A30])-LEN(SUBSTITUTE([.A30];&quot;/&quot;;&quot;&quot;)));1));&quot;benchmark_2024-07-11_&quot;;&quot;&quot;)" office:value-type="string" office:string-value="hwb11-n11-gc21432-qc69138.tfc" calcext:value-type="string">
            <text:p>hwb11-n11-gc21432-qc69138.tfc</text:p>
          </table:table-cell>
          <table:table-cell office:value-type="float" office:value="21147" calcext:value-type="float">
            <text:p>21147</text:p>
          </table:table-cell>
          <table:table-cell office:value-type="float" office:value="19914" calcext:value-type="float">
            <text:p>19914</text:p>
          </table:table-cell>
          <table:table-cell office:value-type="string" calcext:value-type="string">
            <text:p>1.06191623983127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1-n11-gc24240-qc71654.tfc</text:p>
          </table:table-cell>
          <table:table-cell table:formula="of:=SUBSTITUTE(RIGHT([.A31];LEN([.A31])-FIND(&quot;@&quot;;SUBSTITUTE([.A31];&quot;/&quot;;&quot;@&quot;;LEN([.A31])-LEN(SUBSTITUTE([.A31];&quot;/&quot;;&quot;&quot;)));1));&quot;benchmark_2024-07-11_&quot;;&quot;&quot;)" office:value-type="string" office:string-value="hwb11-n11-gc24240-qc71654.tfc" calcext:value-type="string">
            <text:p>hwb11-n11-gc24240-qc71654.tfc</text:p>
          </table:table-cell>
          <table:table-cell office:value-type="float" office:value="21337" calcext:value-type="float">
            <text:p>21337</text:p>
          </table:table-cell>
          <table:table-cell office:value-type="float" office:value="19992" calcext:value-type="float">
            <text:p>19992</text:p>
          </table:table-cell>
          <table:table-cell office:value-type="string" calcext:value-type="string">
            <text:p>1.06727691076430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11_out.tfc</text:p>
          </table:table-cell>
          <table:table-cell table:formula="of:=SUBSTITUTE(RIGHT([.A32];LEN([.A32])-FIND(&quot;@&quot;;SUBSTITUTE([.A32];&quot;/&quot;;&quot;@&quot;;LEN([.A32])-LEN(SUBSTITUTE([.A32];&quot;/&quot;;&quot;&quot;)));1));&quot;benchmark_2024-07-11_&quot;;&quot;&quot;)" office:value-type="string" office:string-value="hwb11_out.tfc" calcext:value-type="string">
            <text:p>hwb11_out.tfc</text:p>
          </table:table-cell>
          <table:table-cell office:value-type="float" office:value="14465" calcext:value-type="float">
            <text:p>14465</text:p>
          </table:table-cell>
          <table:table-cell office:value-type="float" office:value="13336" calcext:value-type="float">
            <text:p>13336</text:p>
          </table:table-cell>
          <table:table-cell office:value-type="string" calcext:value-type="string">
            <text:p>1.08465806838632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7-236.tfc</text:p>
          </table:table-cell>
          <table:table-cell table:formula="of:=SUBSTITUTE(RIGHT([.A33];LEN([.A33])-FIND(&quot;@&quot;;SUBSTITUTE([.A33];&quot;/&quot;;&quot;@&quot;;LEN([.A33])-LEN(SUBSTITUTE([.A33];&quot;/&quot;;&quot;&quot;)));1));&quot;benchmark_2024-07-11_&quot;;&quot;&quot;)" office:value-type="string" office:string-value="hwb7-236.tfc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.080568720379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7-331-2609a.tfc</text:p>
          </table:table-cell>
          <table:table-cell table:formula="of:=SUBSTITUTE(RIGHT([.A34];LEN([.A34])-FIND(&quot;@&quot;;SUBSTITUTE([.A34];&quot;/&quot;;&quot;@&quot;;LEN([.A34])-LEN(SUBSTITUTE([.A34];&quot;/&quot;;&quot;&quot;)));1));&quot;benchmark_2024-07-11_&quot;;&quot;&quot;)" office:value-type="string" office:string-value="hwb7-331-2609a.tfc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09698996655518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7tc.tfc</text:p>
          </table:table-cell>
          <table:table-cell table:formula="of:=SUBSTITUTE(RIGHT([.A35];LEN([.A35])-FIND(&quot;@&quot;;SUBSTITUTE([.A35];&quot;/&quot;;&quot;@&quot;;LEN([.A35])-LEN(SUBSTITUTE([.A35];&quot;/&quot;;&quot;&quot;)));1));&quot;benchmark_2024-07-11_&quot;;&quot;&quot;)" office:value-type="string" office:string-value="hwb7tc.tfc" calcext:value-type="string">
            <text:p>hwb7tc.tfc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.1176470588235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-614-12745a.tfc</text:p>
          </table:table-cell>
          <table:table-cell table:formula="of:=SUBSTITUTE(RIGHT([.A36];LEN([.A36])-FIND(&quot;@&quot;;SUBSTITUTE([.A36];&quot;/&quot;;&quot;@&quot;;LEN([.A36])-LEN(SUBSTITUTE([.A36];&quot;/&quot;;&quot;&quot;)));1));&quot;benchmark_2024-07-11_&quot;;&quot;&quot;)" office:value-type="string" office:string-value="hwb8-614-12745a.tfc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1.07042253521126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-637.tfc</text:p>
          </table:table-cell>
          <table:table-cell table:formula="of:=SUBSTITUTE(RIGHT([.A37];LEN([.A37])-FIND(&quot;@&quot;;SUBSTITUTE([.A37];&quot;/&quot;;&quot;@&quot;;LEN([.A37])-LEN(SUBSTITUTE([.A37];&quot;/&quot;;&quot;&quot;)));1));&quot;benchmark_2024-07-11_&quot;;&quot;&quot;)" office:value-type="string" office:string-value="hwb8-637.tfc" calcext:value-type="string">
            <text:p>hwb8-637.tfc</text:p>
          </table:table-cell>
          <table:table-cell office:value-type="float" office:value="628" calcext:value-type="float">
            <text:p>62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.1115044247787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-749-6197a.tfc</text:p>
          </table:table-cell>
          <table:table-cell table:formula="of:=SUBSTITUTE(RIGHT([.A38];LEN([.A38])-FIND(&quot;@&quot;;SUBSTITUTE([.A38];&quot;/&quot;;&quot;@&quot;;LEN([.A38])-LEN(SUBSTITUTE([.A38];&quot;/&quot;;&quot;&quot;)));1));&quot;benchmark_2024-07-11_&quot;;&quot;&quot;)" office:value-type="string" office:string-value="hwb8-749-6197a.tfc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.04422253922967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8_2710_6940.tfc</text:p>
          </table:table-cell>
          <table:table-cell table:formula="of:=SUBSTITUTE(RIGHT([.A39];LEN([.A39])-FIND(&quot;@&quot;;SUBSTITUTE([.A39];&quot;/&quot;;&quot;@&quot;;LEN([.A39])-LEN(SUBSTITUTE([.A39];&quot;/&quot;;&quot;&quot;)));1));&quot;benchmark_2024-07-11_&quot;;&quot;&quot;)" office:value-type="string" office:string-value="hwb8_2710_6940.tfc" calcext:value-type="string">
            <text:p>hwb8_2710_6940.tfc</text:p>
          </table:table-cell>
          <table:table-cell office:value-type="float" office:value="2577" calcext:value-type="float">
            <text:p>2577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1.11655112651646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-1541.tfc</text:p>
          </table:table-cell>
          <table:table-cell table:formula="of:=SUBSTITUTE(RIGHT([.A40];LEN([.A40])-FIND(&quot;@&quot;;SUBSTITUTE([.A40];&quot;/&quot;;&quot;@&quot;;LEN([.A40])-LEN(SUBSTITUTE([.A40];&quot;/&quot;;&quot;&quot;)));1));&quot;benchmark_2024-07-11_&quot;;&quot;&quot;)" office:value-type="string" office:string-value="hwb9-1541.tfc" calcext:value-type="string">
            <text:p>hwb9-1541.tfc</text:p>
          </table:table-cell>
          <table:table-cell office:value-type="float" office:value="1531" calcext:value-type="float">
            <text:p>1531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1.055134390075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-1544.tfc</text:p>
          </table:table-cell>
          <table:table-cell table:formula="of:=SUBSTITUTE(RIGHT([.A41];LEN([.A41])-FIND(&quot;@&quot;;SUBSTITUTE([.A41];&quot;/&quot;;&quot;@&quot;;LEN([.A41])-LEN(SUBSTITUTE([.A41];&quot;/&quot;;&quot;&quot;)));1));&quot;benchmark_2024-07-11_&quot;;&quot;&quot;)" office:value-type="string" office:string-value="hwb9-1544.tfc" calcext:value-type="string">
            <text:p>hwb9-1544.tfc</text:p>
          </table:table-cell>
          <table:table-cell office:value-type="float" office:value="1534" calcext:value-type="float">
            <text:p>1534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1.05502063273727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-1959-20378a.tfc</text:p>
          </table:table-cell>
          <table:table-cell table:formula="of:=SUBSTITUTE(RIGHT([.A42];LEN([.A42])-FIND(&quot;@&quot;;SUBSTITUTE([.A42];&quot;/&quot;;&quot;@&quot;;LEN([.A42])-LEN(SUBSTITUTE([.A42];&quot;/&quot;;&quot;&quot;)));1));&quot;benchmark_2024-07-11_&quot;;&quot;&quot;)" office:value-type="string" office:string-value="hwb9-1959-20378a.tfc" calcext:value-type="string">
            <text:p>hwb9-1959-20378a.tfc</text:p>
          </table:table-cell>
          <table:table-cell office:value-type="float" office:value="1945" calcext:value-type="float">
            <text:p>1945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.03567625133120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hwb9_6563_16173.tfc</text:p>
          </table:table-cell>
          <table:table-cell table:formula="of:=SUBSTITUTE(RIGHT([.A43];LEN([.A43])-FIND(&quot;@&quot;;SUBSTITUTE([.A43];&quot;/&quot;;&quot;@&quot;;LEN([.A43])-LEN(SUBSTITUTE([.A43];&quot;/&quot;;&quot;&quot;)));1));&quot;benchmark_2024-07-11_&quot;;&quot;&quot;)" office:value-type="string" office:string-value="hwb9_6563_16173.tfc" calcext:value-type="string">
            <text:p>hwb9_6563_16173.tfc</text:p>
          </table:table-cell>
          <table:table-cell office:value-type="float" office:value="6208" calcext:value-type="float">
            <text:p>6208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1.10600391947265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11_com_reed_muller_e_reorganiza3/benchmark_2024-07-11_mod5mils.tfc</text:p>
          </table:table-cell>
          <table:table-cell table:formula="of:=SUBSTITUTE(RIGHT([.A44];LEN([.A44])-FIND(&quot;@&quot;;SUBSTITUTE([.A44];&quot;/&quot;;&quot;@&quot;;LEN([.A44])-LEN(SUBSTITUTE([.A44];&quot;/&quot;;&quot;&quot;)));1));&quot;benchmark_2024-07-11_&quot;;&quot;&quot;)" office:value-type="string" office:string-value="mod5mils.tfc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</table:table>
      <table:table table:name="sem_reed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2" calcext:value-type="float">
            <text:p>452</text:p>
          </table:table-cell>
          <table:table-cell office:value-type="float" office:value="52942" calcext:value-type="float">
            <text:p>52942</text:p>
          </table:table-cell>
          <table:table-cell office:value-type="float" office:value="29" calcext:value-type="float">
            <text:p>29</text:p>
          </table:table-cell>
          <table:table-cell office:value-type="float" office:value="5875" calcext:value-type="float">
            <text:p>587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7" calcext:value-type="float">
            <text:p>67</text:p>
          </table:table-cell>
          <table:table-cell office:value-type="float" office:value="4790" calcext:value-type="float">
            <text:p>4790</text:p>
          </table:table-cell>
          <table:table-cell office:value-type="float" office:value="13" calcext:value-type="float">
            <text:p>13</text:p>
          </table:table-cell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29" calcext:value-type="float">
            <text:p>8129</text:p>
          </table:table-cell>
          <table:table-cell office:value-type="float" office:value="30447" calcext:value-type="float">
            <text:p>30447</text:p>
          </table:table-cell>
          <table:table-cell office:value-type="float" office:value="118" calcext:value-type="float">
            <text:p>118</text:p>
          </table:table-cell>
          <table:table-cell office:value-type="float" office:value="-340" calcext:value-type="float">
            <text:p>-34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198" calcext:value-type="float">
            <text:p>8198</text:p>
          </table:table-cell>
          <table:table-cell office:value-type="float" office:value="30514" calcext:value-type="float">
            <text:p>30514</text:p>
          </table:table-cell>
          <table:table-cell office:value-type="float" office:value="1015" calcext:value-type="float">
            <text:p>1015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83" calcext:value-type="float">
            <text:p>6483</text:p>
          </table:table-cell>
          <table:table-cell office:value-type="float" office:value="43389" calcext:value-type="float">
            <text:p>43389</text:p>
          </table:table-cell>
          <table:table-cell office:value-type="float" office:value="975" calcext:value-type="float">
            <text:p>97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142" calcext:value-type="float">
            <text:p>21142</text:p>
          </table:table-cell>
          <table:table-cell office:value-type="float" office:value="105261" calcext:value-type="float">
            <text:p>105261</text:p>
          </table:table-cell>
          <table:table-cell office:value-type="float" office:value="290" calcext:value-type="float">
            <text:p>290</text:p>
          </table:table-cell>
          <table:table-cell office:value-type="float" office:value="-1305" calcext:value-type="float">
            <text:p>-1305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02" calcext:value-type="float">
            <text:p>21302</text:p>
          </table:table-cell>
          <table:table-cell office:value-type="float" office:value="105423" calcext:value-type="float">
            <text:p>105423</text:p>
          </table:table-cell>
          <table:table-cell office:value-type="float" office:value="2938" calcext:value-type="float">
            <text:p>2938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443" calcext:value-type="float">
            <text:p>14443</text:p>
          </table:table-cell>
          <table:table-cell office:value-type="float" office:value="120118" calcext:value-type="float">
            <text:p>120118</text:p>
          </table:table-cell>
          <table:table-cell office:value-type="float" office:value="1701" calcext:value-type="float">
            <text:p>170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79" calcext:value-type="float">
            <text:p>379</text:p>
          </table:table-cell>
          <table:table-cell office:value-type="float" office:value="37154" calcext:value-type="float">
            <text:p>37154</text:p>
          </table:table-cell>
          <table:table-cell office:value-type="float" office:value="17" calcext:value-type="float">
            <text:p>17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6" calcext:value-type="float">
            <text:p>6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22" calcext:value-type="float">
            <text:p>22</text:p>
          </table:table-cell>
          <table:table-cell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2" calcext:value-type="float">
            <text:p>282</text:p>
          </table:table-cell>
          <table:table-cell office:value-type="float" office:value="5466" calcext:value-type="float">
            <text:p>5466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6" calcext:value-type="float">
            <text:p>606</text:p>
          </table:table-cell>
          <table:table-cell office:value-type="float" office:value="17226" calcext:value-type="float">
            <text:p>1722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25" calcext:value-type="float">
            <text:p>625</text:p>
          </table:table-cell>
          <table:table-cell office:value-type="float" office:value="19049" calcext:value-type="float">
            <text:p>19049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77" calcext:value-type="float">
            <text:p>2577</text:p>
          </table:table-cell>
          <table:table-cell office:value-type="float" office:value="8033" calcext:value-type="float">
            <text:p>8033</text:p>
          </table:table-cell>
          <table:table-cell office:value-type="float" office:value="133" calcext:value-type="float">
            <text:p>133</text:p>
          </table:table-cell>
          <table:table-cell office:value-type="float" office:value="-295" calcext:value-type="float">
            <text:p>-295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21" calcext:value-type="float">
            <text:p>1521</text:p>
          </table:table-cell>
          <table:table-cell office:value-type="float" office:value="62945" calcext:value-type="float">
            <text:p>62945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24" calcext:value-type="float">
            <text:p>1524</text:p>
          </table:table-cell>
          <table:table-cell office:value-type="float" office:value="63000" calcext:value-type="float">
            <text:p>63000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206" calcext:value-type="float">
            <text:p>6206</text:p>
          </table:table-cell>
          <table:table-cell office:value-type="float" office:value="18019" calcext:value-type="float">
            <text:p>18019</text:p>
          </table:table-cell>
          <table:table-cell office:value-type="float" office:value="357" calcext:value-type="float">
            <text:p>357</text:p>
          </table:table-cell>
          <table:table-cell office:value-type="float" office:value="-648" calcext:value-type="float">
            <text:p>-648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analise_janelas_sem_ree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Nome abs</text:p>
          </table:table-cell>
          <table:table-cell office:value-type="string" calcext:value-type="string">
            <text:p>Qtd. Portas</text:p>
          </table:table-cell>
          <table:table-cell office:value-type="string" calcext:value-type="string">
            <text:p>Qtd. Subcircuitos</text:p>
          </table:table-cell>
          <table:table-cell office:value-type="string" calcext:value-type="string">
            <text:p>Tamanho Médio das Janelas</text:p>
          </table:table-cell>
          <table:table-cell office:value-type="string" calcext:value-type="string">
            <text:p>Maior Janela</text:p>
          </table:table-cell>
          <table:table-cell office:value-type="string" calcext:value-type="string">
            <text:p>Menor Jane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aj-e11_complete_74(81).tfc</text:p>
          </table:table-cell>
          <table:table-cell table:formula="of:=SUBSTITUTE(RIGHT([.A2];LEN([.A2])-FIND(&quot;@&quot;;SUBSTITUTE([.A2];&quot;/&quot;;&quot;@&quot;;LEN([.A2])-LEN(SUBSTITUTE([.A2];&quot;/&quot;;&quot;&quot;)));1));&quot;benchmark_2024-07-08_&quot;;&quot;&quot;)" office:value-type="string" office:string-value="S1-aj-e11_complete_74(81).tfc" calcext:value-type="string">
            <text:p>S1-aj-e11_complete_74(81).tf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aj-e11_complete_74(81)_inv.tfc</text:p>
          </table:table-cell>
          <table:table-cell table:formula="of:=SUBSTITUTE(RIGHT([.A3];LEN([.A3])-FIND(&quot;@&quot;;SUBSTITUTE([.A3];&quot;/&quot;;&quot;@&quot;;LEN([.A3])-LEN(SUBSTITUTE([.A3];&quot;/&quot;;&quot;&quot;)));1));&quot;benchmark_2024-07-08_&quot;;&quot;&quot;)" office:value-type="string" office:string-value="S1-aj-e11_complete_74(81)_inv.tfc" calcext:value-type="string">
            <text:p>S1-aj-e11_complete_74(81)_inv.tf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graycode6_complete_19.tfc</text:p>
          </table:table-cell>
          <table:table-cell table:formula="of:=SUBSTITUTE(RIGHT([.A4];LEN([.A4])-FIND(&quot;@&quot;;SUBSTITUTE([.A4];&quot;/&quot;;&quot;@&quot;;LEN([.A4])-LEN(SUBSTITUTE([.A4];&quot;/&quot;;&quot;&quot;)));1));&quot;benchmark_2024-07-08_&quot;;&quot;&quot;)" office:value-type="string" office:string-value="S1-graycode6_complete_19.tfc" calcext:value-type="string">
            <text:p>S1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graycode6_complete_19_inv.tfc</text:p>
          </table:table-cell>
          <table:table-cell table:formula="of:=SUBSTITUTE(RIGHT([.A5];LEN([.A5])-FIND(&quot;@&quot;;SUBSTITUTE([.A5];&quot;/&quot;;&quot;@&quot;;LEN([.A5])-LEN(SUBSTITUTE([.A5];&quot;/&quot;;&quot;&quot;)));1));&quot;benchmark_2024-07-08_&quot;;&quot;&quot;)" office:value-type="string" office:string-value="S1-graycode6_complete_19_inv.tfc" calcext:value-type="string">
            <text:p>S1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3_complete_47(28).tfc</text:p>
          </table:table-cell>
          <table:table-cell table:formula="of:=SUBSTITUTE(RIGHT([.A6];LEN([.A6])-FIND(&quot;@&quot;;SUBSTITUTE([.A6];&quot;/&quot;;&quot;@&quot;;LEN([.A6])-LEN(SUBSTITUTE([.A6];&quot;/&quot;;&quot;&quot;)));1));&quot;benchmark_2024-07-08_&quot;;&quot;&quot;)" office:value-type="string" office:string-value="S1-ham3_complete_47(28).tfc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3_complete_47(28)_inv.tfc</text:p>
          </table:table-cell>
          <table:table-cell table:formula="of:=SUBSTITUTE(RIGHT([.A7];LEN([.A7])-FIND(&quot;@&quot;;SUBSTITUTE([.A7];&quot;/&quot;;&quot;@&quot;;LEN([.A7])-LEN(SUBSTITUTE([.A7];&quot;/&quot;;&quot;&quot;)));1));&quot;benchmark_2024-07-08_&quot;;&quot;&quot;)" office:value-type="string" office:string-value="S1-ham3_complete_47(28)_inv.tfc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7.tfc</text:p>
          </table:table-cell>
          <table:table-cell table:formula="of:=SUBSTITUTE(RIGHT([.A8];LEN([.A8])-FIND(&quot;@&quot;;SUBSTITUTE([.A8];&quot;/&quot;;&quot;@&quot;;LEN([.A8])-LEN(SUBSTITUTE([.A8];&quot;/&quot;;&quot;&quot;)));1));&quot;benchmark_2024-07-08_&quot;;&quot;&quot;)" office:value-type="string" office:string-value="S1-ham7.tfc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26470588235294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am7_inv.tfc</text:p>
          </table:table-cell>
          <table:table-cell table:formula="of:=SUBSTITUTE(RIGHT([.A9];LEN([.A9])-FIND(&quot;@&quot;;SUBSTITUTE([.A9];&quot;/&quot;;&quot;@&quot;;LEN([.A9])-LEN(SUBSTITUTE([.A9];&quot;/&quot;;&quot;&quot;)));1));&quot;benchmark_2024-07-08_&quot;;&quot;&quot;)" office:value-type="string" office:string-value="S1-ham7_inv.tfc" calcext:value-type="string">
            <text:p>S1-ham7_inv.tfc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.1709844559585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wb7_15.tfc</text:p>
          </table:table-cell>
          <table:table-cell table:formula="of:=SUBSTITUTE(RIGHT([.A10];LEN([.A10])-FIND(&quot;@&quot;;SUBSTITUTE([.A10];&quot;/&quot;;&quot;@&quot;;LEN([.A10])-LEN(SUBSTITUTE([.A10];&quot;/&quot;;&quot;&quot;)));1));&quot;benchmark_2024-07-08_&quot;;&quot;&quot;)" office:value-type="string" office:string-value="S1-hwb7_15.tfc" calcext:value-type="string">
            <text:p>S1-hwb7_15.tfc</text:p>
          </table:table-cell>
          <table:table-cell office:value-type="float" office:value="379" calcext:value-type="float">
            <text:p>37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.15197568389057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hwb7_15_inv.tfc</text:p>
          </table:table-cell>
          <table:table-cell table:formula="of:=SUBSTITUTE(RIGHT([.A11];LEN([.A11])-FIND(&quot;@&quot;;SUBSTITUTE([.A11];&quot;/&quot;;&quot;@&quot;;LEN([.A11])-LEN(SUBSTITUTE([.A11];&quot;/&quot;;&quot;&quot;)));1));&quot;benchmark_2024-07-08_&quot;;&quot;&quot;)" office:value-type="string" office:string-value="S1-hwb7_15_inv.tfc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.08661417322834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mod5mils_complete_26(18).tfc</text:p>
          </table:table-cell>
          <table:table-cell table:formula="of:=SUBSTITUTE(RIGHT([.A12];LEN([.A12])-FIND(&quot;@&quot;;SUBSTITUTE([.A12];&quot;/&quot;;&quot;@&quot;;LEN([.A12])-LEN(SUBSTITUTE([.A12];&quot;/&quot;;&quot;&quot;)));1));&quot;benchmark_2024-07-08_&quot;;&quot;&quot;)" office:value-type="string" office:string-value="S1-mod5mils_complete_26(18).tfc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1-mod5mils_complete_26(18)_inv.tfc</text:p>
          </table:table-cell>
          <table:table-cell table:formula="of:=SUBSTITUTE(RIGHT([.A13];LEN([.A13])-FIND(&quot;@&quot;;SUBSTITUTE([.A13];&quot;/&quot;;&quot;@&quot;;LEN([.A13])-LEN(SUBSTITUTE([.A13];&quot;/&quot;;&quot;&quot;)));1));&quot;benchmark_2024-07-08_&quot;;&quot;&quot;)" office:value-type="string" office:string-value="S1-mod5mils_complete_26(18)_inv.tfc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aj-e11_complete_74(81).tfc</text:p>
          </table:table-cell>
          <table:table-cell table:formula="of:=SUBSTITUTE(RIGHT([.A14];LEN([.A14])-FIND(&quot;@&quot;;SUBSTITUTE([.A14];&quot;/&quot;;&quot;@&quot;;LEN([.A14])-LEN(SUBSTITUTE([.A14];&quot;/&quot;;&quot;&quot;)));1));&quot;benchmark_2024-07-08_&quot;;&quot;&quot;)" office:value-type="string" office:string-value="S2-aj-e11_complete_74(81).tfc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4285714285714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aj-e11_complete_74(81)_inv.tfc</text:p>
          </table:table-cell>
          <table:table-cell table:formula="of:=SUBSTITUTE(RIGHT([.A15];LEN([.A15])-FIND(&quot;@&quot;;SUBSTITUTE([.A15];&quot;/&quot;;&quot;@&quot;;LEN([.A15])-LEN(SUBSTITUTE([.A15];&quot;/&quot;;&quot;&quot;)));1));&quot;benchmark_2024-07-08_&quot;;&quot;&quot;)" office:value-type="string" office:string-value="S2-aj-e11_complete_74(81)_inv.tfc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33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graycode6_complete_19.tfc</text:p>
          </table:table-cell>
          <table:table-cell table:formula="of:=SUBSTITUTE(RIGHT([.A16];LEN([.A16])-FIND(&quot;@&quot;;SUBSTITUTE([.A16];&quot;/&quot;;&quot;@&quot;;LEN([.A16])-LEN(SUBSTITUTE([.A16];&quot;/&quot;;&quot;&quot;)));1));&quot;benchmark_2024-07-08_&quot;;&quot;&quot;)" office:value-type="string" office:string-value="S2-graycode6_complete_19.tfc" calcext:value-type="string">
            <text:p>S2-graycode6_complete_19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graycode6_complete_19_inv.tfc</text:p>
          </table:table-cell>
          <table:table-cell table:formula="of:=SUBSTITUTE(RIGHT([.A17];LEN([.A17])-FIND(&quot;@&quot;;SUBSTITUTE([.A17];&quot;/&quot;;&quot;@&quot;;LEN([.A17])-LEN(SUBSTITUTE([.A17];&quot;/&quot;;&quot;&quot;)));1));&quot;benchmark_2024-07-08_&quot;;&quot;&quot;)" office:value-type="string" office:string-value="S2-graycode6_complete_19_inv.tfc" calcext:value-type="string">
            <text:p>S2-graycode6_complete_19_inv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3_complete_47(28).tfc</text:p>
          </table:table-cell>
          <table:table-cell table:formula="of:=SUBSTITUTE(RIGHT([.A18];LEN([.A18])-FIND(&quot;@&quot;;SUBSTITUTE([.A18];&quot;/&quot;;&quot;@&quot;;LEN([.A18])-LEN(SUBSTITUTE([.A18];&quot;/&quot;;&quot;&quot;)));1));&quot;benchmark_2024-07-08_&quot;;&quot;&quot;)" office:value-type="string" office:string-value="S2-ham3_complete_47(28).tfc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3_complete_47(28)_inv.tfc</text:p>
          </table:table-cell>
          <table:table-cell table:formula="of:=SUBSTITUTE(RIGHT([.A19];LEN([.A19])-FIND(&quot;@&quot;;SUBSTITUTE([.A19];&quot;/&quot;;&quot;@&quot;;LEN([.A19])-LEN(SUBSTITUTE([.A19];&quot;/&quot;;&quot;&quot;)));1));&quot;benchmark_2024-07-08_&quot;;&quot;&quot;)" office:value-type="string" office:string-value="S2-ham3_complete_47(28)_inv.tfc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7.tfc</text:p>
          </table:table-cell>
          <table:table-cell table:formula="of:=SUBSTITUTE(RIGHT([.A20];LEN([.A20])-FIND(&quot;@&quot;;SUBSTITUTE([.A20];&quot;/&quot;;&quot;@&quot;;LEN([.A20])-LEN(SUBSTITUTE([.A20];&quot;/&quot;;&quot;&quot;)));1));&quot;benchmark_2024-07-08_&quot;;&quot;&quot;)" office:value-type="string" office:string-value="S2-ham7.tfc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.15789473684210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am7_inv.tfc</text:p>
          </table:table-cell>
          <table:table-cell table:formula="of:=SUBSTITUTE(RIGHT([.A21];LEN([.A21])-FIND(&quot;@&quot;;SUBSTITUTE([.A21];&quot;/&quot;;&quot;@&quot;;LEN([.A21])-LEN(SUBSTITUTE([.A21];&quot;/&quot;;&quot;&quot;)));1));&quot;benchmark_2024-07-08_&quot;;&quot;&quot;)" office:value-type="string" office:string-value="S2-ham7_inv.tfc" calcext:value-type="string">
            <text:p>S2-ham7_inv.tfc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5581395348837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wb7_15.tfc</text:p>
          </table:table-cell>
          <table:table-cell table:formula="of:=SUBSTITUTE(RIGHT([.A22];LEN([.A22])-FIND(&quot;@&quot;;SUBSTITUTE([.A22];&quot;/&quot;;&quot;@&quot;;LEN([.A22])-LEN(SUBSTITUTE([.A22];&quot;/&quot;;&quot;&quot;)));1));&quot;benchmark_2024-07-08_&quot;;&quot;&quot;)" office:value-type="string" office:string-value="S2-hwb7_15.tfc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.14930555555555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hwb7_15_inv.tfc</text:p>
          </table:table-cell>
          <table:table-cell table:formula="of:=SUBSTITUTE(RIGHT([.A23];LEN([.A23])-FIND(&quot;@&quot;;SUBSTITUTE([.A23];&quot;/&quot;;&quot;@&quot;;LEN([.A23])-LEN(SUBSTITUTE([.A23];&quot;/&quot;;&quot;&quot;)));1));&quot;benchmark_2024-07-08_&quot;;&quot;&quot;)" office:value-type="string" office:string-value="S2-hwb7_15_inv.tfc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7224334600760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mod5mils_complete_26(18).tfc</text:p>
          </table:table-cell>
          <table:table-cell table:formula="of:=SUBSTITUTE(RIGHT([.A24];LEN([.A24])-FIND(&quot;@&quot;;SUBSTITUTE([.A24];&quot;/&quot;;&quot;@&quot;;LEN([.A24])-LEN(SUBSTITUTE([.A24];&quot;/&quot;;&quot;&quot;)));1));&quot;benchmark_2024-07-08_&quot;;&quot;&quot;)" office:value-type="string" office:string-value="S2-mod5mils_complete_26(18).tfc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S2-mod5mils_complete_26(18)_inv.tfc</text:p>
          </table:table-cell>
          <table:table-cell table:formula="of:=SUBSTITUTE(RIGHT([.A25];LEN([.A25])-FIND(&quot;@&quot;;SUBSTITUTE([.A25];&quot;/&quot;;&quot;@&quot;;LEN([.A25])-LEN(SUBSTITUTE([.A25];&quot;/&quot;;&quot;&quot;)));1));&quot;benchmark_2024-07-08_&quot;;&quot;&quot;)" office:value-type="string" office:string-value="S2-mod5mils_complete_26(18)_inv.tfc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am3tc.tfc</text:p>
          </table:table-cell>
          <table:table-cell table:formula="of:=SUBSTITUTE(RIGHT([.A26];LEN([.A26])-FIND(&quot;@&quot;;SUBSTITUTE([.A26];&quot;/&quot;;&quot;@&quot;;LEN([.A26])-LEN(SUBSTITUTE([.A26];&quot;/&quot;;&quot;&quot;)));1));&quot;benchmark_2024-07-08_&quot;;&quot;&quot;)" office:value-type="string" office:string-value="ham3tc.tfc" calcext:value-type="string">
            <text:p>ham3tc.tf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0-n10-gc8247-qc26084.tfc</text:p>
          </table:table-cell>
          <table:table-cell table:formula="of:=SUBSTITUTE(RIGHT([.A27];LEN([.A27])-FIND(&quot;@&quot;;SUBSTITUTE([.A27];&quot;/&quot;;&quot;@&quot;;LEN([.A27])-LEN(SUBSTITUTE([.A27];&quot;/&quot;;&quot;&quot;)));1));&quot;benchmark_2024-07-08_&quot;;&quot;&quot;)" office:value-type="string" office:string-value="hwb10-n10-gc8247-qc26084.tfc" calcext:value-type="string">
            <text:p>hwb10-n10-gc8247-qc26084.tfc</text:p>
          </table:table-cell>
          <table:table-cell office:value-type="float" office:value="8129" calcext:value-type="float">
            <text:p>8129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1.06456259821896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0-n10-gc9213-qc26906.tfc</text:p>
          </table:table-cell>
          <table:table-cell table:formula="of:=SUBSTITUTE(RIGHT([.A28];LEN([.A28])-FIND(&quot;@&quot;;SUBSTITUTE([.A28];&quot;/&quot;;&quot;@&quot;;LEN([.A28])-LEN(SUBSTITUTE([.A28];&quot;/&quot;;&quot;&quot;)));1));&quot;benchmark_2024-07-08_&quot;;&quot;&quot;)" office:value-type="string" office:string-value="hwb10-n10-gc9213-qc26906.tfc" calcext:value-type="string">
            <text:p>hwb10-n10-gc9213-qc26906.tfc</text:p>
          </table:table-cell>
          <table:table-cell office:value-type="float" office:value="8198" calcext:value-type="float">
            <text:p>8198</text:p>
          </table:table-cell>
          <table:table-cell office:value-type="float" office:value="7694" calcext:value-type="float">
            <text:p>7694</text:p>
          </table:table-cell>
          <table:table-cell office:value-type="string" calcext:value-type="string">
            <text:p>1.06550558877047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0_out.tfc</text:p>
          </table:table-cell>
          <table:table-cell table:formula="of:=SUBSTITUTE(RIGHT([.A29];LEN([.A29])-FIND(&quot;@&quot;;SUBSTITUTE([.A29];&quot;/&quot;;&quot;@&quot;;LEN([.A29])-LEN(SUBSTITUTE([.A29];&quot;/&quot;;&quot;&quot;)));1));&quot;benchmark_2024-07-08_&quot;;&quot;&quot;)" office:value-type="string" office:string-value="hwb10_out.tfc" calcext:value-type="string">
            <text:p>hwb10_out.tfc</text:p>
          </table:table-cell>
          <table:table-cell office:value-type="float" office:value="6483" calcext:value-type="float">
            <text:p>6483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1.1044293015332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1-n11-gc21432-qc69138.tfc</text:p>
          </table:table-cell>
          <table:table-cell table:formula="of:=SUBSTITUTE(RIGHT([.A30];LEN([.A30])-FIND(&quot;@&quot;;SUBSTITUTE([.A30];&quot;/&quot;;&quot;@&quot;;LEN([.A30])-LEN(SUBSTITUTE([.A30];&quot;/&quot;;&quot;&quot;)));1));&quot;benchmark_2024-07-08_&quot;;&quot;&quot;)" office:value-type="string" office:string-value="hwb11-n11-gc21432-qc69138.tfc" calcext:value-type="string">
            <text:p>hwb11-n11-gc21432-qc69138.tfc</text:p>
          </table:table-cell>
          <table:table-cell office:value-type="float" office:value="21142" calcext:value-type="float">
            <text:p>21142</text:p>
          </table:table-cell>
          <table:table-cell office:value-type="float" office:value="19920" calcext:value-type="float">
            <text:p>19920</text:p>
          </table:table-cell>
          <table:table-cell office:value-type="string" calcext:value-type="string">
            <text:p>1.06134538152610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1-n11-gc24240-qc71654.tfc</text:p>
          </table:table-cell>
          <table:table-cell table:formula="of:=SUBSTITUTE(RIGHT([.A31];LEN([.A31])-FIND(&quot;@&quot;;SUBSTITUTE([.A31];&quot;/&quot;;&quot;@&quot;;LEN([.A31])-LEN(SUBSTITUTE([.A31];&quot;/&quot;;&quot;&quot;)));1));&quot;benchmark_2024-07-08_&quot;;&quot;&quot;)" office:value-type="string" office:string-value="hwb11-n11-gc24240-qc71654.tfc" calcext:value-type="string">
            <text:p>hwb11-n11-gc24240-qc71654.tfc</text:p>
          </table:table-cell>
          <table:table-cell office:value-type="float" office:value="21302" calcext:value-type="float">
            <text:p>21302</text:p>
          </table:table-cell>
          <table:table-cell office:value-type="float" office:value="19998" calcext:value-type="float">
            <text:p>19998</text:p>
          </table:table-cell>
          <table:table-cell office:value-type="string" calcext:value-type="string">
            <text:p>1.06520652065206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11_out.tfc</text:p>
          </table:table-cell>
          <table:table-cell table:formula="of:=SUBSTITUTE(RIGHT([.A32];LEN([.A32])-FIND(&quot;@&quot;;SUBSTITUTE([.A32];&quot;/&quot;;&quot;@&quot;;LEN([.A32])-LEN(SUBSTITUTE([.A32];&quot;/&quot;;&quot;&quot;)));1));&quot;benchmark_2024-07-08_&quot;;&quot;&quot;)" office:value-type="string" office:string-value="hwb11_out.tfc" calcext:value-type="string">
            <text:p>hwb11_out.tfc</text:p>
          </table:table-cell>
          <table:table-cell office:value-type="float" office:value="14443" calcext:value-type="float">
            <text:p>14443</text:p>
          </table:table-cell>
          <table:table-cell office:value-type="float" office:value="13328" calcext:value-type="float">
            <text:p>13328</text:p>
          </table:table-cell>
          <table:table-cell office:value-type="string" calcext:value-type="string">
            <text:p>1.0836584633853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7-236.tfc</text:p>
          </table:table-cell>
          <table:table-cell table:formula="of:=SUBSTITUTE(RIGHT([.A33];LEN([.A33])-FIND(&quot;@&quot;;SUBSTITUTE([.A33];&quot;/&quot;;&quot;@&quot;;LEN([.A33])-LEN(SUBSTITUTE([.A33];&quot;/&quot;;&quot;&quot;)));1));&quot;benchmark_2024-07-08_&quot;;&quot;&quot;)" office:value-type="string" office:string-value="hwb7-236.tfc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.080568720379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7-331-2609a.tfc</text:p>
          </table:table-cell>
          <table:table-cell table:formula="of:=SUBSTITUTE(RIGHT([.A34];LEN([.A34])-FIND(&quot;@&quot;;SUBSTITUTE([.A34];&quot;/&quot;;&quot;@&quot;;LEN([.A34])-LEN(SUBSTITUTE([.A34];&quot;/&quot;;&quot;&quot;)));1));&quot;benchmark_2024-07-08_&quot;;&quot;&quot;)" office:value-type="string" office:string-value="hwb7-331-2609a.tfc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09698996655518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7tc.tfc</text:p>
          </table:table-cell>
          <table:table-cell table:formula="of:=SUBSTITUTE(RIGHT([.A35];LEN([.A35])-FIND(&quot;@&quot;;SUBSTITUTE([.A35];&quot;/&quot;;&quot;@&quot;;LEN([.A35])-LEN(SUBSTITUTE([.A35];&quot;/&quot;;&quot;&quot;)));1));&quot;benchmark_2024-07-08_&quot;;&quot;&quot;)" office:value-type="string" office:string-value="hwb7tc.tfc" calcext:value-type="string">
            <text:p>hwb7tc.tfc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.10588235294117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-614-12745a.tfc</text:p>
          </table:table-cell>
          <table:table-cell table:formula="of:=SUBSTITUTE(RIGHT([.A36];LEN([.A36])-FIND(&quot;@&quot;;SUBSTITUTE([.A36];&quot;/&quot;;&quot;@&quot;;LEN([.A36])-LEN(SUBSTITUTE([.A36];&quot;/&quot;;&quot;&quot;)));1));&quot;benchmark_2024-07-08_&quot;;&quot;&quot;)" office:value-type="string" office:string-value="hwb8-614-12745a.tfc" calcext:value-type="string">
            <text:p>hwb8-614-12745a.tfc</text:p>
          </table:table-cell>
          <table:table-cell office:value-type="float" office:value="606" calcext:value-type="float">
            <text:p>60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06502636203866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-637.tfc</text:p>
          </table:table-cell>
          <table:table-cell table:formula="of:=SUBSTITUTE(RIGHT([.A37];LEN([.A37])-FIND(&quot;@&quot;;SUBSTITUTE([.A37];&quot;/&quot;;&quot;@&quot;;LEN([.A37])-LEN(SUBSTITUTE([.A37];&quot;/&quot;;&quot;&quot;)));1));&quot;benchmark_2024-07-08_&quot;;&quot;&quot;)" office:value-type="string" office:string-value="hwb8-637.tfc" calcext:value-type="string">
            <text:p>hwb8-637.tfc</text:p>
          </table:table-cell>
          <table:table-cell office:value-type="float" office:value="625" calcext:value-type="float">
            <text:p>62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.1042402826855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-749-6197a.tfc</text:p>
          </table:table-cell>
          <table:table-cell table:formula="of:=SUBSTITUTE(RIGHT([.A38];LEN([.A38])-FIND(&quot;@&quot;;SUBSTITUTE([.A38];&quot;/&quot;;&quot;@&quot;;LEN([.A38])-LEN(SUBSTITUTE([.A38];&quot;/&quot;;&quot;&quot;)));1));&quot;benchmark_2024-07-08_&quot;;&quot;&quot;)" office:value-type="string" office:string-value="hwb8-749-6197a.tfc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.04422253922967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8_2710_6940.tfc</text:p>
          </table:table-cell>
          <table:table-cell table:formula="of:=SUBSTITUTE(RIGHT([.A39];LEN([.A39])-FIND(&quot;@&quot;;SUBSTITUTE([.A39];&quot;/&quot;;&quot;@&quot;;LEN([.A39])-LEN(SUBSTITUTE([.A39];&quot;/&quot;;&quot;&quot;)));1));&quot;benchmark_2024-07-08_&quot;;&quot;&quot;)" office:value-type="string" office:string-value="hwb8_2710_6940.tfc" calcext:value-type="string">
            <text:p>hwb8_2710_6940.tfc</text:p>
          </table:table-cell>
          <table:table-cell office:value-type="float" office:value="2577" calcext:value-type="float">
            <text:p>2577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1.117035110533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-1541.tfc</text:p>
          </table:table-cell>
          <table:table-cell table:formula="of:=SUBSTITUTE(RIGHT([.A40];LEN([.A40])-FIND(&quot;@&quot;;SUBSTITUTE([.A40];&quot;/&quot;;&quot;@&quot;;LEN([.A40])-LEN(SUBSTITUTE([.A40];&quot;/&quot;;&quot;&quot;)));1));&quot;benchmark_2024-07-08_&quot;;&quot;&quot;)" office:value-type="string" office:string-value="hwb9-1541.tfc" calcext:value-type="string">
            <text:p>hwb9-1541.tfc</text:p>
          </table:table-cell>
          <table:table-cell office:value-type="float" office:value="1521" calcext:value-type="float">
            <text:p>1521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1.04896551724137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-1544.tfc</text:p>
          </table:table-cell>
          <table:table-cell table:formula="of:=SUBSTITUTE(RIGHT([.A41];LEN([.A41])-FIND(&quot;@&quot;;SUBSTITUTE([.A41];&quot;/&quot;;&quot;@&quot;;LEN([.A41])-LEN(SUBSTITUTE([.A41];&quot;/&quot;;&quot;&quot;)));1));&quot;benchmark_2024-07-08_&quot;;&quot;&quot;)" office:value-type="string" office:string-value="hwb9-1544.tfc" calcext:value-type="string">
            <text:p>hwb9-1544.tfc</text:p>
          </table:table-cell>
          <table:table-cell office:value-type="float" office:value="1524" calcext:value-type="float">
            <text:p>1524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1.04886441844459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-1959-20378a.tfc</text:p>
          </table:table-cell>
          <table:table-cell table:formula="of:=SUBSTITUTE(RIGHT([.A42];LEN([.A42])-FIND(&quot;@&quot;;SUBSTITUTE([.A42];&quot;/&quot;;&quot;@&quot;;LEN([.A42])-LEN(SUBSTITUTE([.A42];&quot;/&quot;;&quot;&quot;)));1));&quot;benchmark_2024-07-08_&quot;;&quot;&quot;)" office:value-type="string" office:string-value="hwb9-1959-20378a.tfc" calcext:value-type="string">
            <text:p>hwb9-1959-20378a.tfc</text:p>
          </table:table-cell>
          <table:table-cell office:value-type="float" office:value="1945" calcext:value-type="float">
            <text:p>1945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.03567625133120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hwb9_6563_16173.tfc</text:p>
          </table:table-cell>
          <table:table-cell table:formula="of:=SUBSTITUTE(RIGHT([.A43];LEN([.A43])-FIND(&quot;@&quot;;SUBSTITUTE([.A43];&quot;/&quot;;&quot;@&quot;;LEN([.A43])-LEN(SUBSTITUTE([.A43];&quot;/&quot;;&quot;&quot;)));1));&quot;benchmark_2024-07-08_&quot;;&quot;&quot;)" office:value-type="string" office:string-value="hwb9_6563_16173.tfc" calcext:value-type="string">
            <text:p>hwb9_6563_16173.tfc</text:p>
          </table:table-cell>
          <table:table-cell office:value-type="float" office:value="6206" calcext:value-type="float">
            <text:p>6206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1.10643608486361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/benchmark/2024-07-08_sem_reed_muller/benchmark_2024-07-08_mod5mils.tfc</text:p>
          </table:table-cell>
          <table:table-cell table:formula="of:=SUBSTITUTE(RIGHT([.A44];LEN([.A44])-FIND(&quot;@&quot;;SUBSTITUTE([.A44];&quot;/&quot;;&quot;@&quot;;LEN([.A44])-LEN(SUBSTITUTE([.A44];&quot;/&quot;;&quot;&quot;)));1));&quot;benchmark_2024-07-08_&quot;;&quot;&quot;)" office:value-type="string" office:string-value="mod5mils.tfc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</table:table>
      <table:table table:name="algoritmo_novo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8" calcext:value-type="float">
            <text:p>88</text:p>
          </table:table-cell>
          <table:table-cell office:value-type="float" office:value="7120" calcext:value-type="float">
            <text:p>712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44" calcext:value-type="float">
            <text:p>444</text:p>
          </table:table-cell>
          <table:table-cell office:value-type="float" office:value="51302" calcext:value-type="float">
            <text:p>51302</text:p>
          </table:table-cell>
          <table:table-cell office:value-type="float" office:value="37" calcext:value-type="float">
            <text:p>37</text:p>
          </table:table-cell>
          <table:table-cell office:value-type="float" office:value="7515" calcext:value-type="float">
            <text:p>75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7" calcext:value-type="float">
            <text:p>117</text:p>
          </table:table-cell>
          <table:table-cell office:value-type="float" office:value="7864" calcext:value-type="float">
            <text:p>7864</text:p>
          </table:table-cell>
          <table:table-cell office:value-type="float" office:value="-2" calcext:value-type="float">
            <text:p>-2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69" calcext:value-type="float">
            <text:p>69</text:p>
          </table:table-cell>
          <table:table-cell office:value-type="float" office:value="4510" calcext:value-type="float">
            <text:p>4510</text:p>
          </table:table-cell>
          <table:table-cell office:value-type="float" office:value="11" calcext:value-type="float">
            <text:p>11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067" calcext:value-type="float">
            <text:p>8067</text:p>
          </table:table-cell>
          <table:table-cell office:value-type="float" office:value="30774" calcext:value-type="float">
            <text:p>30774</text:p>
          </table:table-cell>
          <table:table-cell office:value-type="float" office:value="180" calcext:value-type="float">
            <text:p>180</text:p>
          </table:table-cell>
          <table:table-cell office:value-type="float" office:value="-667" calcext:value-type="float">
            <text:p>-667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067" calcext:value-type="float">
            <text:p>8067</text:p>
          </table:table-cell>
          <table:table-cell office:value-type="float" office:value="30774" calcext:value-type="float">
            <text:p>30774</text:p>
          </table:table-cell>
          <table:table-cell office:value-type="float" office:value="1146" calcext:value-type="float">
            <text:p>114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215" calcext:value-type="float">
            <text:p>6215</text:p>
          </table:table-cell>
          <table:table-cell office:value-type="float" office:value="44921" calcext:value-type="float">
            <text:p>44921</text:p>
          </table:table-cell>
          <table:table-cell office:value-type="float" office:value="1243" calcext:value-type="float">
            <text:p>1243</text:p>
          </table:table-cell>
          <table:table-cell office:value-type="float" office:value="-1387" calcext:value-type="float">
            <text:p>-1387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027" calcext:value-type="float">
            <text:p>21027</text:p>
          </table:table-cell>
          <table:table-cell office:value-type="float" office:value="106322" calcext:value-type="float">
            <text:p>106322</text:p>
          </table:table-cell>
          <table:table-cell office:value-type="float" office:value="405" calcext:value-type="float">
            <text:p>405</text:p>
          </table:table-cell>
          <table:table-cell office:value-type="float" office:value="-2366" calcext:value-type="float">
            <text:p>-2366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027" calcext:value-type="float">
            <text:p>21027</text:p>
          </table:table-cell>
          <table:table-cell office:value-type="float" office:value="106330" calcext:value-type="float">
            <text:p>106330</text:p>
          </table:table-cell>
          <table:table-cell office:value-type="float" office:value="3213" calcext:value-type="float">
            <text:p>321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3859" calcext:value-type="float">
            <text:p>13859</text:p>
          </table:table-cell>
          <table:table-cell office:value-type="float" office:value="122258" calcext:value-type="float">
            <text:p>122258</text:p>
          </table:table-cell>
          <table:table-cell office:value-type="float" office:value="2285" calcext:value-type="float">
            <text:p>2285</text:p>
          </table:table-cell>
          <table:table-cell office:value-type="float" office:value="-1870" calcext:value-type="float">
            <text:p>-187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96" calcext:value-type="float">
            <text:p>396</text:p>
          </table:table-cell>
          <table:table-cell office:value-type="float" office:value="38438" calcext:value-type="float">
            <text:p>38438</text:p>
          </table:table-cell>
          <table:table-cell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1" calcext:value-type="float">
            <text:p>281</text:p>
          </table:table-cell>
          <table:table-cell office:value-type="float" office:value="25715" calcext:value-type="float">
            <text:p>25715</text:p>
          </table:table-cell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4" calcext:value-type="float">
            <text:p>334</text:p>
          </table:table-cell>
          <table:table-cell office:value-type="float" office:value="29244" calcext:value-type="float">
            <text:p>29244</text:p>
          </table:table-cell>
          <table:table-cell office:value-type="float" office:value="19" calcext:value-type="float">
            <text:p>19</text:p>
          </table:table-cell>
          <table:table-cell office:value-type="float" office:value="5873" calcext:value-type="float">
            <text:p>5873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6" calcext:value-type="float">
            <text:p>286</text:p>
          </table:table-cell>
          <table:table-cell office:value-type="float" office:value="24647" calcext:value-type="float">
            <text:p>24647</text:p>
          </table:table-cell>
          <table:table-cell office:value-type="float" office:value="5" calcext:value-type="float">
            <text:p>5</text:p>
          </table:table-cell>
          <table:table-cell office:value-type="float" office:value="2779" calcext:value-type="float">
            <text:p>2779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45" calcext:value-type="float">
            <text:p>245</text:p>
          </table:table-cell>
          <table:table-cell office:value-type="float" office:value="5273" calcext:value-type="float">
            <text:p>5273</text:p>
          </table:table-cell>
          <table:table-cell office:value-type="float" office:value="-9" calcext:value-type="float">
            <text:p>-9</text:p>
          </table:table-cell>
          <table:table-cell office:value-type="float" office:value="-1085" calcext:value-type="float">
            <text:p>-1085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996" calcext:value-type="float">
            <text:p>2996</text:p>
          </table:table-cell>
          <table:table-cell office:value-type="float" office:value="3" calcext:value-type="float">
            <text:p>3</text:p>
          </table:table-cell>
          <table:table-cell office:value-type="float" office:value="-157" calcext:value-type="float">
            <text:p>-157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302" calcext:value-type="float">
            <text:p>302</text:p>
          </table:table-cell>
          <table:table-cell office:value-type="float" office:value="7446" calcext:value-type="float">
            <text:p>7446</text:p>
          </table:table-cell>
          <table:table-cell office:value-type="float" office:value="-13" calcext:value-type="float">
            <text:p>-13</text:p>
          </table:table-cell>
          <table:table-cell office:value-type="float" office:value="-1805" calcext:value-type="float">
            <text:p>-180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-4" calcext:value-type="float">
            <text:p>-4</text:p>
          </table:table-cell>
          <table:table-cell office:value-type="float" office:value="-2692" calcext:value-type="float">
            <text:p>-2692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49" calcext:value-type="float">
            <text:p>649</text:p>
          </table:table-cell>
          <table:table-cell office:value-type="float" office:value="22693" calcext:value-type="float">
            <text:p>22693</text:p>
          </table:table-cell>
          <table:table-cell office:value-type="float" office:value="-12" calcext:value-type="float">
            <text:p>-12</text:p>
          </table:table-cell>
          <table:table-cell office:value-type="float" office:value="-3388" calcext:value-type="float">
            <text:p>-3388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29" calcext:value-type="float">
            <text:p>729</text:p>
          </table:table-cell>
          <table:table-cell office:value-type="float" office:value="8981" calcext:value-type="float">
            <text:p>8981</text:p>
          </table:table-cell>
          <table:table-cell office:value-type="float" office:value="20" calcext:value-type="float">
            <text:p>20</text:p>
          </table:table-cell>
          <table:table-cell office:value-type="float" office:value="-640" calcext:value-type="float">
            <text:p>-640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553" calcext:value-type="float">
            <text:p>2553</text:p>
          </table:table-cell>
          <table:table-cell office:value-type="float" office:value="8075" calcext:value-type="float">
            <text:p>8075</text:p>
          </table:table-cell>
          <table:table-cell office:value-type="float" office:value="157" calcext:value-type="float">
            <text:p>157</text:p>
          </table:table-cell>
          <table:table-cell office:value-type="float" office:value="-337" calcext:value-type="float">
            <text:p>-337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88" calcext:value-type="float">
            <text:p>1588</text:p>
          </table:table-cell>
          <table:table-cell office:value-type="float" office:value="75900" calcext:value-type="float">
            <text:p>75900</text:p>
          </table:table-cell>
          <table:table-cell office:value-type="float" office:value="-47" calcext:value-type="float">
            <text:p>-47</text:p>
          </table:table-cell>
          <table:table-cell office:value-type="float" office:value="-12287" calcext:value-type="float">
            <text:p>-1228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91" calcext:value-type="float">
            <text:p>1591</text:p>
          </table:table-cell>
          <table:table-cell office:value-type="float" office:value="75955" calcext:value-type="float">
            <text:p>75955</text:p>
          </table:table-cell>
          <table:table-cell office:value-type="float" office:value="-47" calcext:value-type="float">
            <text:p>-47</text:p>
          </table:table-cell>
          <table:table-cell office:value-type="float" office:value="-12287" calcext:value-type="float">
            <text:p>-1228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3" calcext:value-type="float">
            <text:p>1943</text:p>
          </table:table-cell>
          <table:table-cell office:value-type="float" office:value="33839" calcext:value-type="float">
            <text:p>33839</text:p>
          </table:table-cell>
          <table:table-cell office:value-type="float" office:value="16" calcext:value-type="float">
            <text:p>16</text:p>
          </table:table-cell>
          <table:table-cell office:value-type="float" office:value="-240" calcext:value-type="float">
            <text:p>-240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188" calcext:value-type="float">
            <text:p>6188</text:p>
          </table:table-cell>
          <table:table-cell office:value-type="float" office:value="18288" calcext:value-type="float">
            <text:p>18288</text:p>
          </table:table-cell>
          <table:table-cell office:value-type="float" office:value="375" calcext:value-type="float">
            <text:p>375</text:p>
          </table:table-cell>
          <table:table-cell office:value-type="float" office:value="-917" calcext:value-type="float">
            <text:p>-917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consolidado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7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24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number-columns-repeated="4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1" table:number-columns-repeated="993" table:default-cell-style-name="ce8"/>
        <table:table-row table:style-name="ro1">
          <table:table-cell table:style-name="ce26" office:value-type="string" calcext:value-type="string">
            <text:p>Nome TFC</text:p>
          </table:table-cell>
          <table:table-cell table:style-name="ce26" office:value-type="string" calcext:value-type="string">
            <text:p>GC Original</text:p>
          </table:table-cell>
          <table:table-cell table:style-name="ce26" office:value-type="string" calcext:value-type="string">
            <text:p>QC Original</text:p>
          </table:table-cell>
          <table:table-cell table:style-name="ce26" office:value-type="string" calcext:value-type="string">
            <text:p>Qtd. Subcirc. Original</text:p>
          </table:table-cell>
          <table:table-cell table:style-name="ce26" office:value-type="string" calcext:value-type="string">
            <text:p>Tam. Méd. Janelas Original</text:p>
          </table:table-cell>
          <table:table-cell table:style-name="ce26" office:value-type="string" calcext:value-type="string">
            <text:p>Maior Janela Original</text:p>
          </table:table-cell>
          <table:table-cell table:style-name="ce26" office:value-type="string" calcext:value-type="string">
            <text:p>Menor Janela Original</text:p>
          </table:table-cell>
          <table:table-cell table:style-name="ce26" office:value-type="string" calcext:value-type="string">
            <text:p>GC Reed</text:p>
          </table:table-cell>
          <table:table-cell table:style-name="ce26" office:value-type="string" calcext:value-type="string">
            <text:p>QC Reed</text:p>
          </table:table-cell>
          <table:table-cell table:style-name="ce26" office:value-type="string" calcext:value-type="string">
            <text:p>Diff GC Reed</text:p>
          </table:table-cell>
          <table:table-cell table:style-name="ce26" office:value-type="string" calcext:value-type="string">
            <text:p>Diff QC Reed</text:p>
          </table:table-cell>
          <table:table-cell table:style-name="ce26" office:value-type="string" calcext:value-type="string">
            <text:p>Qtd. Subcirc. Reed</text:p>
          </table:table-cell>
          <table:table-cell table:style-name="ce26" office:value-type="string" calcext:value-type="string">
            <text:p>Tam. Méd. Janelas Reed</text:p>
          </table:table-cell>
          <table:table-cell table:style-name="ce26" office:value-type="string" calcext:value-type="string">
            <text:p>Maior Janela Reed</text:p>
          </table:table-cell>
          <table:table-cell table:style-name="ce26" office:value-type="string" calcext:value-type="string">
            <text:p>Menor Janela Reed</text:p>
          </table:table-cell>
          <table:table-cell table:style-name="ce26" office:value-type="string" calcext:value-type="string">
            <text:p>GC R+O</text:p>
          </table:table-cell>
          <table:table-cell table:style-name="ce26" office:value-type="string" calcext:value-type="string">
            <text:p>QC R+O</text:p>
          </table:table-cell>
          <table:table-cell table:style-name="ce26" office:value-type="string" calcext:value-type="string">
            <text:p>Diff GC R+O</text:p>
          </table:table-cell>
          <table:table-cell table:style-name="ce26" office:value-type="string" calcext:value-type="string">
            <text:p>Diff QC R+O</text:p>
          </table:table-cell>
          <table:table-cell table:style-name="ce26" office:value-type="string" calcext:value-type="string">
            <text:p>Qtd. Subcirc. R+O</text:p>
          </table:table-cell>
          <table:table-cell table:style-name="ce33" office:value-type="string" calcext:value-type="string">
            <text:p>Tam. Méd. Janelas R+O</text:p>
          </table:table-cell>
          <table:table-cell table:style-name="ce26" office:value-type="string" calcext:value-type="string">
            <text:p>Maior Janela R+O</text:p>
          </table:table-cell>
          <table:table-cell table:style-name="ce26" office:value-type="string" calcext:value-type="string">
            <text:p>Menor Janela R+O</text:p>
          </table:table-cell>
          <table:table-cell table:style-name="ce26" office:value-type="string" calcext:value-type="string">
            <text:p>GC Novo</text:p>
          </table:table-cell>
          <table:table-cell table:style-name="ce26" office:value-type="string" calcext:value-type="string">
            <text:p>QC Novo</text:p>
          </table:table-cell>
          <table:table-cell table:style-name="ce26" office:value-type="string" calcext:value-type="string">
            <text:p>Diff GC</text:p>
          </table:table-cell>
          <table:table-cell table:style-name="ce26" office:value-type="string" calcext:value-type="string">
            <text:p>Diff QC</text:p>
          </table:table-cell>
          <table:table-cell table:style-name="ce26" office:value-type="string" calcext:value-type="string">
            <text:p>Melhor GC</text:p>
          </table:table-cell>
          <table:table-cell table:style-name="ce26" office:value-type="string" calcext:value-type="string">
            <text:p>Melhor QC</text:p>
          </table:table-cell>
          <table:table-cell table:style-name="ce26" office:value-type="string" calcext:value-type="string">
            <text:p>Diff GC RM→Reed</text:p>
          </table:table-cell>
          <table:table-cell table:style-name="ce26" office:value-type="string" calcext:value-type="string">
            <text:p>Diff QC RM→Reed</text:p>
          </table:table-cell>
          <table:table-cell table:style-name="ce26" office:value-type="string" calcext:value-type="string">
            <text:p>Observaçõe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1" table:formula="of:=VLOOKUP([.$A2];[$com_reed.$A$2:$com_reed.$H$99];2;0)" office:value-type="float" office:value="9" calcext:value-type="float">
            <text:p>9</text:p>
          </table:table-cell>
          <table:table-cell table:style-name="ce11" table:formula="of:=VLOOKUP([.$A2];[$com_reed.$A$2:$com_reed.$H$99];3;0)" office:value-type="float" office:value="103" calcext:value-type="float">
            <text:p>103</text:p>
          </table:table-cell>
          <table:table-cell table:style-name="ce11" table:formula="of:=VLOOKUP([.$A2];[$analise_janelas_original.$B$2:$analise_janelas_original.$H$99];3;0)" office:value-type="float" office:value="6" calcext:value-type="float">
            <text:p>6</text:p>
          </table:table-cell>
          <table:table-cell table:style-name="ce15" table:formula="of:=VALUE(SUBSTITUTE(VLOOKUP([.$A2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18" table:formula="of:=VALUE(SUBSTITUTE(VLOOKUP([.$A2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];[$com_reed_e_organiza3.$A$2:$com_reed_e_organiza3.$H$99];4;0)" office:value-type="float" office:value="8" calcext:value-type="float">
            <text:p>8</text:p>
          </table:table-cell>
          <table:table-cell table:style-name="ce20" table:formula="of:=VLOOKUP([.$A2];[$com_reed_e_organiza3.$A$2:$com_reed_e_organiza3.$H$99];5;0)" office:value-type="float" office:value="50" calcext:value-type="float">
            <text:p>50</text:p>
          </table:table-cell>
          <table:table-cell table:style-name="ce11" table:formula="of:=VLOOKUP([.$A2];[$com_reed_e_organiza3.$A$2:$com_reed_e_organiza3.$H$99];6;0)" office:value-type="float" office:value="1" calcext:value-type="float">
            <text:p>1</text:p>
          </table:table-cell>
          <table:table-cell table:style-name="ce11" table:formula="of:=VLOOKUP([.$A2];[$com_reed_e_organiza3.$A$2:$com_reed_e_organiza3.$H$99];7;0)" office:value-type="float" office:value="53" calcext:value-type="float">
            <text:p>53</text:p>
          </table:table-cell>
          <table:table-cell table:style-name="ce11" table:formula="of:=VLOOKUP([.$A2];[$analise_janelas_com_reed.$B$2:$analise_janelas_com_reed.$H$99];3;0)" office:value-type="float" office:value="8" calcext:value-type="float">
            <text:p>8</text:p>
          </table:table-cell>
          <table:table-cell table:style-name="ce11" table:formula="of:=VALUE(SUBSTITUTE(VLOOKUP([.$A2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2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];[$sem_reed.$A$2:$sem_reed.$H$99];4;0)" office:value-type="float" office:value="8" calcext:value-type="float">
            <text:p>8</text:p>
          </table:table-cell>
          <table:table-cell table:style-name="ce32" table:formula="of:=VLOOKUP([.$A2];[$sem_reed.$A$2:$sem_reed.$H$99];5;0)" office:value-type="float" office:value="50" calcext:value-type="float">
            <text:p>50</text:p>
          </table:table-cell>
          <table:table-cell table:style-name="ce11" table:formula="of:=VLOOKUP([.$A2];[$sem_reed.$A$2:$sem_reed.$H$99];6;0)" office:value-type="float" office:value="1" calcext:value-type="float">
            <text:p>1</text:p>
          </table:table-cell>
          <table:table-cell table:style-name="ce11" table:formula="of:=VLOOKUP([.$A2];[$sem_reed.$A$2:$sem_reed.$H$99];7;0)" office:value-type="float" office:value="53" calcext:value-type="float">
            <text:p>53</text:p>
          </table:table-cell>
          <table:table-cell table:style-name="ce11" table:formula="of:=VLOOKUP([.$A2];[$analise_janelas_sem_reed.$B$2:$analise_janelas_sem_reed.$H$99];3;0)" office:value-type="float" office:value="8" calcext:value-type="float">
            <text:p>8</text:p>
          </table:table-cell>
          <table:table-cell table:formula="of:=VALUE(SUBSTITUTE(VLOOKUP([.$A2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2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];[$algoritmo_novo.$A$2:$algoritmo_novo.$H$99];4;0)" office:value-type="float" office:value="8" calcext:value-type="float">
            <text:p>8</text:p>
          </table:table-cell>
          <table:table-cell table:style-name="ce21" table:formula="of:=VLOOKUP([.$A2];[$algoritmo_novo.$A$2:$algoritmo_novo.$H$99];5;0)" office:value-type="float" office:value="50" calcext:value-type="float">
            <text:p>50</text:p>
          </table:table-cell>
          <table:table-cell table:style-name="ce11" table:formula="of:=VLOOKUP([.$A2];[$algoritmo_novo.$A$2:$algoritmo_novo.$H$99];6;0)" office:value-type="float" office:value="1" calcext:value-type="float">
            <text:p>1</text:p>
          </table:table-cell>
          <table:table-cell table:style-name="ce11" table:formula="of:=VLOOKUP([.$A2];[$algoritmo_novo.$A$2:$algoritmo_novo.$H$99];7;0)" office:value-type="float" office:value="53" calcext:value-type="float">
            <text:p>53</text:p>
          </table:table-cell>
          <table:table-cell table:style-name="ce26" table:formula="of:=IF([.$P2]&lt;[.$H2];IF([.$X2]&lt;[.$P2];&quot;Novo&quot;;&quot;R+O&quot;);IF([.$X2]&lt;[.$P2];&quot;Novo&quot;;&quot;Reed&quot;))" office:value-type="string" office:string-value="Reed" calcext:value-type="string">
            <text:p>Reed</text:p>
          </table:table-cell>
          <table:table-cell table:style-name="ce26" table:formula="of:=IF([.$Q2]&lt;[.$I2];IF([.$Y2]&lt;[.$Q2];&quot;Novo&quot;;&quot;R+O&quot;);IF([.$Y2]&lt;[.$Q2];&quot;Novo&quot;;&quot;Reed&quot;))" office:value-type="string" office:string-value="Reed" calcext:value-type="string">
            <text:p>Reed</text:p>
          </table:table-cell>
          <table:table-cell table:style-name="ce26" table:formula="of:=[.P2]-[.H2]" office:value-type="float" office:value="0" calcext:value-type="float">
            <text:p>0</text:p>
          </table:table-cell>
          <table:table-cell table:style-name="ce26" table:formula="of:=[.Q2]-[.I2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1" table:formula="of:=VLOOKUP([.$A3];[$com_reed.$A$2:$com_reed.$H$99];2;0)" office:value-type="float" office:value="9" calcext:value-type="float">
            <text:p>9</text:p>
          </table:table-cell>
          <table:table-cell table:style-name="ce11" table:formula="of:=VLOOKUP([.$A3];[$com_reed.$A$2:$com_reed.$H$99];3;0)" office:value-type="float" office:value="103" calcext:value-type="float">
            <text:p>103</text:p>
          </table:table-cell>
          <table:table-cell table:style-name="ce11" table:formula="of:=VLOOKUP([.$A3];[$analise_janelas_original.$B$2:$analise_janelas_original.$H$99];3;0)" office:value-type="float" office:value="6" calcext:value-type="float">
            <text:p>6</text:p>
          </table:table-cell>
          <table:table-cell table:style-name="ce15" table:formula="of:=VALUE(SUBSTITUTE(VLOOKUP([.$A3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18" table:formula="of:=VALUE(SUBSTITUTE(VLOOKUP([.$A3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];[$com_reed_e_organiza3.$A$2:$com_reed_e_organiza3.$H$99];4;0)" office:value-type="float" office:value="7" calcext:value-type="float">
            <text:p>7</text:p>
          </table:table-cell>
          <table:table-cell table:style-name="ce20" table:formula="of:=VLOOKUP([.$A3];[$com_reed_e_organiza3.$A$2:$com_reed_e_organiza3.$H$99];5;0)" office:value-type="float" office:value="43" calcext:value-type="float">
            <text:p>43</text:p>
          </table:table-cell>
          <table:table-cell table:style-name="ce11" table:formula="of:=VLOOKUP([.$A3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3];[$com_reed_e_organiza3.$A$2:$com_reed_e_organiza3.$H$99];7;0)" office:value-type="float" office:value="60" calcext:value-type="float">
            <text:p>60</text:p>
          </table:table-cell>
          <table:table-cell table:style-name="ce11" table:formula="of:=VLOOKUP([.$A3];[$analise_janelas_com_reed.$B$2:$analise_janelas_com_reed.$H$99];3;0)" office:value-type="float" office:value="7" calcext:value-type="float">
            <text:p>7</text:p>
          </table:table-cell>
          <table:table-cell table:style-name="ce11" table:formula="of:=VALUE(SUBSTITUTE(VLOOKUP([.$A3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3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];[$sem_reed.$A$2:$sem_reed.$H$99];4;0)" office:value-type="float" office:value="7" calcext:value-type="float">
            <text:p>7</text:p>
          </table:table-cell>
          <table:table-cell table:style-name="ce32" table:formula="of:=VLOOKUP([.$A3];[$sem_reed.$A$2:$sem_reed.$H$99];5;0)" office:value-type="float" office:value="43" calcext:value-type="float">
            <text:p>43</text:p>
          </table:table-cell>
          <table:table-cell table:style-name="ce11" table:formula="of:=VLOOKUP([.$A3];[$sem_reed.$A$2:$sem_reed.$H$99];6;0)" office:value-type="float" office:value="2" calcext:value-type="float">
            <text:p>2</text:p>
          </table:table-cell>
          <table:table-cell table:style-name="ce11" table:formula="of:=VLOOKUP([.$A3];[$sem_reed.$A$2:$sem_reed.$H$99];7;0)" office:value-type="float" office:value="60" calcext:value-type="float">
            <text:p>60</text:p>
          </table:table-cell>
          <table:table-cell table:style-name="ce11" table:formula="of:=VLOOKUP([.$A3];[$analise_janelas_sem_reed.$B$2:$analise_janelas_sem_reed.$H$99];3;0)" office:value-type="float" office:value="7" calcext:value-type="float">
            <text:p>7</text:p>
          </table:table-cell>
          <table:table-cell table:formula="of:=VALUE(SUBSTITUTE(VLOOKUP([.$A3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3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];[$algoritmo_novo.$A$2:$algoritmo_novo.$H$99];4;0)" office:value-type="float" office:value="7" calcext:value-type="float">
            <text:p>7</text:p>
          </table:table-cell>
          <table:table-cell table:style-name="ce21" table:formula="of:=VLOOKUP([.$A3];[$algoritmo_novo.$A$2:$algoritmo_novo.$H$99];5;0)" office:value-type="float" office:value="43" calcext:value-type="float">
            <text:p>43</text:p>
          </table:table-cell>
          <table:table-cell table:style-name="ce11" table:formula="of:=VLOOKUP([.$A3];[$algoritmo_novo.$A$2:$algoritmo_novo.$H$99];6;0)" office:value-type="float" office:value="2" calcext:value-type="float">
            <text:p>2</text:p>
          </table:table-cell>
          <table:table-cell table:style-name="ce11" table:formula="of:=VLOOKUP([.$A3];[$algoritmo_novo.$A$2:$algoritmo_novo.$H$99];7;0)" office:value-type="float" office:value="60" calcext:value-type="float">
            <text:p>60</text:p>
          </table:table-cell>
          <table:table-cell table:style-name="ce26" table:formula="of:=IF([.$P3]&lt;[.$H3];IF([.$X3]&lt;[.$P3];&quot;Novo&quot;;&quot;R+O&quot;);IF([.$X3]&lt;[.$P3];&quot;Novo&quot;;&quot;Reed&quot;))" office:value-type="string" office:string-value="Reed" calcext:value-type="string">
            <text:p>Reed</text:p>
          </table:table-cell>
          <table:table-cell table:style-name="ce26" table:formula="of:=IF([.$Q3]&lt;[.$I3];IF([.$Y3]&lt;[.$Q3];&quot;Novo&quot;;&quot;R+O&quot;);IF([.$Y3]&lt;[.$Q3];&quot;Novo&quot;;&quot;Reed&quot;))" office:value-type="string" office:string-value="Reed" calcext:value-type="string">
            <text:p>Reed</text:p>
          </table:table-cell>
          <table:table-cell table:style-name="ce26" table:formula="of:=[.P3]-[.H3]" office:value-type="float" office:value="0" calcext:value-type="float">
            <text:p>0</text:p>
          </table:table-cell>
          <table:table-cell table:style-name="ce26" table:formula="of:=[.Q3]-[.I3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1" table:formula="of:=VLOOKUP([.$A4];[$com_reed.$A$2:$com_reed.$H$99];2;0)" office:value-type="float" office:value="11" calcext:value-type="float">
            <text:p>11</text:p>
          </table:table-cell>
          <table:table-cell table:style-name="ce11" table:formula="of:=VLOOKUP([.$A4];[$com_reed.$A$2:$com_reed.$H$99];3;0)" office:value-type="float" office:value="131" calcext:value-type="float">
            <text:p>131</text:p>
          </table:table-cell>
          <table:table-cell table:style-name="ce11" table:formula="of:=VLOOKUP([.$A4];[$analise_janelas_original.$B$2:$analise_janelas_original.$H$99];3;0)" office:value-type="float" office:value="9" calcext:value-type="float">
            <text:p>9</text:p>
          </table:table-cell>
          <table:table-cell table:style-name="ce15" table:formula="of:=VALUE(SUBSTITUTE(VLOOKUP([.$A4];[$analise_janelas_original.$B$2:$analise_janelas_original.$H$99];4;0);&quot;.&quot;;&quot;,&quot;))" office:value-type="float" office:value="1.22222222222222" calcext:value-type="float">
            <text:p>1,2222</text:p>
          </table:table-cell>
          <table:table-cell table:style-name="ce18" table:formula="of:=VALUE(SUBSTITUTE(VLOOKUP([.$A4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4];[$com_reed_e_organiza3.$A$2:$com_reed_e_organiza3.$H$99];4;0)" office:value-type="float" office:value="8" calcext:value-type="float">
            <text:p>8</text:p>
          </table:table-cell>
          <table:table-cell table:style-name="ce20" table:formula="of:=VLOOKUP([.$A4];[$com_reed_e_organiza3.$A$2:$com_reed_e_organiza3.$H$99];5;0)" office:value-type="float" office:value="89" calcext:value-type="float">
            <text:p>89</text:p>
          </table:table-cell>
          <table:table-cell table:style-name="ce11" table:formula="of:=VLOOKUP([.$A4];[$com_reed_e_organiza3.$A$2:$com_reed_e_organiza3.$H$99];6;0)" office:value-type="float" office:value="3" calcext:value-type="float">
            <text:p>3</text:p>
          </table:table-cell>
          <table:table-cell table:style-name="ce11" table:formula="of:=VLOOKUP([.$A4];[$com_reed_e_organiza3.$A$2:$com_reed_e_organiza3.$H$99];7;0)" office:value-type="float" office:value="42" calcext:value-type="float">
            <text:p>42</text:p>
          </table:table-cell>
          <table:table-cell table:style-name="ce11" table:formula="of:=VLOOKUP([.$A4];[$analise_janelas_com_reed.$B$2:$analise_janelas_com_reed.$H$99];3;0)" office:value-type="float" office:value="7" calcext:value-type="float">
            <text:p>7</text:p>
          </table:table-cell>
          <table:table-cell table:style-name="ce11" table:formula="of:=VALUE(SUBSTITUTE(VLOOKUP([.$A4];[$analise_janelas_com_reed.$B$2:$analise_janelas_com_reed.$H$99];4;0);&quot;.&quot;;&quot;,&quot;))" office:value-type="float" office:value="1.14285714285714" calcext:value-type="float">
            <text:p>1</text:p>
          </table:table-cell>
          <table:table-cell table:style-name="ce11" table:formula="of:=VALUE(SUBSTITUTE(VLOOKUP([.$A4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4];[$sem_reed.$A$2:$sem_reed.$H$99];4;0)" office:value-type="float" office:value="8" calcext:value-type="float">
            <text:p>8</text:p>
          </table:table-cell>
          <table:table-cell table:style-name="ce32" table:formula="of:=VLOOKUP([.$A4];[$sem_reed.$A$2:$sem_reed.$H$99];5;0)" office:value-type="float" office:value="89" calcext:value-type="float">
            <text:p>89</text:p>
          </table:table-cell>
          <table:table-cell table:style-name="ce11" table:formula="of:=VLOOKUP([.$A4];[$sem_reed.$A$2:$sem_reed.$H$99];6;0)" office:value-type="float" office:value="3" calcext:value-type="float">
            <text:p>3</text:p>
          </table:table-cell>
          <table:table-cell table:style-name="ce11" table:formula="of:=VLOOKUP([.$A4];[$sem_reed.$A$2:$sem_reed.$H$99];7;0)" office:value-type="float" office:value="42" calcext:value-type="float">
            <text:p>42</text:p>
          </table:table-cell>
          <table:table-cell table:style-name="ce11" table:formula="of:=VLOOKUP([.$A4];[$analise_janelas_sem_reed.$B$2:$analise_janelas_sem_reed.$H$99];3;0)" office:value-type="float" office:value="7" calcext:value-type="float">
            <text:p>7</text:p>
          </table:table-cell>
          <table:table-cell table:formula="of:=VALUE(SUBSTITUTE(VLOOKUP([.$A4];[$analise_janelas_sem_reed.$B$2:$analise_janelas_sem_reed.$H$99];4;0);&quot;.&quot;;&quot;,&quot;))" office:value-type="float" office:value="1.14285714285714" calcext:value-type="float">
            <text:p>1,14</text:p>
          </table:table-cell>
          <table:table-cell table:style-name="ce11" table:formula="of:=VALUE(SUBSTITUTE(VLOOKUP([.$A4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4];[$algoritmo_novo.$A$2:$algoritmo_novo.$H$99];4;0)" office:value-type="float" office:value="8" calcext:value-type="float">
            <text:p>8</text:p>
          </table:table-cell>
          <table:table-cell table:style-name="ce21" table:formula="of:=VLOOKUP([.$A4];[$algoritmo_novo.$A$2:$algoritmo_novo.$H$99];5;0)" office:value-type="float" office:value="89" calcext:value-type="float">
            <text:p>89</text:p>
          </table:table-cell>
          <table:table-cell table:style-name="ce11" table:formula="of:=VLOOKUP([.$A4];[$algoritmo_novo.$A$2:$algoritmo_novo.$H$99];6;0)" office:value-type="float" office:value="3" calcext:value-type="float">
            <text:p>3</text:p>
          </table:table-cell>
          <table:table-cell table:style-name="ce11" table:formula="of:=VLOOKUP([.$A4];[$algoritmo_novo.$A$2:$algoritmo_novo.$H$99];7;0)" office:value-type="float" office:value="42" calcext:value-type="float">
            <text:p>42</text:p>
          </table:table-cell>
          <table:table-cell table:style-name="ce26" table:formula="of:=IF([.$P4]&lt;[.$H4];IF([.$X4]&lt;[.$P4];&quot;Novo&quot;;&quot;R+O&quot;);IF([.$X4]&lt;[.$P4];&quot;Novo&quot;;&quot;Reed&quot;))" office:value-type="string" office:string-value="Reed" calcext:value-type="string">
            <text:p>Reed</text:p>
          </table:table-cell>
          <table:table-cell table:style-name="ce26" table:formula="of:=IF([.$Q4]&lt;[.$I4];IF([.$Y4]&lt;[.$Q4];&quot;Novo&quot;;&quot;R+O&quot;);IF([.$Y4]&lt;[.$Q4];&quot;Novo&quot;;&quot;Reed&quot;))" office:value-type="string" office:string-value="Reed" calcext:value-type="string">
            <text:p>Reed</text:p>
          </table:table-cell>
          <table:table-cell table:style-name="ce26" table:formula="of:=[.P4]-[.H4]" office:value-type="float" office:value="0" calcext:value-type="float">
            <text:p>0</text:p>
          </table:table-cell>
          <table:table-cell table:style-name="ce26" table:formula="of:=[.Q4]-[.I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1" table:formula="of:=VLOOKUP([.$A5];[$com_reed.$A$2:$com_reed.$H$99];2;0)" office:value-type="float" office:value="9" calcext:value-type="float">
            <text:p>9</text:p>
          </table:table-cell>
          <table:table-cell table:style-name="ce11" table:formula="of:=VLOOKUP([.$A5];[$com_reed.$A$2:$com_reed.$H$99];3;0)" office:value-type="float" office:value="103" calcext:value-type="float">
            <text:p>103</text:p>
          </table:table-cell>
          <table:table-cell table:style-name="ce11" table:formula="of:=VLOOKUP([.$A5];[$analise_janelas_original.$B$2:$analise_janelas_original.$H$99];3;0)" office:value-type="float" office:value="6" calcext:value-type="float">
            <text:p>6</text:p>
          </table:table-cell>
          <table:table-cell table:style-name="ce15" table:formula="of:=VALUE(SUBSTITUTE(VLOOKUP([.$A5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18" table:formula="of:=VALUE(SUBSTITUTE(VLOOKUP([.$A5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5];[$com_reed_e_organiza3.$A$2:$com_reed_e_organiza3.$H$99];4;0)" office:value-type="float" office:value="8" calcext:value-type="float">
            <text:p>8</text:p>
          </table:table-cell>
          <table:table-cell table:style-name="ce20" table:formula="of:=VLOOKUP([.$A5];[$com_reed_e_organiza3.$A$2:$com_reed_e_organiza3.$H$99];5;0)" office:value-type="float" office:value="66" calcext:value-type="float">
            <text:p>66</text:p>
          </table:table-cell>
          <table:table-cell table:style-name="ce11" table:formula="of:=VLOOKUP([.$A5];[$com_reed_e_organiza3.$A$2:$com_reed_e_organiza3.$H$99];6;0)" office:value-type="float" office:value="1" calcext:value-type="float">
            <text:p>1</text:p>
          </table:table-cell>
          <table:table-cell table:style-name="ce11" table:formula="of:=VLOOKUP([.$A5];[$com_reed_e_organiza3.$A$2:$com_reed_e_organiza3.$H$99];7;0)" office:value-type="float" office:value="37" calcext:value-type="float">
            <text:p>37</text:p>
          </table:table-cell>
          <table:table-cell table:style-name="ce11" table:formula="of:=VLOOKUP([.$A5];[$analise_janelas_com_reed.$B$2:$analise_janelas_com_reed.$H$99];3;0)" office:value-type="float" office:value="6" calcext:value-type="float">
            <text:p>6</text:p>
          </table:table-cell>
          <table:table-cell table:style-name="ce11" table:formula="of:=VALUE(SUBSTITUTE(VLOOKUP([.$A5];[$analise_janelas_com_reed.$B$2:$analise_janelas_com_reed.$H$99];4;0);&quot;.&quot;;&quot;,&quot;))" office:value-type="float" office:value="1.33333333333333" calcext:value-type="float">
            <text:p>1</text:p>
          </table:table-cell>
          <table:table-cell table:style-name="ce11" table:formula="of:=VALUE(SUBSTITUTE(VLOOKUP([.$A5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5];[$sem_reed.$A$2:$sem_reed.$H$99];4;0)" office:value-type="float" office:value="8" calcext:value-type="float">
            <text:p>8</text:p>
          </table:table-cell>
          <table:table-cell table:style-name="ce32" table:formula="of:=VLOOKUP([.$A5];[$sem_reed.$A$2:$sem_reed.$H$99];5;0)" office:value-type="float" office:value="66" calcext:value-type="float">
            <text:p>66</text:p>
          </table:table-cell>
          <table:table-cell table:style-name="ce11" table:formula="of:=VLOOKUP([.$A5];[$sem_reed.$A$2:$sem_reed.$H$99];6;0)" office:value-type="float" office:value="1" calcext:value-type="float">
            <text:p>1</text:p>
          </table:table-cell>
          <table:table-cell table:style-name="ce11" table:formula="of:=VLOOKUP([.$A5];[$sem_reed.$A$2:$sem_reed.$H$99];7;0)" office:value-type="float" office:value="37" calcext:value-type="float">
            <text:p>37</text:p>
          </table:table-cell>
          <table:table-cell table:style-name="ce11" table:formula="of:=VLOOKUP([.$A5];[$analise_janelas_sem_reed.$B$2:$analise_janelas_sem_reed.$H$99];3;0)" office:value-type="float" office:value="6" calcext:value-type="float">
            <text:p>6</text:p>
          </table:table-cell>
          <table:table-cell table:formula="of:=VALUE(SUBSTITUTE(VLOOKUP([.$A5];[$analise_janelas_sem_reed.$B$2:$analise_janelas_sem_reed.$H$99];4;0);&quot;.&quot;;&quot;,&quot;))" office:value-type="float" office:value="1.33333333333333" calcext:value-type="float">
            <text:p>1,33</text:p>
          </table:table-cell>
          <table:table-cell table:style-name="ce11" table:formula="of:=VALUE(SUBSTITUTE(VLOOKUP([.$A5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5];[$algoritmo_novo.$A$2:$algoritmo_novo.$H$99];4;0)" office:value-type="float" office:value="8" calcext:value-type="float">
            <text:p>8</text:p>
          </table:table-cell>
          <table:table-cell table:style-name="ce21" table:formula="of:=VLOOKUP([.$A5];[$algoritmo_novo.$A$2:$algoritmo_novo.$H$99];5;0)" office:value-type="float" office:value="66" calcext:value-type="float">
            <text:p>66</text:p>
          </table:table-cell>
          <table:table-cell table:style-name="ce11" table:formula="of:=VLOOKUP([.$A5];[$algoritmo_novo.$A$2:$algoritmo_novo.$H$99];6;0)" office:value-type="float" office:value="1" calcext:value-type="float">
            <text:p>1</text:p>
          </table:table-cell>
          <table:table-cell table:style-name="ce11" table:formula="of:=VLOOKUP([.$A5];[$algoritmo_novo.$A$2:$algoritmo_novo.$H$99];7;0)" office:value-type="float" office:value="37" calcext:value-type="float">
            <text:p>37</text:p>
          </table:table-cell>
          <table:table-cell table:style-name="ce26" table:formula="of:=IF([.$P5]&lt;[.$H5];IF([.$X5]&lt;[.$P5];&quot;Novo&quot;;&quot;R+O&quot;);IF([.$X5]&lt;[.$P5];&quot;Novo&quot;;&quot;Reed&quot;))" office:value-type="string" office:string-value="Reed" calcext:value-type="string">
            <text:p>Reed</text:p>
          </table:table-cell>
          <table:table-cell table:style-name="ce26" table:formula="of:=IF([.$Q5]&lt;[.$I5];IF([.$Y5]&lt;[.$Q5];&quot;Novo&quot;;&quot;R+O&quot;);IF([.$Y5]&lt;[.$Q5];&quot;Novo&quot;;&quot;Reed&quot;))" office:value-type="string" office:string-value="Reed" calcext:value-type="string">
            <text:p>Reed</text:p>
          </table:table-cell>
          <table:table-cell table:style-name="ce26" table:formula="of:=[.P5]-[.H5]" office:value-type="float" office:value="0" calcext:value-type="float">
            <text:p>0</text:p>
          </table:table-cell>
          <table:table-cell table:style-name="ce26" table:formula="of:=[.Q5]-[.I5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1" table:formula="of:=VLOOKUP([.$A6];[$com_reed.$A$2:$com_reed.$H$99];2;0)" office:value-type="float" office:value="5" calcext:value-type="float">
            <text:p>5</text:p>
          </table:table-cell>
          <table:table-cell table:style-name="ce11" table:formula="of:=VLOOKUP([.$A6];[$com_reed.$A$2:$com_reed.$H$99];3;0)" office:value-type="float" office:value="5" calcext:value-type="float">
            <text:p>5</text:p>
          </table:table-cell>
          <table:table-cell table:style-name="ce11" table:formula="of:=VLOOKUP([.$A6];[$analise_janelas_original.$B$2:$analise_janelas_original.$H$99];3;0)" office:value-type="float" office:value="5" calcext:value-type="float">
            <text:p>5</text:p>
          </table:table-cell>
          <table:table-cell table:style-name="ce15" table:formula="of:=VALUE(SUBSTITUTE(VLOOKUP([.$A6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18" table:formula="of:=VALUE(SUBSTITUTE(VLOOKUP([.$A6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18" table:formula="of:=VALUE(SUBSTITUTE(VLOOKUP([.$A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6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6];[$com_reed_e_organiza3.$A$2:$com_reed_e_organiza3.$H$99];5;0)" office:value-type="float" office:value="5" calcext:value-type="float">
            <text:p>5</text:p>
          </table:table-cell>
          <table:table-cell table:style-name="ce11" table:formula="of:=VLOOKUP([.$A6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6];[$com_reed_e_organiza3.$A$2:$com_reed_e_organiza3.$H$99];7;0)" office:value-type="float" office:value="0" calcext:value-type="float">
            <text:p>0</text:p>
          </table:table-cell>
          <table:table-cell table:style-name="ce11" table:formula="of:=VLOOKUP([.$A6];[$analise_janelas_com_reed.$B$2:$analise_janelas_com_reed.$H$99];3;0)" office:value-type="float" office:value="5" calcext:value-type="float">
            <text:p>5</text:p>
          </table:table-cell>
          <table:table-cell table:style-name="ce11" table:formula="of:=VALUE(SUBSTITUTE(VLOOKUP([.$A6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6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6];[$sem_reed.$A$2:$sem_reed.$H$99];4;0)" office:value-type="float" office:value="5" calcext:value-type="float">
            <text:p>5</text:p>
          </table:table-cell>
          <table:table-cell table:style-name="ce32" table:formula="of:=VLOOKUP([.$A6];[$sem_reed.$A$2:$sem_reed.$H$99];5;0)" office:value-type="float" office:value="5" calcext:value-type="float">
            <text:p>5</text:p>
          </table:table-cell>
          <table:table-cell table:style-name="ce11" table:formula="of:=VLOOKUP([.$A6];[$sem_reed.$A$2:$sem_reed.$H$99];6;0)" office:value-type="float" office:value="0" calcext:value-type="float">
            <text:p>0</text:p>
          </table:table-cell>
          <table:table-cell table:style-name="ce11" table:formula="of:=VLOOKUP([.$A6];[$sem_reed.$A$2:$sem_reed.$H$99];7;0)" office:value-type="float" office:value="0" calcext:value-type="float">
            <text:p>0</text:p>
          </table:table-cell>
          <table:table-cell table:style-name="ce11" table:formula="of:=VLOOKUP([.$A6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6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6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6];[$algoritmo_novo.$A$2:$algoritmo_novo.$H$99];4;0)" office:value-type="float" office:value="5" calcext:value-type="float">
            <text:p>5</text:p>
          </table:table-cell>
          <table:table-cell table:style-name="ce21" table:formula="of:=VLOOKUP([.$A6];[$algoritmo_novo.$A$2:$algoritmo_novo.$H$99];5;0)" office:value-type="float" office:value="5" calcext:value-type="float">
            <text:p>5</text:p>
          </table:table-cell>
          <table:table-cell table:style-name="ce11" table:formula="of:=VLOOKUP([.$A6];[$algoritmo_novo.$A$2:$algoritmo_novo.$H$99];6;0)" office:value-type="float" office:value="0" calcext:value-type="float">
            <text:p>0</text:p>
          </table:table-cell>
          <table:table-cell table:style-name="ce11" table:formula="of:=VLOOKUP([.$A6];[$algoritmo_novo.$A$2:$algoritmo_novo.$H$99];7;0)" office:value-type="float" office:value="0" calcext:value-type="float">
            <text:p>0</text:p>
          </table:table-cell>
          <table:table-cell table:style-name="ce26" table:formula="of:=IF([.$P6]&lt;[.$H6];IF([.$X6]&lt;[.$P6];&quot;Novo&quot;;&quot;R+O&quot;);IF([.$X6]&lt;[.$P6];&quot;Novo&quot;;&quot;Reed&quot;))" office:value-type="string" office:string-value="Reed" calcext:value-type="string">
            <text:p>Reed</text:p>
          </table:table-cell>
          <table:table-cell table:style-name="ce26" table:formula="of:=IF([.$Q6]&lt;[.$I6];IF([.$Y6]&lt;[.$Q6];&quot;Novo&quot;;&quot;R+O&quot;);IF([.$Y6]&lt;[.$Q6];&quot;Novo&quot;;&quot;Reed&quot;))" office:value-type="string" office:string-value="Reed" calcext:value-type="string">
            <text:p>Reed</text:p>
          </table:table-cell>
          <table:table-cell table:style-name="ce26" table:formula="of:=[.P6]-[.H6]" office:value-type="float" office:value="0" calcext:value-type="float">
            <text:p>0</text:p>
          </table:table-cell>
          <table:table-cell table:style-name="ce26" table:formula="of:=[.Q6]-[.I6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1" table:formula="of:=VLOOKUP([.$A7];[$com_reed.$A$2:$com_reed.$H$99];2;0)" office:value-type="float" office:value="5" calcext:value-type="float">
            <text:p>5</text:p>
          </table:table-cell>
          <table:table-cell table:style-name="ce11" table:formula="of:=VLOOKUP([.$A7];[$com_reed.$A$2:$com_reed.$H$99];3;0)" office:value-type="float" office:value="5" calcext:value-type="float">
            <text:p>5</text:p>
          </table:table-cell>
          <table:table-cell table:style-name="ce11" table:formula="of:=VLOOKUP([.$A7];[$analise_janelas_original.$B$2:$analise_janelas_original.$H$99];3;0)" office:value-type="float" office:value="5" calcext:value-type="float">
            <text:p>5</text:p>
          </table:table-cell>
          <table:table-cell table:style-name="ce15" table:formula="of:=VALUE(SUBSTITUTE(VLOOKUP([.$A7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18" table:formula="of:=VALUE(SUBSTITUTE(VLOOKUP([.$A7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18" table:formula="of:=VALUE(SUBSTITUTE(VLOOKUP([.$A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7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7];[$com_reed_e_organiza3.$A$2:$com_reed_e_organiza3.$H$99];5;0)" office:value-type="float" office:value="5" calcext:value-type="float">
            <text:p>5</text:p>
          </table:table-cell>
          <table:table-cell table:style-name="ce11" table:formula="of:=VLOOKUP([.$A7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7];[$com_reed_e_organiza3.$A$2:$com_reed_e_organiza3.$H$99];7;0)" office:value-type="float" office:value="0" calcext:value-type="float">
            <text:p>0</text:p>
          </table:table-cell>
          <table:table-cell table:style-name="ce11" table:formula="of:=VLOOKUP([.$A7];[$analise_janelas_com_reed.$B$2:$analise_janelas_com_reed.$H$99];3;0)" office:value-type="float" office:value="5" calcext:value-type="float">
            <text:p>5</text:p>
          </table:table-cell>
          <table:table-cell table:style-name="ce11" table:formula="of:=VALUE(SUBSTITUTE(VLOOKUP([.$A7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7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7];[$sem_reed.$A$2:$sem_reed.$H$99];4;0)" office:value-type="float" office:value="5" calcext:value-type="float">
            <text:p>5</text:p>
          </table:table-cell>
          <table:table-cell table:style-name="ce32" table:formula="of:=VLOOKUP([.$A7];[$sem_reed.$A$2:$sem_reed.$H$99];5;0)" office:value-type="float" office:value="5" calcext:value-type="float">
            <text:p>5</text:p>
          </table:table-cell>
          <table:table-cell table:style-name="ce11" table:formula="of:=VLOOKUP([.$A7];[$sem_reed.$A$2:$sem_reed.$H$99];6;0)" office:value-type="float" office:value="0" calcext:value-type="float">
            <text:p>0</text:p>
          </table:table-cell>
          <table:table-cell table:style-name="ce11" table:formula="of:=VLOOKUP([.$A7];[$sem_reed.$A$2:$sem_reed.$H$99];7;0)" office:value-type="float" office:value="0" calcext:value-type="float">
            <text:p>0</text:p>
          </table:table-cell>
          <table:table-cell table:style-name="ce11" table:formula="of:=VLOOKUP([.$A7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7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7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7];[$algoritmo_novo.$A$2:$algoritmo_novo.$H$99];4;0)" office:value-type="float" office:value="5" calcext:value-type="float">
            <text:p>5</text:p>
          </table:table-cell>
          <table:table-cell table:style-name="ce21" table:formula="of:=VLOOKUP([.$A7];[$algoritmo_novo.$A$2:$algoritmo_novo.$H$99];5;0)" office:value-type="float" office:value="5" calcext:value-type="float">
            <text:p>5</text:p>
          </table:table-cell>
          <table:table-cell table:style-name="ce11" table:formula="of:=VLOOKUP([.$A7];[$algoritmo_novo.$A$2:$algoritmo_novo.$H$99];6;0)" office:value-type="float" office:value="0" calcext:value-type="float">
            <text:p>0</text:p>
          </table:table-cell>
          <table:table-cell table:style-name="ce11" table:formula="of:=VLOOKUP([.$A7];[$algoritmo_novo.$A$2:$algoritmo_novo.$H$99];7;0)" office:value-type="float" office:value="0" calcext:value-type="float">
            <text:p>0</text:p>
          </table:table-cell>
          <table:table-cell table:style-name="ce26" table:formula="of:=IF([.$P7]&lt;[.$H7];IF([.$X7]&lt;[.$P7];&quot;Novo&quot;;&quot;R+O&quot;);IF([.$X7]&lt;[.$P7];&quot;Novo&quot;;&quot;Reed&quot;))" office:value-type="string" office:string-value="Reed" calcext:value-type="string">
            <text:p>Reed</text:p>
          </table:table-cell>
          <table:table-cell table:style-name="ce26" table:formula="of:=IF([.$Q7]&lt;[.$I7];IF([.$Y7]&lt;[.$Q7];&quot;Novo&quot;;&quot;R+O&quot;);IF([.$Y7]&lt;[.$Q7];&quot;Novo&quot;;&quot;Reed&quot;))" office:value-type="string" office:string-value="Reed" calcext:value-type="string">
            <text:p>Reed</text:p>
          </table:table-cell>
          <table:table-cell table:style-name="ce26" table:formula="of:=[.P7]-[.H7]" office:value-type="float" office:value="0" calcext:value-type="float">
            <text:p>0</text:p>
          </table:table-cell>
          <table:table-cell table:style-name="ce26" table:formula="of:=[.Q7]-[.I7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1" table:formula="of:=VLOOKUP([.$A8];[$com_reed.$A$2:$com_reed.$H$99];2;0)" office:value-type="float" office:value="5" calcext:value-type="float">
            <text:p>5</text:p>
          </table:table-cell>
          <table:table-cell table:style-name="ce11" table:formula="of:=VLOOKUP([.$A8];[$com_reed.$A$2:$com_reed.$H$99];3;0)" office:value-type="float" office:value="5" calcext:value-type="float">
            <text:p>5</text:p>
          </table:table-cell>
          <table:table-cell table:style-name="ce11" table:formula="of:=VLOOKUP([.$A8];[$analise_janelas_original.$B$2:$analise_janelas_original.$H$99];3;0)" office:value-type="float" office:value="5" calcext:value-type="float">
            <text:p>5</text:p>
          </table:table-cell>
          <table:table-cell table:style-name="ce15" table:formula="of:=VALUE(SUBSTITUTE(VLOOKUP([.$A8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18" table:formula="of:=VALUE(SUBSTITUTE(VLOOKUP([.$A8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18" table:formula="of:=VALUE(SUBSTITUTE(VLOOKUP([.$A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8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8];[$com_reed_e_organiza3.$A$2:$com_reed_e_organiza3.$H$99];5;0)" office:value-type="float" office:value="5" calcext:value-type="float">
            <text:p>5</text:p>
          </table:table-cell>
          <table:table-cell table:style-name="ce11" table:formula="of:=VLOOKUP([.$A8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8];[$com_reed_e_organiza3.$A$2:$com_reed_e_organiza3.$H$99];7;0)" office:value-type="float" office:value="0" calcext:value-type="float">
            <text:p>0</text:p>
          </table:table-cell>
          <table:table-cell table:style-name="ce11" table:formula="of:=VLOOKUP([.$A8];[$analise_janelas_com_reed.$B$2:$analise_janelas_com_reed.$H$99];3;0)" office:value-type="float" office:value="5" calcext:value-type="float">
            <text:p>5</text:p>
          </table:table-cell>
          <table:table-cell table:style-name="ce11" table:formula="of:=VALUE(SUBSTITUTE(VLOOKUP([.$A8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8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8];[$sem_reed.$A$2:$sem_reed.$H$99];4;0)" office:value-type="float" office:value="5" calcext:value-type="float">
            <text:p>5</text:p>
          </table:table-cell>
          <table:table-cell table:style-name="ce32" table:formula="of:=VLOOKUP([.$A8];[$sem_reed.$A$2:$sem_reed.$H$99];5;0)" office:value-type="float" office:value="5" calcext:value-type="float">
            <text:p>5</text:p>
          </table:table-cell>
          <table:table-cell table:style-name="ce11" table:formula="of:=VLOOKUP([.$A8];[$sem_reed.$A$2:$sem_reed.$H$99];6;0)" office:value-type="float" office:value="0" calcext:value-type="float">
            <text:p>0</text:p>
          </table:table-cell>
          <table:table-cell table:style-name="ce11" table:formula="of:=VLOOKUP([.$A8];[$sem_reed.$A$2:$sem_reed.$H$99];7;0)" office:value-type="float" office:value="0" calcext:value-type="float">
            <text:p>0</text:p>
          </table:table-cell>
          <table:table-cell table:style-name="ce11" table:formula="of:=VLOOKUP([.$A8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8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8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8];[$algoritmo_novo.$A$2:$algoritmo_novo.$H$99];4;0)" office:value-type="float" office:value="5" calcext:value-type="float">
            <text:p>5</text:p>
          </table:table-cell>
          <table:table-cell table:style-name="ce21" table:formula="of:=VLOOKUP([.$A8];[$algoritmo_novo.$A$2:$algoritmo_novo.$H$99];5;0)" office:value-type="float" office:value="5" calcext:value-type="float">
            <text:p>5</text:p>
          </table:table-cell>
          <table:table-cell table:style-name="ce11" table:formula="of:=VLOOKUP([.$A8];[$algoritmo_novo.$A$2:$algoritmo_novo.$H$99];6;0)" office:value-type="float" office:value="0" calcext:value-type="float">
            <text:p>0</text:p>
          </table:table-cell>
          <table:table-cell table:style-name="ce11" table:formula="of:=VLOOKUP([.$A8];[$algoritmo_novo.$A$2:$algoritmo_novo.$H$99];7;0)" office:value-type="float" office:value="0" calcext:value-type="float">
            <text:p>0</text:p>
          </table:table-cell>
          <table:table-cell table:style-name="ce26" table:formula="of:=IF([.$P8]&lt;[.$H8];IF([.$X8]&lt;[.$P8];&quot;Novo&quot;;&quot;R+O&quot;);IF([.$X8]&lt;[.$P8];&quot;Novo&quot;;&quot;Reed&quot;))" office:value-type="string" office:string-value="Reed" calcext:value-type="string">
            <text:p>Reed</text:p>
          </table:table-cell>
          <table:table-cell table:style-name="ce26" table:formula="of:=IF([.$Q8]&lt;[.$I8];IF([.$Y8]&lt;[.$Q8];&quot;Novo&quot;;&quot;R+O&quot;);IF([.$Y8]&lt;[.$Q8];&quot;Novo&quot;;&quot;Reed&quot;))" office:value-type="string" office:string-value="Reed" calcext:value-type="string">
            <text:p>Reed</text:p>
          </table:table-cell>
          <table:table-cell table:style-name="ce26" table:formula="of:=[.P8]-[.H8]" office:value-type="float" office:value="0" calcext:value-type="float">
            <text:p>0</text:p>
          </table:table-cell>
          <table:table-cell table:style-name="ce26" table:formula="of:=[.Q8]-[.I8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1" table:formula="of:=VLOOKUP([.$A9];[$com_reed.$A$2:$com_reed.$H$99];2;0)" office:value-type="float" office:value="5" calcext:value-type="float">
            <text:p>5</text:p>
          </table:table-cell>
          <table:table-cell table:style-name="ce11" table:formula="of:=VLOOKUP([.$A9];[$com_reed.$A$2:$com_reed.$H$99];3;0)" office:value-type="float" office:value="5" calcext:value-type="float">
            <text:p>5</text:p>
          </table:table-cell>
          <table:table-cell table:style-name="ce11" table:formula="of:=VLOOKUP([.$A9];[$analise_janelas_original.$B$2:$analise_janelas_original.$H$99];3;0)" office:value-type="float" office:value="5" calcext:value-type="float">
            <text:p>5</text:p>
          </table:table-cell>
          <table:table-cell table:style-name="ce15" table:formula="of:=VALUE(SUBSTITUTE(VLOOKUP([.$A9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18" table:formula="of:=VALUE(SUBSTITUTE(VLOOKUP([.$A9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18" table:formula="of:=VALUE(SUBSTITUTE(VLOOKUP([.$A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9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9];[$com_reed_e_organiza3.$A$2:$com_reed_e_organiza3.$H$99];5;0)" office:value-type="float" office:value="5" calcext:value-type="float">
            <text:p>5</text:p>
          </table:table-cell>
          <table:table-cell table:style-name="ce11" table:formula="of:=VLOOKUP([.$A9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9];[$com_reed_e_organiza3.$A$2:$com_reed_e_organiza3.$H$99];7;0)" office:value-type="float" office:value="0" calcext:value-type="float">
            <text:p>0</text:p>
          </table:table-cell>
          <table:table-cell table:style-name="ce11" table:formula="of:=VLOOKUP([.$A9];[$analise_janelas_com_reed.$B$2:$analise_janelas_com_reed.$H$99];3;0)" office:value-type="float" office:value="5" calcext:value-type="float">
            <text:p>5</text:p>
          </table:table-cell>
          <table:table-cell table:style-name="ce11" table:formula="of:=VALUE(SUBSTITUTE(VLOOKUP([.$A9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9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9];[$sem_reed.$A$2:$sem_reed.$H$99];4;0)" office:value-type="float" office:value="5" calcext:value-type="float">
            <text:p>5</text:p>
          </table:table-cell>
          <table:table-cell table:style-name="ce32" table:formula="of:=VLOOKUP([.$A9];[$sem_reed.$A$2:$sem_reed.$H$99];5;0)" office:value-type="float" office:value="5" calcext:value-type="float">
            <text:p>5</text:p>
          </table:table-cell>
          <table:table-cell table:style-name="ce11" table:formula="of:=VLOOKUP([.$A9];[$sem_reed.$A$2:$sem_reed.$H$99];6;0)" office:value-type="float" office:value="0" calcext:value-type="float">
            <text:p>0</text:p>
          </table:table-cell>
          <table:table-cell table:style-name="ce11" table:formula="of:=VLOOKUP([.$A9];[$sem_reed.$A$2:$sem_reed.$H$99];7;0)" office:value-type="float" office:value="0" calcext:value-type="float">
            <text:p>0</text:p>
          </table:table-cell>
          <table:table-cell table:style-name="ce11" table:formula="of:=VLOOKUP([.$A9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9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9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9];[$algoritmo_novo.$A$2:$algoritmo_novo.$H$99];4;0)" office:value-type="float" office:value="5" calcext:value-type="float">
            <text:p>5</text:p>
          </table:table-cell>
          <table:table-cell table:style-name="ce21" table:formula="of:=VLOOKUP([.$A9];[$algoritmo_novo.$A$2:$algoritmo_novo.$H$99];5;0)" office:value-type="float" office:value="5" calcext:value-type="float">
            <text:p>5</text:p>
          </table:table-cell>
          <table:table-cell table:style-name="ce11" table:formula="of:=VLOOKUP([.$A9];[$algoritmo_novo.$A$2:$algoritmo_novo.$H$99];6;0)" office:value-type="float" office:value="0" calcext:value-type="float">
            <text:p>0</text:p>
          </table:table-cell>
          <table:table-cell table:style-name="ce11" table:formula="of:=VLOOKUP([.$A9];[$algoritmo_novo.$A$2:$algoritmo_novo.$H$99];7;0)" office:value-type="float" office:value="0" calcext:value-type="float">
            <text:p>0</text:p>
          </table:table-cell>
          <table:table-cell table:style-name="ce26" table:formula="of:=IF([.$P9]&lt;[.$H9];IF([.$X9]&lt;[.$P9];&quot;Novo&quot;;&quot;R+O&quot;);IF([.$X9]&lt;[.$P9];&quot;Novo&quot;;&quot;Reed&quot;))" office:value-type="string" office:string-value="Reed" calcext:value-type="string">
            <text:p>Reed</text:p>
          </table:table-cell>
          <table:table-cell table:style-name="ce26" table:formula="of:=IF([.$Q9]&lt;[.$I9];IF([.$Y9]&lt;[.$Q9];&quot;Novo&quot;;&quot;R+O&quot;);IF([.$Y9]&lt;[.$Q9];&quot;Novo&quot;;&quot;Reed&quot;))" office:value-type="string" office:string-value="Reed" calcext:value-type="string">
            <text:p>Reed</text:p>
          </table:table-cell>
          <table:table-cell table:style-name="ce26" table:formula="of:=[.P9]-[.H9]" office:value-type="float" office:value="0" calcext:value-type="float">
            <text:p>0</text:p>
          </table:table-cell>
          <table:table-cell table:style-name="ce26" table:formula="of:=[.Q9]-[.I9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1" table:formula="of:=VLOOKUP([.$A10];[$com_reed.$A$2:$com_reed.$H$99];2;0)" office:value-type="float" office:value="7" calcext:value-type="float">
            <text:p>7</text:p>
          </table:table-cell>
          <table:table-cell table:style-name="ce11" table:formula="of:=VLOOKUP([.$A10];[$com_reed.$A$2:$com_reed.$H$99];3;0)" office:value-type="float" office:value="35" calcext:value-type="float">
            <text:p>35</text:p>
          </table:table-cell>
          <table:table-cell table:style-name="ce11" table:formula="of:=VLOOKUP([.$A10];[$analise_janelas_original.$B$2:$analise_janelas_original.$H$99];3;0)" office:value-type="float" office:value="4" calcext:value-type="float">
            <text:p>4</text:p>
          </table:table-cell>
          <table:table-cell table:style-name="ce15" table:formula="of:=VALUE(SUBSTITUTE(VLOOKUP([.$A10];[$analise_janelas_original.$B$2:$analise_janelas_original.$H$99];4;0);&quot;.&quot;;&quot;,&quot;))" office:value-type="float" office:value="1.75" calcext:value-type="float">
            <text:p>1,7500</text:p>
          </table:table-cell>
          <table:table-cell table:style-name="ce18" table:formula="of:=VALUE(SUBSTITUTE(VLOOKUP([.$A10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1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0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10];[$com_reed_e_organiza3.$A$2:$com_reed_e_organiza3.$H$99];5;0)" office:value-type="float" office:value="15" calcext:value-type="float">
            <text:p>15</text:p>
          </table:table-cell>
          <table:table-cell table:style-name="ce11" table:formula="of:=VLOOKUP([.$A10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10];[$com_reed_e_organiza3.$A$2:$com_reed_e_organiza3.$H$99];7;0)" office:value-type="float" office:value="20" calcext:value-type="float">
            <text:p>20</text:p>
          </table:table-cell>
          <table:table-cell table:style-name="ce11" table:formula="of:=VLOOKUP([.$A10];[$analise_janelas_com_reed.$B$2:$analise_janelas_com_reed.$H$99];3;0)" office:value-type="float" office:value="4" calcext:value-type="float">
            <text:p>4</text:p>
          </table:table-cell>
          <table:table-cell table:style-name="ce11" table:formula="of:=VALUE(SUBSTITUTE(VLOOKUP([.$A10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11" table:formula="of:=VALUE(SUBSTITUTE(VLOOKUP([.$A10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0];[$sem_reed.$A$2:$sem_reed.$H$99];4;0)" office:value-type="float" office:value="5" calcext:value-type="float">
            <text:p>5</text:p>
          </table:table-cell>
          <table:table-cell table:style-name="ce32" table:formula="of:=VLOOKUP([.$A10];[$sem_reed.$A$2:$sem_reed.$H$99];5;0)" office:value-type="float" office:value="15" calcext:value-type="float">
            <text:p>15</text:p>
          </table:table-cell>
          <table:table-cell table:style-name="ce11" table:formula="of:=VLOOKUP([.$A10];[$sem_reed.$A$2:$sem_reed.$H$99];6;0)" office:value-type="float" office:value="2" calcext:value-type="float">
            <text:p>2</text:p>
          </table:table-cell>
          <table:table-cell table:style-name="ce11" table:formula="of:=VLOOKUP([.$A10];[$sem_reed.$A$2:$sem_reed.$H$99];7;0)" office:value-type="float" office:value="20" calcext:value-type="float">
            <text:p>20</text:p>
          </table:table-cell>
          <table:table-cell table:style-name="ce11" table:formula="of:=VLOOKUP([.$A10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0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11" table:formula="of:=VALUE(SUBSTITUTE(VLOOKUP([.$A10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0];[$algoritmo_novo.$A$2:$algoritmo_novo.$H$99];4;0)" office:value-type="float" office:value="5" calcext:value-type="float">
            <text:p>5</text:p>
          </table:table-cell>
          <table:table-cell table:style-name="ce21" table:formula="of:=VLOOKUP([.$A10];[$algoritmo_novo.$A$2:$algoritmo_novo.$H$99];5;0)" office:value-type="float" office:value="15" calcext:value-type="float">
            <text:p>15</text:p>
          </table:table-cell>
          <table:table-cell table:style-name="ce11" table:formula="of:=VLOOKUP([.$A10];[$algoritmo_novo.$A$2:$algoritmo_novo.$H$99];6;0)" office:value-type="float" office:value="2" calcext:value-type="float">
            <text:p>2</text:p>
          </table:table-cell>
          <table:table-cell table:style-name="ce11" table:formula="of:=VLOOKUP([.$A10];[$algoritmo_novo.$A$2:$algoritmo_novo.$H$99];7;0)" office:value-type="float" office:value="20" calcext:value-type="float">
            <text:p>20</text:p>
          </table:table-cell>
          <table:table-cell table:style-name="ce26" table:formula="of:=IF([.$P10]&lt;[.$H10];IF([.$X10]&lt;[.$P10];&quot;Novo&quot;;&quot;R+O&quot;);IF([.$X10]&lt;[.$P10];&quot;Novo&quot;;&quot;Reed&quot;))" office:value-type="string" office:string-value="Reed" calcext:value-type="string">
            <text:p>Reed</text:p>
          </table:table-cell>
          <table:table-cell table:style-name="ce26" table:formula="of:=IF([.$Q10]&lt;[.$I10];IF([.$Y10]&lt;[.$Q10];&quot;Novo&quot;;&quot;R+O&quot;);IF([.$Y10]&lt;[.$Q10];&quot;Novo&quot;;&quot;Reed&quot;))" office:value-type="string" office:string-value="Reed" calcext:value-type="string">
            <text:p>Reed</text:p>
          </table:table-cell>
          <table:table-cell table:style-name="ce26" table:formula="of:=[.P10]-[.H10]" office:value-type="float" office:value="0" calcext:value-type="float">
            <text:p>0</text:p>
          </table:table-cell>
          <table:table-cell table:style-name="ce26" table:formula="of:=[.Q10]-[.I10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1" table:formula="of:=VLOOKUP([.$A11];[$com_reed.$A$2:$com_reed.$H$99];2;0)" office:value-type="float" office:value="7" calcext:value-type="float">
            <text:p>7</text:p>
          </table:table-cell>
          <table:table-cell table:style-name="ce11" table:formula="of:=VLOOKUP([.$A11];[$com_reed.$A$2:$com_reed.$H$99];3;0)" office:value-type="float" office:value="33" calcext:value-type="float">
            <text:p>33</text:p>
          </table:table-cell>
          <table:table-cell table:style-name="ce11" table:formula="of:=VLOOKUP([.$A11];[$analise_janelas_original.$B$2:$analise_janelas_original.$H$99];3;0)" office:value-type="float" office:value="7" calcext:value-type="float">
            <text:p>7</text:p>
          </table:table-cell>
          <table:table-cell table:style-name="ce15" table:formula="of:=VALUE(SUBSTITUTE(VLOOKUP([.$A11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18" table:formula="of:=VALUE(SUBSTITUTE(VLOOKUP([.$A11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18" table:formula="of:=VALUE(SUBSTITUTE(VLOOKUP([.$A1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1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11];[$com_reed_e_organiza3.$A$2:$com_reed_e_organiza3.$H$99];5;0)" office:value-type="float" office:value="15" calcext:value-type="float">
            <text:p>15</text:p>
          </table:table-cell>
          <table:table-cell table:style-name="ce11" table:formula="of:=VLOOKUP([.$A11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11];[$com_reed_e_organiza3.$A$2:$com_reed_e_organiza3.$H$99];7;0)" office:value-type="float" office:value="18" calcext:value-type="float">
            <text:p>18</text:p>
          </table:table-cell>
          <table:table-cell table:style-name="ce11" table:formula="of:=VLOOKUP([.$A11];[$analise_janelas_com_reed.$B$2:$analise_janelas_com_reed.$H$99];3;0)" office:value-type="float" office:value="4" calcext:value-type="float">
            <text:p>4</text:p>
          </table:table-cell>
          <table:table-cell table:style-name="ce11" table:formula="of:=VALUE(SUBSTITUTE(VLOOKUP([.$A11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11" table:formula="of:=VALUE(SUBSTITUTE(VLOOKUP([.$A11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1];[$sem_reed.$A$2:$sem_reed.$H$99];4;0)" office:value-type="float" office:value="5" calcext:value-type="float">
            <text:p>5</text:p>
          </table:table-cell>
          <table:table-cell table:style-name="ce32" table:formula="of:=VLOOKUP([.$A11];[$sem_reed.$A$2:$sem_reed.$H$99];5;0)" office:value-type="float" office:value="15" calcext:value-type="float">
            <text:p>15</text:p>
          </table:table-cell>
          <table:table-cell table:style-name="ce11" table:formula="of:=VLOOKUP([.$A11];[$sem_reed.$A$2:$sem_reed.$H$99];6;0)" office:value-type="float" office:value="2" calcext:value-type="float">
            <text:p>2</text:p>
          </table:table-cell>
          <table:table-cell table:style-name="ce11" table:formula="of:=VLOOKUP([.$A11];[$sem_reed.$A$2:$sem_reed.$H$99];7;0)" office:value-type="float" office:value="18" calcext:value-type="float">
            <text:p>18</text:p>
          </table:table-cell>
          <table:table-cell table:style-name="ce11" table:formula="of:=VLOOKUP([.$A11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1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11" table:formula="of:=VALUE(SUBSTITUTE(VLOOKUP([.$A11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1];[$algoritmo_novo.$A$2:$algoritmo_novo.$H$99];4;0)" office:value-type="float" office:value="5" calcext:value-type="float">
            <text:p>5</text:p>
          </table:table-cell>
          <table:table-cell table:style-name="ce21" table:formula="of:=VLOOKUP([.$A11];[$algoritmo_novo.$A$2:$algoritmo_novo.$H$99];5;0)" office:value-type="float" office:value="15" calcext:value-type="float">
            <text:p>15</text:p>
          </table:table-cell>
          <table:table-cell table:style-name="ce11" table:formula="of:=VLOOKUP([.$A11];[$algoritmo_novo.$A$2:$algoritmo_novo.$H$99];6;0)" office:value-type="float" office:value="2" calcext:value-type="float">
            <text:p>2</text:p>
          </table:table-cell>
          <table:table-cell table:style-name="ce11" table:formula="of:=VLOOKUP([.$A11];[$algoritmo_novo.$A$2:$algoritmo_novo.$H$99];7;0)" office:value-type="float" office:value="18" calcext:value-type="float">
            <text:p>18</text:p>
          </table:table-cell>
          <table:table-cell table:style-name="ce26" table:formula="of:=IF([.$P11]&lt;[.$H11];IF([.$X11]&lt;[.$P11];&quot;Novo&quot;;&quot;R+O&quot;);IF([.$X11]&lt;[.$P11];&quot;Novo&quot;;&quot;Reed&quot;))" office:value-type="string" office:string-value="Reed" calcext:value-type="string">
            <text:p>Reed</text:p>
          </table:table-cell>
          <table:table-cell table:style-name="ce26" table:formula="of:=IF([.$Q11]&lt;[.$I11];IF([.$Y11]&lt;[.$Q11];&quot;Novo&quot;;&quot;R+O&quot;);IF([.$Y11]&lt;[.$Q11];&quot;Novo&quot;;&quot;Reed&quot;))" office:value-type="string" office:string-value="Reed" calcext:value-type="string">
            <text:p>Reed</text:p>
          </table:table-cell>
          <table:table-cell table:style-name="ce26" table:formula="of:=[.P11]-[.H11]" office:value-type="float" office:value="0" calcext:value-type="float">
            <text:p>0</text:p>
          </table:table-cell>
          <table:table-cell table:style-name="ce26" table:formula="of:=[.Q11]-[.I1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1" table:formula="of:=VLOOKUP([.$A12];[$com_reed.$A$2:$com_reed.$H$99];2;0)" office:value-type="float" office:value="6" calcext:value-type="float">
            <text:p>6</text:p>
          </table:table-cell>
          <table:table-cell table:style-name="ce11" table:formula="of:=VLOOKUP([.$A12];[$com_reed.$A$2:$com_reed.$H$99];3;0)" office:value-type="float" office:value="31" calcext:value-type="float">
            <text:p>31</text:p>
          </table:table-cell>
          <table:table-cell table:style-name="ce11" table:formula="of:=VLOOKUP([.$A12];[$analise_janelas_original.$B$2:$analise_janelas_original.$H$99];3;0)" office:value-type="float" office:value="6" calcext:value-type="float">
            <text:p>6</text:p>
          </table:table-cell>
          <table:table-cell table:style-name="ce15" table:formula="of:=VALUE(SUBSTITUTE(VLOOKUP([.$A12];[$analise_janelas_original.$B$2:$analise_janelas_original.$H$99];4;0);&quot;.&quot;;&quot;,&quot;))" office:value-type="float" office:value="1" calcext:value-type="float">
            <text:p>1,0000</text:p>
          </table:table-cell>
          <table:table-cell table:style-name="ce18" table:formula="of:=VALUE(SUBSTITUTE(VLOOKUP([.$A12];[$analise_janelas_original.$B$2:$analise_janelas_original.$H$99];5;0);&quot;.&quot;;&quot;,&quot;))" office:value-type="float" office:value="1" calcext:value-type="float">
            <text:p>1</text:p>
          </table:table-cell>
          <table:table-cell table:style-name="ce18" table:formula="of:=VALUE(SUBSTITUTE(VLOOKUP([.$A1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2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12];[$com_reed_e_organiza3.$A$2:$com_reed_e_organiza3.$H$99];5;0)" office:value-type="float" office:value="15" calcext:value-type="float">
            <text:p>15</text:p>
          </table:table-cell>
          <table:table-cell table:style-name="ce11" table:formula="of:=VLOOKUP([.$A12];[$com_reed_e_organiza3.$A$2:$com_reed_e_organiza3.$H$99];6;0)" office:value-type="float" office:value="1" calcext:value-type="float">
            <text:p>1</text:p>
          </table:table-cell>
          <table:table-cell table:style-name="ce11" table:formula="of:=VLOOKUP([.$A12];[$com_reed_e_organiza3.$A$2:$com_reed_e_organiza3.$H$99];7;0)" office:value-type="float" office:value="16" calcext:value-type="float">
            <text:p>16</text:p>
          </table:table-cell>
          <table:table-cell table:style-name="ce11" table:formula="of:=VLOOKUP([.$A12];[$analise_janelas_com_reed.$B$2:$analise_janelas_com_reed.$H$99];3;0)" office:value-type="float" office:value="4" calcext:value-type="float">
            <text:p>4</text:p>
          </table:table-cell>
          <table:table-cell table:style-name="ce11" table:formula="of:=VALUE(SUBSTITUTE(VLOOKUP([.$A12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11" table:formula="of:=VALUE(SUBSTITUTE(VLOOKUP([.$A12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2];[$sem_reed.$A$2:$sem_reed.$H$99];4;0)" office:value-type="float" office:value="5" calcext:value-type="float">
            <text:p>5</text:p>
          </table:table-cell>
          <table:table-cell table:style-name="ce32" table:formula="of:=VLOOKUP([.$A12];[$sem_reed.$A$2:$sem_reed.$H$99];5;0)" office:value-type="float" office:value="15" calcext:value-type="float">
            <text:p>15</text:p>
          </table:table-cell>
          <table:table-cell table:style-name="ce11" table:formula="of:=VLOOKUP([.$A12];[$sem_reed.$A$2:$sem_reed.$H$99];6;0)" office:value-type="float" office:value="1" calcext:value-type="float">
            <text:p>1</text:p>
          </table:table-cell>
          <table:table-cell table:style-name="ce11" table:formula="of:=VLOOKUP([.$A12];[$sem_reed.$A$2:$sem_reed.$H$99];7;0)" office:value-type="float" office:value="16" calcext:value-type="float">
            <text:p>16</text:p>
          </table:table-cell>
          <table:table-cell table:style-name="ce11" table:formula="of:=VLOOKUP([.$A12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2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11" table:formula="of:=VALUE(SUBSTITUTE(VLOOKUP([.$A12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2];[$algoritmo_novo.$A$2:$algoritmo_novo.$H$99];4;0)" office:value-type="float" office:value="5" calcext:value-type="float">
            <text:p>5</text:p>
          </table:table-cell>
          <table:table-cell table:style-name="ce21" table:formula="of:=VLOOKUP([.$A12];[$algoritmo_novo.$A$2:$algoritmo_novo.$H$99];5;0)" office:value-type="float" office:value="15" calcext:value-type="float">
            <text:p>15</text:p>
          </table:table-cell>
          <table:table-cell table:style-name="ce11" table:formula="of:=VLOOKUP([.$A12];[$algoritmo_novo.$A$2:$algoritmo_novo.$H$99];6;0)" office:value-type="float" office:value="1" calcext:value-type="float">
            <text:p>1</text:p>
          </table:table-cell>
          <table:table-cell table:style-name="ce11" table:formula="of:=VLOOKUP([.$A12];[$algoritmo_novo.$A$2:$algoritmo_novo.$H$99];7;0)" office:value-type="float" office:value="16" calcext:value-type="float">
            <text:p>16</text:p>
          </table:table-cell>
          <table:table-cell table:style-name="ce26" table:formula="of:=IF([.$P12]&lt;[.$H12];IF([.$X12]&lt;[.$P12];&quot;Novo&quot;;&quot;R+O&quot;);IF([.$X12]&lt;[.$P12];&quot;Novo&quot;;&quot;Reed&quot;))" office:value-type="string" office:string-value="Reed" calcext:value-type="string">
            <text:p>Reed</text:p>
          </table:table-cell>
          <table:table-cell table:style-name="ce26" table:formula="of:=IF([.$Q12]&lt;[.$I12];IF([.$Y12]&lt;[.$Q12];&quot;Novo&quot;;&quot;R+O&quot;);IF([.$Y12]&lt;[.$Q12];&quot;Novo&quot;;&quot;Reed&quot;))" office:value-type="string" office:string-value="Reed" calcext:value-type="string">
            <text:p>Reed</text:p>
          </table:table-cell>
          <table:table-cell table:style-name="ce26" table:formula="of:=[.P12]-[.H12]" office:value-type="float" office:value="0" calcext:value-type="float">
            <text:p>0</text:p>
          </table:table-cell>
          <table:table-cell table:style-name="ce26" table:formula="of:=[.Q12]-[.I12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1" table:formula="of:=VLOOKUP([.$A13];[$com_reed.$A$2:$com_reed.$H$99];2;0)" office:value-type="float" office:value="7" calcext:value-type="float">
            <text:p>7</text:p>
          </table:table-cell>
          <table:table-cell table:style-name="ce11" table:formula="of:=VLOOKUP([.$A13];[$com_reed.$A$2:$com_reed.$H$99];3;0)" office:value-type="float" office:value="38" calcext:value-type="float">
            <text:p>38</text:p>
          </table:table-cell>
          <table:table-cell table:style-name="ce11" table:formula="of:=VLOOKUP([.$A13];[$analise_janelas_original.$B$2:$analise_janelas_original.$H$99];3;0)" office:value-type="float" office:value="6" calcext:value-type="float">
            <text:p>6</text:p>
          </table:table-cell>
          <table:table-cell table:style-name="ce15" table:formula="of:=VALUE(SUBSTITUTE(VLOOKUP([.$A13];[$analise_janelas_original.$B$2:$analise_janelas_original.$H$99];4;0);&quot;.&quot;;&quot;,&quot;))" office:value-type="float" office:value="1.16666666666667" calcext:value-type="float">
            <text:p>1,1667</text:p>
          </table:table-cell>
          <table:table-cell table:style-name="ce18" table:formula="of:=VALUE(SUBSTITUTE(VLOOKUP([.$A13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1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3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13];[$com_reed_e_organiza3.$A$2:$com_reed_e_organiza3.$H$99];5;0)" office:value-type="float" office:value="15" calcext:value-type="float">
            <text:p>15</text:p>
          </table:table-cell>
          <table:table-cell table:style-name="ce11" table:formula="of:=VLOOKUP([.$A13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13];[$com_reed_e_organiza3.$A$2:$com_reed_e_organiza3.$H$99];7;0)" office:value-type="float" office:value="23" calcext:value-type="float">
            <text:p>23</text:p>
          </table:table-cell>
          <table:table-cell table:style-name="ce11" table:formula="of:=VLOOKUP([.$A13];[$analise_janelas_com_reed.$B$2:$analise_janelas_com_reed.$H$99];3;0)" office:value-type="float" office:value="4" calcext:value-type="float">
            <text:p>4</text:p>
          </table:table-cell>
          <table:table-cell table:style-name="ce11" table:formula="of:=VALUE(SUBSTITUTE(VLOOKUP([.$A13];[$analise_janelas_com_reed.$B$2:$analise_janelas_com_reed.$H$99];4;0);&quot;.&quot;;&quot;,&quot;))" office:value-type="float" office:value="1.25" calcext:value-type="float">
            <text:p>1</text:p>
          </table:table-cell>
          <table:table-cell table:style-name="ce11" table:formula="of:=VALUE(SUBSTITUTE(VLOOKUP([.$A13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3];[$sem_reed.$A$2:$sem_reed.$H$99];4;0)" office:value-type="float" office:value="5" calcext:value-type="float">
            <text:p>5</text:p>
          </table:table-cell>
          <table:table-cell table:style-name="ce32" table:formula="of:=VLOOKUP([.$A13];[$sem_reed.$A$2:$sem_reed.$H$99];5;0)" office:value-type="float" office:value="15" calcext:value-type="float">
            <text:p>15</text:p>
          </table:table-cell>
          <table:table-cell table:style-name="ce11" table:formula="of:=VLOOKUP([.$A13];[$sem_reed.$A$2:$sem_reed.$H$99];6;0)" office:value-type="float" office:value="2" calcext:value-type="float">
            <text:p>2</text:p>
          </table:table-cell>
          <table:table-cell table:style-name="ce11" table:formula="of:=VLOOKUP([.$A13];[$sem_reed.$A$2:$sem_reed.$H$99];7;0)" office:value-type="float" office:value="23" calcext:value-type="float">
            <text:p>23</text:p>
          </table:table-cell>
          <table:table-cell table:style-name="ce11" table:formula="of:=VLOOKUP([.$A13];[$analise_janelas_sem_reed.$B$2:$analise_janelas_sem_reed.$H$99];3;0)" office:value-type="float" office:value="4" calcext:value-type="float">
            <text:p>4</text:p>
          </table:table-cell>
          <table:table-cell table:formula="of:=VALUE(SUBSTITUTE(VLOOKUP([.$A13];[$analise_janelas_sem_reed.$B$2:$analise_janelas_sem_reed.$H$99];4;0);&quot;.&quot;;&quot;,&quot;))" office:value-type="float" office:value="1.25" calcext:value-type="float">
            <text:p>1,25</text:p>
          </table:table-cell>
          <table:table-cell table:style-name="ce11" table:formula="of:=VALUE(SUBSTITUTE(VLOOKUP([.$A13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1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3];[$algoritmo_novo.$A$2:$algoritmo_novo.$H$99];4;0)" office:value-type="float" office:value="5" calcext:value-type="float">
            <text:p>5</text:p>
          </table:table-cell>
          <table:table-cell table:style-name="ce21" table:formula="of:=VLOOKUP([.$A13];[$algoritmo_novo.$A$2:$algoritmo_novo.$H$99];5;0)" office:value-type="float" office:value="15" calcext:value-type="float">
            <text:p>15</text:p>
          </table:table-cell>
          <table:table-cell table:style-name="ce11" table:formula="of:=VLOOKUP([.$A13];[$algoritmo_novo.$A$2:$algoritmo_novo.$H$99];6;0)" office:value-type="float" office:value="2" calcext:value-type="float">
            <text:p>2</text:p>
          </table:table-cell>
          <table:table-cell table:style-name="ce11" table:formula="of:=VLOOKUP([.$A13];[$algoritmo_novo.$A$2:$algoritmo_novo.$H$99];7;0)" office:value-type="float" office:value="23" calcext:value-type="float">
            <text:p>23</text:p>
          </table:table-cell>
          <table:table-cell table:style-name="ce26" table:formula="of:=IF([.$P13]&lt;[.$H13];IF([.$X13]&lt;[.$P13];&quot;Novo&quot;;&quot;R+O&quot;);IF([.$X13]&lt;[.$P13];&quot;Novo&quot;;&quot;Reed&quot;))" office:value-type="string" office:string-value="Reed" calcext:value-type="string">
            <text:p>Reed</text:p>
          </table:table-cell>
          <table:table-cell table:style-name="ce26" table:formula="of:=IF([.$Q13]&lt;[.$I13];IF([.$Y13]&lt;[.$Q13];&quot;Novo&quot;;&quot;R+O&quot;);IF([.$Y13]&lt;[.$Q13];&quot;Novo&quot;;&quot;Reed&quot;))" office:value-type="string" office:string-value="Reed" calcext:value-type="string">
            <text:p>Reed</text:p>
          </table:table-cell>
          <table:table-cell table:style-name="ce26" table:formula="of:=[.P13]-[.H13]" office:value-type="float" office:value="0" calcext:value-type="float">
            <text:p>0</text:p>
          </table:table-cell>
          <table:table-cell table:style-name="ce26" table:formula="of:=[.Q13]-[.I13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1" table:formula="of:=VLOOKUP([.$A14];[$com_reed.$A$2:$com_reed.$H$99];2;0)" office:value-type="float" office:value="5" calcext:value-type="float">
            <text:p>5</text:p>
          </table:table-cell>
          <table:table-cell table:style-name="ce11" table:formula="of:=VLOOKUP([.$A14];[$com_reed.$A$2:$com_reed.$H$99];3;0)" office:value-type="float" office:value="9" calcext:value-type="float">
            <text:p>9</text:p>
          </table:table-cell>
          <table:table-cell table:style-name="ce11" table:formula="of:=VLOOKUP([.$A14];[$analise_janelas_original.$B$2:$analise_janelas_original.$H$99];3;0)" office:value-type="float" office:value="4" calcext:value-type="float">
            <text:p>4</text:p>
          </table:table-cell>
          <table:table-cell table:style-name="ce15" table:formula="of:=VALUE(SUBSTITUTE(VLOOKUP([.$A14];[$analise_janelas_original.$B$2:$analise_janelas_original.$H$99];4;0);&quot;.&quot;;&quot;,&quot;))" office:value-type="float" office:value="1.25" calcext:value-type="float">
            <text:p>1,2500</text:p>
          </table:table-cell>
          <table:table-cell table:style-name="ce18" table:formula="of:=VALUE(SUBSTITUTE(VLOOKUP([.$A14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1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4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14];[$com_reed_e_organiza3.$A$2:$com_reed_e_organiza3.$H$99];5;0)" office:value-type="float" office:value="15" calcext:value-type="float">
            <text:p>15</text:p>
          </table:table-cell>
          <table:table-cell table:style-name="ce11" table:formula="of:=VLOOKUP([.$A14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14];[$com_reed_e_organiza3.$A$2:$com_reed_e_organiza3.$H$99];7;0)" office:value-type="float" office:value="-6" calcext:value-type="float">
            <text:p>-6</text:p>
          </table:table-cell>
          <table:table-cell table:style-name="ce11" table:formula="of:=VLOOKUP([.$A14];[$analise_janelas_com_reed.$B$2:$analise_janelas_com_reed.$H$99];3;0)" office:value-type="float" office:value="5" calcext:value-type="float">
            <text:p>5</text:p>
          </table:table-cell>
          <table:table-cell table:style-name="ce11" table:formula="of:=VALUE(SUBSTITUTE(VLOOKUP([.$A14];[$analise_janelas_com_reed.$B$2:$analise_janelas_com_reed.$H$99];4;0);&quot;.&quot;;&quot;,&quot;))" office:value-type="float" office:value="1" calcext:value-type="float">
            <text:p>1</text:p>
          </table:table-cell>
          <table:table-cell table:style-name="ce11" table:formula="of:=VALUE(SUBSTITUTE(VLOOKUP([.$A14];[$analise_janelas_com_reed.$B$2:$analise_janelas_co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1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4];[$sem_reed.$A$2:$sem_reed.$H$99];4;0)" office:value-type="float" office:value="5" calcext:value-type="float">
            <text:p>5</text:p>
          </table:table-cell>
          <table:table-cell table:style-name="ce32" table:formula="of:=VLOOKUP([.$A14];[$sem_reed.$A$2:$sem_reed.$H$99];5;0)" office:value-type="float" office:value="15" calcext:value-type="float">
            <text:p>15</text:p>
          </table:table-cell>
          <table:table-cell table:style-name="ce11" table:formula="of:=VLOOKUP([.$A14];[$sem_reed.$A$2:$sem_reed.$H$99];6;0)" office:value-type="float" office:value="0" calcext:value-type="float">
            <text:p>0</text:p>
          </table:table-cell>
          <table:table-cell table:style-name="ce11" table:formula="of:=VLOOKUP([.$A14];[$sem_reed.$A$2:$sem_reed.$H$99];7;0)" office:value-type="float" office:value="-6" calcext:value-type="float">
            <text:p>-6</text:p>
          </table:table-cell>
          <table:table-cell table:style-name="ce11" table:formula="of:=VLOOKUP([.$A14];[$analise_janelas_sem_reed.$B$2:$analise_janelas_sem_reed.$H$99];3;0)" office:value-type="float" office:value="5" calcext:value-type="float">
            <text:p>5</text:p>
          </table:table-cell>
          <table:table-cell table:formula="of:=VALUE(SUBSTITUTE(VLOOKUP([.$A14];[$analise_janelas_sem_reed.$B$2:$analise_janelas_sem_reed.$H$99];4;0);&quot;.&quot;;&quot;,&quot;))" office:value-type="float" office:value="1" calcext:value-type="float">
            <text:p>1,00</text:p>
          </table:table-cell>
          <table:table-cell table:style-name="ce11" table:formula="of:=VALUE(SUBSTITUTE(VLOOKUP([.$A14];[$analise_janelas_sem_reed.$B$2:$analise_janelas_sem_reed.$H$99];5;0);&quot;.&quot;;&quot;,&quot;))" office:value-type="float" office:value="1" calcext:value-type="float">
            <text:p>1</text:p>
          </table:table-cell>
          <table:table-cell table:style-name="ce11" table:formula="of:=VALUE(SUBSTITUTE(VLOOKUP([.$A1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4];[$algoritmo_novo.$A$2:$algoritmo_novo.$H$99];4;0)" office:value-type="float" office:value="5" calcext:value-type="float">
            <text:p>5</text:p>
          </table:table-cell>
          <table:table-cell table:style-name="ce21" table:formula="of:=VLOOKUP([.$A14];[$algoritmo_novo.$A$2:$algoritmo_novo.$H$99];5;0)" office:value-type="float" office:value="15" calcext:value-type="float">
            <text:p>15</text:p>
          </table:table-cell>
          <table:table-cell table:style-name="ce11" table:formula="of:=VLOOKUP([.$A14];[$algoritmo_novo.$A$2:$algoritmo_novo.$H$99];6;0)" office:value-type="float" office:value="0" calcext:value-type="float">
            <text:p>0</text:p>
          </table:table-cell>
          <table:table-cell table:style-name="ce11" table:formula="of:=VLOOKUP([.$A14];[$algoritmo_novo.$A$2:$algoritmo_novo.$H$99];7;0)" office:value-type="float" office:value="-6" calcext:value-type="float">
            <text:p>-6</text:p>
          </table:table-cell>
          <table:table-cell table:style-name="ce26" table:formula="of:=IF([.$P14]&lt;[.$H14];IF([.$X14]&lt;[.$P14];&quot;Novo&quot;;&quot;R+O&quot;);IF([.$X14]&lt;[.$P14];&quot;Novo&quot;;&quot;Reed&quot;))" office:value-type="string" office:string-value="Reed" calcext:value-type="string">
            <text:p>Reed</text:p>
          </table:table-cell>
          <table:table-cell table:style-name="ce26" table:formula="of:=IF([.$Q14]&lt;[.$I14];IF([.$Y14]&lt;[.$Q14];&quot;Novo&quot;;&quot;R+O&quot;);IF([.$Y14]&lt;[.$Q14];&quot;Novo&quot;;&quot;Reed&quot;))" office:value-type="string" office:string-value="Reed" calcext:value-type="string">
            <text:p>Reed</text:p>
          </table:table-cell>
          <table:table-cell table:style-name="ce26" table:formula="of:=[.P14]-[.H14]" office:value-type="float" office:value="0" calcext:value-type="float">
            <text:p>0</text:p>
          </table:table-cell>
          <table:table-cell table:style-name="ce26" table:formula="of:=[.Q14]-[.I1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1" table:formula="of:=VLOOKUP([.$A15];[$com_reed.$A$2:$com_reed.$H$99];2;0)" office:value-type="float" office:value="88" calcext:value-type="float">
            <text:p>88</text:p>
          </table:table-cell>
          <table:table-cell table:style-name="ce11" table:formula="of:=VLOOKUP([.$A15];[$com_reed.$A$2:$com_reed.$H$99];3;0)" office:value-type="float" office:value="8168" calcext:value-type="float">
            <text:p>8.168</text:p>
          </table:table-cell>
          <table:table-cell table:style-name="ce11" table:formula="of:=VLOOKUP([.$A15];[$analise_janelas_original.$B$2:$analise_janelas_original.$H$99];3;0)" office:value-type="float" office:value="78" calcext:value-type="float">
            <text:p>78</text:p>
          </table:table-cell>
          <table:table-cell table:style-name="ce15" table:formula="of:=VALUE(SUBSTITUTE(VLOOKUP([.$A15];[$analise_janelas_original.$B$2:$analise_janelas_original.$H$99];4;0);&quot;.&quot;;&quot;,&quot;))" office:value-type="float" office:value="1.12820512820513" calcext:value-type="float">
            <text:p>1,1282</text:p>
          </table:table-cell>
          <table:table-cell table:style-name="ce18" table:formula="of:=VALUE(SUBSTITUTE(VLOOKUP([.$A15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1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5];[$com_reed_e_organiza3.$A$2:$com_reed_e_organiza3.$H$99];4;0)" office:value-type="float" office:value="86" calcext:value-type="float">
            <text:p>86</text:p>
          </table:table-cell>
          <table:table-cell table:style-name="ce20" table:formula="of:=VLOOKUP([.$A15];[$com_reed_e_organiza3.$A$2:$com_reed_e_organiza3.$H$99];5;0)" office:value-type="float" office:value="8126" calcext:value-type="float">
            <text:p>8.126</text:p>
          </table:table-cell>
          <table:table-cell table:style-name="ce11" table:formula="of:=VLOOKUP([.$A15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15];[$com_reed_e_organiza3.$A$2:$com_reed_e_organiza3.$H$99];7;0)" office:value-type="float" office:value="42" calcext:value-type="float">
            <text:p>42</text:p>
          </table:table-cell>
          <table:table-cell table:style-name="ce11" table:formula="of:=VLOOKUP([.$A15];[$analise_janelas_com_reed.$B$2:$analise_janelas_com_reed.$H$99];3;0)" office:value-type="float" office:value="68" calcext:value-type="float">
            <text:p>68</text:p>
          </table:table-cell>
          <table:table-cell table:style-name="ce11" table:formula="of:=VALUE(SUBSTITUTE(VLOOKUP([.$A15];[$analise_janelas_com_reed.$B$2:$analise_janelas_com_reed.$H$99];4;0);&quot;.&quot;;&quot;,&quot;))" office:value-type="float" office:value="1.26470588235294" calcext:value-type="float">
            <text:p>1</text:p>
          </table:table-cell>
          <table:table-cell table:style-name="ce11" table:formula="of:=VALUE(SUBSTITUTE(VLOOKUP([.$A15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5];[$sem_reed.$A$2:$sem_reed.$H$99];4;0)" office:value-type="float" office:value="86" calcext:value-type="float">
            <text:p>86</text:p>
          </table:table-cell>
          <table:table-cell table:style-name="ce32" table:formula="of:=VLOOKUP([.$A15];[$sem_reed.$A$2:$sem_reed.$H$99];5;0)" office:value-type="float" office:value="8126" calcext:value-type="float">
            <text:p>8.126</text:p>
          </table:table-cell>
          <table:table-cell table:style-name="ce11" table:formula="of:=VLOOKUP([.$A15];[$sem_reed.$A$2:$sem_reed.$H$99];6;0)" office:value-type="float" office:value="2" calcext:value-type="float">
            <text:p>2</text:p>
          </table:table-cell>
          <table:table-cell table:style-name="ce11" table:formula="of:=VLOOKUP([.$A15];[$sem_reed.$A$2:$sem_reed.$H$99];7;0)" office:value-type="float" office:value="42" calcext:value-type="float">
            <text:p>42</text:p>
          </table:table-cell>
          <table:table-cell table:style-name="ce11" table:formula="of:=VLOOKUP([.$A15];[$analise_janelas_sem_reed.$B$2:$analise_janelas_sem_reed.$H$99];3;0)" office:value-type="float" office:value="68" calcext:value-type="float">
            <text:p>68</text:p>
          </table:table-cell>
          <table:table-cell table:formula="of:=VALUE(SUBSTITUTE(VLOOKUP([.$A15];[$analise_janelas_sem_reed.$B$2:$analise_janelas_sem_reed.$H$99];4;0);&quot;.&quot;;&quot;,&quot;))" office:value-type="float" office:value="1.26470588235294" calcext:value-type="float">
            <text:p>1,26</text:p>
          </table:table-cell>
          <table:table-cell table:style-name="ce11" table:formula="of:=VALUE(SUBSTITUTE(VLOOKUP([.$A15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5];[$algoritmo_novo.$A$2:$algoritmo_novo.$H$99];4;0)" office:value-type="float" office:value="88" calcext:value-type="float">
            <text:p>88</text:p>
          </table:table-cell>
          <table:table-cell table:style-name="ce21" table:formula="of:=VLOOKUP([.$A15];[$algoritmo_novo.$A$2:$algoritmo_novo.$H$99];5;0)" office:value-type="float" office:value="7120" calcext:value-type="float">
            <text:p>7.120</text:p>
          </table:table-cell>
          <table:table-cell table:style-name="ce11" table:formula="of:=VLOOKUP([.$A15];[$algoritmo_novo.$A$2:$algoritmo_novo.$H$99];6;0)" office:value-type="float" office:value="0" calcext:value-type="float">
            <text:p>0</text:p>
          </table:table-cell>
          <table:table-cell table:style-name="ce11" table:formula="of:=VLOOKUP([.$A15];[$algoritmo_novo.$A$2:$algoritmo_novo.$H$99];7;0)" office:value-type="float" office:value="1048" calcext:value-type="float">
            <text:p>1.048</text:p>
          </table:table-cell>
          <table:table-cell table:style-name="ce26" table:formula="of:=IF([.$P15]&lt;[.$H15];IF([.$X15]&lt;[.$P15];&quot;Novo&quot;;&quot;R+O&quot;);IF([.$X15]&lt;[.$P15];&quot;Novo&quot;;&quot;Reed&quot;))" office:value-type="string" office:string-value="Reed" calcext:value-type="string">
            <text:p>Reed</text:p>
          </table:table-cell>
          <table:table-cell table:style-name="ce26" table:formula="of:=IF([.$Q15]&lt;[.$I15];IF([.$Y15]&lt;[.$Q15];&quot;Novo&quot;;&quot;R+O&quot;);IF([.$Y15]&lt;[.$Q15];&quot;Novo&quot;;&quot;Reed&quot;))" office:value-type="string" office:string-value="Novo" calcext:value-type="string">
            <text:p>Novo</text:p>
          </table:table-cell>
          <table:table-cell table:style-name="ce26" table:formula="of:=[.P15]-[.H15]" office:value-type="float" office:value="0" calcext:value-type="float">
            <text:p>0</text:p>
          </table:table-cell>
          <table:table-cell table:style-name="ce26" table:formula="of:=[.Q15]-[.I15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1" table:formula="of:=VLOOKUP([.$A16];[$com_reed.$A$2:$com_reed.$H$99];2;0)" office:value-type="float" office:value="481" calcext:value-type="float">
            <text:p>481</text:p>
          </table:table-cell>
          <table:table-cell table:style-name="ce11" table:formula="of:=VLOOKUP([.$A16];[$com_reed.$A$2:$com_reed.$H$99];3;0)" office:value-type="float" office:value="58817" calcext:value-type="float">
            <text:p>58.817</text:p>
          </table:table-cell>
          <table:table-cell table:style-name="ce11" table:formula="of:=VLOOKUP([.$A16];[$analise_janelas_original.$B$2:$analise_janelas_original.$H$99];3;0)" office:value-type="float" office:value="400" calcext:value-type="float">
            <text:p>400</text:p>
          </table:table-cell>
          <table:table-cell table:style-name="ce15" table:formula="of:=VALUE(SUBSTITUTE(VLOOKUP([.$A16];[$analise_janelas_original.$B$2:$analise_janelas_original.$H$99];4;0);&quot;.&quot;;&quot;,&quot;))" office:value-type="float" office:value="1.2025" calcext:value-type="float">
            <text:p>1,2025</text:p>
          </table:table-cell>
          <table:table-cell table:style-name="ce18" table:formula="of:=VALUE(SUBSTITUTE(VLOOKUP([.$A16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1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6];[$com_reed_e_organiza3.$A$2:$com_reed_e_organiza3.$H$99];4;0)" office:value-type="float" office:value="453" calcext:value-type="float">
            <text:p>453</text:p>
          </table:table-cell>
          <table:table-cell table:style-name="ce20" table:formula="of:=VLOOKUP([.$A16];[$com_reed_e_organiza3.$A$2:$com_reed_e_organiza3.$H$99];5;0)" office:value-type="float" office:value="53131" calcext:value-type="float">
            <text:p>53.131</text:p>
          </table:table-cell>
          <table:table-cell table:style-name="ce11" table:formula="of:=VLOOKUP([.$A16];[$com_reed_e_organiza3.$A$2:$com_reed_e_organiza3.$H$99];6;0)" office:value-type="float" office:value="28" calcext:value-type="float">
            <text:p>28</text:p>
          </table:table-cell>
          <table:table-cell table:style-name="ce11" table:formula="of:=VLOOKUP([.$A16];[$com_reed_e_organiza3.$A$2:$com_reed_e_organiza3.$H$99];7;0)" office:value-type="float" office:value="5686" calcext:value-type="float">
            <text:p>5.686</text:p>
          </table:table-cell>
          <table:table-cell table:style-name="ce11" table:formula="of:=VLOOKUP([.$A16];[$analise_janelas_com_reed.$B$2:$analise_janelas_com_reed.$H$99];3;0)" office:value-type="float" office:value="385" calcext:value-type="float">
            <text:p>385</text:p>
          </table:table-cell>
          <table:table-cell table:style-name="ce11" table:formula="of:=VALUE(SUBSTITUTE(VLOOKUP([.$A16];[$analise_janelas_com_reed.$B$2:$analise_janelas_com_reed.$H$99];4;0);&quot;.&quot;;&quot;,&quot;))" office:value-type="float" office:value="1.17662337662338" calcext:value-type="float">
            <text:p>1</text:p>
          </table:table-cell>
          <table:table-cell table:style-name="ce11" table:formula="of:=VALUE(SUBSTITUTE(VLOOKUP([.$A16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6];[$sem_reed.$A$2:$sem_reed.$H$99];4;0)" office:value-type="float" office:value="452" calcext:value-type="float">
            <text:p>452</text:p>
          </table:table-cell>
          <table:table-cell table:style-name="ce32" table:formula="of:=VLOOKUP([.$A16];[$sem_reed.$A$2:$sem_reed.$H$99];5;0)" office:value-type="float" office:value="52942" calcext:value-type="float">
            <text:p>52.942</text:p>
          </table:table-cell>
          <table:table-cell table:style-name="ce11" table:formula="of:=VLOOKUP([.$A16];[$sem_reed.$A$2:$sem_reed.$H$99];6;0)" office:value-type="float" office:value="29" calcext:value-type="float">
            <text:p>29</text:p>
          </table:table-cell>
          <table:table-cell table:style-name="ce11" table:formula="of:=VLOOKUP([.$A16];[$sem_reed.$A$2:$sem_reed.$H$99];7;0)" office:value-type="float" office:value="5875" calcext:value-type="float">
            <text:p>5.875</text:p>
          </table:table-cell>
          <table:table-cell table:style-name="ce11" table:formula="of:=VLOOKUP([.$A16];[$analise_janelas_sem_reed.$B$2:$analise_janelas_sem_reed.$H$99];3;0)" office:value-type="float" office:value="386" calcext:value-type="float">
            <text:p>386</text:p>
          </table:table-cell>
          <table:table-cell table:formula="of:=VALUE(SUBSTITUTE(VLOOKUP([.$A16];[$analise_janelas_sem_reed.$B$2:$analise_janelas_sem_reed.$H$99];4;0);&quot;.&quot;;&quot;,&quot;))" office:value-type="float" office:value="1.17098445595855" calcext:value-type="float">
            <text:p>1,17</text:p>
          </table:table-cell>
          <table:table-cell table:style-name="ce11" table:formula="of:=VALUE(SUBSTITUTE(VLOOKUP([.$A16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6];[$algoritmo_novo.$A$2:$algoritmo_novo.$H$99];4;0)" office:value-type="float" office:value="444" calcext:value-type="float">
            <text:p>444</text:p>
          </table:table-cell>
          <table:table-cell table:style-name="ce21" table:formula="of:=VLOOKUP([.$A16];[$algoritmo_novo.$A$2:$algoritmo_novo.$H$99];5;0)" office:value-type="float" office:value="51302" calcext:value-type="float">
            <text:p>51.302</text:p>
          </table:table-cell>
          <table:table-cell table:style-name="ce11" table:formula="of:=VLOOKUP([.$A16];[$algoritmo_novo.$A$2:$algoritmo_novo.$H$99];6;0)" office:value-type="float" office:value="37" calcext:value-type="float">
            <text:p>37</text:p>
          </table:table-cell>
          <table:table-cell table:style-name="ce11" table:formula="of:=VLOOKUP([.$A16];[$algoritmo_novo.$A$2:$algoritmo_novo.$H$99];7;0)" office:value-type="float" office:value="7515" calcext:value-type="float">
            <text:p>7.515</text:p>
          </table:table-cell>
          <table:table-cell table:style-name="ce26" table:formula="of:=IF([.$P16]&lt;[.$H16];IF([.$X16]&lt;[.$P16];&quot;Novo&quot;;&quot;R+O&quot;);IF([.$X16]&lt;[.$P16];&quot;Novo&quot;;&quot;Reed&quot;))" office:value-type="string" office:string-value="Novo" calcext:value-type="string">
            <text:p>Novo</text:p>
          </table:table-cell>
          <table:table-cell table:style-name="ce26" table:formula="of:=IF([.$Q16]&lt;[.$I16];IF([.$Y16]&lt;[.$Q16];&quot;Novo&quot;;&quot;R+O&quot;);IF([.$Y16]&lt;[.$Q16];&quot;Novo&quot;;&quot;Reed&quot;))" office:value-type="string" office:string-value="Novo" calcext:value-type="string">
            <text:p>Novo</text:p>
          </table:table-cell>
          <table:table-cell table:style-name="ce26" table:formula="of:=[.P16]-[.H16]" office:value-type="float" office:value="-1" calcext:value-type="float">
            <text:p>-1</text:p>
          </table:table-cell>
          <table:table-cell table:style-name="ce26" table:formula="of:=[.Q16]-[.I16]" office:value-type="float" office:value="-189" calcext:value-type="float">
            <text:p>-18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1" table:formula="of:=VLOOKUP([.$A17];[$com_reed.$A$2:$com_reed.$H$99];2;0)" office:value-type="float" office:value="115" calcext:value-type="float">
            <text:p>115</text:p>
          </table:table-cell>
          <table:table-cell table:style-name="ce11" table:formula="of:=VLOOKUP([.$A17];[$com_reed.$A$2:$com_reed.$H$99];3;0)" office:value-type="float" office:value="8591" calcext:value-type="float">
            <text:p>8.591</text:p>
          </table:table-cell>
          <table:table-cell table:style-name="ce11" table:formula="of:=VLOOKUP([.$A17];[$analise_janelas_original.$B$2:$analise_janelas_original.$H$99];3;0)" office:value-type="float" office:value="99" calcext:value-type="float">
            <text:p>99</text:p>
          </table:table-cell>
          <table:table-cell table:style-name="ce15" table:formula="of:=VALUE(SUBSTITUTE(VLOOKUP([.$A17];[$analise_janelas_original.$B$2:$analise_janelas_original.$H$99];4;0);&quot;.&quot;;&quot;,&quot;))" office:value-type="float" office:value="1.16161616161616" calcext:value-type="float">
            <text:p>1,1616</text:p>
          </table:table-cell>
          <table:table-cell table:style-name="ce18" table:formula="of:=VALUE(SUBSTITUTE(VLOOKUP([.$A17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1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7];[$com_reed_e_organiza3.$A$2:$com_reed_e_organiza3.$H$99];4;0)" office:value-type="float" office:value="112" calcext:value-type="float">
            <text:p>112</text:p>
          </table:table-cell>
          <table:table-cell table:style-name="ce20" table:formula="of:=VLOOKUP([.$A17];[$com_reed_e_organiza3.$A$2:$com_reed_e_organiza3.$H$99];5;0)" office:value-type="float" office:value="7270" calcext:value-type="float">
            <text:p>7.270</text:p>
          </table:table-cell>
          <table:table-cell table:style-name="ce11" table:formula="of:=VLOOKUP([.$A17];[$com_reed_e_organiza3.$A$2:$com_reed_e_organiza3.$H$99];6;0)" office:value-type="float" office:value="3" calcext:value-type="float">
            <text:p>3</text:p>
          </table:table-cell>
          <table:table-cell table:style-name="ce11" table:formula="of:=VLOOKUP([.$A17];[$com_reed_e_organiza3.$A$2:$com_reed_e_organiza3.$H$99];7;0)" office:value-type="float" office:value="1321" calcext:value-type="float">
            <text:p>1.321</text:p>
          </table:table-cell>
          <table:table-cell table:style-name="ce11" table:formula="of:=VLOOKUP([.$A17];[$analise_janelas_com_reed.$B$2:$analise_janelas_com_reed.$H$99];3;0)" office:value-type="float" office:value="95" calcext:value-type="float">
            <text:p>95</text:p>
          </table:table-cell>
          <table:table-cell table:style-name="ce11" table:formula="of:=VALUE(SUBSTITUTE(VLOOKUP([.$A17];[$analise_janelas_com_reed.$B$2:$analise_janelas_com_reed.$H$99];4;0);&quot;.&quot;;&quot;,&quot;))" office:value-type="float" office:value="1.17894736842105" calcext:value-type="float">
            <text:p>1</text:p>
          </table:table-cell>
          <table:table-cell table:style-name="ce11" table:formula="of:=VALUE(SUBSTITUTE(VLOOKUP([.$A17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1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7];[$sem_reed.$A$2:$sem_reed.$H$99];4;0)" office:value-type="float" office:value="110" calcext:value-type="float">
            <text:p>110</text:p>
          </table:table-cell>
          <table:table-cell table:style-name="ce32" table:formula="of:=VLOOKUP([.$A17];[$sem_reed.$A$2:$sem_reed.$H$99];5;0)" office:value-type="float" office:value="7192" calcext:value-type="float">
            <text:p>7.192</text:p>
          </table:table-cell>
          <table:table-cell table:style-name="ce11" table:formula="of:=VLOOKUP([.$A17];[$sem_reed.$A$2:$sem_reed.$H$99];6;0)" office:value-type="float" office:value="5" calcext:value-type="float">
            <text:p>5</text:p>
          </table:table-cell>
          <table:table-cell table:style-name="ce11" table:formula="of:=VLOOKUP([.$A17];[$sem_reed.$A$2:$sem_reed.$H$99];7;0)" office:value-type="float" office:value="1399" calcext:value-type="float">
            <text:p>1.399</text:p>
          </table:table-cell>
          <table:table-cell table:style-name="ce11" table:formula="of:=VLOOKUP([.$A17];[$analise_janelas_sem_reed.$B$2:$analise_janelas_sem_reed.$H$99];3;0)" office:value-type="float" office:value="95" calcext:value-type="float">
            <text:p>95</text:p>
          </table:table-cell>
          <table:table-cell table:formula="of:=VALUE(SUBSTITUTE(VLOOKUP([.$A17];[$analise_janelas_sem_reed.$B$2:$analise_janelas_sem_reed.$H$99];4;0);&quot;.&quot;;&quot;,&quot;))" office:value-type="float" office:value="1.15789473684211" calcext:value-type="float">
            <text:p>1,16</text:p>
          </table:table-cell>
          <table:table-cell table:style-name="ce11" table:formula="of:=VALUE(SUBSTITUTE(VLOOKUP([.$A17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1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7];[$algoritmo_novo.$A$2:$algoritmo_novo.$H$99];4;0)" office:value-type="float" office:value="117" calcext:value-type="float">
            <text:p>117</text:p>
          </table:table-cell>
          <table:table-cell table:style-name="ce21" table:formula="of:=VLOOKUP([.$A17];[$algoritmo_novo.$A$2:$algoritmo_novo.$H$99];5;0)" office:value-type="float" office:value="7864" calcext:value-type="float">
            <text:p>7.864</text:p>
          </table:table-cell>
          <table:table-cell table:style-name="ce11" table:formula="of:=VLOOKUP([.$A17];[$algoritmo_novo.$A$2:$algoritmo_novo.$H$99];6;0)" office:value-type="float" office:value="-2" calcext:value-type="float">
            <text:p>-2</text:p>
          </table:table-cell>
          <table:table-cell table:style-name="ce11" table:formula="of:=VLOOKUP([.$A17];[$algoritmo_novo.$A$2:$algoritmo_novo.$H$99];7;0)" office:value-type="float" office:value="727" calcext:value-type="float">
            <text:p>727</text:p>
          </table:table-cell>
          <table:table-cell table:style-name="ce26" table:formula="of:=IF([.$P17]&lt;[.$H17];IF([.$X17]&lt;[.$P17];&quot;Novo&quot;;&quot;R+O&quot;);IF([.$X17]&lt;[.$P17];&quot;Novo&quot;;&quot;Reed&quot;))" office:value-type="string" office:string-value="R+O" calcext:value-type="string">
            <text:p>R+O</text:p>
          </table:table-cell>
          <table:table-cell table:style-name="ce26" table:formula="of:=IF([.$Q17]&lt;[.$I17];IF([.$Y17]&lt;[.$Q17];&quot;Novo&quot;;&quot;R+O&quot;);IF([.$Y17]&lt;[.$Q17];&quot;Novo&quot;;&quot;Reed&quot;))" office:value-type="string" office:string-value="R+O" calcext:value-type="string">
            <text:p>R+O</text:p>
          </table:table-cell>
          <table:table-cell table:style-name="ce26" table:formula="of:=[.P17]-[.H17]" office:value-type="float" office:value="-2" calcext:value-type="float">
            <text:p>-2</text:p>
          </table:table-cell>
          <table:table-cell table:style-name="ce26" table:formula="of:=[.Q17]-[.I17]" office:value-type="float" office:value="-78" calcext:value-type="float">
            <text:p>-7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1" table:formula="of:=VLOOKUP([.$A18];[$com_reed.$A$2:$com_reed.$H$99];2;0)" office:value-type="float" office:value="80" calcext:value-type="float">
            <text:p>80</text:p>
          </table:table-cell>
          <table:table-cell table:style-name="ce11" table:formula="of:=VLOOKUP([.$A18];[$com_reed.$A$2:$com_reed.$H$99];3;0)" office:value-type="float" office:value="6512" calcext:value-type="float">
            <text:p>6.512</text:p>
          </table:table-cell>
          <table:table-cell table:style-name="ce11" table:formula="of:=VLOOKUP([.$A18];[$analise_janelas_original.$B$2:$analise_janelas_original.$H$99];3;0)" office:value-type="float" office:value="50" calcext:value-type="float">
            <text:p>50</text:p>
          </table:table-cell>
          <table:table-cell table:style-name="ce15" table:formula="of:=VALUE(SUBSTITUTE(VLOOKUP([.$A18];[$analise_janelas_original.$B$2:$analise_janelas_original.$H$99];4;0);&quot;.&quot;;&quot;,&quot;))" office:value-type="float" office:value="1.6" calcext:value-type="float">
            <text:p>1,6000</text:p>
          </table:table-cell>
          <table:table-cell table:style-name="ce18" table:formula="of:=VALUE(SUBSTITUTE(VLOOKUP([.$A18];[$analise_janelas_original.$B$2:$analise_janelas_original.$H$99];5;0);&quot;.&quot;;&quot;,&quot;))" office:value-type="float" office:value="8" calcext:value-type="float">
            <text:p>8</text:p>
          </table:table-cell>
          <table:table-cell table:style-name="ce18" table:formula="of:=VALUE(SUBSTITUTE(VLOOKUP([.$A1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8];[$com_reed_e_organiza3.$A$2:$com_reed_e_organiza3.$H$99];4;0)" office:value-type="float" office:value="67" calcext:value-type="float">
            <text:p>67</text:p>
          </table:table-cell>
          <table:table-cell table:style-name="ce20" table:formula="of:=VLOOKUP([.$A18];[$com_reed_e_organiza3.$A$2:$com_reed_e_organiza3.$H$99];5;0)" office:value-type="float" office:value="4818" calcext:value-type="float">
            <text:p>4.818</text:p>
          </table:table-cell>
          <table:table-cell table:style-name="ce11" table:formula="of:=VLOOKUP([.$A18];[$com_reed_e_organiza3.$A$2:$com_reed_e_organiza3.$H$99];6;0)" office:value-type="float" office:value="13" calcext:value-type="float">
            <text:p>13</text:p>
          </table:table-cell>
          <table:table-cell table:style-name="ce11" table:formula="of:=VLOOKUP([.$A18];[$com_reed_e_organiza3.$A$2:$com_reed_e_organiza3.$H$99];7;0)" office:value-type="float" office:value="1694" calcext:value-type="float">
            <text:p>1.694</text:p>
          </table:table-cell>
          <table:table-cell table:style-name="ce11" table:formula="of:=VLOOKUP([.$A18];[$analise_janelas_com_reed.$B$2:$analise_janelas_com_reed.$H$99];3;0)" office:value-type="float" office:value="43" calcext:value-type="float">
            <text:p>43</text:p>
          </table:table-cell>
          <table:table-cell table:style-name="ce11" table:formula="of:=VALUE(SUBSTITUTE(VLOOKUP([.$A18];[$analise_janelas_com_reed.$B$2:$analise_janelas_com_reed.$H$99];4;0);&quot;.&quot;;&quot;,&quot;))" office:value-type="float" office:value="1.55813953488372" calcext:value-type="float">
            <text:p>2</text:p>
          </table:table-cell>
          <table:table-cell table:style-name="ce11" table:formula="of:=VALUE(SUBSTITUTE(VLOOKUP([.$A18];[$analise_janelas_com_reed.$B$2:$analise_janelas_com_reed.$H$99];5;0);&quot;.&quot;;&quot;,&quot;))" office:value-type="float" office:value="7" calcext:value-type="float">
            <text:p>7</text:p>
          </table:table-cell>
          <table:table-cell table:style-name="ce11" table:formula="of:=VALUE(SUBSTITUTE(VLOOKUP([.$A1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8];[$sem_reed.$A$2:$sem_reed.$H$99];4;0)" office:value-type="float" office:value="67" calcext:value-type="float">
            <text:p>67</text:p>
          </table:table-cell>
          <table:table-cell table:style-name="ce32" table:formula="of:=VLOOKUP([.$A18];[$sem_reed.$A$2:$sem_reed.$H$99];5;0)" office:value-type="float" office:value="4790" calcext:value-type="float">
            <text:p>4.790</text:p>
          </table:table-cell>
          <table:table-cell table:style-name="ce11" table:formula="of:=VLOOKUP([.$A18];[$sem_reed.$A$2:$sem_reed.$H$99];6;0)" office:value-type="float" office:value="13" calcext:value-type="float">
            <text:p>13</text:p>
          </table:table-cell>
          <table:table-cell table:style-name="ce11" table:formula="of:=VLOOKUP([.$A18];[$sem_reed.$A$2:$sem_reed.$H$99];7;0)" office:value-type="float" office:value="1722" calcext:value-type="float">
            <text:p>1.722</text:p>
          </table:table-cell>
          <table:table-cell table:style-name="ce11" table:formula="of:=VLOOKUP([.$A18];[$analise_janelas_sem_reed.$B$2:$analise_janelas_sem_reed.$H$99];3;0)" office:value-type="float" office:value="43" calcext:value-type="float">
            <text:p>43</text:p>
          </table:table-cell>
          <table:table-cell table:formula="of:=VALUE(SUBSTITUTE(VLOOKUP([.$A18];[$analise_janelas_sem_reed.$B$2:$analise_janelas_sem_reed.$H$99];4;0);&quot;.&quot;;&quot;,&quot;))" office:value-type="float" office:value="1.55813953488372" calcext:value-type="float">
            <text:p>1,56</text:p>
          </table:table-cell>
          <table:table-cell table:style-name="ce11" table:formula="of:=VALUE(SUBSTITUTE(VLOOKUP([.$A18];[$analise_janelas_sem_reed.$B$2:$analise_janelas_sem_reed.$H$99];5;0);&quot;.&quot;;&quot;,&quot;))" office:value-type="float" office:value="7" calcext:value-type="float">
            <text:p>7</text:p>
          </table:table-cell>
          <table:table-cell table:style-name="ce11" table:formula="of:=VALUE(SUBSTITUTE(VLOOKUP([.$A1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8];[$algoritmo_novo.$A$2:$algoritmo_novo.$H$99];4;0)" office:value-type="float" office:value="69" calcext:value-type="float">
            <text:p>69</text:p>
          </table:table-cell>
          <table:table-cell table:style-name="ce21" table:formula="of:=VLOOKUP([.$A18];[$algoritmo_novo.$A$2:$algoritmo_novo.$H$99];5;0)" office:value-type="float" office:value="4510" calcext:value-type="float">
            <text:p>4.510</text:p>
          </table:table-cell>
          <table:table-cell table:style-name="ce11" table:formula="of:=VLOOKUP([.$A18];[$algoritmo_novo.$A$2:$algoritmo_novo.$H$99];6;0)" office:value-type="float" office:value="11" calcext:value-type="float">
            <text:p>11</text:p>
          </table:table-cell>
          <table:table-cell table:style-name="ce11" table:formula="of:=VLOOKUP([.$A18];[$algoritmo_novo.$A$2:$algoritmo_novo.$H$99];7;0)" office:value-type="float" office:value="2002" calcext:value-type="float">
            <text:p>2.002</text:p>
          </table:table-cell>
          <table:table-cell table:style-name="ce26" table:formula="of:=IF([.$P18]&lt;[.$H18];IF([.$X18]&lt;[.$P18];&quot;Novo&quot;;&quot;R+O&quot;);IF([.$X18]&lt;[.$P18];&quot;Novo&quot;;&quot;Reed&quot;))" office:value-type="string" office:string-value="Reed" calcext:value-type="string">
            <text:p>Reed</text:p>
          </table:table-cell>
          <table:table-cell table:style-name="ce26" table:formula="of:=IF([.$Q18]&lt;[.$I18];IF([.$Y18]&lt;[.$Q18];&quot;Novo&quot;;&quot;R+O&quot;);IF([.$Y18]&lt;[.$Q18];&quot;Novo&quot;;&quot;Reed&quot;))" office:value-type="string" office:string-value="Novo" calcext:value-type="string">
            <text:p>Novo</text:p>
          </table:table-cell>
          <table:table-cell table:style-name="ce26" table:formula="of:=[.P18]-[.H18]" office:value-type="float" office:value="0" calcext:value-type="float">
            <text:p>0</text:p>
          </table:table-cell>
          <table:table-cell table:style-name="ce26" table:formula="of:=[.Q18]-[.I18]" office:value-type="float" office:value="-28" calcext:value-type="float">
            <text:p>-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1" table:formula="of:=VLOOKUP([.$A19];[$com_reed.$A$2:$com_reed.$H$99];2;0)" office:value-type="float" office:value="8247" calcext:value-type="float">
            <text:p>8.247</text:p>
          </table:table-cell>
          <table:table-cell table:style-name="ce11" table:formula="of:=VLOOKUP([.$A19];[$com_reed.$A$2:$com_reed.$H$99];3;0)" office:value-type="float" office:value="30107" calcext:value-type="float">
            <text:p>30.107</text:p>
          </table:table-cell>
          <table:table-cell table:style-name="ce11" table:formula="of:=VLOOKUP([.$A19];[$analise_janelas_original.$B$2:$analise_janelas_original.$H$99];3;0)" office:value-type="float" office:value="7941" calcext:value-type="float">
            <text:p>7.941</text:p>
          </table:table-cell>
          <table:table-cell table:style-name="ce15" table:formula="of:=VALUE(SUBSTITUTE(VLOOKUP([.$A19];[$analise_janelas_original.$B$2:$analise_janelas_original.$H$99];4;0);&quot;.&quot;;&quot;,&quot;))" office:value-type="float" office:value="1.03853418964866" calcext:value-type="float">
            <text:p>1,0385</text:p>
          </table:table-cell>
          <table:table-cell table:style-name="ce18" table:formula="of:=VALUE(SUBSTITUTE(VLOOKUP([.$A19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1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19];[$com_reed_e_organiza3.$A$2:$com_reed_e_organiza3.$H$99];4;0)" office:value-type="float" office:value="8131" calcext:value-type="float">
            <text:p>8.131</text:p>
          </table:table-cell>
          <table:table-cell table:style-name="ce20" table:formula="of:=VLOOKUP([.$A19];[$com_reed_e_organiza3.$A$2:$com_reed_e_organiza3.$H$99];5;0)" office:value-type="float" office:value="30501" calcext:value-type="float">
            <text:p>30.501</text:p>
          </table:table-cell>
          <table:table-cell table:style-name="ce11" table:formula="of:=VLOOKUP([.$A19];[$com_reed_e_organiza3.$A$2:$com_reed_e_organiza3.$H$99];6;0)" office:value-type="float" office:value="116" calcext:value-type="float">
            <text:p>116</text:p>
          </table:table-cell>
          <table:table-cell table:style-name="ce11" table:formula="of:=VLOOKUP([.$A19];[$com_reed_e_organiza3.$A$2:$com_reed_e_organiza3.$H$99];7;0)" office:value-type="float" office:value="-394" calcext:value-type="float">
            <text:p>-394</text:p>
          </table:table-cell>
          <table:table-cell table:style-name="ce11" table:formula="of:=VLOOKUP([.$A19];[$analise_janelas_com_reed.$B$2:$analise_janelas_com_reed.$H$99];3;0)" office:value-type="float" office:value="7632" calcext:value-type="float">
            <text:p>7.632</text:p>
          </table:table-cell>
          <table:table-cell table:style-name="ce11" table:formula="of:=VALUE(SUBSTITUTE(VLOOKUP([.$A19];[$analise_janelas_com_reed.$B$2:$analise_janelas_com_reed.$H$99];4;0);&quot;.&quot;;&quot;,&quot;))" office:value-type="float" office:value="1.06538259958071" calcext:value-type="float">
            <text:p>1</text:p>
          </table:table-cell>
          <table:table-cell table:style-name="ce11" table:formula="of:=VALUE(SUBSTITUTE(VLOOKUP([.$A19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1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19];[$sem_reed.$A$2:$sem_reed.$H$99];4;0)" office:value-type="float" office:value="8129" calcext:value-type="float">
            <text:p>8.129</text:p>
          </table:table-cell>
          <table:table-cell table:style-name="ce32" table:formula="of:=VLOOKUP([.$A19];[$sem_reed.$A$2:$sem_reed.$H$99];5;0)" office:value-type="float" office:value="30447" calcext:value-type="float">
            <text:p>30.447</text:p>
          </table:table-cell>
          <table:table-cell table:style-name="ce11" table:formula="of:=VLOOKUP([.$A19];[$sem_reed.$A$2:$sem_reed.$H$99];6;0)" office:value-type="float" office:value="118" calcext:value-type="float">
            <text:p>118</text:p>
          </table:table-cell>
          <table:table-cell table:style-name="ce11" table:formula="of:=VLOOKUP([.$A19];[$sem_reed.$A$2:$sem_reed.$H$99];7;0)" office:value-type="float" office:value="-340" calcext:value-type="float">
            <text:p>-340</text:p>
          </table:table-cell>
          <table:table-cell table:style-name="ce11" table:formula="of:=VLOOKUP([.$A19];[$analise_janelas_sem_reed.$B$2:$analise_janelas_sem_reed.$H$99];3;0)" office:value-type="float" office:value="7636" calcext:value-type="float">
            <text:p>7.636</text:p>
          </table:table-cell>
          <table:table-cell table:formula="of:=VALUE(SUBSTITUTE(VLOOKUP([.$A19];[$analise_janelas_sem_reed.$B$2:$analise_janelas_sem_reed.$H$99];4;0);&quot;.&quot;;&quot;,&quot;))" office:value-type="float" office:value="1.06456259821896" calcext:value-type="float">
            <text:p>1,06</text:p>
          </table:table-cell>
          <table:table-cell table:style-name="ce11" table:formula="of:=VALUE(SUBSTITUTE(VLOOKUP([.$A19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1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19];[$algoritmo_novo.$A$2:$algoritmo_novo.$H$99];4;0)" office:value-type="float" office:value="8067" calcext:value-type="float">
            <text:p>8.067</text:p>
          </table:table-cell>
          <table:table-cell table:style-name="ce21" table:formula="of:=VLOOKUP([.$A19];[$algoritmo_novo.$A$2:$algoritmo_novo.$H$99];5;0)" office:value-type="float" office:value="30774" calcext:value-type="float">
            <text:p>30.774</text:p>
          </table:table-cell>
          <table:table-cell table:style-name="ce11" table:formula="of:=VLOOKUP([.$A19];[$algoritmo_novo.$A$2:$algoritmo_novo.$H$99];6;0)" office:value-type="float" office:value="180" calcext:value-type="float">
            <text:p>180</text:p>
          </table:table-cell>
          <table:table-cell table:style-name="ce11" table:formula="of:=VLOOKUP([.$A19];[$algoritmo_novo.$A$2:$algoritmo_novo.$H$99];7;0)" office:value-type="float" office:value="-667" calcext:value-type="float">
            <text:p>-667</text:p>
          </table:table-cell>
          <table:table-cell table:style-name="ce26" table:formula="of:=IF([.$P19]&lt;[.$H19];IF([.$X19]&lt;[.$P19];&quot;Novo&quot;;&quot;R+O&quot;);IF([.$X19]&lt;[.$P19];&quot;Novo&quot;;&quot;Reed&quot;))" office:value-type="string" office:string-value="Novo" calcext:value-type="string">
            <text:p>Novo</text:p>
          </table:table-cell>
          <table:table-cell table:style-name="ce26" table:formula="of:=IF([.$Q19]&lt;[.$I19];IF([.$Y19]&lt;[.$Q19];&quot;Novo&quot;;&quot;R+O&quot;);IF([.$Y19]&lt;[.$Q19];&quot;Novo&quot;;&quot;Reed&quot;))" office:value-type="string" office:string-value="R+O" calcext:value-type="string">
            <text:p>R+O</text:p>
          </table:table-cell>
          <table:table-cell table:style-name="ce26" table:formula="of:=[.P19]-[.H19]" office:value-type="float" office:value="-2" calcext:value-type="float">
            <text:p>-2</text:p>
          </table:table-cell>
          <table:table-cell table:style-name="ce26" table:formula="of:=[.Q19]-[.I19]" office:value-type="float" office:value="-54" calcext:value-type="float">
            <text:p>-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1" table:formula="of:=VLOOKUP([.$A20];[$com_reed.$A$2:$com_reed.$H$99];2;0)" office:value-type="float" office:value="9213" calcext:value-type="float">
            <text:p>9.213</text:p>
          </table:table-cell>
          <table:table-cell table:style-name="ce11" table:formula="of:=VLOOKUP([.$A20];[$com_reed.$A$2:$com_reed.$H$99];3;0)" office:value-type="float" office:value="30929" calcext:value-type="float">
            <text:p>30.929</text:p>
          </table:table-cell>
          <table:table-cell table:style-name="ce11" table:formula="of:=VLOOKUP([.$A20];[$analise_janelas_original.$B$2:$analise_janelas_original.$H$99];3;0)" office:value-type="float" office:value="8805" calcext:value-type="float">
            <text:p>8.805</text:p>
          </table:table-cell>
          <table:table-cell table:style-name="ce15" table:formula="of:=VALUE(SUBSTITUTE(VLOOKUP([.$A20];[$analise_janelas_original.$B$2:$analise_janelas_original.$H$99];4;0);&quot;.&quot;;&quot;,&quot;))" office:value-type="float" office:value="1.04633730834753" calcext:value-type="float">
            <text:p>1,0463</text:p>
          </table:table-cell>
          <table:table-cell table:style-name="ce18" table:formula="of:=VALUE(SUBSTITUTE(VLOOKUP([.$A20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2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0];[$com_reed_e_organiza3.$A$2:$com_reed_e_organiza3.$H$99];4;0)" office:value-type="float" office:value="8200" calcext:value-type="float">
            <text:p>8.200</text:p>
          </table:table-cell>
          <table:table-cell table:style-name="ce20" table:formula="of:=VLOOKUP([.$A20];[$com_reed_e_organiza3.$A$2:$com_reed_e_organiza3.$H$99];5;0)" office:value-type="float" office:value="30568" calcext:value-type="float">
            <text:p>30.568</text:p>
          </table:table-cell>
          <table:table-cell table:style-name="ce11" table:formula="of:=VLOOKUP([.$A20];[$com_reed_e_organiza3.$A$2:$com_reed_e_organiza3.$H$99];6;0)" office:value-type="float" office:value="1013" calcext:value-type="float">
            <text:p>1.013</text:p>
          </table:table-cell>
          <table:table-cell table:style-name="ce11" table:formula="of:=VLOOKUP([.$A20];[$com_reed_e_organiza3.$A$2:$com_reed_e_organiza3.$H$99];7;0)" office:value-type="float" office:value="361" calcext:value-type="float">
            <text:p>361</text:p>
          </table:table-cell>
          <table:table-cell table:style-name="ce11" table:formula="of:=VLOOKUP([.$A20];[$analise_janelas_com_reed.$B$2:$analise_janelas_com_reed.$H$99];3;0)" office:value-type="float" office:value="7690" calcext:value-type="float">
            <text:p>7.690</text:p>
          </table:table-cell>
          <table:table-cell table:style-name="ce11" table:formula="of:=VALUE(SUBSTITUTE(VLOOKUP([.$A20];[$analise_janelas_com_reed.$B$2:$analise_janelas_com_reed.$H$99];4;0);&quot;.&quot;;&quot;,&quot;))" office:value-type="float" office:value="1.06631989596879" calcext:value-type="float">
            <text:p>1</text:p>
          </table:table-cell>
          <table:table-cell table:style-name="ce11" table:formula="of:=VALUE(SUBSTITUTE(VLOOKUP([.$A20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2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0];[$sem_reed.$A$2:$sem_reed.$H$99];4;0)" office:value-type="float" office:value="8198" calcext:value-type="float">
            <text:p>8.198</text:p>
          </table:table-cell>
          <table:table-cell table:style-name="ce32" table:formula="of:=VLOOKUP([.$A20];[$sem_reed.$A$2:$sem_reed.$H$99];5;0)" office:value-type="float" office:value="30514" calcext:value-type="float">
            <text:p>30.514</text:p>
          </table:table-cell>
          <table:table-cell table:style-name="ce11" table:formula="of:=VLOOKUP([.$A20];[$sem_reed.$A$2:$sem_reed.$H$99];6;0)" office:value-type="float" office:value="1015" calcext:value-type="float">
            <text:p>1.015</text:p>
          </table:table-cell>
          <table:table-cell table:style-name="ce11" table:formula="of:=VLOOKUP([.$A20];[$sem_reed.$A$2:$sem_reed.$H$99];7;0)" office:value-type="float" office:value="415" calcext:value-type="float">
            <text:p>415</text:p>
          </table:table-cell>
          <table:table-cell table:style-name="ce11" table:formula="of:=VLOOKUP([.$A20];[$analise_janelas_sem_reed.$B$2:$analise_janelas_sem_reed.$H$99];3;0)" office:value-type="float" office:value="7694" calcext:value-type="float">
            <text:p>7.694</text:p>
          </table:table-cell>
          <table:table-cell table:formula="of:=VALUE(SUBSTITUTE(VLOOKUP([.$A20];[$analise_janelas_sem_reed.$B$2:$analise_janelas_sem_reed.$H$99];4;0);&quot;.&quot;;&quot;,&quot;))" office:value-type="float" office:value="1.06550558877047" calcext:value-type="float">
            <text:p>1,07</text:p>
          </table:table-cell>
          <table:table-cell table:style-name="ce11" table:formula="of:=VALUE(SUBSTITUTE(VLOOKUP([.$A20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2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0];[$algoritmo_novo.$A$2:$algoritmo_novo.$H$99];4;0)" office:value-type="float" office:value="8067" calcext:value-type="float">
            <text:p>8.067</text:p>
          </table:table-cell>
          <table:table-cell table:style-name="ce21" table:formula="of:=VLOOKUP([.$A20];[$algoritmo_novo.$A$2:$algoritmo_novo.$H$99];5;0)" office:value-type="float" office:value="30774" calcext:value-type="float">
            <text:p>30.774</text:p>
          </table:table-cell>
          <table:table-cell table:style-name="ce11" table:formula="of:=VLOOKUP([.$A20];[$algoritmo_novo.$A$2:$algoritmo_novo.$H$99];6;0)" office:value-type="float" office:value="1146" calcext:value-type="float">
            <text:p>1.146</text:p>
          </table:table-cell>
          <table:table-cell table:style-name="ce11" table:formula="of:=VLOOKUP([.$A20];[$algoritmo_novo.$A$2:$algoritmo_novo.$H$99];7;0)" office:value-type="float" office:value="155" calcext:value-type="float">
            <text:p>155</text:p>
          </table:table-cell>
          <table:table-cell table:style-name="ce26" table:formula="of:=IF([.$P20]&lt;[.$H20];IF([.$X20]&lt;[.$P20];&quot;Novo&quot;;&quot;R+O&quot;);IF([.$X20]&lt;[.$P20];&quot;Novo&quot;;&quot;Reed&quot;))" office:value-type="string" office:string-value="Novo" calcext:value-type="string">
            <text:p>Novo</text:p>
          </table:table-cell>
          <table:table-cell table:style-name="ce26" table:formula="of:=IF([.$Q20]&lt;[.$I20];IF([.$Y20]&lt;[.$Q20];&quot;Novo&quot;;&quot;R+O&quot;);IF([.$Y20]&lt;[.$Q20];&quot;Novo&quot;;&quot;Reed&quot;))" office:value-type="string" office:string-value="R+O" calcext:value-type="string">
            <text:p>R+O</text:p>
          </table:table-cell>
          <table:table-cell table:style-name="ce26" table:formula="of:=[.P20]-[.H20]" office:value-type="float" office:value="-2" calcext:value-type="float">
            <text:p>-2</text:p>
          </table:table-cell>
          <table:table-cell table:style-name="ce26" table:formula="of:=[.Q20]-[.I20]" office:value-type="float" office:value="-54" calcext:value-type="float">
            <text:p>-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1" table:formula="of:=VLOOKUP([.$A21];[$com_reed.$A$2:$com_reed.$H$99];2;0)" office:value-type="float" office:value="7458" calcext:value-type="float">
            <text:p>7.458</text:p>
          </table:table-cell>
          <table:table-cell table:style-name="ce11" table:formula="of:=VLOOKUP([.$A21];[$com_reed.$A$2:$com_reed.$H$99];3;0)" office:value-type="float" office:value="43534" calcext:value-type="float">
            <text:p>43.534</text:p>
          </table:table-cell>
          <table:table-cell table:style-name="ce11" table:formula="of:=VLOOKUP([.$A21];[$analise_janelas_original.$B$2:$analise_janelas_original.$H$99];3;0)" office:value-type="float" office:value="6816" calcext:value-type="float">
            <text:p>6.816</text:p>
          </table:table-cell>
          <table:table-cell table:style-name="ce15" table:formula="of:=VALUE(SUBSTITUTE(VLOOKUP([.$A21];[$analise_janelas_original.$B$2:$analise_janelas_original.$H$99];4;0);&quot;.&quot;;&quot;,&quot;))" office:value-type="float" office:value="1.09419014084507" calcext:value-type="float">
            <text:p>1,0942</text:p>
          </table:table-cell>
          <table:table-cell table:style-name="ce18" table:formula="of:=VALUE(SUBSTITUTE(VLOOKUP([.$A21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2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1];[$com_reed_e_organiza3.$A$2:$com_reed_e_organiza3.$H$99];4;0)" office:value-type="float" office:value="6491" calcext:value-type="float">
            <text:p>6.491</text:p>
          </table:table-cell>
          <table:table-cell table:style-name="ce20" table:formula="of:=VLOOKUP([.$A21];[$com_reed_e_organiza3.$A$2:$com_reed_e_organiza3.$H$99];5;0)" office:value-type="float" office:value="43433" calcext:value-type="float">
            <text:p>43.433</text:p>
          </table:table-cell>
          <table:table-cell table:style-name="ce11" table:formula="of:=VLOOKUP([.$A21];[$com_reed_e_organiza3.$A$2:$com_reed_e_organiza3.$H$99];6;0)" office:value-type="float" office:value="967" calcext:value-type="float">
            <text:p>967</text:p>
          </table:table-cell>
          <table:table-cell table:style-name="ce11" table:formula="of:=VLOOKUP([.$A21];[$com_reed_e_organiza3.$A$2:$com_reed_e_organiza3.$H$99];7;0)" office:value-type="float" office:value="101" calcext:value-type="float">
            <text:p>101</text:p>
          </table:table-cell>
          <table:table-cell table:style-name="ce11" table:formula="of:=VLOOKUP([.$A21];[$analise_janelas_com_reed.$B$2:$analise_janelas_com_reed.$H$99];3;0)" office:value-type="float" office:value="5871" calcext:value-type="float">
            <text:p>5.871</text:p>
          </table:table-cell>
          <table:table-cell table:style-name="ce11" table:formula="of:=VALUE(SUBSTITUTE(VLOOKUP([.$A21];[$analise_janelas_com_reed.$B$2:$analise_janelas_com_reed.$H$99];4;0);&quot;.&quot;;&quot;,&quot;))" office:value-type="float" office:value="1.10560381536365" calcext:value-type="float">
            <text:p>1</text:p>
          </table:table-cell>
          <table:table-cell table:style-name="ce11" table:formula="of:=VALUE(SUBSTITUTE(VLOOKUP([.$A21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2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1];[$sem_reed.$A$2:$sem_reed.$H$99];4;0)" office:value-type="float" office:value="6483" calcext:value-type="float">
            <text:p>6.483</text:p>
          </table:table-cell>
          <table:table-cell table:style-name="ce32" table:formula="of:=VLOOKUP([.$A21];[$sem_reed.$A$2:$sem_reed.$H$99];5;0)" office:value-type="float" office:value="43389" calcext:value-type="float">
            <text:p>43.389</text:p>
          </table:table-cell>
          <table:table-cell table:style-name="ce11" table:formula="of:=VLOOKUP([.$A21];[$sem_reed.$A$2:$sem_reed.$H$99];6;0)" office:value-type="float" office:value="975" calcext:value-type="float">
            <text:p>975</text:p>
          </table:table-cell>
          <table:table-cell table:style-name="ce11" table:formula="of:=VLOOKUP([.$A21];[$sem_reed.$A$2:$sem_reed.$H$99];7;0)" office:value-type="float" office:value="145" calcext:value-type="float">
            <text:p>145</text:p>
          </table:table-cell>
          <table:table-cell table:style-name="ce11" table:formula="of:=VLOOKUP([.$A21];[$analise_janelas_sem_reed.$B$2:$analise_janelas_sem_reed.$H$99];3;0)" office:value-type="float" office:value="5870" calcext:value-type="float">
            <text:p>5.870</text:p>
          </table:table-cell>
          <table:table-cell table:formula="of:=VALUE(SUBSTITUTE(VLOOKUP([.$A21];[$analise_janelas_sem_reed.$B$2:$analise_janelas_sem_reed.$H$99];4;0);&quot;.&quot;;&quot;,&quot;))" office:value-type="float" office:value="1.10442930153322" calcext:value-type="float">
            <text:p>1,10</text:p>
          </table:table-cell>
          <table:table-cell table:style-name="ce11" table:formula="of:=VALUE(SUBSTITUTE(VLOOKUP([.$A21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2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1];[$algoritmo_novo.$A$2:$algoritmo_novo.$H$99];4;0)" office:value-type="float" office:value="6215" calcext:value-type="float">
            <text:p>6.215</text:p>
          </table:table-cell>
          <table:table-cell table:style-name="ce21" table:formula="of:=VLOOKUP([.$A21];[$algoritmo_novo.$A$2:$algoritmo_novo.$H$99];5;0)" office:value-type="float" office:value="44921" calcext:value-type="float">
            <text:p>44.921</text:p>
          </table:table-cell>
          <table:table-cell table:style-name="ce11" table:formula="of:=VLOOKUP([.$A21];[$algoritmo_novo.$A$2:$algoritmo_novo.$H$99];6;0)" office:value-type="float" office:value="1243" calcext:value-type="float">
            <text:p>1.243</text:p>
          </table:table-cell>
          <table:table-cell table:style-name="ce11" table:formula="of:=VLOOKUP([.$A21];[$algoritmo_novo.$A$2:$algoritmo_novo.$H$99];7;0)" office:value-type="float" office:value="-1387" calcext:value-type="float">
            <text:p>-1.387</text:p>
          </table:table-cell>
          <table:table-cell table:style-name="ce26" table:formula="of:=IF([.$P21]&lt;[.$H21];IF([.$X21]&lt;[.$P21];&quot;Novo&quot;;&quot;R+O&quot;);IF([.$X21]&lt;[.$P21];&quot;Novo&quot;;&quot;Reed&quot;))" office:value-type="string" office:string-value="Novo" calcext:value-type="string">
            <text:p>Novo</text:p>
          </table:table-cell>
          <table:table-cell table:style-name="ce26" table:formula="of:=IF([.$Q21]&lt;[.$I21];IF([.$Y21]&lt;[.$Q21];&quot;Novo&quot;;&quot;R+O&quot;);IF([.$Y21]&lt;[.$Q21];&quot;Novo&quot;;&quot;Reed&quot;))" office:value-type="string" office:string-value="R+O" calcext:value-type="string">
            <text:p>R+O</text:p>
          </table:table-cell>
          <table:table-cell table:style-name="ce26" table:formula="of:=[.P21]-[.H21]" office:value-type="float" office:value="-8" calcext:value-type="float">
            <text:p>-8</text:p>
          </table:table-cell>
          <table:table-cell table:style-name="ce26" table:formula="of:=[.Q21]-[.I21]" office:value-type="float" office:value="-44" calcext:value-type="float">
            <text:p>-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1" table:formula="of:=VLOOKUP([.$A22];[$com_reed.$A$2:$com_reed.$H$99];2;0)" office:value-type="float" office:value="21432" calcext:value-type="float">
            <text:p>21.432</text:p>
          </table:table-cell>
          <table:table-cell table:style-name="ce11" table:formula="of:=VLOOKUP([.$A22];[$com_reed.$A$2:$com_reed.$H$99];3;0)" office:value-type="float" office:value="103956" calcext:value-type="float">
            <text:p>103.956</text:p>
          </table:table-cell>
          <table:table-cell table:style-name="ce11" table:formula="of:=VLOOKUP([.$A22];[$analise_janelas_original.$B$2:$analise_janelas_original.$H$99];3;0)" office:value-type="float" office:value="20650" calcext:value-type="float">
            <text:p>20.650</text:p>
          </table:table-cell>
          <table:table-cell table:style-name="ce15" table:formula="of:=VALUE(SUBSTITUTE(VLOOKUP([.$A22];[$analise_janelas_original.$B$2:$analise_janelas_original.$H$99];4;0);&quot;.&quot;;&quot;,&quot;))" office:value-type="float" office:value="1.03786924939467" calcext:value-type="float">
            <text:p>1,0379</text:p>
          </table:table-cell>
          <table:table-cell table:style-name="ce18" table:formula="of:=VALUE(SUBSTITUTE(VLOOKUP([.$A22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2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2];[$com_reed_e_organiza3.$A$2:$com_reed_e_organiza3.$H$99];4;0)" office:value-type="float" office:value="21147" calcext:value-type="float">
            <text:p>21.147</text:p>
          </table:table-cell>
          <table:table-cell table:style-name="ce20" table:formula="of:=VLOOKUP([.$A22];[$com_reed_e_organiza3.$A$2:$com_reed_e_organiza3.$H$99];5;0)" office:value-type="float" office:value="105394" calcext:value-type="float">
            <text:p>105.394</text:p>
          </table:table-cell>
          <table:table-cell table:style-name="ce11" table:formula="of:=VLOOKUP([.$A22];[$com_reed_e_organiza3.$A$2:$com_reed_e_organiza3.$H$99];6;0)" office:value-type="float" office:value="285" calcext:value-type="float">
            <text:p>285</text:p>
          </table:table-cell>
          <table:table-cell table:style-name="ce11" table:formula="of:=VLOOKUP([.$A22];[$com_reed_e_organiza3.$A$2:$com_reed_e_organiza3.$H$99];7;0)" office:value-type="float" office:value="-1438" calcext:value-type="float">
            <text:p>-1.438</text:p>
          </table:table-cell>
          <table:table-cell table:style-name="ce11" table:formula="of:=VLOOKUP([.$A22];[$analise_janelas_com_reed.$B$2:$analise_janelas_com_reed.$H$99];3;0)" office:value-type="float" office:value="19914" calcext:value-type="float">
            <text:p>19.914</text:p>
          </table:table-cell>
          <table:table-cell table:style-name="ce11" table:formula="of:=VALUE(SUBSTITUTE(VLOOKUP([.$A22];[$analise_janelas_com_reed.$B$2:$analise_janelas_com_reed.$H$99];4;0);&quot;.&quot;;&quot;,&quot;))" office:value-type="float" office:value="1.06191623983127" calcext:value-type="float">
            <text:p>1</text:p>
          </table:table-cell>
          <table:table-cell table:style-name="ce11" table:formula="of:=VALUE(SUBSTITUTE(VLOOKUP([.$A22];[$analise_janelas_com_reed.$B$2:$analise_janelas_com_reed.$H$99];5;0);&quot;.&quot;;&quot;,&quot;))" office:value-type="float" office:value="9" calcext:value-type="float">
            <text:p>9</text:p>
          </table:table-cell>
          <table:table-cell table:style-name="ce11" table:formula="of:=VALUE(SUBSTITUTE(VLOOKUP([.$A2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2];[$sem_reed.$A$2:$sem_reed.$H$99];4;0)" office:value-type="float" office:value="21142" calcext:value-type="float">
            <text:p>21.142</text:p>
          </table:table-cell>
          <table:table-cell table:style-name="ce32" table:formula="of:=VLOOKUP([.$A22];[$sem_reed.$A$2:$sem_reed.$H$99];5;0)" office:value-type="float" office:value="105261" calcext:value-type="float">
            <text:p>105.261</text:p>
          </table:table-cell>
          <table:table-cell table:style-name="ce11" table:formula="of:=VLOOKUP([.$A22];[$sem_reed.$A$2:$sem_reed.$H$99];6;0)" office:value-type="float" office:value="290" calcext:value-type="float">
            <text:p>290</text:p>
          </table:table-cell>
          <table:table-cell table:style-name="ce11" table:formula="of:=VLOOKUP([.$A22];[$sem_reed.$A$2:$sem_reed.$H$99];7;0)" office:value-type="float" office:value="-1305" calcext:value-type="float">
            <text:p>-1.305</text:p>
          </table:table-cell>
          <table:table-cell table:style-name="ce11" table:formula="of:=VLOOKUP([.$A22];[$analise_janelas_sem_reed.$B$2:$analise_janelas_sem_reed.$H$99];3;0)" office:value-type="float" office:value="19920" calcext:value-type="float">
            <text:p>19.920</text:p>
          </table:table-cell>
          <table:table-cell table:formula="of:=VALUE(SUBSTITUTE(VLOOKUP([.$A22];[$analise_janelas_sem_reed.$B$2:$analise_janelas_sem_reed.$H$99];4;0);&quot;.&quot;;&quot;,&quot;))" office:value-type="float" office:value="1.0613453815261" calcext:value-type="float">
            <text:p>1,06</text:p>
          </table:table-cell>
          <table:table-cell table:style-name="ce11" table:formula="of:=VALUE(SUBSTITUTE(VLOOKUP([.$A22];[$analise_janelas_sem_reed.$B$2:$analise_janelas_sem_reed.$H$99];5;0);&quot;.&quot;;&quot;,&quot;))" office:value-type="float" office:value="7" calcext:value-type="float">
            <text:p>7</text:p>
          </table:table-cell>
          <table:table-cell table:style-name="ce11" table:formula="of:=VALUE(SUBSTITUTE(VLOOKUP([.$A2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2];[$algoritmo_novo.$A$2:$algoritmo_novo.$H$99];4;0)" office:value-type="float" office:value="21027" calcext:value-type="float">
            <text:p>21.027</text:p>
          </table:table-cell>
          <table:table-cell table:style-name="ce21" table:formula="of:=VLOOKUP([.$A22];[$algoritmo_novo.$A$2:$algoritmo_novo.$H$99];5;0)" office:value-type="float" office:value="106322" calcext:value-type="float">
            <text:p>106.322</text:p>
          </table:table-cell>
          <table:table-cell table:style-name="ce11" table:formula="of:=VLOOKUP([.$A22];[$algoritmo_novo.$A$2:$algoritmo_novo.$H$99];6;0)" office:value-type="float" office:value="405" calcext:value-type="float">
            <text:p>405</text:p>
          </table:table-cell>
          <table:table-cell table:style-name="ce11" table:formula="of:=VLOOKUP([.$A22];[$algoritmo_novo.$A$2:$algoritmo_novo.$H$99];7;0)" office:value-type="float" office:value="-2366" calcext:value-type="float">
            <text:p>-2.366</text:p>
          </table:table-cell>
          <table:table-cell table:style-name="ce26" table:formula="of:=IF([.$P22]&lt;[.$H22];IF([.$X22]&lt;[.$P22];&quot;Novo&quot;;&quot;R+O&quot;);IF([.$X22]&lt;[.$P22];&quot;Novo&quot;;&quot;Reed&quot;))" office:value-type="string" office:string-value="Novo" calcext:value-type="string">
            <text:p>Novo</text:p>
          </table:table-cell>
          <table:table-cell table:style-name="ce26" table:formula="of:=IF([.$Q22]&lt;[.$I22];IF([.$Y22]&lt;[.$Q22];&quot;Novo&quot;;&quot;R+O&quot;);IF([.$Y22]&lt;[.$Q22];&quot;Novo&quot;;&quot;Reed&quot;))" office:value-type="string" office:string-value="R+O" calcext:value-type="string">
            <text:p>R+O</text:p>
          </table:table-cell>
          <table:table-cell table:style-name="ce26" table:formula="of:=[.P22]-[.H22]" office:value-type="float" office:value="-5" calcext:value-type="float">
            <text:p>-5</text:p>
          </table:table-cell>
          <table:table-cell table:style-name="ce26" table:formula="of:=[.Q22]-[.I22]" office:value-type="float" office:value="-133" calcext:value-type="float">
            <text:p>-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1" table:formula="of:=VLOOKUP([.$A23];[$com_reed.$A$2:$com_reed.$H$99];2;0)" office:value-type="float" office:value="24240" calcext:value-type="float">
            <text:p>24.240</text:p>
          </table:table-cell>
          <table:table-cell table:style-name="ce11" table:formula="of:=VLOOKUP([.$A23];[$com_reed.$A$2:$com_reed.$H$99];3;0)" office:value-type="float" office:value="106472" calcext:value-type="float">
            <text:p>106.472</text:p>
          </table:table-cell>
          <table:table-cell table:style-name="ce11" table:formula="of:=VLOOKUP([.$A23];[$analise_janelas_original.$B$2:$analise_janelas_original.$H$99];3;0)" office:value-type="float" office:value="23219" calcext:value-type="float">
            <text:p>23.219</text:p>
          </table:table-cell>
          <table:table-cell table:style-name="ce15" table:formula="of:=VALUE(SUBSTITUTE(VLOOKUP([.$A23];[$analise_janelas_original.$B$2:$analise_janelas_original.$H$99];4;0);&quot;.&quot;;&quot;,&quot;))" office:value-type="float" office:value="1.04397260863948" calcext:value-type="float">
            <text:p>1,0440</text:p>
          </table:table-cell>
          <table:table-cell table:style-name="ce18" table:formula="of:=VALUE(SUBSTITUTE(VLOOKUP([.$A23];[$analise_janelas_original.$B$2:$analise_janelas_original.$H$99];5;0);&quot;.&quot;;&quot;,&quot;))" office:value-type="float" office:value="5" calcext:value-type="float">
            <text:p>5</text:p>
          </table:table-cell>
          <table:table-cell table:style-name="ce18" table:formula="of:=VALUE(SUBSTITUTE(VLOOKUP([.$A2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3];[$com_reed_e_organiza3.$A$2:$com_reed_e_organiza3.$H$99];4;0)" office:value-type="float" office:value="21337" calcext:value-type="float">
            <text:p>21.337</text:p>
          </table:table-cell>
          <table:table-cell table:style-name="ce20" table:formula="of:=VLOOKUP([.$A23];[$com_reed_e_organiza3.$A$2:$com_reed_e_organiza3.$H$99];5;0)" office:value-type="float" office:value="105647" calcext:value-type="float">
            <text:p>105.647</text:p>
          </table:table-cell>
          <table:table-cell table:style-name="ce11" table:formula="of:=VLOOKUP([.$A23];[$com_reed_e_organiza3.$A$2:$com_reed_e_organiza3.$H$99];6;0)" office:value-type="float" office:value="2903" calcext:value-type="float">
            <text:p>2.903</text:p>
          </table:table-cell>
          <table:table-cell table:style-name="ce11" table:formula="of:=VLOOKUP([.$A23];[$com_reed_e_organiza3.$A$2:$com_reed_e_organiza3.$H$99];7;0)" office:value-type="float" office:value="825" calcext:value-type="float">
            <text:p>825</text:p>
          </table:table-cell>
          <table:table-cell table:style-name="ce11" table:formula="of:=VLOOKUP([.$A23];[$analise_janelas_com_reed.$B$2:$analise_janelas_com_reed.$H$99];3;0)" office:value-type="float" office:value="19992" calcext:value-type="float">
            <text:p>19.992</text:p>
          </table:table-cell>
          <table:table-cell table:style-name="ce11" table:formula="of:=VALUE(SUBSTITUTE(VLOOKUP([.$A23];[$analise_janelas_com_reed.$B$2:$analise_janelas_com_reed.$H$99];4;0);&quot;.&quot;;&quot;,&quot;))" office:value-type="float" office:value="1.06727691076431" calcext:value-type="float">
            <text:p>1</text:p>
          </table:table-cell>
          <table:table-cell table:style-name="ce11" table:formula="of:=VALUE(SUBSTITUTE(VLOOKUP([.$A23];[$analise_janelas_com_reed.$B$2:$analise_janelas_com_reed.$H$99];5;0);&quot;.&quot;;&quot;,&quot;))" office:value-type="float" office:value="10" calcext:value-type="float">
            <text:p>10</text:p>
          </table:table-cell>
          <table:table-cell table:style-name="ce11" table:formula="of:=VALUE(SUBSTITUTE(VLOOKUP([.$A2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3];[$sem_reed.$A$2:$sem_reed.$H$99];4;0)" office:value-type="float" office:value="21302" calcext:value-type="float">
            <text:p>21.302</text:p>
          </table:table-cell>
          <table:table-cell table:style-name="ce32" table:formula="of:=VLOOKUP([.$A23];[$sem_reed.$A$2:$sem_reed.$H$99];5;0)" office:value-type="float" office:value="105423" calcext:value-type="float">
            <text:p>105.423</text:p>
          </table:table-cell>
          <table:table-cell table:style-name="ce11" table:formula="of:=VLOOKUP([.$A23];[$sem_reed.$A$2:$sem_reed.$H$99];6;0)" office:value-type="float" office:value="2938" calcext:value-type="float">
            <text:p>2.938</text:p>
          </table:table-cell>
          <table:table-cell table:style-name="ce11" table:formula="of:=VLOOKUP([.$A23];[$sem_reed.$A$2:$sem_reed.$H$99];7;0)" office:value-type="float" office:value="1049" calcext:value-type="float">
            <text:p>1.049</text:p>
          </table:table-cell>
          <table:table-cell table:style-name="ce11" table:formula="of:=VLOOKUP([.$A23];[$analise_janelas_sem_reed.$B$2:$analise_janelas_sem_reed.$H$99];3;0)" office:value-type="float" office:value="19998" calcext:value-type="float">
            <text:p>19.998</text:p>
          </table:table-cell>
          <table:table-cell table:formula="of:=VALUE(SUBSTITUTE(VLOOKUP([.$A23];[$analise_janelas_sem_reed.$B$2:$analise_janelas_sem_reed.$H$99];4;0);&quot;.&quot;;&quot;,&quot;))" office:value-type="float" office:value="1.06520652065207" calcext:value-type="float">
            <text:p>1,07</text:p>
          </table:table-cell>
          <table:table-cell table:style-name="ce11" table:formula="of:=VALUE(SUBSTITUTE(VLOOKUP([.$A23];[$analise_janelas_sem_reed.$B$2:$analise_janelas_sem_reed.$H$99];5;0);&quot;.&quot;;&quot;,&quot;))" office:value-type="float" office:value="8" calcext:value-type="float">
            <text:p>8</text:p>
          </table:table-cell>
          <table:table-cell table:style-name="ce11" table:formula="of:=VALUE(SUBSTITUTE(VLOOKUP([.$A2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3];[$algoritmo_novo.$A$2:$algoritmo_novo.$H$99];4;0)" office:value-type="float" office:value="21027" calcext:value-type="float">
            <text:p>21.027</text:p>
          </table:table-cell>
          <table:table-cell table:style-name="ce21" table:formula="of:=VLOOKUP([.$A23];[$algoritmo_novo.$A$2:$algoritmo_novo.$H$99];5;0)" office:value-type="float" office:value="106330" calcext:value-type="float">
            <text:p>106.330</text:p>
          </table:table-cell>
          <table:table-cell table:style-name="ce11" table:formula="of:=VLOOKUP([.$A23];[$algoritmo_novo.$A$2:$algoritmo_novo.$H$99];6;0)" office:value-type="float" office:value="3213" calcext:value-type="float">
            <text:p>3.213</text:p>
          </table:table-cell>
          <table:table-cell table:style-name="ce11" table:formula="of:=VLOOKUP([.$A23];[$algoritmo_novo.$A$2:$algoritmo_novo.$H$99];7;0)" office:value-type="float" office:value="142" calcext:value-type="float">
            <text:p>142</text:p>
          </table:table-cell>
          <table:table-cell table:style-name="ce26" table:formula="of:=IF([.$P23]&lt;[.$H23];IF([.$X23]&lt;[.$P23];&quot;Novo&quot;;&quot;R+O&quot;);IF([.$X23]&lt;[.$P23];&quot;Novo&quot;;&quot;Reed&quot;))" office:value-type="string" office:string-value="Novo" calcext:value-type="string">
            <text:p>Novo</text:p>
          </table:table-cell>
          <table:table-cell table:style-name="ce26" table:formula="of:=IF([.$Q23]&lt;[.$I23];IF([.$Y23]&lt;[.$Q23];&quot;Novo&quot;;&quot;R+O&quot;);IF([.$Y23]&lt;[.$Q23];&quot;Novo&quot;;&quot;Reed&quot;))" office:value-type="string" office:string-value="R+O" calcext:value-type="string">
            <text:p>R+O</text:p>
          </table:table-cell>
          <table:table-cell table:style-name="ce26" table:formula="of:=[.P23]-[.H23]" office:value-type="float" office:value="-35" calcext:value-type="float">
            <text:p>-35</text:p>
          </table:table-cell>
          <table:table-cell table:style-name="ce26" table:formula="of:=[.Q23]-[.I23]" office:value-type="float" office:value="-224" calcext:value-type="float">
            <text:p>-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1" table:formula="of:=VLOOKUP([.$A24];[$com_reed.$A$2:$com_reed.$H$99];2;0)" office:value-type="float" office:value="16144" calcext:value-type="float">
            <text:p>16.144</text:p>
          </table:table-cell>
          <table:table-cell table:style-name="ce11" table:formula="of:=VLOOKUP([.$A24];[$com_reed.$A$2:$com_reed.$H$99];3;0)" office:value-type="float" office:value="120388" calcext:value-type="float">
            <text:p>120.388</text:p>
          </table:table-cell>
          <table:table-cell table:style-name="ce11" table:formula="of:=VLOOKUP([.$A24];[$analise_janelas_original.$B$2:$analise_janelas_original.$H$99];3;0)" office:value-type="float" office:value="15002" calcext:value-type="float">
            <text:p>15.002</text:p>
          </table:table-cell>
          <table:table-cell table:style-name="ce15" table:formula="of:=VALUE(SUBSTITUTE(VLOOKUP([.$A24];[$analise_janelas_original.$B$2:$analise_janelas_original.$H$99];4;0);&quot;.&quot;;&quot;,&quot;))" office:value-type="float" office:value="1.07612318357552" calcext:value-type="float">
            <text:p>1,0761</text:p>
          </table:table-cell>
          <table:table-cell table:style-name="ce18" table:formula="of:=VALUE(SUBSTITUTE(VLOOKUP([.$A24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2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4];[$com_reed_e_organiza3.$A$2:$com_reed_e_organiza3.$H$99];4;0)" office:value-type="float" office:value="14465" calcext:value-type="float">
            <text:p>14.465</text:p>
          </table:table-cell>
          <table:table-cell table:style-name="ce20" table:formula="of:=VLOOKUP([.$A24];[$com_reed_e_organiza3.$A$2:$com_reed_e_organiza3.$H$99];5;0)" office:value-type="float" office:value="120194" calcext:value-type="float">
            <text:p>120.194</text:p>
          </table:table-cell>
          <table:table-cell table:style-name="ce11" table:formula="of:=VLOOKUP([.$A24];[$com_reed_e_organiza3.$A$2:$com_reed_e_organiza3.$H$99];6;0)" office:value-type="float" office:value="1679" calcext:value-type="float">
            <text:p>1.679</text:p>
          </table:table-cell>
          <table:table-cell table:style-name="ce11" table:formula="of:=VLOOKUP([.$A24];[$com_reed_e_organiza3.$A$2:$com_reed_e_organiza3.$H$99];7;0)" office:value-type="float" office:value="194" calcext:value-type="float">
            <text:p>194</text:p>
          </table:table-cell>
          <table:table-cell table:style-name="ce11" table:formula="of:=VLOOKUP([.$A24];[$analise_janelas_com_reed.$B$2:$analise_janelas_com_reed.$H$99];3;0)" office:value-type="float" office:value="13336" calcext:value-type="float">
            <text:p>13.336</text:p>
          </table:table-cell>
          <table:table-cell table:style-name="ce11" table:formula="of:=VALUE(SUBSTITUTE(VLOOKUP([.$A24];[$analise_janelas_com_reed.$B$2:$analise_janelas_com_reed.$H$99];4;0);&quot;.&quot;;&quot;,&quot;))" office:value-type="float" office:value="1.08465806838632" calcext:value-type="float">
            <text:p>1</text:p>
          </table:table-cell>
          <table:table-cell table:style-name="ce11" table:formula="of:=VALUE(SUBSTITUTE(VLOOKUP([.$A24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2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4];[$sem_reed.$A$2:$sem_reed.$H$99];4;0)" office:value-type="float" office:value="14443" calcext:value-type="float">
            <text:p>14.443</text:p>
          </table:table-cell>
          <table:table-cell table:style-name="ce32" table:formula="of:=VLOOKUP([.$A24];[$sem_reed.$A$2:$sem_reed.$H$99];5;0)" office:value-type="float" office:value="120118" calcext:value-type="float">
            <text:p>120.118</text:p>
          </table:table-cell>
          <table:table-cell table:style-name="ce11" table:formula="of:=VLOOKUP([.$A24];[$sem_reed.$A$2:$sem_reed.$H$99];6;0)" office:value-type="float" office:value="1701" calcext:value-type="float">
            <text:p>1.701</text:p>
          </table:table-cell>
          <table:table-cell table:style-name="ce11" table:formula="of:=VLOOKUP([.$A24];[$sem_reed.$A$2:$sem_reed.$H$99];7;0)" office:value-type="float" office:value="270" calcext:value-type="float">
            <text:p>270</text:p>
          </table:table-cell>
          <table:table-cell table:style-name="ce11" table:formula="of:=VLOOKUP([.$A24];[$analise_janelas_sem_reed.$B$2:$analise_janelas_sem_reed.$H$99];3;0)" office:value-type="float" office:value="13328" calcext:value-type="float">
            <text:p>13.328</text:p>
          </table:table-cell>
          <table:table-cell table:formula="of:=VALUE(SUBSTITUTE(VLOOKUP([.$A24];[$analise_janelas_sem_reed.$B$2:$analise_janelas_sem_reed.$H$99];4;0);&quot;.&quot;;&quot;,&quot;))" office:value-type="float" office:value="1.08365846338535" calcext:value-type="float">
            <text:p>1,08</text:p>
          </table:table-cell>
          <table:table-cell table:style-name="ce11" table:formula="of:=VALUE(SUBSTITUTE(VLOOKUP([.$A24];[$analise_janelas_sem_reed.$B$2:$analise_janelas_se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2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4];[$algoritmo_novo.$A$2:$algoritmo_novo.$H$99];4;0)" office:value-type="float" office:value="13859" calcext:value-type="float">
            <text:p>13.859</text:p>
          </table:table-cell>
          <table:table-cell table:style-name="ce21" table:formula="of:=VLOOKUP([.$A24];[$algoritmo_novo.$A$2:$algoritmo_novo.$H$99];5;0)" office:value-type="float" office:value="122258" calcext:value-type="float">
            <text:p>122.258</text:p>
          </table:table-cell>
          <table:table-cell table:style-name="ce11" table:formula="of:=VLOOKUP([.$A24];[$algoritmo_novo.$A$2:$algoritmo_novo.$H$99];6;0)" office:value-type="float" office:value="2285" calcext:value-type="float">
            <text:p>2.285</text:p>
          </table:table-cell>
          <table:table-cell table:style-name="ce11" table:formula="of:=VLOOKUP([.$A24];[$algoritmo_novo.$A$2:$algoritmo_novo.$H$99];7;0)" office:value-type="float" office:value="-1870" calcext:value-type="float">
            <text:p>-1.870</text:p>
          </table:table-cell>
          <table:table-cell table:style-name="ce26" table:formula="of:=IF([.$P24]&lt;[.$H24];IF([.$X24]&lt;[.$P24];&quot;Novo&quot;;&quot;R+O&quot;);IF([.$X24]&lt;[.$P24];&quot;Novo&quot;;&quot;Reed&quot;))" office:value-type="string" office:string-value="Novo" calcext:value-type="string">
            <text:p>Novo</text:p>
          </table:table-cell>
          <table:table-cell table:style-name="ce26" table:formula="of:=IF([.$Q24]&lt;[.$I24];IF([.$Y24]&lt;[.$Q24];&quot;Novo&quot;;&quot;R+O&quot;);IF([.$Y24]&lt;[.$Q24];&quot;Novo&quot;;&quot;Reed&quot;))" office:value-type="string" office:string-value="R+O" calcext:value-type="string">
            <text:p>R+O</text:p>
          </table:table-cell>
          <table:table-cell table:style-name="ce26" table:formula="of:=[.P24]-[.H24]" office:value-type="float" office:value="-22" calcext:value-type="float">
            <text:p>-22</text:p>
          </table:table-cell>
          <table:table-cell table:style-name="ce26" table:formula="of:=[.Q24]-[.I24]" office:value-type="float" office:value="-76" calcext:value-type="float">
            <text:p>-7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1" table:formula="of:=VLOOKUP([.$A25];[$com_reed.$A$2:$com_reed.$H$99];2;0)" office:value-type="float" office:value="396" calcext:value-type="float">
            <text:p>396</text:p>
          </table:table-cell>
          <table:table-cell table:style-name="ce11" table:formula="of:=VLOOKUP([.$A25];[$com_reed.$A$2:$com_reed.$H$99];3;0)" office:value-type="float" office:value="41123" calcext:value-type="float">
            <text:p>41.123</text:p>
          </table:table-cell>
          <table:table-cell table:style-name="ce11" table:formula="of:=VLOOKUP([.$A25];[$analise_janelas_original.$B$2:$analise_janelas_original.$H$99];3;0)" office:value-type="float" office:value="335" calcext:value-type="float">
            <text:p>335</text:p>
          </table:table-cell>
          <table:table-cell table:style-name="ce15" table:formula="of:=VALUE(SUBSTITUTE(VLOOKUP([.$A25];[$analise_janelas_original.$B$2:$analise_janelas_original.$H$99];4;0);&quot;.&quot;;&quot;,&quot;))" office:value-type="float" office:value="1.18208955223881" calcext:value-type="float">
            <text:p>1,1821</text:p>
          </table:table-cell>
          <table:table-cell table:style-name="ce18" table:formula="of:=VALUE(SUBSTITUTE(VLOOKUP([.$A25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2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5];[$com_reed_e_organiza3.$A$2:$com_reed_e_organiza3.$H$99];4;0)" office:value-type="float" office:value="380" calcext:value-type="float">
            <text:p>380</text:p>
          </table:table-cell>
          <table:table-cell table:style-name="ce20" table:formula="of:=VLOOKUP([.$A25];[$com_reed_e_organiza3.$A$2:$com_reed_e_organiza3.$H$99];5;0)" office:value-type="float" office:value="37263" calcext:value-type="float">
            <text:p>37.263</text:p>
          </table:table-cell>
          <table:table-cell table:style-name="ce11" table:formula="of:=VLOOKUP([.$A25];[$com_reed_e_organiza3.$A$2:$com_reed_e_organiza3.$H$99];6;0)" office:value-type="float" office:value="16" calcext:value-type="float">
            <text:p>16</text:p>
          </table:table-cell>
          <table:table-cell table:style-name="ce11" table:formula="of:=VLOOKUP([.$A25];[$com_reed_e_organiza3.$A$2:$com_reed_e_organiza3.$H$99];7;0)" office:value-type="float" office:value="3860" calcext:value-type="float">
            <text:p>3.860</text:p>
          </table:table-cell>
          <table:table-cell table:style-name="ce11" table:formula="of:=VLOOKUP([.$A25];[$analise_janelas_com_reed.$B$2:$analise_janelas_com_reed.$H$99];3;0)" office:value-type="float" office:value="329" calcext:value-type="float">
            <text:p>329</text:p>
          </table:table-cell>
          <table:table-cell table:style-name="ce11" table:formula="of:=VALUE(SUBSTITUTE(VLOOKUP([.$A25];[$analise_janelas_com_reed.$B$2:$analise_janelas_com_reed.$H$99];4;0);&quot;.&quot;;&quot;,&quot;))" office:value-type="float" office:value="1.15501519756839" calcext:value-type="float">
            <text:p>1</text:p>
          </table:table-cell>
          <table:table-cell table:style-name="ce11" table:formula="of:=VALUE(SUBSTITUTE(VLOOKUP([.$A25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2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5];[$sem_reed.$A$2:$sem_reed.$H$99];4;0)" office:value-type="float" office:value="379" calcext:value-type="float">
            <text:p>379</text:p>
          </table:table-cell>
          <table:table-cell table:style-name="ce32" table:formula="of:=VLOOKUP([.$A25];[$sem_reed.$A$2:$sem_reed.$H$99];5;0)" office:value-type="float" office:value="37154" calcext:value-type="float">
            <text:p>37.154</text:p>
          </table:table-cell>
          <table:table-cell table:style-name="ce11" table:formula="of:=VLOOKUP([.$A25];[$sem_reed.$A$2:$sem_reed.$H$99];6;0)" office:value-type="float" office:value="17" calcext:value-type="float">
            <text:p>17</text:p>
          </table:table-cell>
          <table:table-cell table:style-name="ce11" table:formula="of:=VLOOKUP([.$A25];[$sem_reed.$A$2:$sem_reed.$H$99];7;0)" office:value-type="float" office:value="3969" calcext:value-type="float">
            <text:p>3.969</text:p>
          </table:table-cell>
          <table:table-cell table:style-name="ce11" table:formula="of:=VLOOKUP([.$A25];[$analise_janelas_sem_reed.$B$2:$analise_janelas_sem_reed.$H$99];3;0)" office:value-type="float" office:value="329" calcext:value-type="float">
            <text:p>329</text:p>
          </table:table-cell>
          <table:table-cell table:formula="of:=VALUE(SUBSTITUTE(VLOOKUP([.$A25];[$analise_janelas_sem_reed.$B$2:$analise_janelas_sem_reed.$H$99];4;0);&quot;.&quot;;&quot;,&quot;))" office:value-type="float" office:value="1.15197568389058" calcext:value-type="float">
            <text:p>1,15</text:p>
          </table:table-cell>
          <table:table-cell table:style-name="ce11" table:formula="of:=VALUE(SUBSTITUTE(VLOOKUP([.$A25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2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5];[$algoritmo_novo.$A$2:$algoritmo_novo.$H$99];4;0)" office:value-type="float" office:value="396" calcext:value-type="float">
            <text:p>396</text:p>
          </table:table-cell>
          <table:table-cell table:style-name="ce21" table:formula="of:=VLOOKUP([.$A25];[$algoritmo_novo.$A$2:$algoritmo_novo.$H$99];5;0)" office:value-type="float" office:value="38438" calcext:value-type="float">
            <text:p>38.438</text:p>
          </table:table-cell>
          <table:table-cell table:style-name="ce11" table:formula="of:=VLOOKUP([.$A25];[$algoritmo_novo.$A$2:$algoritmo_novo.$H$99];6;0)" office:value-type="float" office:value="0" calcext:value-type="float">
            <text:p>0</text:p>
          </table:table-cell>
          <table:table-cell table:style-name="ce11" table:formula="of:=VLOOKUP([.$A25];[$algoritmo_novo.$A$2:$algoritmo_novo.$H$99];7;0)" office:value-type="float" office:value="2685" calcext:value-type="float">
            <text:p>2.685</text:p>
          </table:table-cell>
          <table:table-cell table:style-name="ce26" table:formula="of:=IF([.$P25]&lt;[.$H25];IF([.$X25]&lt;[.$P25];&quot;Novo&quot;;&quot;R+O&quot;);IF([.$X25]&lt;[.$P25];&quot;Novo&quot;;&quot;Reed&quot;))" office:value-type="string" office:string-value="R+O" calcext:value-type="string">
            <text:p>R+O</text:p>
          </table:table-cell>
          <table:table-cell table:style-name="ce26" table:formula="of:=IF([.$Q25]&lt;[.$I25];IF([.$Y25]&lt;[.$Q25];&quot;Novo&quot;;&quot;R+O&quot;);IF([.$Y25]&lt;[.$Q25];&quot;Novo&quot;;&quot;Reed&quot;))" office:value-type="string" office:string-value="R+O" calcext:value-type="string">
            <text:p>R+O</text:p>
          </table:table-cell>
          <table:table-cell table:style-name="ce26" table:formula="of:=[.P25]-[.H25]" office:value-type="float" office:value="-1" calcext:value-type="float">
            <text:p>-1</text:p>
          </table:table-cell>
          <table:table-cell table:style-name="ce26" table:formula="of:=[.Q25]-[.I25]" office:value-type="float" office:value="-109" calcext:value-type="float">
            <text:p>-1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1" table:formula="of:=VLOOKUP([.$A26];[$com_reed.$A$2:$com_reed.$H$99];2;0)" office:value-type="float" office:value="282" calcext:value-type="float">
            <text:p>282</text:p>
          </table:table-cell>
          <table:table-cell table:style-name="ce11" table:formula="of:=VLOOKUP([.$A26];[$com_reed.$A$2:$com_reed.$H$99];3;0)" office:value-type="float" office:value="27180" calcext:value-type="float">
            <text:p>27.180</text:p>
          </table:table-cell>
          <table:table-cell table:style-name="ce11" table:formula="of:=VLOOKUP([.$A26];[$analise_janelas_original.$B$2:$analise_janelas_original.$H$99];3;0)" office:value-type="float" office:value="259" calcext:value-type="float">
            <text:p>259</text:p>
          </table:table-cell>
          <table:table-cell table:style-name="ce15" table:formula="of:=VALUE(SUBSTITUTE(VLOOKUP([.$A26];[$analise_janelas_original.$B$2:$analise_janelas_original.$H$99];4;0);&quot;.&quot;;&quot;,&quot;))" office:value-type="float" office:value="1.08880308880309" calcext:value-type="float">
            <text:p>1,0888</text:p>
          </table:table-cell>
          <table:table-cell table:style-name="ce18" table:formula="of:=VALUE(SUBSTITUTE(VLOOKUP([.$A26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2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6];[$com_reed_e_organiza3.$A$2:$com_reed_e_organiza3.$H$99];4;0)" office:value-type="float" office:value="277" calcext:value-type="float">
            <text:p>277</text:p>
          </table:table-cell>
          <table:table-cell table:style-name="ce20" table:formula="of:=VLOOKUP([.$A26];[$com_reed_e_organiza3.$A$2:$com_reed_e_organiza3.$H$99];5;0)" office:value-type="float" office:value="25391" calcext:value-type="float">
            <text:p>25.391</text:p>
          </table:table-cell>
          <table:table-cell table:style-name="ce11" table:formula="of:=VLOOKUP([.$A26];[$com_reed_e_organiza3.$A$2:$com_reed_e_organiza3.$H$99];6;0)" office:value-type="float" office:value="5" calcext:value-type="float">
            <text:p>5</text:p>
          </table:table-cell>
          <table:table-cell table:style-name="ce11" table:formula="of:=VLOOKUP([.$A26];[$com_reed_e_organiza3.$A$2:$com_reed_e_organiza3.$H$99];7;0)" office:value-type="float" office:value="1789" calcext:value-type="float">
            <text:p>1.789</text:p>
          </table:table-cell>
          <table:table-cell table:style-name="ce11" table:formula="of:=VLOOKUP([.$A26];[$analise_janelas_com_reed.$B$2:$analise_janelas_com_reed.$H$99];3;0)" office:value-type="float" office:value="256" calcext:value-type="float">
            <text:p>256</text:p>
          </table:table-cell>
          <table:table-cell table:style-name="ce11" table:formula="of:=VALUE(SUBSTITUTE(VLOOKUP([.$A26];[$analise_janelas_com_reed.$B$2:$analise_janelas_com_reed.$H$99];4;0);&quot;.&quot;;&quot;,&quot;))" office:value-type="float" office:value="1.08203125" calcext:value-type="float">
            <text:p>1</text:p>
          </table:table-cell>
          <table:table-cell table:style-name="ce11" table:formula="of:=VALUE(SUBSTITUTE(VLOOKUP([.$A26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2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6];[$sem_reed.$A$2:$sem_reed.$H$99];4;0)" office:value-type="float" office:value="276" calcext:value-type="float">
            <text:p>276</text:p>
          </table:table-cell>
          <table:table-cell table:style-name="ce32" table:formula="of:=VLOOKUP([.$A26];[$sem_reed.$A$2:$sem_reed.$H$99];5;0)" office:value-type="float" office:value="25346" calcext:value-type="float">
            <text:p>25.346</text:p>
          </table:table-cell>
          <table:table-cell table:style-name="ce11" table:formula="of:=VLOOKUP([.$A26];[$sem_reed.$A$2:$sem_reed.$H$99];6;0)" office:value-type="float" office:value="6" calcext:value-type="float">
            <text:p>6</text:p>
          </table:table-cell>
          <table:table-cell table:style-name="ce11" table:formula="of:=VLOOKUP([.$A26];[$sem_reed.$A$2:$sem_reed.$H$99];7;0)" office:value-type="float" office:value="1834" calcext:value-type="float">
            <text:p>1.834</text:p>
          </table:table-cell>
          <table:table-cell table:style-name="ce11" table:formula="of:=VLOOKUP([.$A26];[$analise_janelas_sem_reed.$B$2:$analise_janelas_sem_reed.$H$99];3;0)" office:value-type="float" office:value="254" calcext:value-type="float">
            <text:p>254</text:p>
          </table:table-cell>
          <table:table-cell table:formula="of:=VALUE(SUBSTITUTE(VLOOKUP([.$A26];[$analise_janelas_sem_reed.$B$2:$analise_janelas_sem_reed.$H$99];4;0);&quot;.&quot;;&quot;,&quot;))" office:value-type="float" office:value="1.08661417322835" calcext:value-type="float">
            <text:p>1,09</text:p>
          </table:table-cell>
          <table:table-cell table:style-name="ce11" table:formula="of:=VALUE(SUBSTITUTE(VLOOKUP([.$A26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2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6];[$algoritmo_novo.$A$2:$algoritmo_novo.$H$99];4;0)" office:value-type="float" office:value="281" calcext:value-type="float">
            <text:p>281</text:p>
          </table:table-cell>
          <table:table-cell table:style-name="ce21" table:formula="of:=VLOOKUP([.$A26];[$algoritmo_novo.$A$2:$algoritmo_novo.$H$99];5;0)" office:value-type="float" office:value="25715" calcext:value-type="float">
            <text:p>25.715</text:p>
          </table:table-cell>
          <table:table-cell table:style-name="ce11" table:formula="of:=VLOOKUP([.$A26];[$algoritmo_novo.$A$2:$algoritmo_novo.$H$99];6;0)" office:value-type="float" office:value="1" calcext:value-type="float">
            <text:p>1</text:p>
          </table:table-cell>
          <table:table-cell table:style-name="ce11" table:formula="of:=VLOOKUP([.$A26];[$algoritmo_novo.$A$2:$algoritmo_novo.$H$99];7;0)" office:value-type="float" office:value="1465" calcext:value-type="float">
            <text:p>1.465</text:p>
          </table:table-cell>
          <table:table-cell table:style-name="ce26" table:formula="of:=IF([.$P26]&lt;[.$H26];IF([.$X26]&lt;[.$P26];&quot;Novo&quot;;&quot;R+O&quot;);IF([.$X26]&lt;[.$P26];&quot;Novo&quot;;&quot;Reed&quot;))" office:value-type="string" office:string-value="R+O" calcext:value-type="string">
            <text:p>R+O</text:p>
          </table:table-cell>
          <table:table-cell table:style-name="ce26" table:formula="of:=IF([.$Q26]&lt;[.$I26];IF([.$Y26]&lt;[.$Q26];&quot;Novo&quot;;&quot;R+O&quot;);IF([.$Y26]&lt;[.$Q26];&quot;Novo&quot;;&quot;Reed&quot;))" office:value-type="string" office:string-value="R+O" calcext:value-type="string">
            <text:p>R+O</text:p>
          </table:table-cell>
          <table:table-cell table:style-name="ce26" table:formula="of:=[.P26]-[.H26]" office:value-type="float" office:value="-1" calcext:value-type="float">
            <text:p>-1</text:p>
          </table:table-cell>
          <table:table-cell table:style-name="ce26" table:formula="of:=[.Q26]-[.I26]" office:value-type="float" office:value="-45" calcext:value-type="float">
            <text:p>-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1" table:formula="of:=VLOOKUP([.$A27];[$com_reed.$A$2:$com_reed.$H$99];2;0)" office:value-type="float" office:value="353" calcext:value-type="float">
            <text:p>353</text:p>
          </table:table-cell>
          <table:table-cell table:style-name="ce11" table:formula="of:=VLOOKUP([.$A27];[$com_reed.$A$2:$com_reed.$H$99];3;0)" office:value-type="float" office:value="35117" calcext:value-type="float">
            <text:p>35.117</text:p>
          </table:table-cell>
          <table:table-cell table:style-name="ce11" table:formula="of:=VLOOKUP([.$A27];[$analise_janelas_original.$B$2:$analise_janelas_original.$H$99];3;0)" office:value-type="float" office:value="295" calcext:value-type="float">
            <text:p>295</text:p>
          </table:table-cell>
          <table:table-cell table:style-name="ce15" table:formula="of:=VALUE(SUBSTITUTE(VLOOKUP([.$A27];[$analise_janelas_original.$B$2:$analise_janelas_original.$H$99];4;0);&quot;.&quot;;&quot;,&quot;))" office:value-type="float" office:value="1.19661016949153" calcext:value-type="float">
            <text:p>1,1966</text:p>
          </table:table-cell>
          <table:table-cell table:style-name="ce18" table:formula="of:=VALUE(SUBSTITUTE(VLOOKUP([.$A27];[$analise_janelas_original.$B$2:$analise_janelas_original.$H$99];5;0);&quot;.&quot;;&quot;,&quot;))" office:value-type="float" office:value="5" calcext:value-type="float">
            <text:p>5</text:p>
          </table:table-cell>
          <table:table-cell table:style-name="ce18" table:formula="of:=VALUE(SUBSTITUTE(VLOOKUP([.$A2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7];[$com_reed_e_organiza3.$A$2:$com_reed_e_organiza3.$H$99];4;0)" office:value-type="float" office:value="330" calcext:value-type="float">
            <text:p>330</text:p>
          </table:table-cell>
          <table:table-cell table:style-name="ce20" table:formula="of:=VLOOKUP([.$A27];[$com_reed_e_organiza3.$A$2:$com_reed_e_organiza3.$H$99];5;0)" office:value-type="float" office:value="30138" calcext:value-type="float">
            <text:p>30.138</text:p>
          </table:table-cell>
          <table:table-cell table:style-name="ce11" table:formula="of:=VLOOKUP([.$A27];[$com_reed_e_organiza3.$A$2:$com_reed_e_organiza3.$H$99];6;0)" office:value-type="float" office:value="23" calcext:value-type="float">
            <text:p>23</text:p>
          </table:table-cell>
          <table:table-cell table:style-name="ce11" table:formula="of:=VLOOKUP([.$A27];[$com_reed_e_organiza3.$A$2:$com_reed_e_organiza3.$H$99];7;0)" office:value-type="float" office:value="4979" calcext:value-type="float">
            <text:p>4.979</text:p>
          </table:table-cell>
          <table:table-cell table:style-name="ce11" table:formula="of:=VLOOKUP([.$A27];[$analise_janelas_com_reed.$B$2:$analise_janelas_com_reed.$H$99];3;0)" office:value-type="float" office:value="289" calcext:value-type="float">
            <text:p>289</text:p>
          </table:table-cell>
          <table:table-cell table:style-name="ce11" table:formula="of:=VALUE(SUBSTITUTE(VLOOKUP([.$A27];[$analise_janelas_com_reed.$B$2:$analise_janelas_com_reed.$H$99];4;0);&quot;.&quot;;&quot;,&quot;))" office:value-type="float" office:value="1.14186851211073" calcext:value-type="float">
            <text:p>1</text:p>
          </table:table-cell>
          <table:table-cell table:style-name="ce11" table:formula="of:=VALUE(SUBSTITUTE(VLOOKUP([.$A27];[$analise_janelas_com_reed.$B$2:$analise_janelas_co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2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7];[$sem_reed.$A$2:$sem_reed.$H$99];4;0)" office:value-type="float" office:value="331" calcext:value-type="float">
            <text:p>331</text:p>
          </table:table-cell>
          <table:table-cell table:style-name="ce32" table:formula="of:=VLOOKUP([.$A27];[$sem_reed.$A$2:$sem_reed.$H$99];5;0)" office:value-type="float" office:value="30327" calcext:value-type="float">
            <text:p>30.327</text:p>
          </table:table-cell>
          <table:table-cell table:style-name="ce11" table:formula="of:=VLOOKUP([.$A27];[$sem_reed.$A$2:$sem_reed.$H$99];6;0)" office:value-type="float" office:value="22" calcext:value-type="float">
            <text:p>22</text:p>
          </table:table-cell>
          <table:table-cell table:style-name="ce11" table:formula="of:=VLOOKUP([.$A27];[$sem_reed.$A$2:$sem_reed.$H$99];7;0)" office:value-type="float" office:value="4790" calcext:value-type="float">
            <text:p>4.790</text:p>
          </table:table-cell>
          <table:table-cell table:style-name="ce11" table:formula="of:=VLOOKUP([.$A27];[$analise_janelas_sem_reed.$B$2:$analise_janelas_sem_reed.$H$99];3;0)" office:value-type="float" office:value="288" calcext:value-type="float">
            <text:p>288</text:p>
          </table:table-cell>
          <table:table-cell table:formula="of:=VALUE(SUBSTITUTE(VLOOKUP([.$A27];[$analise_janelas_sem_reed.$B$2:$analise_janelas_sem_reed.$H$99];4;0);&quot;.&quot;;&quot;,&quot;))" office:value-type="float" office:value="1.14930555555556" calcext:value-type="float">
            <text:p>1,15</text:p>
          </table:table-cell>
          <table:table-cell table:style-name="ce11" table:formula="of:=VALUE(SUBSTITUTE(VLOOKUP([.$A27];[$analise_janelas_sem_reed.$B$2:$analise_janelas_sem_reed.$H$99];5;0);&quot;.&quot;;&quot;,&quot;))" office:value-type="float" office:value="5" calcext:value-type="float">
            <text:p>5</text:p>
          </table:table-cell>
          <table:table-cell table:style-name="ce11" table:formula="of:=VALUE(SUBSTITUTE(VLOOKUP([.$A2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7];[$algoritmo_novo.$A$2:$algoritmo_novo.$H$99];4;0)" office:value-type="float" office:value="334" calcext:value-type="float">
            <text:p>334</text:p>
          </table:table-cell>
          <table:table-cell table:style-name="ce21" table:formula="of:=VLOOKUP([.$A27];[$algoritmo_novo.$A$2:$algoritmo_novo.$H$99];5;0)" office:value-type="float" office:value="29244" calcext:value-type="float">
            <text:p>29.244</text:p>
          </table:table-cell>
          <table:table-cell table:style-name="ce11" table:formula="of:=VLOOKUP([.$A27];[$algoritmo_novo.$A$2:$algoritmo_novo.$H$99];6;0)" office:value-type="float" office:value="19" calcext:value-type="float">
            <text:p>19</text:p>
          </table:table-cell>
          <table:table-cell table:style-name="ce11" table:formula="of:=VLOOKUP([.$A27];[$algoritmo_novo.$A$2:$algoritmo_novo.$H$99];7;0)" office:value-type="float" office:value="5873" calcext:value-type="float">
            <text:p>5.873</text:p>
          </table:table-cell>
          <table:table-cell table:style-name="ce26" table:formula="of:=IF([.$P27]&lt;[.$H27];IF([.$X27]&lt;[.$P27];&quot;Novo&quot;;&quot;R+O&quot;);IF([.$X27]&lt;[.$P27];&quot;Novo&quot;;&quot;Reed&quot;))" office:value-type="string" office:string-value="Reed" calcext:value-type="string">
            <text:p>Reed</text:p>
          </table:table-cell>
          <table:table-cell table:style-name="ce26" table:formula="of:=IF([.$Q27]&lt;[.$I27];IF([.$Y27]&lt;[.$Q27];&quot;Novo&quot;;&quot;R+O&quot;);IF([.$Y27]&lt;[.$Q27];&quot;Novo&quot;;&quot;Reed&quot;))" office:value-type="string" office:string-value="Novo" calcext:value-type="string">
            <text:p>Novo</text:p>
          </table:table-cell>
          <table:table-cell table:style-name="ce26" table:formula="of:=[.P27]-[.H27]" office:value-type="float" office:value="1" calcext:value-type="float">
            <text:p>1</text:p>
          </table:table-cell>
          <table:table-cell table:style-name="ce26" table:formula="of:=[.Q27]-[.I27]" office:value-type="float" office:value="189" calcext:value-type="float">
            <text:p>18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1" table:formula="of:=VLOOKUP([.$A28];[$com_reed.$A$2:$com_reed.$H$99];2;0)" office:value-type="float" office:value="291" calcext:value-type="float">
            <text:p>291</text:p>
          </table:table-cell>
          <table:table-cell table:style-name="ce11" table:formula="of:=VLOOKUP([.$A28];[$com_reed.$A$2:$com_reed.$H$99];3;0)" office:value-type="float" office:value="27426" calcext:value-type="float">
            <text:p>27.426</text:p>
          </table:table-cell>
          <table:table-cell table:style-name="ce11" table:formula="of:=VLOOKUP([.$A28];[$analise_janelas_original.$B$2:$analise_janelas_original.$H$99];3;0)" office:value-type="float" office:value="263" calcext:value-type="float">
            <text:p>263</text:p>
          </table:table-cell>
          <table:table-cell table:style-name="ce15" table:formula="of:=VALUE(SUBSTITUTE(VLOOKUP([.$A28];[$analise_janelas_original.$B$2:$analise_janelas_original.$H$99];4;0);&quot;.&quot;;&quot;,&quot;))" office:value-type="float" office:value="1.106463878327" calcext:value-type="float">
            <text:p>1,1065</text:p>
          </table:table-cell>
          <table:table-cell table:style-name="ce18" table:formula="of:=VALUE(SUBSTITUTE(VLOOKUP([.$A28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2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8];[$com_reed_e_organiza3.$A$2:$com_reed_e_organiza3.$H$99];4;0)" office:value-type="float" office:value="282" calcext:value-type="float">
            <text:p>282</text:p>
          </table:table-cell>
          <table:table-cell table:style-name="ce20" table:formula="of:=VLOOKUP([.$A28];[$com_reed_e_organiza3.$A$2:$com_reed_e_organiza3.$H$99];5;0)" office:value-type="float" office:value="24940" calcext:value-type="float">
            <text:p>24.940</text:p>
          </table:table-cell>
          <table:table-cell table:style-name="ce11" table:formula="of:=VLOOKUP([.$A28];[$com_reed_e_organiza3.$A$2:$com_reed_e_organiza3.$H$99];6;0)" office:value-type="float" office:value="9" calcext:value-type="float">
            <text:p>9</text:p>
          </table:table-cell>
          <table:table-cell table:style-name="ce11" table:formula="of:=VLOOKUP([.$A28];[$com_reed_e_organiza3.$A$2:$com_reed_e_organiza3.$H$99];7;0)" office:value-type="float" office:value="2486" calcext:value-type="float">
            <text:p>2.486</text:p>
          </table:table-cell>
          <table:table-cell table:style-name="ce11" table:formula="of:=VLOOKUP([.$A28];[$analise_janelas_com_reed.$B$2:$analise_janelas_com_reed.$H$99];3;0)" office:value-type="float" office:value="263" calcext:value-type="float">
            <text:p>263</text:p>
          </table:table-cell>
          <table:table-cell table:style-name="ce11" table:formula="of:=VALUE(SUBSTITUTE(VLOOKUP([.$A28];[$analise_janelas_com_reed.$B$2:$analise_janelas_com_reed.$H$99];4;0);&quot;.&quot;;&quot;,&quot;))" office:value-type="float" office:value="1.0722433460076" calcext:value-type="float">
            <text:p>1</text:p>
          </table:table-cell>
          <table:table-cell table:style-name="ce11" table:formula="of:=VALUE(SUBSTITUTE(VLOOKUP([.$A28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2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8];[$sem_reed.$A$2:$sem_reed.$H$99];4;0)" office:value-type="float" office:value="282" calcext:value-type="float">
            <text:p>282</text:p>
          </table:table-cell>
          <table:table-cell table:style-name="ce32" table:formula="of:=VLOOKUP([.$A28];[$sem_reed.$A$2:$sem_reed.$H$99];5;0)" office:value-type="float" office:value="24940" calcext:value-type="float">
            <text:p>24.940</text:p>
          </table:table-cell>
          <table:table-cell table:style-name="ce11" table:formula="of:=VLOOKUP([.$A28];[$sem_reed.$A$2:$sem_reed.$H$99];6;0)" office:value-type="float" office:value="9" calcext:value-type="float">
            <text:p>9</text:p>
          </table:table-cell>
          <table:table-cell table:style-name="ce11" table:formula="of:=VLOOKUP([.$A28];[$sem_reed.$A$2:$sem_reed.$H$99];7;0)" office:value-type="float" office:value="2486" calcext:value-type="float">
            <text:p>2.486</text:p>
          </table:table-cell>
          <table:table-cell table:style-name="ce11" table:formula="of:=VLOOKUP([.$A28];[$analise_janelas_sem_reed.$B$2:$analise_janelas_sem_reed.$H$99];3;0)" office:value-type="float" office:value="263" calcext:value-type="float">
            <text:p>263</text:p>
          </table:table-cell>
          <table:table-cell table:formula="of:=VALUE(SUBSTITUTE(VLOOKUP([.$A28];[$analise_janelas_sem_reed.$B$2:$analise_janelas_sem_reed.$H$99];4;0);&quot;.&quot;;&quot;,&quot;))" office:value-type="float" office:value="1.0722433460076" calcext:value-type="float">
            <text:p>1,07</text:p>
          </table:table-cell>
          <table:table-cell table:style-name="ce11" table:formula="of:=VALUE(SUBSTITUTE(VLOOKUP([.$A28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2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8];[$algoritmo_novo.$A$2:$algoritmo_novo.$H$99];4;0)" office:value-type="float" office:value="286" calcext:value-type="float">
            <text:p>286</text:p>
          </table:table-cell>
          <table:table-cell table:style-name="ce21" table:formula="of:=VLOOKUP([.$A28];[$algoritmo_novo.$A$2:$algoritmo_novo.$H$99];5;0)" office:value-type="float" office:value="24647" calcext:value-type="float">
            <text:p>24.647</text:p>
          </table:table-cell>
          <table:table-cell table:style-name="ce11" table:formula="of:=VLOOKUP([.$A28];[$algoritmo_novo.$A$2:$algoritmo_novo.$H$99];6;0)" office:value-type="float" office:value="5" calcext:value-type="float">
            <text:p>5</text:p>
          </table:table-cell>
          <table:table-cell table:style-name="ce11" table:formula="of:=VLOOKUP([.$A28];[$algoritmo_novo.$A$2:$algoritmo_novo.$H$99];7;0)" office:value-type="float" office:value="2779" calcext:value-type="float">
            <text:p>2.779</text:p>
          </table:table-cell>
          <table:table-cell table:style-name="ce26" table:formula="of:=IF([.$P28]&lt;[.$H28];IF([.$X28]&lt;[.$P28];&quot;Novo&quot;;&quot;R+O&quot;);IF([.$X28]&lt;[.$P28];&quot;Novo&quot;;&quot;Reed&quot;))" office:value-type="string" office:string-value="Reed" calcext:value-type="string">
            <text:p>Reed</text:p>
          </table:table-cell>
          <table:table-cell table:style-name="ce26" table:formula="of:=IF([.$Q28]&lt;[.$I28];IF([.$Y28]&lt;[.$Q28];&quot;Novo&quot;;&quot;R+O&quot;);IF([.$Y28]&lt;[.$Q28];&quot;Novo&quot;;&quot;Reed&quot;))" office:value-type="string" office:string-value="Novo" calcext:value-type="string">
            <text:p>Novo</text:p>
          </table:table-cell>
          <table:table-cell table:style-name="ce26" table:formula="of:=[.P28]-[.H28]" office:value-type="float" office:value="0" calcext:value-type="float">
            <text:p>0</text:p>
          </table:table-cell>
          <table:table-cell table:style-name="ce26" table:formula="of:=[.Q28]-[.I28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1" table:formula="of:=VLOOKUP([.$A29];[$com_reed.$A$2:$com_reed.$H$99];2;0)" office:value-type="float" office:value="236" calcext:value-type="float">
            <text:p>236</text:p>
          </table:table-cell>
          <table:table-cell table:style-name="ce11" table:formula="of:=VLOOKUP([.$A29];[$com_reed.$A$2:$com_reed.$H$99];3;0)" office:value-type="float" office:value="4188" calcext:value-type="float">
            <text:p>4.188</text:p>
          </table:table-cell>
          <table:table-cell table:style-name="ce11" table:formula="of:=VLOOKUP([.$A29];[$analise_janelas_original.$B$2:$analise_janelas_original.$H$99];3;0)" office:value-type="float" office:value="216" calcext:value-type="float">
            <text:p>216</text:p>
          </table:table-cell>
          <table:table-cell table:style-name="ce15" table:formula="of:=VALUE(SUBSTITUTE(VLOOKUP([.$A29];[$analise_janelas_original.$B$2:$analise_janelas_original.$H$99];4;0);&quot;.&quot;;&quot;,&quot;))" office:value-type="float" office:value="1.09259259259259" calcext:value-type="float">
            <text:p>1,0926</text:p>
          </table:table-cell>
          <table:table-cell table:style-name="ce18" table:formula="of:=VALUE(SUBSTITUTE(VLOOKUP([.$A29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2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29];[$com_reed_e_organiza3.$A$2:$com_reed_e_organiza3.$H$99];4;0)" office:value-type="float" office:value="228" calcext:value-type="float">
            <text:p>228</text:p>
          </table:table-cell>
          <table:table-cell table:style-name="ce20" table:formula="of:=VLOOKUP([.$A29];[$com_reed_e_organiza3.$A$2:$com_reed_e_organiza3.$H$99];5;0)" office:value-type="float" office:value="4076" calcext:value-type="float">
            <text:p>4.076</text:p>
          </table:table-cell>
          <table:table-cell table:style-name="ce11" table:formula="of:=VLOOKUP([.$A29];[$com_reed_e_organiza3.$A$2:$com_reed_e_organiza3.$H$99];6;0)" office:value-type="float" office:value="8" calcext:value-type="float">
            <text:p>8</text:p>
          </table:table-cell>
          <table:table-cell table:style-name="ce11" table:formula="of:=VLOOKUP([.$A29];[$com_reed_e_organiza3.$A$2:$com_reed_e_organiza3.$H$99];7;0)" office:value-type="float" office:value="112" calcext:value-type="float">
            <text:p>112</text:p>
          </table:table-cell>
          <table:table-cell table:style-name="ce11" table:formula="of:=VLOOKUP([.$A29];[$analise_janelas_com_reed.$B$2:$analise_janelas_com_reed.$H$99];3;0)" office:value-type="float" office:value="211" calcext:value-type="float">
            <text:p>211</text:p>
          </table:table-cell>
          <table:table-cell table:style-name="ce11" table:formula="of:=VALUE(SUBSTITUTE(VLOOKUP([.$A29];[$analise_janelas_com_reed.$B$2:$analise_janelas_com_reed.$H$99];4;0);&quot;.&quot;;&quot;,&quot;))" office:value-type="float" office:value="1.08056872037915" calcext:value-type="float">
            <text:p>1</text:p>
          </table:table-cell>
          <table:table-cell table:style-name="ce11" table:formula="of:=VALUE(SUBSTITUTE(VLOOKUP([.$A29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2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29];[$sem_reed.$A$2:$sem_reed.$H$99];4;0)" office:value-type="float" office:value="228" calcext:value-type="float">
            <text:p>228</text:p>
          </table:table-cell>
          <table:table-cell table:style-name="ce32" table:formula="of:=VLOOKUP([.$A29];[$sem_reed.$A$2:$sem_reed.$H$99];5;0)" office:value-type="float" office:value="4076" calcext:value-type="float">
            <text:p>4.076</text:p>
          </table:table-cell>
          <table:table-cell table:style-name="ce11" table:formula="of:=VLOOKUP([.$A29];[$sem_reed.$A$2:$sem_reed.$H$99];6;0)" office:value-type="float" office:value="8" calcext:value-type="float">
            <text:p>8</text:p>
          </table:table-cell>
          <table:table-cell table:style-name="ce11" table:formula="of:=VLOOKUP([.$A29];[$sem_reed.$A$2:$sem_reed.$H$99];7;0)" office:value-type="float" office:value="112" calcext:value-type="float">
            <text:p>112</text:p>
          </table:table-cell>
          <table:table-cell table:style-name="ce11" table:formula="of:=VLOOKUP([.$A29];[$analise_janelas_sem_reed.$B$2:$analise_janelas_sem_reed.$H$99];3;0)" office:value-type="float" office:value="211" calcext:value-type="float">
            <text:p>211</text:p>
          </table:table-cell>
          <table:table-cell table:formula="of:=VALUE(SUBSTITUTE(VLOOKUP([.$A29];[$analise_janelas_sem_reed.$B$2:$analise_janelas_sem_reed.$H$99];4;0);&quot;.&quot;;&quot;,&quot;))" office:value-type="float" office:value="1.08056872037915" calcext:value-type="float">
            <text:p>1,08</text:p>
          </table:table-cell>
          <table:table-cell table:style-name="ce11" table:formula="of:=VALUE(SUBSTITUTE(VLOOKUP([.$A29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2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29];[$algoritmo_novo.$A$2:$algoritmo_novo.$H$99];4;0)" office:value-type="float" office:value="245" calcext:value-type="float">
            <text:p>245</text:p>
          </table:table-cell>
          <table:table-cell table:style-name="ce21" table:formula="of:=VLOOKUP([.$A29];[$algoritmo_novo.$A$2:$algoritmo_novo.$H$99];5;0)" office:value-type="float" office:value="5273" calcext:value-type="float">
            <text:p>5.273</text:p>
          </table:table-cell>
          <table:table-cell table:style-name="ce11" table:formula="of:=VLOOKUP([.$A29];[$algoritmo_novo.$A$2:$algoritmo_novo.$H$99];6;0)" office:value-type="float" office:value="-9" calcext:value-type="float">
            <text:p>-9</text:p>
          </table:table-cell>
          <table:table-cell table:style-name="ce11" table:formula="of:=VLOOKUP([.$A29];[$algoritmo_novo.$A$2:$algoritmo_novo.$H$99];7;0)" office:value-type="float" office:value="-1085" calcext:value-type="float">
            <text:p>-1.085</text:p>
          </table:table-cell>
          <table:table-cell table:style-name="ce26" table:formula="of:=IF([.$P29]&lt;[.$H29];IF([.$X29]&lt;[.$P29];&quot;Novo&quot;;&quot;R+O&quot;);IF([.$X29]&lt;[.$P29];&quot;Novo&quot;;&quot;Reed&quot;))" office:value-type="string" office:string-value="Reed" calcext:value-type="string">
            <text:p>Reed</text:p>
          </table:table-cell>
          <table:table-cell table:style-name="ce26" table:formula="of:=IF([.$Q29]&lt;[.$I29];IF([.$Y29]&lt;[.$Q29];&quot;Novo&quot;;&quot;R+O&quot;);IF([.$Y29]&lt;[.$Q29];&quot;Novo&quot;;&quot;Reed&quot;))" office:value-type="string" office:string-value="Reed" calcext:value-type="string">
            <text:p>Reed</text:p>
          </table:table-cell>
          <table:table-cell table:style-name="ce26" table:formula="of:=[.P29]-[.H29]" office:value-type="float" office:value="0" calcext:value-type="float">
            <text:p>0</text:p>
          </table:table-cell>
          <table:table-cell table:style-name="ce26" table:formula="of:=[.Q29]-[.I29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1" table:formula="of:=VLOOKUP([.$A30];[$com_reed.$A$2:$com_reed.$H$99];2;0)" office:value-type="float" office:value="331" calcext:value-type="float">
            <text:p>331</text:p>
          </table:table-cell>
          <table:table-cell table:style-name="ce11" table:formula="of:=VLOOKUP([.$A30];[$com_reed.$A$2:$com_reed.$H$99];3;0)" office:value-type="float" office:value="2839" calcext:value-type="float">
            <text:p>2.839</text:p>
          </table:table-cell>
          <table:table-cell table:style-name="ce11" table:formula="of:=VLOOKUP([.$A30];[$analise_janelas_original.$B$2:$analise_janelas_original.$H$99];3;0)" office:value-type="float" office:value="307" calcext:value-type="float">
            <text:p>307</text:p>
          </table:table-cell>
          <table:table-cell table:style-name="ce15" table:formula="of:=VALUE(SUBSTITUTE(VLOOKUP([.$A30];[$analise_janelas_original.$B$2:$analise_janelas_original.$H$99];4;0);&quot;.&quot;;&quot;,&quot;))" office:value-type="float" office:value="1.07817589576547" calcext:value-type="float">
            <text:p>1,0782</text:p>
          </table:table-cell>
          <table:table-cell table:style-name="ce18" table:formula="of:=VALUE(SUBSTITUTE(VLOOKUP([.$A30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3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0];[$com_reed_e_organiza3.$A$2:$com_reed_e_organiza3.$H$99];4;0)" office:value-type="float" office:value="328" calcext:value-type="float">
            <text:p>328</text:p>
          </table:table-cell>
          <table:table-cell table:style-name="ce20" table:formula="of:=VLOOKUP([.$A30];[$com_reed_e_organiza3.$A$2:$com_reed_e_organiza3.$H$99];5;0)" office:value-type="float" office:value="2880" calcext:value-type="float">
            <text:p>2.880</text:p>
          </table:table-cell>
          <table:table-cell table:style-name="ce11" table:formula="of:=VLOOKUP([.$A30];[$com_reed_e_organiza3.$A$2:$com_reed_e_organiza3.$H$99];6;0)" office:value-type="float" office:value="3" calcext:value-type="float">
            <text:p>3</text:p>
          </table:table-cell>
          <table:table-cell table:style-name="ce11" table:formula="of:=VLOOKUP([.$A30];[$com_reed_e_organiza3.$A$2:$com_reed_e_organiza3.$H$99];7;0)" office:value-type="float" office:value="-41" calcext:value-type="float">
            <text:p>-41</text:p>
          </table:table-cell>
          <table:table-cell table:style-name="ce11" table:formula="of:=VLOOKUP([.$A30];[$analise_janelas_com_reed.$B$2:$analise_janelas_com_reed.$H$99];3;0)" office:value-type="float" office:value="299" calcext:value-type="float">
            <text:p>299</text:p>
          </table:table-cell>
          <table:table-cell table:style-name="ce11" table:formula="of:=VALUE(SUBSTITUTE(VLOOKUP([.$A30];[$analise_janelas_com_reed.$B$2:$analise_janelas_com_reed.$H$99];4;0);&quot;.&quot;;&quot;,&quot;))" office:value-type="float" office:value="1.09698996655518" calcext:value-type="float">
            <text:p>1</text:p>
          </table:table-cell>
          <table:table-cell table:style-name="ce11" table:formula="of:=VALUE(SUBSTITUTE(VLOOKUP([.$A30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3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0];[$sem_reed.$A$2:$sem_reed.$H$99];4;0)" office:value-type="float" office:value="328" calcext:value-type="float">
            <text:p>328</text:p>
          </table:table-cell>
          <table:table-cell table:style-name="ce32" table:formula="of:=VLOOKUP([.$A30];[$sem_reed.$A$2:$sem_reed.$H$99];5;0)" office:value-type="float" office:value="2880" calcext:value-type="float">
            <text:p>2.880</text:p>
          </table:table-cell>
          <table:table-cell table:style-name="ce11" table:formula="of:=VLOOKUP([.$A30];[$sem_reed.$A$2:$sem_reed.$H$99];6;0)" office:value-type="float" office:value="3" calcext:value-type="float">
            <text:p>3</text:p>
          </table:table-cell>
          <table:table-cell table:style-name="ce11" table:formula="of:=VLOOKUP([.$A30];[$sem_reed.$A$2:$sem_reed.$H$99];7;0)" office:value-type="float" office:value="-41" calcext:value-type="float">
            <text:p>-41</text:p>
          </table:table-cell>
          <table:table-cell table:style-name="ce11" table:formula="of:=VLOOKUP([.$A30];[$analise_janelas_sem_reed.$B$2:$analise_janelas_sem_reed.$H$99];3;0)" office:value-type="float" office:value="299" calcext:value-type="float">
            <text:p>299</text:p>
          </table:table-cell>
          <table:table-cell table:formula="of:=VALUE(SUBSTITUTE(VLOOKUP([.$A30];[$analise_janelas_sem_reed.$B$2:$analise_janelas_sem_reed.$H$99];4;0);&quot;.&quot;;&quot;,&quot;))" office:value-type="float" office:value="1.09698996655518" calcext:value-type="float">
            <text:p>1,10</text:p>
          </table:table-cell>
          <table:table-cell table:style-name="ce11" table:formula="of:=VALUE(SUBSTITUTE(VLOOKUP([.$A30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3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0];[$algoritmo_novo.$A$2:$algoritmo_novo.$H$99];4;0)" office:value-type="float" office:value="328" calcext:value-type="float">
            <text:p>328</text:p>
          </table:table-cell>
          <table:table-cell table:style-name="ce21" table:formula="of:=VLOOKUP([.$A30];[$algoritmo_novo.$A$2:$algoritmo_novo.$H$99];5;0)" office:value-type="float" office:value="2996" calcext:value-type="float">
            <text:p>2.996</text:p>
          </table:table-cell>
          <table:table-cell table:style-name="ce11" table:formula="of:=VLOOKUP([.$A30];[$algoritmo_novo.$A$2:$algoritmo_novo.$H$99];6;0)" office:value-type="float" office:value="3" calcext:value-type="float">
            <text:p>3</text:p>
          </table:table-cell>
          <table:table-cell table:style-name="ce11" table:formula="of:=VLOOKUP([.$A30];[$algoritmo_novo.$A$2:$algoritmo_novo.$H$99];7;0)" office:value-type="float" office:value="-157" calcext:value-type="float">
            <text:p>-157</text:p>
          </table:table-cell>
          <table:table-cell table:style-name="ce26" table:formula="of:=IF([.$P30]&lt;[.$H30];IF([.$X30]&lt;[.$P30];&quot;Novo&quot;;&quot;R+O&quot;);IF([.$X30]&lt;[.$P30];&quot;Novo&quot;;&quot;Reed&quot;))" office:value-type="string" office:string-value="Reed" calcext:value-type="string">
            <text:p>Reed</text:p>
          </table:table-cell>
          <table:table-cell table:style-name="ce26" table:formula="of:=IF([.$Q30]&lt;[.$I30];IF([.$Y30]&lt;[.$Q30];&quot;Novo&quot;;&quot;R+O&quot;);IF([.$Y30]&lt;[.$Q30];&quot;Novo&quot;;&quot;Reed&quot;))" office:value-type="string" office:string-value="Reed" calcext:value-type="string">
            <text:p>Reed</text:p>
          </table:table-cell>
          <table:table-cell table:style-name="ce26" table:formula="of:=[.P30]-[.H30]" office:value-type="float" office:value="0" calcext:value-type="float">
            <text:p>0</text:p>
          </table:table-cell>
          <table:table-cell table:style-name="ce26" table:formula="of:=[.Q30]-[.I30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1" table:formula="of:=VLOOKUP([.$A31];[$com_reed.$A$2:$com_reed.$H$99];2;0)" office:value-type="float" office:value="289" calcext:value-type="float">
            <text:p>289</text:p>
          </table:table-cell>
          <table:table-cell table:style-name="ce11" table:formula="of:=VLOOKUP([.$A31];[$com_reed.$A$2:$com_reed.$H$99];3;0)" office:value-type="float" office:value="5641" calcext:value-type="float">
            <text:p>5.641</text:p>
          </table:table-cell>
          <table:table-cell table:style-name="ce11" table:formula="of:=VLOOKUP([.$A31];[$analise_janelas_original.$B$2:$analise_janelas_original.$H$99];3;0)" office:value-type="float" office:value="256" calcext:value-type="float">
            <text:p>256</text:p>
          </table:table-cell>
          <table:table-cell table:style-name="ce15" table:formula="of:=VALUE(SUBSTITUTE(VLOOKUP([.$A31];[$analise_janelas_original.$B$2:$analise_janelas_original.$H$99];4;0);&quot;.&quot;;&quot;,&quot;))" office:value-type="float" office:value="1.12890625" calcext:value-type="float">
            <text:p>1,1289</text:p>
          </table:table-cell>
          <table:table-cell table:style-name="ce18" table:formula="of:=VALUE(SUBSTITUTE(VLOOKUP([.$A31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3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1];[$com_reed_e_organiza3.$A$2:$com_reed_e_organiza3.$H$99];4;0)" office:value-type="float" office:value="285" calcext:value-type="float">
            <text:p>285</text:p>
          </table:table-cell>
          <table:table-cell table:style-name="ce20" table:formula="of:=VLOOKUP([.$A31];[$com_reed_e_organiza3.$A$2:$com_reed_e_organiza3.$H$99];5;0)" office:value-type="float" office:value="5961" calcext:value-type="float">
            <text:p>5.961</text:p>
          </table:table-cell>
          <table:table-cell table:style-name="ce11" table:formula="of:=VLOOKUP([.$A31];[$com_reed_e_organiza3.$A$2:$com_reed_e_organiza3.$H$99];6;0)" office:value-type="float" office:value="4" calcext:value-type="float">
            <text:p>4</text:p>
          </table:table-cell>
          <table:table-cell table:style-name="ce11" table:formula="of:=VLOOKUP([.$A31];[$com_reed_e_organiza3.$A$2:$com_reed_e_organiza3.$H$99];7;0)" office:value-type="float" office:value="-320" calcext:value-type="float">
            <text:p>-320</text:p>
          </table:table-cell>
          <table:table-cell table:style-name="ce11" table:formula="of:=VLOOKUP([.$A31];[$analise_janelas_com_reed.$B$2:$analise_janelas_com_reed.$H$99];3;0)" office:value-type="float" office:value="255" calcext:value-type="float">
            <text:p>255</text:p>
          </table:table-cell>
          <table:table-cell table:style-name="ce11" table:formula="of:=VALUE(SUBSTITUTE(VLOOKUP([.$A31];[$analise_janelas_com_reed.$B$2:$analise_janelas_com_reed.$H$99];4;0);&quot;.&quot;;&quot;,&quot;))" office:value-type="float" office:value="1.11764705882353" calcext:value-type="float">
            <text:p>1</text:p>
          </table:table-cell>
          <table:table-cell table:style-name="ce11" table:formula="of:=VALUE(SUBSTITUTE(VLOOKUP([.$A31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1];[$sem_reed.$A$2:$sem_reed.$H$99];4;0)" office:value-type="float" office:value="282" calcext:value-type="float">
            <text:p>282</text:p>
          </table:table-cell>
          <table:table-cell table:style-name="ce32" table:formula="of:=VLOOKUP([.$A31];[$sem_reed.$A$2:$sem_reed.$H$99];5;0)" office:value-type="float" office:value="5466" calcext:value-type="float">
            <text:p>5.466</text:p>
          </table:table-cell>
          <table:table-cell table:style-name="ce11" table:formula="of:=VLOOKUP([.$A31];[$sem_reed.$A$2:$sem_reed.$H$99];6;0)" office:value-type="float" office:value="7" calcext:value-type="float">
            <text:p>7</text:p>
          </table:table-cell>
          <table:table-cell table:style-name="ce11" table:formula="of:=VLOOKUP([.$A31];[$sem_reed.$A$2:$sem_reed.$H$99];7;0)" office:value-type="float" office:value="175" calcext:value-type="float">
            <text:p>175</text:p>
          </table:table-cell>
          <table:table-cell table:style-name="ce11" table:formula="of:=VLOOKUP([.$A31];[$analise_janelas_sem_reed.$B$2:$analise_janelas_sem_reed.$H$99];3;0)" office:value-type="float" office:value="255" calcext:value-type="float">
            <text:p>255</text:p>
          </table:table-cell>
          <table:table-cell table:formula="of:=VALUE(SUBSTITUTE(VLOOKUP([.$A31];[$analise_janelas_sem_reed.$B$2:$analise_janelas_sem_reed.$H$99];4;0);&quot;.&quot;;&quot;,&quot;))" office:value-type="float" office:value="1.10588235294118" calcext:value-type="float">
            <text:p>1,11</text:p>
          </table:table-cell>
          <table:table-cell table:style-name="ce11" table:formula="of:=VALUE(SUBSTITUTE(VLOOKUP([.$A31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1];[$algoritmo_novo.$A$2:$algoritmo_novo.$H$99];4;0)" office:value-type="float" office:value="302" calcext:value-type="float">
            <text:p>302</text:p>
          </table:table-cell>
          <table:table-cell table:style-name="ce21" table:formula="of:=VLOOKUP([.$A31];[$algoritmo_novo.$A$2:$algoritmo_novo.$H$99];5;0)" office:value-type="float" office:value="7446" calcext:value-type="float">
            <text:p>7.446</text:p>
          </table:table-cell>
          <table:table-cell table:style-name="ce11" table:formula="of:=VLOOKUP([.$A31];[$algoritmo_novo.$A$2:$algoritmo_novo.$H$99];6;0)" office:value-type="float" office:value="-13" calcext:value-type="float">
            <text:p>-13</text:p>
          </table:table-cell>
          <table:table-cell table:style-name="ce11" table:formula="of:=VLOOKUP([.$A31];[$algoritmo_novo.$A$2:$algoritmo_novo.$H$99];7;0)" office:value-type="float" office:value="-1805" calcext:value-type="float">
            <text:p>-1.805</text:p>
          </table:table-cell>
          <table:table-cell table:style-name="ce26" table:formula="of:=IF([.$P31]&lt;[.$H31];IF([.$X31]&lt;[.$P31];&quot;Novo&quot;;&quot;R+O&quot;);IF([.$X31]&lt;[.$P31];&quot;Novo&quot;;&quot;Reed&quot;))" office:value-type="string" office:string-value="R+O" calcext:value-type="string">
            <text:p>R+O</text:p>
          </table:table-cell>
          <table:table-cell table:style-name="ce26" table:formula="of:=IF([.$Q31]&lt;[.$I31];IF([.$Y31]&lt;[.$Q31];&quot;Novo&quot;;&quot;R+O&quot;);IF([.$Y31]&lt;[.$Q31];&quot;Novo&quot;;&quot;Reed&quot;))" office:value-type="string" office:string-value="R+O" calcext:value-type="string">
            <text:p>R+O</text:p>
          </table:table-cell>
          <table:table-cell table:style-name="ce26" table:formula="of:=[.P31]-[.H31]" office:value-type="float" office:value="-3" calcext:value-type="float">
            <text:p>-3</text:p>
          </table:table-cell>
          <table:table-cell table:style-name="ce26" table:formula="of:=[.Q31]-[.I31]" office:value-type="float" office:value="-495" calcext:value-type="float">
            <text:p>-49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1" table:formula="of:=VLOOKUP([.$A32];[$com_reed.$A$2:$com_reed.$H$99];2;0)" office:value-type="float" office:value="614" calcext:value-type="float">
            <text:p>614</text:p>
          </table:table-cell>
          <table:table-cell table:style-name="ce11" table:formula="of:=VLOOKUP([.$A32];[$com_reed.$A$2:$com_reed.$H$99];3;0)" office:value-type="float" office:value="17426" calcext:value-type="float">
            <text:p>17.426</text:p>
          </table:table-cell>
          <table:table-cell table:style-name="ce11" table:formula="of:=VLOOKUP([.$A32];[$analise_janelas_original.$B$2:$analise_janelas_original.$H$99];3;0)" office:value-type="float" office:value="574" calcext:value-type="float">
            <text:p>574</text:p>
          </table:table-cell>
          <table:table-cell table:style-name="ce15" table:formula="of:=VALUE(SUBSTITUTE(VLOOKUP([.$A32];[$analise_janelas_original.$B$2:$analise_janelas_original.$H$99];4;0);&quot;.&quot;;&quot;,&quot;))" office:value-type="float" office:value="1.06968641114983" calcext:value-type="float">
            <text:p>1,0697</text:p>
          </table:table-cell>
          <table:table-cell table:style-name="ce18" table:formula="of:=VALUE(SUBSTITUTE(VLOOKUP([.$A32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3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2];[$com_reed_e_organiza3.$A$2:$com_reed_e_organiza3.$H$99];4;0)" office:value-type="float" office:value="608" calcext:value-type="float">
            <text:p>608</text:p>
          </table:table-cell>
          <table:table-cell table:style-name="ce20" table:formula="of:=VLOOKUP([.$A32];[$com_reed_e_organiza3.$A$2:$com_reed_e_organiza3.$H$99];5;0)" office:value-type="float" office:value="17892" calcext:value-type="float">
            <text:p>17.892</text:p>
          </table:table-cell>
          <table:table-cell table:style-name="ce11" table:formula="of:=VLOOKUP([.$A32];[$com_reed_e_organiza3.$A$2:$com_reed_e_organiza3.$H$99];6;0)" office:value-type="float" office:value="6" calcext:value-type="float">
            <text:p>6</text:p>
          </table:table-cell>
          <table:table-cell table:style-name="ce11" table:formula="of:=VLOOKUP([.$A32];[$com_reed_e_organiza3.$A$2:$com_reed_e_organiza3.$H$99];7;0)" office:value-type="float" office:value="-466" calcext:value-type="float">
            <text:p>-466</text:p>
          </table:table-cell>
          <table:table-cell table:style-name="ce11" table:formula="of:=VLOOKUP([.$A32];[$analise_janelas_com_reed.$B$2:$analise_janelas_com_reed.$H$99];3;0)" office:value-type="float" office:value="568" calcext:value-type="float">
            <text:p>568</text:p>
          </table:table-cell>
          <table:table-cell table:style-name="ce11" table:formula="of:=VALUE(SUBSTITUTE(VLOOKUP([.$A32];[$analise_janelas_com_reed.$B$2:$analise_janelas_com_reed.$H$99];4;0);&quot;.&quot;;&quot;,&quot;))" office:value-type="float" office:value="1.07042253521127" calcext:value-type="float">
            <text:p>1</text:p>
          </table:table-cell>
          <table:table-cell table:style-name="ce11" table:formula="of:=VALUE(SUBSTITUTE(VLOOKUP([.$A32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2];[$sem_reed.$A$2:$sem_reed.$H$99];4;0)" office:value-type="float" office:value="606" calcext:value-type="float">
            <text:p>606</text:p>
          </table:table-cell>
          <table:table-cell table:style-name="ce32" table:formula="of:=VLOOKUP([.$A32];[$sem_reed.$A$2:$sem_reed.$H$99];5;0)" office:value-type="float" office:value="17226" calcext:value-type="float">
            <text:p>17.226</text:p>
          </table:table-cell>
          <table:table-cell table:style-name="ce11" table:formula="of:=VLOOKUP([.$A32];[$sem_reed.$A$2:$sem_reed.$H$99];6;0)" office:value-type="float" office:value="8" calcext:value-type="float">
            <text:p>8</text:p>
          </table:table-cell>
          <table:table-cell table:style-name="ce11" table:formula="of:=VLOOKUP([.$A32];[$sem_reed.$A$2:$sem_reed.$H$99];7;0)" office:value-type="float" office:value="200" calcext:value-type="float">
            <text:p>200</text:p>
          </table:table-cell>
          <table:table-cell table:style-name="ce11" table:formula="of:=VLOOKUP([.$A32];[$analise_janelas_sem_reed.$B$2:$analise_janelas_sem_reed.$H$99];3;0)" office:value-type="float" office:value="569" calcext:value-type="float">
            <text:p>569</text:p>
          </table:table-cell>
          <table:table-cell table:formula="of:=VALUE(SUBSTITUTE(VLOOKUP([.$A32];[$analise_janelas_sem_reed.$B$2:$analise_janelas_sem_reed.$H$99];4;0);&quot;.&quot;;&quot;,&quot;))" office:value-type="float" office:value="1.06502636203866" calcext:value-type="float">
            <text:p>1,07</text:p>
          </table:table-cell>
          <table:table-cell table:style-name="ce11" table:formula="of:=VALUE(SUBSTITUTE(VLOOKUP([.$A32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2];[$algoritmo_novo.$A$2:$algoritmo_novo.$H$99];4;0)" office:value-type="float" office:value="618" calcext:value-type="float">
            <text:p>618</text:p>
          </table:table-cell>
          <table:table-cell table:style-name="ce21" table:formula="of:=VLOOKUP([.$A32];[$algoritmo_novo.$A$2:$algoritmo_novo.$H$99];5;0)" office:value-type="float" office:value="20118" calcext:value-type="float">
            <text:p>20.118</text:p>
          </table:table-cell>
          <table:table-cell table:style-name="ce11" table:formula="of:=VLOOKUP([.$A32];[$algoritmo_novo.$A$2:$algoritmo_novo.$H$99];6;0)" office:value-type="float" office:value="-4" calcext:value-type="float">
            <text:p>-4</text:p>
          </table:table-cell>
          <table:table-cell table:style-name="ce11" table:formula="of:=VLOOKUP([.$A32];[$algoritmo_novo.$A$2:$algoritmo_novo.$H$99];7;0)" office:value-type="float" office:value="-2692" calcext:value-type="float">
            <text:p>-2.692</text:p>
          </table:table-cell>
          <table:table-cell table:style-name="ce26" table:formula="of:=IF([.$P32]&lt;[.$H32];IF([.$X32]&lt;[.$P32];&quot;Novo&quot;;&quot;R+O&quot;);IF([.$X32]&lt;[.$P32];&quot;Novo&quot;;&quot;Reed&quot;))" office:value-type="string" office:string-value="R+O" calcext:value-type="string">
            <text:p>R+O</text:p>
          </table:table-cell>
          <table:table-cell table:style-name="ce26" table:formula="of:=IF([.$Q32]&lt;[.$I32];IF([.$Y32]&lt;[.$Q32];&quot;Novo&quot;;&quot;R+O&quot;);IF([.$Y32]&lt;[.$Q32];&quot;Novo&quot;;&quot;Reed&quot;))" office:value-type="string" office:string-value="R+O" calcext:value-type="string">
            <text:p>R+O</text:p>
          </table:table-cell>
          <table:table-cell table:style-name="ce26" table:formula="of:=[.P32]-[.H32]" office:value-type="float" office:value="-2" calcext:value-type="float">
            <text:p>-2</text:p>
          </table:table-cell>
          <table:table-cell table:style-name="ce26" table:formula="of:=[.Q32]-[.I32]" office:value-type="float" office:value="-666" calcext:value-type="float">
            <text:p>-6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1" table:formula="of:=VLOOKUP([.$A33];[$com_reed.$A$2:$com_reed.$H$99];2;0)" office:value-type="float" office:value="637" calcext:value-type="float">
            <text:p>637</text:p>
          </table:table-cell>
          <table:table-cell table:style-name="ce11" table:formula="of:=VLOOKUP([.$A33];[$com_reed.$A$2:$com_reed.$H$99];3;0)" office:value-type="float" office:value="19305" calcext:value-type="float">
            <text:p>19.305</text:p>
          </table:table-cell>
          <table:table-cell table:style-name="ce11" table:formula="of:=VLOOKUP([.$A33];[$analise_janelas_original.$B$2:$analise_janelas_original.$H$99];3;0)" office:value-type="float" office:value="586" calcext:value-type="float">
            <text:p>586</text:p>
          </table:table-cell>
          <table:table-cell table:style-name="ce15" table:formula="of:=VALUE(SUBSTITUTE(VLOOKUP([.$A33];[$analise_janelas_original.$B$2:$analise_janelas_original.$H$99];4;0);&quot;.&quot;;&quot;,&quot;))" office:value-type="float" office:value="1.08703071672355" calcext:value-type="float">
            <text:p>1,0870</text:p>
          </table:table-cell>
          <table:table-cell table:style-name="ce18" table:formula="of:=VALUE(SUBSTITUTE(VLOOKUP([.$A33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3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3];[$com_reed_e_organiza3.$A$2:$com_reed_e_organiza3.$H$99];4;0)" office:value-type="float" office:value="628" calcext:value-type="float">
            <text:p>628</text:p>
          </table:table-cell>
          <table:table-cell table:style-name="ce20" table:formula="of:=VLOOKUP([.$A33];[$com_reed_e_organiza3.$A$2:$com_reed_e_organiza3.$H$99];5;0)" office:value-type="float" office:value="19432" calcext:value-type="float">
            <text:p>19.432</text:p>
          </table:table-cell>
          <table:table-cell table:style-name="ce11" table:formula="of:=VLOOKUP([.$A33];[$com_reed_e_organiza3.$A$2:$com_reed_e_organiza3.$H$99];6;0)" office:value-type="float" office:value="9" calcext:value-type="float">
            <text:p>9</text:p>
          </table:table-cell>
          <table:table-cell table:style-name="ce11" table:formula="of:=VLOOKUP([.$A33];[$com_reed_e_organiza3.$A$2:$com_reed_e_organiza3.$H$99];7;0)" office:value-type="float" office:value="-127" calcext:value-type="float">
            <text:p>-127</text:p>
          </table:table-cell>
          <table:table-cell table:style-name="ce11" table:formula="of:=VLOOKUP([.$A33];[$analise_janelas_com_reed.$B$2:$analise_janelas_com_reed.$H$99];3;0)" office:value-type="float" office:value="565" calcext:value-type="float">
            <text:p>565</text:p>
          </table:table-cell>
          <table:table-cell table:style-name="ce11" table:formula="of:=VALUE(SUBSTITUTE(VLOOKUP([.$A33];[$analise_janelas_com_reed.$B$2:$analise_janelas_com_reed.$H$99];4;0);&quot;.&quot;;&quot;,&quot;))" office:value-type="float" office:value="1.11150442477876" calcext:value-type="float">
            <text:p>1</text:p>
          </table:table-cell>
          <table:table-cell table:style-name="ce11" table:formula="of:=VALUE(SUBSTITUTE(VLOOKUP([.$A33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3];[$sem_reed.$A$2:$sem_reed.$H$99];4;0)" office:value-type="float" office:value="625" calcext:value-type="float">
            <text:p>625</text:p>
          </table:table-cell>
          <table:table-cell table:style-name="ce32" table:formula="of:=VLOOKUP([.$A33];[$sem_reed.$A$2:$sem_reed.$H$99];5;0)" office:value-type="float" office:value="19049" calcext:value-type="float">
            <text:p>19.049</text:p>
          </table:table-cell>
          <table:table-cell table:style-name="ce11" table:formula="of:=VLOOKUP([.$A33];[$sem_reed.$A$2:$sem_reed.$H$99];6;0)" office:value-type="float" office:value="12" calcext:value-type="float">
            <text:p>12</text:p>
          </table:table-cell>
          <table:table-cell table:style-name="ce11" table:formula="of:=VLOOKUP([.$A33];[$sem_reed.$A$2:$sem_reed.$H$99];7;0)" office:value-type="float" office:value="256" calcext:value-type="float">
            <text:p>256</text:p>
          </table:table-cell>
          <table:table-cell table:style-name="ce11" table:formula="of:=VLOOKUP([.$A33];[$analise_janelas_sem_reed.$B$2:$analise_janelas_sem_reed.$H$99];3;0)" office:value-type="float" office:value="566" calcext:value-type="float">
            <text:p>566</text:p>
          </table:table-cell>
          <table:table-cell table:formula="of:=VALUE(SUBSTITUTE(VLOOKUP([.$A33];[$analise_janelas_sem_reed.$B$2:$analise_janelas_sem_reed.$H$99];4;0);&quot;.&quot;;&quot;,&quot;))" office:value-type="float" office:value="1.10424028268551" calcext:value-type="float">
            <text:p>1,10</text:p>
          </table:table-cell>
          <table:table-cell table:style-name="ce11" table:formula="of:=VALUE(SUBSTITUTE(VLOOKUP([.$A33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3];[$algoritmo_novo.$A$2:$algoritmo_novo.$H$99];4;0)" office:value-type="float" office:value="649" calcext:value-type="float">
            <text:p>649</text:p>
          </table:table-cell>
          <table:table-cell table:style-name="ce21" table:formula="of:=VLOOKUP([.$A33];[$algoritmo_novo.$A$2:$algoritmo_novo.$H$99];5;0)" office:value-type="float" office:value="22693" calcext:value-type="float">
            <text:p>22.693</text:p>
          </table:table-cell>
          <table:table-cell table:style-name="ce11" table:formula="of:=VLOOKUP([.$A33];[$algoritmo_novo.$A$2:$algoritmo_novo.$H$99];6;0)" office:value-type="float" office:value="-12" calcext:value-type="float">
            <text:p>-12</text:p>
          </table:table-cell>
          <table:table-cell table:style-name="ce11" table:formula="of:=VLOOKUP([.$A33];[$algoritmo_novo.$A$2:$algoritmo_novo.$H$99];7;0)" office:value-type="float" office:value="-3388" calcext:value-type="float">
            <text:p>-3.388</text:p>
          </table:table-cell>
          <table:table-cell table:style-name="ce26" table:formula="of:=IF([.$P33]&lt;[.$H33];IF([.$X33]&lt;[.$P33];&quot;Novo&quot;;&quot;R+O&quot;);IF([.$X33]&lt;[.$P33];&quot;Novo&quot;;&quot;Reed&quot;))" office:value-type="string" office:string-value="R+O" calcext:value-type="string">
            <text:p>R+O</text:p>
          </table:table-cell>
          <table:table-cell table:style-name="ce26" table:formula="of:=IF([.$Q33]&lt;[.$I33];IF([.$Y33]&lt;[.$Q33];&quot;Novo&quot;;&quot;R+O&quot;);IF([.$Y33]&lt;[.$Q33];&quot;Novo&quot;;&quot;Reed&quot;))" office:value-type="string" office:string-value="R+O" calcext:value-type="string">
            <text:p>R+O</text:p>
          </table:table-cell>
          <table:table-cell table:style-name="ce26" table:formula="of:=[.P33]-[.H33]" office:value-type="float" office:value="-3" calcext:value-type="float">
            <text:p>-3</text:p>
          </table:table-cell>
          <table:table-cell table:style-name="ce26" table:formula="of:=[.Q33]-[.I33]" office:value-type="float" office:value="-383" calcext:value-type="float">
            <text:p>-38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1" table:formula="of:=VLOOKUP([.$A34];[$com_reed.$A$2:$com_reed.$H$99];2;0)" office:value-type="float" office:value="749" calcext:value-type="float">
            <text:p>749</text:p>
          </table:table-cell>
          <table:table-cell table:style-name="ce11" table:formula="of:=VLOOKUP([.$A34];[$com_reed.$A$2:$com_reed.$H$99];3;0)" office:value-type="float" office:value="8341" calcext:value-type="float">
            <text:p>8.341</text:p>
          </table:table-cell>
          <table:table-cell table:style-name="ce11" table:formula="of:=VLOOKUP([.$A34];[$analise_janelas_original.$B$2:$analise_janelas_original.$H$99];3;0)" office:value-type="float" office:value="713" calcext:value-type="float">
            <text:p>713</text:p>
          </table:table-cell>
          <table:table-cell table:style-name="ce15" table:formula="of:=VALUE(SUBSTITUTE(VLOOKUP([.$A34];[$analise_janelas_original.$B$2:$analise_janelas_original.$H$99];4;0);&quot;.&quot;;&quot;,&quot;))" office:value-type="float" office:value="1.05049088359046" calcext:value-type="float">
            <text:p>1,0505</text:p>
          </table:table-cell>
          <table:table-cell table:style-name="ce18" table:formula="of:=VALUE(SUBSTITUTE(VLOOKUP([.$A34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34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4];[$com_reed_e_organiza3.$A$2:$com_reed_e_organiza3.$H$99];4;0)" office:value-type="float" office:value="732" calcext:value-type="float">
            <text:p>732</text:p>
          </table:table-cell>
          <table:table-cell table:style-name="ce20" table:formula="of:=VLOOKUP([.$A34];[$com_reed_e_organiza3.$A$2:$com_reed_e_organiza3.$H$99];5;0)" office:value-type="float" office:value="8366" calcext:value-type="float">
            <text:p>8.366</text:p>
          </table:table-cell>
          <table:table-cell table:style-name="ce11" table:formula="of:=VLOOKUP([.$A34];[$com_reed_e_organiza3.$A$2:$com_reed_e_organiza3.$H$99];6;0)" office:value-type="float" office:value="17" calcext:value-type="float">
            <text:p>17</text:p>
          </table:table-cell>
          <table:table-cell table:style-name="ce11" table:formula="of:=VLOOKUP([.$A34];[$com_reed_e_organiza3.$A$2:$com_reed_e_organiza3.$H$99];7;0)" office:value-type="float" office:value="-25" calcext:value-type="float">
            <text:p>-25</text:p>
          </table:table-cell>
          <table:table-cell table:style-name="ce11" table:formula="of:=VLOOKUP([.$A34];[$analise_janelas_com_reed.$B$2:$analise_janelas_com_reed.$H$99];3;0)" office:value-type="float" office:value="701" calcext:value-type="float">
            <text:p>701</text:p>
          </table:table-cell>
          <table:table-cell table:style-name="ce11" table:formula="of:=VALUE(SUBSTITUTE(VLOOKUP([.$A34];[$analise_janelas_com_reed.$B$2:$analise_janelas_com_reed.$H$99];4;0);&quot;.&quot;;&quot;,&quot;))" office:value-type="float" office:value="1.04422253922967" calcext:value-type="float">
            <text:p>1</text:p>
          </table:table-cell>
          <table:table-cell table:style-name="ce11" table:formula="of:=VALUE(SUBSTITUTE(VLOOKUP([.$A34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4];[$sem_reed.$A$2:$sem_reed.$H$99];4;0)" office:value-type="float" office:value="732" calcext:value-type="float">
            <text:p>732</text:p>
          </table:table-cell>
          <table:table-cell table:style-name="ce32" table:formula="of:=VLOOKUP([.$A34];[$sem_reed.$A$2:$sem_reed.$H$99];5;0)" office:value-type="float" office:value="8366" calcext:value-type="float">
            <text:p>8.366</text:p>
          </table:table-cell>
          <table:table-cell table:style-name="ce11" table:formula="of:=VLOOKUP([.$A34];[$sem_reed.$A$2:$sem_reed.$H$99];6;0)" office:value-type="float" office:value="17" calcext:value-type="float">
            <text:p>17</text:p>
          </table:table-cell>
          <table:table-cell table:style-name="ce11" table:formula="of:=VLOOKUP([.$A34];[$sem_reed.$A$2:$sem_reed.$H$99];7;0)" office:value-type="float" office:value="-25" calcext:value-type="float">
            <text:p>-25</text:p>
          </table:table-cell>
          <table:table-cell table:style-name="ce11" table:formula="of:=VLOOKUP([.$A34];[$analise_janelas_sem_reed.$B$2:$analise_janelas_sem_reed.$H$99];3;0)" office:value-type="float" office:value="701" calcext:value-type="float">
            <text:p>701</text:p>
          </table:table-cell>
          <table:table-cell table:formula="of:=VALUE(SUBSTITUTE(VLOOKUP([.$A34];[$analise_janelas_sem_reed.$B$2:$analise_janelas_sem_reed.$H$99];4;0);&quot;.&quot;;&quot;,&quot;))" office:value-type="float" office:value="1.04422253922967" calcext:value-type="float">
            <text:p>1,04</text:p>
          </table:table-cell>
          <table:table-cell table:style-name="ce11" table:formula="of:=VALUE(SUBSTITUTE(VLOOKUP([.$A34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4];[$algoritmo_novo.$A$2:$algoritmo_novo.$H$99];4;0)" office:value-type="float" office:value="729" calcext:value-type="float">
            <text:p>729</text:p>
          </table:table-cell>
          <table:table-cell table:style-name="ce21" table:formula="of:=VLOOKUP([.$A34];[$algoritmo_novo.$A$2:$algoritmo_novo.$H$99];5;0)" office:value-type="float" office:value="8981" calcext:value-type="float">
            <text:p>8.981</text:p>
          </table:table-cell>
          <table:table-cell table:style-name="ce11" table:formula="of:=VLOOKUP([.$A34];[$algoritmo_novo.$A$2:$algoritmo_novo.$H$99];6;0)" office:value-type="float" office:value="20" calcext:value-type="float">
            <text:p>20</text:p>
          </table:table-cell>
          <table:table-cell table:style-name="ce11" table:formula="of:=VLOOKUP([.$A34];[$algoritmo_novo.$A$2:$algoritmo_novo.$H$99];7;0)" office:value-type="float" office:value="-640" calcext:value-type="float">
            <text:p>-640</text:p>
          </table:table-cell>
          <table:table-cell table:style-name="ce26" table:formula="of:=IF([.$P34]&lt;[.$H34];IF([.$X34]&lt;[.$P34];&quot;Novo&quot;;&quot;R+O&quot;);IF([.$X34]&lt;[.$P34];&quot;Novo&quot;;&quot;Reed&quot;))" office:value-type="string" office:string-value="Novo" calcext:value-type="string">
            <text:p>Novo</text:p>
          </table:table-cell>
          <table:table-cell table:style-name="ce26" table:formula="of:=IF([.$Q34]&lt;[.$I34];IF([.$Y34]&lt;[.$Q34];&quot;Novo&quot;;&quot;R+O&quot;);IF([.$Y34]&lt;[.$Q34];&quot;Novo&quot;;&quot;Reed&quot;))" office:value-type="string" office:string-value="Reed" calcext:value-type="string">
            <text:p>Reed</text:p>
          </table:table-cell>
          <table:table-cell table:style-name="ce26" table:formula="of:=[.P34]-[.H34]" office:value-type="float" office:value="0" calcext:value-type="float">
            <text:p>0</text:p>
          </table:table-cell>
          <table:table-cell table:style-name="ce26" table:formula="of:=[.Q34]-[.I3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1" table:formula="of:=VLOOKUP([.$A35];[$com_reed.$A$2:$com_reed.$H$99];2;0)" office:value-type="float" office:value="2710" calcext:value-type="float">
            <text:p>2.710</text:p>
          </table:table-cell>
          <table:table-cell table:style-name="ce11" table:formula="of:=VLOOKUP([.$A35];[$com_reed.$A$2:$com_reed.$H$99];3;0)" office:value-type="float" office:value="7738" calcext:value-type="float">
            <text:p>7.738</text:p>
          </table:table-cell>
          <table:table-cell table:style-name="ce11" table:formula="of:=VLOOKUP([.$A35];[$analise_janelas_original.$B$2:$analise_janelas_original.$H$99];3;0)" office:value-type="float" office:value="2460" calcext:value-type="float">
            <text:p>2.460</text:p>
          </table:table-cell>
          <table:table-cell table:style-name="ce15" table:formula="of:=VALUE(SUBSTITUTE(VLOOKUP([.$A35];[$analise_janelas_original.$B$2:$analise_janelas_original.$H$99];4;0);&quot;.&quot;;&quot;,&quot;))" office:value-type="float" office:value="1.10162601626016" calcext:value-type="float">
            <text:p>1,1016</text:p>
          </table:table-cell>
          <table:table-cell table:style-name="ce18" table:formula="of:=VALUE(SUBSTITUTE(VLOOKUP([.$A35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35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5];[$com_reed_e_organiza3.$A$2:$com_reed_e_organiza3.$H$99];4;0)" office:value-type="float" office:value="2577" calcext:value-type="float">
            <text:p>2.577</text:p>
          </table:table-cell>
          <table:table-cell table:style-name="ce20" table:formula="of:=VLOOKUP([.$A35];[$com_reed_e_organiza3.$A$2:$com_reed_e_organiza3.$H$99];5;0)" office:value-type="float" office:value="8049" calcext:value-type="float">
            <text:p>8.049</text:p>
          </table:table-cell>
          <table:table-cell table:style-name="ce11" table:formula="of:=VLOOKUP([.$A35];[$com_reed_e_organiza3.$A$2:$com_reed_e_organiza3.$H$99];6;0)" office:value-type="float" office:value="133" calcext:value-type="float">
            <text:p>133</text:p>
          </table:table-cell>
          <table:table-cell table:style-name="ce11" table:formula="of:=VLOOKUP([.$A35];[$com_reed_e_organiza3.$A$2:$com_reed_e_organiza3.$H$99];7;0)" office:value-type="float" office:value="-311" calcext:value-type="float">
            <text:p>-311</text:p>
          </table:table-cell>
          <table:table-cell table:style-name="ce11" table:formula="of:=VLOOKUP([.$A35];[$analise_janelas_com_reed.$B$2:$analise_janelas_com_reed.$H$99];3;0)" office:value-type="float" office:value="2308" calcext:value-type="float">
            <text:p>2.308</text:p>
          </table:table-cell>
          <table:table-cell table:style-name="ce11" table:formula="of:=VALUE(SUBSTITUTE(VLOOKUP([.$A35];[$analise_janelas_com_reed.$B$2:$analise_janelas_com_reed.$H$99];4;0);&quot;.&quot;;&quot;,&quot;))" office:value-type="float" office:value="1.11655112651646" calcext:value-type="float">
            <text:p>1</text:p>
          </table:table-cell>
          <table:table-cell table:style-name="ce11" table:formula="of:=VALUE(SUBSTITUTE(VLOOKUP([.$A35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5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5];[$sem_reed.$A$2:$sem_reed.$H$99];4;0)" office:value-type="float" office:value="2577" calcext:value-type="float">
            <text:p>2.577</text:p>
          </table:table-cell>
          <table:table-cell table:style-name="ce32" table:formula="of:=VLOOKUP([.$A35];[$sem_reed.$A$2:$sem_reed.$H$99];5;0)" office:value-type="float" office:value="8033" calcext:value-type="float">
            <text:p>8.033</text:p>
          </table:table-cell>
          <table:table-cell table:style-name="ce11" table:formula="of:=VLOOKUP([.$A35];[$sem_reed.$A$2:$sem_reed.$H$99];6;0)" office:value-type="float" office:value="133" calcext:value-type="float">
            <text:p>133</text:p>
          </table:table-cell>
          <table:table-cell table:style-name="ce11" table:formula="of:=VLOOKUP([.$A35];[$sem_reed.$A$2:$sem_reed.$H$99];7;0)" office:value-type="float" office:value="-295" calcext:value-type="float">
            <text:p>-295</text:p>
          </table:table-cell>
          <table:table-cell table:style-name="ce11" table:formula="of:=VLOOKUP([.$A35];[$analise_janelas_sem_reed.$B$2:$analise_janelas_sem_reed.$H$99];3;0)" office:value-type="float" office:value="2307" calcext:value-type="float">
            <text:p>2.307</text:p>
          </table:table-cell>
          <table:table-cell table:formula="of:=VALUE(SUBSTITUTE(VLOOKUP([.$A35];[$analise_janelas_sem_reed.$B$2:$analise_janelas_sem_reed.$H$99];4;0);&quot;.&quot;;&quot;,&quot;))" office:value-type="float" office:value="1.11703511053316" calcext:value-type="float">
            <text:p>1,12</text:p>
          </table:table-cell>
          <table:table-cell table:style-name="ce11" table:formula="of:=VALUE(SUBSTITUTE(VLOOKUP([.$A35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5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5];[$algoritmo_novo.$A$2:$algoritmo_novo.$H$99];4;0)" office:value-type="float" office:value="2553" calcext:value-type="float">
            <text:p>2.553</text:p>
          </table:table-cell>
          <table:table-cell table:style-name="ce21" table:formula="of:=VLOOKUP([.$A35];[$algoritmo_novo.$A$2:$algoritmo_novo.$H$99];5;0)" office:value-type="float" office:value="8075" calcext:value-type="float">
            <text:p>8.075</text:p>
          </table:table-cell>
          <table:table-cell table:style-name="ce11" table:formula="of:=VLOOKUP([.$A35];[$algoritmo_novo.$A$2:$algoritmo_novo.$H$99];6;0)" office:value-type="float" office:value="157" calcext:value-type="float">
            <text:p>157</text:p>
          </table:table-cell>
          <table:table-cell table:style-name="ce11" table:formula="of:=VLOOKUP([.$A35];[$algoritmo_novo.$A$2:$algoritmo_novo.$H$99];7;0)" office:value-type="float" office:value="-337" calcext:value-type="float">
            <text:p>-337</text:p>
          </table:table-cell>
          <table:table-cell table:style-name="ce26" table:formula="of:=IF([.$P35]&lt;[.$H35];IF([.$X35]&lt;[.$P35];&quot;Novo&quot;;&quot;R+O&quot;);IF([.$X35]&lt;[.$P35];&quot;Novo&quot;;&quot;Reed&quot;))" office:value-type="string" office:string-value="Novo" calcext:value-type="string">
            <text:p>Novo</text:p>
          </table:table-cell>
          <table:table-cell table:style-name="ce26" table:formula="of:=IF([.$Q35]&lt;[.$I35];IF([.$Y35]&lt;[.$Q35];&quot;Novo&quot;;&quot;R+O&quot;);IF([.$Y35]&lt;[.$Q35];&quot;Novo&quot;;&quot;Reed&quot;))" office:value-type="string" office:string-value="R+O" calcext:value-type="string">
            <text:p>R+O</text:p>
          </table:table-cell>
          <table:table-cell table:style-name="ce26" table:formula="of:=[.P35]-[.H35]" office:value-type="float" office:value="0" calcext:value-type="float">
            <text:p>0</text:p>
          </table:table-cell>
          <table:table-cell table:style-name="ce26" table:formula="of:=[.Q35]-[.I35]" office:value-type="float" office:value="-16" calcext:value-type="float">
            <text:p>-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1" table:formula="of:=VLOOKUP([.$A36];[$com_reed.$A$2:$com_reed.$H$99];2;0)" office:value-type="float" office:value="1541" calcext:value-type="float">
            <text:p>1.541</text:p>
          </table:table-cell>
          <table:table-cell table:style-name="ce11" table:formula="of:=VLOOKUP([.$A36];[$com_reed.$A$2:$com_reed.$H$99];3;0)" office:value-type="float" office:value="63613" calcext:value-type="float">
            <text:p>63.613</text:p>
          </table:table-cell>
          <table:table-cell table:style-name="ce11" table:formula="of:=VLOOKUP([.$A36];[$analise_janelas_original.$B$2:$analise_janelas_original.$H$99];3;0)" office:value-type="float" office:value="1465" calcext:value-type="float">
            <text:p>1.465</text:p>
          </table:table-cell>
          <table:table-cell table:style-name="ce15" table:formula="of:=VALUE(SUBSTITUTE(VLOOKUP([.$A36];[$analise_janelas_original.$B$2:$analise_janelas_original.$H$99];4;0);&quot;.&quot;;&quot;,&quot;))" office:value-type="float" office:value="1.0518771331058" calcext:value-type="float">
            <text:p>1,0519</text:p>
          </table:table-cell>
          <table:table-cell table:style-name="ce18" table:formula="of:=VALUE(SUBSTITUTE(VLOOKUP([.$A36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36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6];[$com_reed_e_organiza3.$A$2:$com_reed_e_organiza3.$H$99];4;0)" office:value-type="float" office:value="1531" calcext:value-type="float">
            <text:p>1.531</text:p>
          </table:table-cell>
          <table:table-cell table:style-name="ce20" table:formula="of:=VLOOKUP([.$A36];[$com_reed_e_organiza3.$A$2:$com_reed_e_organiza3.$H$99];5;0)" office:value-type="float" office:value="65139" calcext:value-type="float">
            <text:p>65.139</text:p>
          </table:table-cell>
          <table:table-cell table:style-name="ce11" table:formula="of:=VLOOKUP([.$A36];[$com_reed_e_organiza3.$A$2:$com_reed_e_organiza3.$H$99];6;0)" office:value-type="float" office:value="10" calcext:value-type="float">
            <text:p>10</text:p>
          </table:table-cell>
          <table:table-cell table:style-name="ce11" table:formula="of:=VLOOKUP([.$A36];[$com_reed_e_organiza3.$A$2:$com_reed_e_organiza3.$H$99];7;0)" office:value-type="float" office:value="-1526" calcext:value-type="float">
            <text:p>-1.526</text:p>
          </table:table-cell>
          <table:table-cell table:style-name="ce11" table:formula="of:=VLOOKUP([.$A36];[$analise_janelas_com_reed.$B$2:$analise_janelas_com_reed.$H$99];3;0)" office:value-type="float" office:value="1451" calcext:value-type="float">
            <text:p>1.451</text:p>
          </table:table-cell>
          <table:table-cell table:style-name="ce11" table:formula="of:=VALUE(SUBSTITUTE(VLOOKUP([.$A36];[$analise_janelas_com_reed.$B$2:$analise_janelas_com_reed.$H$99];4;0);&quot;.&quot;;&quot;,&quot;))" office:value-type="float" office:value="1.05513439007581" calcext:value-type="float">
            <text:p>1</text:p>
          </table:table-cell>
          <table:table-cell table:style-name="ce11" table:formula="of:=VALUE(SUBSTITUTE(VLOOKUP([.$A36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36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6];[$sem_reed.$A$2:$sem_reed.$H$99];4;0)" office:value-type="float" office:value="1521" calcext:value-type="float">
            <text:p>1.521</text:p>
          </table:table-cell>
          <table:table-cell table:style-name="ce32" table:formula="of:=VLOOKUP([.$A36];[$sem_reed.$A$2:$sem_reed.$H$99];5;0)" office:value-type="float" office:value="62945" calcext:value-type="float">
            <text:p>62.945</text:p>
          </table:table-cell>
          <table:table-cell table:style-name="ce11" table:formula="of:=VLOOKUP([.$A36];[$sem_reed.$A$2:$sem_reed.$H$99];6;0)" office:value-type="float" office:value="20" calcext:value-type="float">
            <text:p>20</text:p>
          </table:table-cell>
          <table:table-cell table:style-name="ce11" table:formula="of:=VLOOKUP([.$A36];[$sem_reed.$A$2:$sem_reed.$H$99];7;0)" office:value-type="float" office:value="668" calcext:value-type="float">
            <text:p>668</text:p>
          </table:table-cell>
          <table:table-cell table:style-name="ce11" table:formula="of:=VLOOKUP([.$A36];[$analise_janelas_sem_reed.$B$2:$analise_janelas_sem_reed.$H$99];3;0)" office:value-type="float" office:value="1450" calcext:value-type="float">
            <text:p>1.450</text:p>
          </table:table-cell>
          <table:table-cell table:formula="of:=VALUE(SUBSTITUTE(VLOOKUP([.$A36];[$analise_janelas_sem_reed.$B$2:$analise_janelas_sem_reed.$H$99];4;0);&quot;.&quot;;&quot;,&quot;))" office:value-type="float" office:value="1.04896551724138" calcext:value-type="float">
            <text:p>1,05</text:p>
          </table:table-cell>
          <table:table-cell table:style-name="ce11" table:formula="of:=VALUE(SUBSTITUTE(VLOOKUP([.$A36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36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6];[$algoritmo_novo.$A$2:$algoritmo_novo.$H$99];4;0)" office:value-type="float" office:value="1588" calcext:value-type="float">
            <text:p>1.588</text:p>
          </table:table-cell>
          <table:table-cell table:style-name="ce21" table:formula="of:=VLOOKUP([.$A36];[$algoritmo_novo.$A$2:$algoritmo_novo.$H$99];5;0)" office:value-type="float" office:value="75900" calcext:value-type="float">
            <text:p>75.900</text:p>
          </table:table-cell>
          <table:table-cell table:style-name="ce11" table:formula="of:=VLOOKUP([.$A36];[$algoritmo_novo.$A$2:$algoritmo_novo.$H$99];6;0)" office:value-type="float" office:value="-47" calcext:value-type="float">
            <text:p>-47</text:p>
          </table:table-cell>
          <table:table-cell table:style-name="ce11" table:formula="of:=VLOOKUP([.$A36];[$algoritmo_novo.$A$2:$algoritmo_novo.$H$99];7;0)" office:value-type="float" office:value="-12287" calcext:value-type="float">
            <text:p>-12.287</text:p>
          </table:table-cell>
          <table:table-cell table:style-name="ce26" table:formula="of:=IF([.$P36]&lt;[.$H36];IF([.$X36]&lt;[.$P36];&quot;Novo&quot;;&quot;R+O&quot;);IF([.$X36]&lt;[.$P36];&quot;Novo&quot;;&quot;Reed&quot;))" office:value-type="string" office:string-value="R+O" calcext:value-type="string">
            <text:p>R+O</text:p>
          </table:table-cell>
          <table:table-cell table:style-name="ce26" table:formula="of:=IF([.$Q36]&lt;[.$I36];IF([.$Y36]&lt;[.$Q36];&quot;Novo&quot;;&quot;R+O&quot;);IF([.$Y36]&lt;[.$Q36];&quot;Novo&quot;;&quot;Reed&quot;))" office:value-type="string" office:string-value="R+O" calcext:value-type="string">
            <text:p>R+O</text:p>
          </table:table-cell>
          <table:table-cell table:style-name="ce26" table:formula="of:=[.P36]-[.H36]" office:value-type="float" office:value="-10" calcext:value-type="float">
            <text:p>-10</text:p>
          </table:table-cell>
          <table:table-cell table:style-name="ce26" table:formula="of:=[.Q36]-[.I36]" office:value-type="float" office:value="-2194" calcext:value-type="float">
            <text:p>-21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1" table:formula="of:=VLOOKUP([.$A37];[$com_reed.$A$2:$com_reed.$H$99];2;0)" office:value-type="float" office:value="1544" calcext:value-type="float">
            <text:p>1.544</text:p>
          </table:table-cell>
          <table:table-cell table:style-name="ce11" table:formula="of:=VLOOKUP([.$A37];[$com_reed.$A$2:$com_reed.$H$99];3;0)" office:value-type="float" office:value="63668" calcext:value-type="float">
            <text:p>63.668</text:p>
          </table:table-cell>
          <table:table-cell table:style-name="ce11" table:formula="of:=VLOOKUP([.$A37];[$analise_janelas_original.$B$2:$analise_janelas_original.$H$99];3;0)" office:value-type="float" office:value="1465" calcext:value-type="float">
            <text:p>1.465</text:p>
          </table:table-cell>
          <table:table-cell table:style-name="ce15" table:formula="of:=VALUE(SUBSTITUTE(VLOOKUP([.$A37];[$analise_janelas_original.$B$2:$analise_janelas_original.$H$99];4;0);&quot;.&quot;;&quot;,&quot;))" office:value-type="float" office:value="1.05392491467577" calcext:value-type="float">
            <text:p>1,0539</text:p>
          </table:table-cell>
          <table:table-cell table:style-name="ce18" table:formula="of:=VALUE(SUBSTITUTE(VLOOKUP([.$A37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37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7];[$com_reed_e_organiza3.$A$2:$com_reed_e_organiza3.$H$99];4;0)" office:value-type="float" office:value="1534" calcext:value-type="float">
            <text:p>1.534</text:p>
          </table:table-cell>
          <table:table-cell table:style-name="ce20" table:formula="of:=VLOOKUP([.$A37];[$com_reed_e_organiza3.$A$2:$com_reed_e_organiza3.$H$99];5;0)" office:value-type="float" office:value="65194" calcext:value-type="float">
            <text:p>65.194</text:p>
          </table:table-cell>
          <table:table-cell table:style-name="ce11" table:formula="of:=VLOOKUP([.$A37];[$com_reed_e_organiza3.$A$2:$com_reed_e_organiza3.$H$99];6;0)" office:value-type="float" office:value="10" calcext:value-type="float">
            <text:p>10</text:p>
          </table:table-cell>
          <table:table-cell table:style-name="ce11" table:formula="of:=VLOOKUP([.$A37];[$com_reed_e_organiza3.$A$2:$com_reed_e_organiza3.$H$99];7;0)" office:value-type="float" office:value="-1526" calcext:value-type="float">
            <text:p>-1.526</text:p>
          </table:table-cell>
          <table:table-cell table:style-name="ce11" table:formula="of:=VLOOKUP([.$A37];[$analise_janelas_com_reed.$B$2:$analise_janelas_com_reed.$H$99];3;0)" office:value-type="float" office:value="1454" calcext:value-type="float">
            <text:p>1.454</text:p>
          </table:table-cell>
          <table:table-cell table:style-name="ce11" table:formula="of:=VALUE(SUBSTITUTE(VLOOKUP([.$A37];[$analise_janelas_com_reed.$B$2:$analise_janelas_com_reed.$H$99];4;0);&quot;.&quot;;&quot;,&quot;))" office:value-type="float" office:value="1.05502063273728" calcext:value-type="float">
            <text:p>1</text:p>
          </table:table-cell>
          <table:table-cell table:style-name="ce11" table:formula="of:=VALUE(SUBSTITUTE(VLOOKUP([.$A37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37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7];[$sem_reed.$A$2:$sem_reed.$H$99];4;0)" office:value-type="float" office:value="1524" calcext:value-type="float">
            <text:p>1.524</text:p>
          </table:table-cell>
          <table:table-cell table:style-name="ce32" table:formula="of:=VLOOKUP([.$A37];[$sem_reed.$A$2:$sem_reed.$H$99];5;0)" office:value-type="float" office:value="63000" calcext:value-type="float">
            <text:p>63.000</text:p>
          </table:table-cell>
          <table:table-cell table:style-name="ce11" table:formula="of:=VLOOKUP([.$A37];[$sem_reed.$A$2:$sem_reed.$H$99];6;0)" office:value-type="float" office:value="20" calcext:value-type="float">
            <text:p>20</text:p>
          </table:table-cell>
          <table:table-cell table:style-name="ce11" table:formula="of:=VLOOKUP([.$A37];[$sem_reed.$A$2:$sem_reed.$H$99];7;0)" office:value-type="float" office:value="668" calcext:value-type="float">
            <text:p>668</text:p>
          </table:table-cell>
          <table:table-cell table:style-name="ce11" table:formula="of:=VLOOKUP([.$A37];[$analise_janelas_sem_reed.$B$2:$analise_janelas_sem_reed.$H$99];3;0)" office:value-type="float" office:value="1453" calcext:value-type="float">
            <text:p>1.453</text:p>
          </table:table-cell>
          <table:table-cell table:formula="of:=VALUE(SUBSTITUTE(VLOOKUP([.$A37];[$analise_janelas_sem_reed.$B$2:$analise_janelas_sem_reed.$H$99];4;0);&quot;.&quot;;&quot;,&quot;))" office:value-type="float" office:value="1.0488644184446" calcext:value-type="float">
            <text:p>1,05</text:p>
          </table:table-cell>
          <table:table-cell table:style-name="ce11" table:formula="of:=VALUE(SUBSTITUTE(VLOOKUP([.$A37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37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7];[$algoritmo_novo.$A$2:$algoritmo_novo.$H$99];4;0)" office:value-type="float" office:value="1591" calcext:value-type="float">
            <text:p>1.591</text:p>
          </table:table-cell>
          <table:table-cell table:style-name="ce21" table:formula="of:=VLOOKUP([.$A37];[$algoritmo_novo.$A$2:$algoritmo_novo.$H$99];5;0)" office:value-type="float" office:value="75955" calcext:value-type="float">
            <text:p>75.955</text:p>
          </table:table-cell>
          <table:table-cell table:style-name="ce11" table:formula="of:=VLOOKUP([.$A37];[$algoritmo_novo.$A$2:$algoritmo_novo.$H$99];6;0)" office:value-type="float" office:value="-47" calcext:value-type="float">
            <text:p>-47</text:p>
          </table:table-cell>
          <table:table-cell table:style-name="ce11" table:formula="of:=VLOOKUP([.$A37];[$algoritmo_novo.$A$2:$algoritmo_novo.$H$99];7;0)" office:value-type="float" office:value="-12287" calcext:value-type="float">
            <text:p>-12.287</text:p>
          </table:table-cell>
          <table:table-cell table:style-name="ce26" table:formula="of:=IF([.$P37]&lt;[.$H37];IF([.$X37]&lt;[.$P37];&quot;Novo&quot;;&quot;R+O&quot;);IF([.$X37]&lt;[.$P37];&quot;Novo&quot;;&quot;Reed&quot;))" office:value-type="string" office:string-value="R+O" calcext:value-type="string">
            <text:p>R+O</text:p>
          </table:table-cell>
          <table:table-cell table:style-name="ce26" table:formula="of:=IF([.$Q37]&lt;[.$I37];IF([.$Y37]&lt;[.$Q37];&quot;Novo&quot;;&quot;R+O&quot;);IF([.$Y37]&lt;[.$Q37];&quot;Novo&quot;;&quot;Reed&quot;))" office:value-type="string" office:string-value="R+O" calcext:value-type="string">
            <text:p>R+O</text:p>
          </table:table-cell>
          <table:table-cell table:style-name="ce26" table:formula="of:=[.P37]-[.H37]" office:value-type="float" office:value="-10" calcext:value-type="float">
            <text:p>-10</text:p>
          </table:table-cell>
          <table:table-cell table:style-name="ce26" table:formula="of:=[.Q37]-[.I37]" office:value-type="float" office:value="-2194" calcext:value-type="float">
            <text:p>-21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1" table:formula="of:=VLOOKUP([.$A38];[$com_reed.$A$2:$com_reed.$H$99];2;0)" office:value-type="float" office:value="1959" calcext:value-type="float">
            <text:p>1.959</text:p>
          </table:table-cell>
          <table:table-cell table:style-name="ce11" table:formula="of:=VLOOKUP([.$A38];[$com_reed.$A$2:$com_reed.$H$99];3;0)" office:value-type="float" office:value="33599" calcext:value-type="float">
            <text:p>33.599</text:p>
          </table:table-cell>
          <table:table-cell table:style-name="ce11" table:formula="of:=VLOOKUP([.$A38];[$analise_janelas_original.$B$2:$analise_janelas_original.$H$99];3;0)" office:value-type="float" office:value="1893" calcext:value-type="float">
            <text:p>1.893</text:p>
          </table:table-cell>
          <table:table-cell table:style-name="ce15" table:formula="of:=VALUE(SUBSTITUTE(VLOOKUP([.$A38];[$analise_janelas_original.$B$2:$analise_janelas_original.$H$99];4;0);&quot;.&quot;;&quot;,&quot;))" office:value-type="float" office:value="1.03486529318542" calcext:value-type="float">
            <text:p>1,0349</text:p>
          </table:table-cell>
          <table:table-cell table:style-name="ce18" table:formula="of:=VALUE(SUBSTITUTE(VLOOKUP([.$A38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38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8];[$com_reed_e_organiza3.$A$2:$com_reed_e_organiza3.$H$99];4;0)" office:value-type="float" office:value="1945" calcext:value-type="float">
            <text:p>1.945</text:p>
          </table:table-cell>
          <table:table-cell table:style-name="ce20" table:formula="of:=VLOOKUP([.$A38];[$com_reed_e_organiza3.$A$2:$com_reed_e_organiza3.$H$99];5;0)" office:value-type="float" office:value="33685" calcext:value-type="float">
            <text:p>33.685</text:p>
          </table:table-cell>
          <table:table-cell table:style-name="ce11" table:formula="of:=VLOOKUP([.$A38];[$com_reed_e_organiza3.$A$2:$com_reed_e_organiza3.$H$99];6;0)" office:value-type="float" office:value="14" calcext:value-type="float">
            <text:p>14</text:p>
          </table:table-cell>
          <table:table-cell table:style-name="ce11" table:formula="of:=VLOOKUP([.$A38];[$com_reed_e_organiza3.$A$2:$com_reed_e_organiza3.$H$99];7;0)" office:value-type="float" office:value="-86" calcext:value-type="float">
            <text:p>-86</text:p>
          </table:table-cell>
          <table:table-cell table:style-name="ce11" table:formula="of:=VLOOKUP([.$A38];[$analise_janelas_com_reed.$B$2:$analise_janelas_com_reed.$H$99];3;0)" office:value-type="float" office:value="1878" calcext:value-type="float">
            <text:p>1.878</text:p>
          </table:table-cell>
          <table:table-cell table:style-name="ce11" table:formula="of:=VALUE(SUBSTITUTE(VLOOKUP([.$A38];[$analise_janelas_com_reed.$B$2:$analise_janelas_com_reed.$H$99];4;0);&quot;.&quot;;&quot;,&quot;))" office:value-type="float" office:value="1.0356762513312" calcext:value-type="float">
            <text:p>1</text:p>
          </table:table-cell>
          <table:table-cell table:style-name="ce11" table:formula="of:=VALUE(SUBSTITUTE(VLOOKUP([.$A38];[$analise_janelas_com_reed.$B$2:$analise_janelas_co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8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8];[$sem_reed.$A$2:$sem_reed.$H$99];4;0)" office:value-type="float" office:value="1945" calcext:value-type="float">
            <text:p>1.945</text:p>
          </table:table-cell>
          <table:table-cell table:style-name="ce32" table:formula="of:=VLOOKUP([.$A38];[$sem_reed.$A$2:$sem_reed.$H$99];5;0)" office:value-type="float" office:value="33685" calcext:value-type="float">
            <text:p>33.685</text:p>
          </table:table-cell>
          <table:table-cell table:style-name="ce11" table:formula="of:=VLOOKUP([.$A38];[$sem_reed.$A$2:$sem_reed.$H$99];6;0)" office:value-type="float" office:value="14" calcext:value-type="float">
            <text:p>14</text:p>
          </table:table-cell>
          <table:table-cell table:style-name="ce11" table:formula="of:=VLOOKUP([.$A38];[$sem_reed.$A$2:$sem_reed.$H$99];7;0)" office:value-type="float" office:value="-86" calcext:value-type="float">
            <text:p>-86</text:p>
          </table:table-cell>
          <table:table-cell table:style-name="ce11" table:formula="of:=VLOOKUP([.$A38];[$analise_janelas_sem_reed.$B$2:$analise_janelas_sem_reed.$H$99];3;0)" office:value-type="float" office:value="1878" calcext:value-type="float">
            <text:p>1.878</text:p>
          </table:table-cell>
          <table:table-cell table:formula="of:=VALUE(SUBSTITUTE(VLOOKUP([.$A38];[$analise_janelas_sem_reed.$B$2:$analise_janelas_sem_reed.$H$99];4;0);&quot;.&quot;;&quot;,&quot;))" office:value-type="float" office:value="1.0356762513312" calcext:value-type="float">
            <text:p>1,04</text:p>
          </table:table-cell>
          <table:table-cell table:style-name="ce11" table:formula="of:=VALUE(SUBSTITUTE(VLOOKUP([.$A38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8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8];[$algoritmo_novo.$A$2:$algoritmo_novo.$H$99];4;0)" office:value-type="float" office:value="1943" calcext:value-type="float">
            <text:p>1.943</text:p>
          </table:table-cell>
          <table:table-cell table:style-name="ce21" table:formula="of:=VLOOKUP([.$A38];[$algoritmo_novo.$A$2:$algoritmo_novo.$H$99];5;0)" office:value-type="float" office:value="33839" calcext:value-type="float">
            <text:p>33.839</text:p>
          </table:table-cell>
          <table:table-cell table:style-name="ce11" table:formula="of:=VLOOKUP([.$A38];[$algoritmo_novo.$A$2:$algoritmo_novo.$H$99];6;0)" office:value-type="float" office:value="16" calcext:value-type="float">
            <text:p>16</text:p>
          </table:table-cell>
          <table:table-cell table:style-name="ce11" table:formula="of:=VLOOKUP([.$A38];[$algoritmo_novo.$A$2:$algoritmo_novo.$H$99];7;0)" office:value-type="float" office:value="-240" calcext:value-type="float">
            <text:p>-240</text:p>
          </table:table-cell>
          <table:table-cell table:style-name="ce26" table:formula="of:=IF([.$P38]&lt;[.$H38];IF([.$X38]&lt;[.$P38];&quot;Novo&quot;;&quot;R+O&quot;);IF([.$X38]&lt;[.$P38];&quot;Novo&quot;;&quot;Reed&quot;))" office:value-type="string" office:string-value="Novo" calcext:value-type="string">
            <text:p>Novo</text:p>
          </table:table-cell>
          <table:table-cell table:style-name="ce26" table:formula="of:=IF([.$Q38]&lt;[.$I38];IF([.$Y38]&lt;[.$Q38];&quot;Novo&quot;;&quot;R+O&quot;);IF([.$Y38]&lt;[.$Q38];&quot;Novo&quot;;&quot;Reed&quot;))" office:value-type="string" office:string-value="Reed" calcext:value-type="string">
            <text:p>Reed</text:p>
          </table:table-cell>
          <table:table-cell table:style-name="ce26" table:formula="of:=[.P38]-[.H38]" office:value-type="float" office:value="0" calcext:value-type="float">
            <text:p>0</text:p>
          </table:table-cell>
          <table:table-cell table:style-name="ce26" table:formula="of:=[.Q38]-[.I38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1" table:formula="of:=VLOOKUP([.$A39];[$com_reed.$A$2:$com_reed.$H$99];2;0)" office:value-type="float" office:value="6563" calcext:value-type="float">
            <text:p>6.563</text:p>
          </table:table-cell>
          <table:table-cell table:style-name="ce11" table:formula="of:=VLOOKUP([.$A39];[$com_reed.$A$2:$com_reed.$H$99];3;0)" office:value-type="float" office:value="17371" calcext:value-type="float">
            <text:p>17.371</text:p>
          </table:table-cell>
          <table:table-cell table:style-name="ce11" table:formula="of:=VLOOKUP([.$A39];[$analise_janelas_original.$B$2:$analise_janelas_original.$H$99];3;0)" office:value-type="float" office:value="5980" calcext:value-type="float">
            <text:p>5.980</text:p>
          </table:table-cell>
          <table:table-cell table:style-name="ce15" table:formula="of:=VALUE(SUBSTITUTE(VLOOKUP([.$A39];[$analise_janelas_original.$B$2:$analise_janelas_original.$H$99];4;0);&quot;.&quot;;&quot;,&quot;))" office:value-type="float" office:value="1.09749163879599" calcext:value-type="float">
            <text:p>1,0975</text:p>
          </table:table-cell>
          <table:table-cell table:style-name="ce18" table:formula="of:=VALUE(SUBSTITUTE(VLOOKUP([.$A39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39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39];[$com_reed_e_organiza3.$A$2:$com_reed_e_organiza3.$H$99];4;0)" office:value-type="float" office:value="6208" calcext:value-type="float">
            <text:p>6.208</text:p>
          </table:table-cell>
          <table:table-cell table:style-name="ce20" table:formula="of:=VLOOKUP([.$A39];[$com_reed_e_organiza3.$A$2:$com_reed_e_organiza3.$H$99];5;0)" office:value-type="float" office:value="18053" calcext:value-type="float">
            <text:p>18.053</text:p>
          </table:table-cell>
          <table:table-cell table:style-name="ce11" table:formula="of:=VLOOKUP([.$A39];[$com_reed_e_organiza3.$A$2:$com_reed_e_organiza3.$H$99];6;0)" office:value-type="float" office:value="355" calcext:value-type="float">
            <text:p>355</text:p>
          </table:table-cell>
          <table:table-cell table:style-name="ce11" table:formula="of:=VLOOKUP([.$A39];[$com_reed_e_organiza3.$A$2:$com_reed_e_organiza3.$H$99];7;0)" office:value-type="float" office:value="-682" calcext:value-type="float">
            <text:p>-682</text:p>
          </table:table-cell>
          <table:table-cell table:style-name="ce11" table:formula="of:=VLOOKUP([.$A39];[$analise_janelas_com_reed.$B$2:$analise_janelas_com_reed.$H$99];3;0)" office:value-type="float" office:value="5613" calcext:value-type="float">
            <text:p>5.613</text:p>
          </table:table-cell>
          <table:table-cell table:style-name="ce11" table:formula="of:=VALUE(SUBSTITUTE(VLOOKUP([.$A39];[$analise_janelas_com_reed.$B$2:$analise_janelas_com_reed.$H$99];4;0);&quot;.&quot;;&quot;,&quot;))" office:value-type="float" office:value="1.10600391947265" calcext:value-type="float">
            <text:p>1</text:p>
          </table:table-cell>
          <table:table-cell table:style-name="ce11" table:formula="of:=VALUE(SUBSTITUTE(VLOOKUP([.$A39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39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39];[$sem_reed.$A$2:$sem_reed.$H$99];4;0)" office:value-type="float" office:value="6206" calcext:value-type="float">
            <text:p>6.206</text:p>
          </table:table-cell>
          <table:table-cell table:style-name="ce32" table:formula="of:=VLOOKUP([.$A39];[$sem_reed.$A$2:$sem_reed.$H$99];5;0)" office:value-type="float" office:value="18019" calcext:value-type="float">
            <text:p>18.019</text:p>
          </table:table-cell>
          <table:table-cell table:style-name="ce11" table:formula="of:=VLOOKUP([.$A39];[$sem_reed.$A$2:$sem_reed.$H$99];6;0)" office:value-type="float" office:value="357" calcext:value-type="float">
            <text:p>357</text:p>
          </table:table-cell>
          <table:table-cell table:style-name="ce11" table:formula="of:=VLOOKUP([.$A39];[$sem_reed.$A$2:$sem_reed.$H$99];7;0)" office:value-type="float" office:value="-648" calcext:value-type="float">
            <text:p>-648</text:p>
          </table:table-cell>
          <table:table-cell table:style-name="ce11" table:formula="of:=VLOOKUP([.$A39];[$analise_janelas_sem_reed.$B$2:$analise_janelas_sem_reed.$H$99];3;0)" office:value-type="float" office:value="5609" calcext:value-type="float">
            <text:p>5.609</text:p>
          </table:table-cell>
          <table:table-cell table:formula="of:=VALUE(SUBSTITUTE(VLOOKUP([.$A39];[$analise_janelas_sem_reed.$B$2:$analise_janelas_sem_reed.$H$99];4;0);&quot;.&quot;;&quot;,&quot;))" office:value-type="float" office:value="1.10643608486361" calcext:value-type="float">
            <text:p>1,11</text:p>
          </table:table-cell>
          <table:table-cell table:style-name="ce11" table:formula="of:=VALUE(SUBSTITUTE(VLOOKUP([.$A39];[$analise_janelas_sem_reed.$B$2:$analise_janelas_sem_reed.$H$99];5;0);&quot;.&quot;;&quot;,&quot;))" office:value-type="float" office:value="3" calcext:value-type="float">
            <text:p>3</text:p>
          </table:table-cell>
          <table:table-cell table:style-name="ce11" table:formula="of:=VALUE(SUBSTITUTE(VLOOKUP([.$A39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39];[$algoritmo_novo.$A$2:$algoritmo_novo.$H$99];4;0)" office:value-type="float" office:value="6188" calcext:value-type="float">
            <text:p>6.188</text:p>
          </table:table-cell>
          <table:table-cell table:style-name="ce21" table:formula="of:=VLOOKUP([.$A39];[$algoritmo_novo.$A$2:$algoritmo_novo.$H$99];5;0)" office:value-type="float" office:value="18288" calcext:value-type="float">
            <text:p>18.288</text:p>
          </table:table-cell>
          <table:table-cell table:style-name="ce11" table:formula="of:=VLOOKUP([.$A39];[$algoritmo_novo.$A$2:$algoritmo_novo.$H$99];6;0)" office:value-type="float" office:value="375" calcext:value-type="float">
            <text:p>375</text:p>
          </table:table-cell>
          <table:table-cell table:style-name="ce11" table:formula="of:=VLOOKUP([.$A39];[$algoritmo_novo.$A$2:$algoritmo_novo.$H$99];7;0)" office:value-type="float" office:value="-917" calcext:value-type="float">
            <text:p>-917</text:p>
          </table:table-cell>
          <table:table-cell table:style-name="ce26" table:formula="of:=IF([.$P39]&lt;[.$H39];IF([.$X39]&lt;[.$P39];&quot;Novo&quot;;&quot;R+O&quot;);IF([.$X39]&lt;[.$P39];&quot;Novo&quot;;&quot;Reed&quot;))" office:value-type="string" office:string-value="Novo" calcext:value-type="string">
            <text:p>Novo</text:p>
          </table:table-cell>
          <table:table-cell table:style-name="ce26" table:formula="of:=IF([.$Q39]&lt;[.$I39];IF([.$Y39]&lt;[.$Q39];&quot;Novo&quot;;&quot;R+O&quot;);IF([.$Y39]&lt;[.$Q39];&quot;Novo&quot;;&quot;Reed&quot;))" office:value-type="string" office:string-value="R+O" calcext:value-type="string">
            <text:p>R+O</text:p>
          </table:table-cell>
          <table:table-cell table:style-name="ce26" table:formula="of:=[.P39]-[.H39]" office:value-type="float" office:value="-2" calcext:value-type="float">
            <text:p>-2</text:p>
          </table:table-cell>
          <table:table-cell table:style-name="ce26" table:formula="of:=[.Q39]-[.I39]" office:value-type="float" office:value="-34" calcext:value-type="float">
            <text:p>-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1" table:formula="of:=VLOOKUP([.$A40];[$com_reed.$A$2:$com_reed.$H$99];2;0)" office:value-type="float" office:value="5" calcext:value-type="float">
            <text:p>5</text:p>
          </table:table-cell>
          <table:table-cell table:style-name="ce11" table:formula="of:=VLOOKUP([.$A40];[$com_reed.$A$2:$com_reed.$H$99];3;0)" office:value-type="float" office:value="121" calcext:value-type="float">
            <text:p>121</text:p>
          </table:table-cell>
          <table:table-cell table:style-name="ce11" table:formula="of:=VLOOKUP([.$A40];[$analise_janelas_original.$B$2:$analise_janelas_original.$H$99];3;0)" office:value-type="float" office:value="2" calcext:value-type="float">
            <text:p>2</text:p>
          </table:table-cell>
          <table:table-cell table:style-name="ce15" table:formula="of:=VALUE(SUBSTITUTE(VLOOKUP([.$A40];[$analise_janelas_original.$B$2:$analise_janelas_original.$H$99];4;0);&quot;.&quot;;&quot;,&quot;))" office:value-type="float" office:value="2.5" calcext:value-type="float">
            <text:p>2,5000</text:p>
          </table:table-cell>
          <table:table-cell table:style-name="ce18" table:formula="of:=VALUE(SUBSTITUTE(VLOOKUP([.$A40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40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40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40];[$com_reed_e_organiza3.$A$2:$com_reed_e_organiza3.$H$99];5;0)" office:value-type="float" office:value="57" calcext:value-type="float">
            <text:p>57</text:p>
          </table:table-cell>
          <table:table-cell table:style-name="ce11" table:formula="of:=VLOOKUP([.$A40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40];[$com_reed_e_organiza3.$A$2:$com_reed_e_organiza3.$H$99];7;0)" office:value-type="float" office:value="64" calcext:value-type="float">
            <text:p>64</text:p>
          </table:table-cell>
          <table:table-cell table:style-name="ce11" table:formula="of:=VLOOKUP([.$A40];[$analise_janelas_com_reed.$B$2:$analise_janelas_com_reed.$H$99];3;0)" office:value-type="float" office:value="2" calcext:value-type="float">
            <text:p>2</text:p>
          </table:table-cell>
          <table:table-cell table:style-name="ce11" table:formula="of:=VALUE(SUBSTITUTE(VLOOKUP([.$A40];[$analise_janelas_com_reed.$B$2:$analise_janelas_com_reed.$H$99];4;0);&quot;.&quot;;&quot;,&quot;))" office:value-type="float" office:value="2.5" calcext:value-type="float">
            <text:p>3</text:p>
          </table:table-cell>
          <table:table-cell table:style-name="ce11" table:formula="of:=VALUE(SUBSTITUTE(VLOOKUP([.$A40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40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40];[$sem_reed.$A$2:$sem_reed.$H$99];4;0)" office:value-type="float" office:value="5" calcext:value-type="float">
            <text:p>5</text:p>
          </table:table-cell>
          <table:table-cell table:style-name="ce32" table:formula="of:=VLOOKUP([.$A40];[$sem_reed.$A$2:$sem_reed.$H$99];5;0)" office:value-type="float" office:value="57" calcext:value-type="float">
            <text:p>57</text:p>
          </table:table-cell>
          <table:table-cell table:style-name="ce11" table:formula="of:=VLOOKUP([.$A40];[$sem_reed.$A$2:$sem_reed.$H$99];6;0)" office:value-type="float" office:value="0" calcext:value-type="float">
            <text:p>0</text:p>
          </table:table-cell>
          <table:table-cell table:style-name="ce11" table:formula="of:=VLOOKUP([.$A40];[$sem_reed.$A$2:$sem_reed.$H$99];7;0)" office:value-type="float" office:value="64" calcext:value-type="float">
            <text:p>64</text:p>
          </table:table-cell>
          <table:table-cell table:style-name="ce11" table:formula="of:=VLOOKUP([.$A40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0];[$analise_janelas_sem_reed.$B$2:$analise_janelas_sem_reed.$H$99];4;0);&quot;.&quot;;&quot;,&quot;))" office:value-type="float" office:value="2.5" calcext:value-type="float">
            <text:p>2,50</text:p>
          </table:table-cell>
          <table:table-cell table:style-name="ce11" table:formula="of:=VALUE(SUBSTITUTE(VLOOKUP([.$A40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40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40];[$algoritmo_novo.$A$2:$algoritmo_novo.$H$99];4;0)" office:value-type="float" office:value="5" calcext:value-type="float">
            <text:p>5</text:p>
          </table:table-cell>
          <table:table-cell table:style-name="ce21" table:formula="of:=VLOOKUP([.$A40];[$algoritmo_novo.$A$2:$algoritmo_novo.$H$99];5;0)" office:value-type="float" office:value="57" calcext:value-type="float">
            <text:p>57</text:p>
          </table:table-cell>
          <table:table-cell table:style-name="ce11" table:formula="of:=VLOOKUP([.$A40];[$algoritmo_novo.$A$2:$algoritmo_novo.$H$99];6;0)" office:value-type="float" office:value="0" calcext:value-type="float">
            <text:p>0</text:p>
          </table:table-cell>
          <table:table-cell table:style-name="ce11" table:formula="of:=VLOOKUP([.$A40];[$algoritmo_novo.$A$2:$algoritmo_novo.$H$99];7;0)" office:value-type="float" office:value="64" calcext:value-type="float">
            <text:p>64</text:p>
          </table:table-cell>
          <table:table-cell table:style-name="ce26" table:formula="of:=IF([.$P40]&lt;[.$H40];IF([.$X40]&lt;[.$P40];&quot;Novo&quot;;&quot;R+O&quot;);IF([.$X40]&lt;[.$P40];&quot;Novo&quot;;&quot;Reed&quot;))" office:value-type="string" office:string-value="Reed" calcext:value-type="string">
            <text:p>Reed</text:p>
          </table:table-cell>
          <table:table-cell table:style-name="ce26" table:formula="of:=IF([.$Q40]&lt;[.$I40];IF([.$Y40]&lt;[.$Q40];&quot;Novo&quot;;&quot;R+O&quot;);IF([.$Y40]&lt;[.$Q40];&quot;Novo&quot;;&quot;Reed&quot;))" office:value-type="string" office:string-value="Reed" calcext:value-type="string">
            <text:p>Reed</text:p>
          </table:table-cell>
          <table:table-cell table:style-name="ce26" table:formula="of:=[.P40]-[.H40]" office:value-type="float" office:value="0" calcext:value-type="float">
            <text:p>0</text:p>
          </table:table-cell>
          <table:table-cell table:style-name="ce26" table:formula="of:=[.Q40]-[.I40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1" table:formula="of:=VLOOKUP([.$A41];[$com_reed.$A$2:$com_reed.$H$99];2;0)" office:value-type="float" office:value="3" calcext:value-type="float">
            <text:p>3</text:p>
          </table:table-cell>
          <table:table-cell table:style-name="ce11" table:formula="of:=VLOOKUP([.$A41];[$com_reed.$A$2:$com_reed.$H$99];3;0)" office:value-type="float" office:value="29" calcext:value-type="float">
            <text:p>29</text:p>
          </table:table-cell>
          <table:table-cell table:style-name="ce11" table:formula="of:=VLOOKUP([.$A41];[$analise_janelas_original.$B$2:$analise_janelas_original.$H$99];3;0)" office:value-type="float" office:value="2" calcext:value-type="float">
            <text:p>2</text:p>
          </table:table-cell>
          <table:table-cell table:style-name="ce15" table:formula="of:=VALUE(SUBSTITUTE(VLOOKUP([.$A41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18" table:formula="of:=VALUE(SUBSTITUTE(VLOOKUP([.$A41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41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41];[$com_reed_e_organiza3.$A$2:$com_reed_e_organiza3.$H$99];4;0)" office:value-type="float" office:value="3" calcext:value-type="float">
            <text:p>3</text:p>
          </table:table-cell>
          <table:table-cell table:style-name="ce20" table:formula="of:=VLOOKUP([.$A41];[$com_reed_e_organiza3.$A$2:$com_reed_e_organiza3.$H$99];5;0)" office:value-type="float" office:value="13" calcext:value-type="float">
            <text:p>13</text:p>
          </table:table-cell>
          <table:table-cell table:style-name="ce11" table:formula="of:=VLOOKUP([.$A41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41];[$com_reed_e_organiza3.$A$2:$com_reed_e_organiza3.$H$99];7;0)" office:value-type="float" office:value="16" calcext:value-type="float">
            <text:p>16</text:p>
          </table:table-cell>
          <table:table-cell table:style-name="ce11" table:formula="of:=VLOOKUP([.$A41];[$analise_janelas_com_reed.$B$2:$analise_janelas_com_reed.$H$99];3;0)" office:value-type="float" office:value="2" calcext:value-type="float">
            <text:p>2</text:p>
          </table:table-cell>
          <table:table-cell table:style-name="ce11" table:formula="of:=VALUE(SUBSTITUTE(VLOOKUP([.$A41];[$analise_janelas_com_reed.$B$2:$analise_janelas_com_reed.$H$99];4;0);&quot;.&quot;;&quot;,&quot;))" office:value-type="float" office:value="1.5" calcext:value-type="float">
            <text:p>2</text:p>
          </table:table-cell>
          <table:table-cell table:style-name="ce11" table:formula="of:=VALUE(SUBSTITUTE(VLOOKUP([.$A41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1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41];[$sem_reed.$A$2:$sem_reed.$H$99];4;0)" office:value-type="float" office:value="3" calcext:value-type="float">
            <text:p>3</text:p>
          </table:table-cell>
          <table:table-cell table:style-name="ce32" table:formula="of:=VLOOKUP([.$A41];[$sem_reed.$A$2:$sem_reed.$H$99];5;0)" office:value-type="float" office:value="13" calcext:value-type="float">
            <text:p>13</text:p>
          </table:table-cell>
          <table:table-cell table:style-name="ce11" table:formula="of:=VLOOKUP([.$A41];[$sem_reed.$A$2:$sem_reed.$H$99];6;0)" office:value-type="float" office:value="0" calcext:value-type="float">
            <text:p>0</text:p>
          </table:table-cell>
          <table:table-cell table:style-name="ce11" table:formula="of:=VLOOKUP([.$A41];[$sem_reed.$A$2:$sem_reed.$H$99];7;0)" office:value-type="float" office:value="16" calcext:value-type="float">
            <text:p>16</text:p>
          </table:table-cell>
          <table:table-cell table:style-name="ce11" table:formula="of:=VLOOKUP([.$A41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1];[$analise_janelas_sem_reed.$B$2:$analise_janelas_sem_reed.$H$99];4;0);&quot;.&quot;;&quot;,&quot;))" office:value-type="float" office:value="1.5" calcext:value-type="float">
            <text:p>1,50</text:p>
          </table:table-cell>
          <table:table-cell table:style-name="ce11" table:formula="of:=VALUE(SUBSTITUTE(VLOOKUP([.$A41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1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41];[$algoritmo_novo.$A$2:$algoritmo_novo.$H$99];4;0)" office:value-type="float" office:value="3" calcext:value-type="float">
            <text:p>3</text:p>
          </table:table-cell>
          <table:table-cell table:style-name="ce21" table:formula="of:=VLOOKUP([.$A41];[$algoritmo_novo.$A$2:$algoritmo_novo.$H$99];5;0)" office:value-type="float" office:value="13" calcext:value-type="float">
            <text:p>13</text:p>
          </table:table-cell>
          <table:table-cell table:style-name="ce11" table:formula="of:=VLOOKUP([.$A41];[$algoritmo_novo.$A$2:$algoritmo_novo.$H$99];6;0)" office:value-type="float" office:value="0" calcext:value-type="float">
            <text:p>0</text:p>
          </table:table-cell>
          <table:table-cell table:style-name="ce11" table:formula="of:=VLOOKUP([.$A41];[$algoritmo_novo.$A$2:$algoritmo_novo.$H$99];7;0)" office:value-type="float" office:value="16" calcext:value-type="float">
            <text:p>16</text:p>
          </table:table-cell>
          <table:table-cell table:style-name="ce26" table:formula="of:=IF([.$P41]&lt;[.$H41];IF([.$X41]&lt;[.$P41];&quot;Novo&quot;;&quot;R+O&quot;);IF([.$X41]&lt;[.$P41];&quot;Novo&quot;;&quot;Reed&quot;))" office:value-type="string" office:string-value="Reed" calcext:value-type="string">
            <text:p>Reed</text:p>
          </table:table-cell>
          <table:table-cell table:style-name="ce26" table:formula="of:=IF([.$Q41]&lt;[.$I41];IF([.$Y41]&lt;[.$Q41];&quot;Novo&quot;;&quot;R+O&quot;);IF([.$Y41]&lt;[.$Q41];&quot;Novo&quot;;&quot;Reed&quot;))" office:value-type="string" office:string-value="Reed" calcext:value-type="string">
            <text:p>Reed</text:p>
          </table:table-cell>
          <table:table-cell table:style-name="ce26" table:formula="of:=[.P41]-[.H41]" office:value-type="float" office:value="0" calcext:value-type="float">
            <text:p>0</text:p>
          </table:table-cell>
          <table:table-cell table:style-name="ce26" table:formula="of:=[.Q41]-[.I4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1" table:formula="of:=VLOOKUP([.$A42];[$com_reed.$A$2:$com_reed.$H$99];2;0)" office:value-type="float" office:value="3" calcext:value-type="float">
            <text:p>3</text:p>
          </table:table-cell>
          <table:table-cell table:style-name="ce11" table:formula="of:=VLOOKUP([.$A42];[$com_reed.$A$2:$com_reed.$H$99];3;0)" office:value-type="float" office:value="29" calcext:value-type="float">
            <text:p>29</text:p>
          </table:table-cell>
          <table:table-cell table:style-name="ce11" table:formula="of:=VLOOKUP([.$A42];[$analise_janelas_original.$B$2:$analise_janelas_original.$H$99];3;0)" office:value-type="float" office:value="2" calcext:value-type="float">
            <text:p>2</text:p>
          </table:table-cell>
          <table:table-cell table:style-name="ce15" table:formula="of:=VALUE(SUBSTITUTE(VLOOKUP([.$A42];[$analise_janelas_original.$B$2:$analise_janelas_original.$H$99];4;0);&quot;.&quot;;&quot;,&quot;))" office:value-type="float" office:value="1.5" calcext:value-type="float">
            <text:p>1,5000</text:p>
          </table:table-cell>
          <table:table-cell table:style-name="ce18" table:formula="of:=VALUE(SUBSTITUTE(VLOOKUP([.$A42];[$analise_janelas_original.$B$2:$analise_janelas_original.$H$99];5;0);&quot;.&quot;;&quot;,&quot;))" office:value-type="float" office:value="2" calcext:value-type="float">
            <text:p>2</text:p>
          </table:table-cell>
          <table:table-cell table:style-name="ce18" table:formula="of:=VALUE(SUBSTITUTE(VLOOKUP([.$A42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42];[$com_reed_e_organiza3.$A$2:$com_reed_e_organiza3.$H$99];4;0)" office:value-type="float" office:value="3" calcext:value-type="float">
            <text:p>3</text:p>
          </table:table-cell>
          <table:table-cell table:style-name="ce20" table:formula="of:=VLOOKUP([.$A42];[$com_reed_e_organiza3.$A$2:$com_reed_e_organiza3.$H$99];5;0)" office:value-type="float" office:value="13" calcext:value-type="float">
            <text:p>13</text:p>
          </table:table-cell>
          <table:table-cell table:style-name="ce11" table:formula="of:=VLOOKUP([.$A42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42];[$com_reed_e_organiza3.$A$2:$com_reed_e_organiza3.$H$99];7;0)" office:value-type="float" office:value="16" calcext:value-type="float">
            <text:p>16</text:p>
          </table:table-cell>
          <table:table-cell table:style-name="ce11" table:formula="of:=VLOOKUP([.$A42];[$analise_janelas_com_reed.$B$2:$analise_janelas_com_reed.$H$99];3;0)" office:value-type="float" office:value="2" calcext:value-type="float">
            <text:p>2</text:p>
          </table:table-cell>
          <table:table-cell table:style-name="ce11" table:formula="of:=VALUE(SUBSTITUTE(VLOOKUP([.$A42];[$analise_janelas_com_reed.$B$2:$analise_janelas_com_reed.$H$99];4;0);&quot;.&quot;;&quot;,&quot;))" office:value-type="float" office:value="1.5" calcext:value-type="float">
            <text:p>2</text:p>
          </table:table-cell>
          <table:table-cell table:style-name="ce11" table:formula="of:=VALUE(SUBSTITUTE(VLOOKUP([.$A42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2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42];[$sem_reed.$A$2:$sem_reed.$H$99];4;0)" office:value-type="float" office:value="3" calcext:value-type="float">
            <text:p>3</text:p>
          </table:table-cell>
          <table:table-cell table:style-name="ce32" table:formula="of:=VLOOKUP([.$A42];[$sem_reed.$A$2:$sem_reed.$H$99];5;0)" office:value-type="float" office:value="13" calcext:value-type="float">
            <text:p>13</text:p>
          </table:table-cell>
          <table:table-cell table:style-name="ce11" table:formula="of:=VLOOKUP([.$A42];[$sem_reed.$A$2:$sem_reed.$H$99];6;0)" office:value-type="float" office:value="0" calcext:value-type="float">
            <text:p>0</text:p>
          </table:table-cell>
          <table:table-cell table:style-name="ce11" table:formula="of:=VLOOKUP([.$A42];[$sem_reed.$A$2:$sem_reed.$H$99];7;0)" office:value-type="float" office:value="16" calcext:value-type="float">
            <text:p>16</text:p>
          </table:table-cell>
          <table:table-cell table:style-name="ce11" table:formula="of:=VLOOKUP([.$A42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2];[$analise_janelas_sem_reed.$B$2:$analise_janelas_sem_reed.$H$99];4;0);&quot;.&quot;;&quot;,&quot;))" office:value-type="float" office:value="1.5" calcext:value-type="float">
            <text:p>1,50</text:p>
          </table:table-cell>
          <table:table-cell table:style-name="ce11" table:formula="of:=VALUE(SUBSTITUTE(VLOOKUP([.$A42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2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42];[$algoritmo_novo.$A$2:$algoritmo_novo.$H$99];4;0)" office:value-type="float" office:value="3" calcext:value-type="float">
            <text:p>3</text:p>
          </table:table-cell>
          <table:table-cell table:style-name="ce21" table:formula="of:=VLOOKUP([.$A42];[$algoritmo_novo.$A$2:$algoritmo_novo.$H$99];5;0)" office:value-type="float" office:value="13" calcext:value-type="float">
            <text:p>13</text:p>
          </table:table-cell>
          <table:table-cell table:style-name="ce11" table:formula="of:=VLOOKUP([.$A42];[$algoritmo_novo.$A$2:$algoritmo_novo.$H$99];6;0)" office:value-type="float" office:value="0" calcext:value-type="float">
            <text:p>0</text:p>
          </table:table-cell>
          <table:table-cell table:style-name="ce11" table:formula="of:=VLOOKUP([.$A42];[$algoritmo_novo.$A$2:$algoritmo_novo.$H$99];7;0)" office:value-type="float" office:value="16" calcext:value-type="float">
            <text:p>16</text:p>
          </table:table-cell>
          <table:table-cell table:style-name="ce26" table:formula="of:=IF([.$P42]&lt;[.$H42];IF([.$X42]&lt;[.$P42];&quot;Novo&quot;;&quot;R+O&quot;);IF([.$X42]&lt;[.$P42];&quot;Novo&quot;;&quot;Reed&quot;))" office:value-type="string" office:string-value="Reed" calcext:value-type="string">
            <text:p>Reed</text:p>
          </table:table-cell>
          <table:table-cell table:style-name="ce26" table:formula="of:=IF([.$Q42]&lt;[.$I42];IF([.$Y42]&lt;[.$Q42];&quot;Novo&quot;;&quot;R+O&quot;);IF([.$Y42]&lt;[.$Q42];&quot;Novo&quot;;&quot;Reed&quot;))" office:value-type="string" office:string-value="Reed" calcext:value-type="string">
            <text:p>Reed</text:p>
          </table:table-cell>
          <table:table-cell table:style-name="ce26" table:formula="of:=[.P42]-[.H42]" office:value-type="float" office:value="0" calcext:value-type="float">
            <text:p>0</text:p>
          </table:table-cell>
          <table:table-cell table:style-name="ce26" table:formula="of:=[.Q42]-[.I42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1" table:formula="of:=VLOOKUP([.$A43];[$com_reed.$A$2:$com_reed.$H$99];2;0)" office:value-type="float" office:value="5" calcext:value-type="float">
            <text:p>5</text:p>
          </table:table-cell>
          <table:table-cell table:style-name="ce11" table:formula="of:=VLOOKUP([.$A43];[$com_reed.$A$2:$com_reed.$H$99];3;0)" office:value-type="float" office:value="121" calcext:value-type="float">
            <text:p>121</text:p>
          </table:table-cell>
          <table:table-cell table:style-name="ce11" table:formula="of:=VLOOKUP([.$A43];[$analise_janelas_original.$B$2:$analise_janelas_original.$H$99];3;0)" office:value-type="float" office:value="2" calcext:value-type="float">
            <text:p>2</text:p>
          </table:table-cell>
          <table:table-cell table:style-name="ce15" table:formula="of:=VALUE(SUBSTITUTE(VLOOKUP([.$A43];[$analise_janelas_original.$B$2:$analise_janelas_original.$H$99];4;0);&quot;.&quot;;&quot;,&quot;))" office:value-type="float" office:value="2.5" calcext:value-type="float">
            <text:p>2,5000</text:p>
          </table:table-cell>
          <table:table-cell table:style-name="ce18" table:formula="of:=VALUE(SUBSTITUTE(VLOOKUP([.$A43];[$analise_janelas_original.$B$2:$analise_janelas_original.$H$99];5;0);&quot;.&quot;;&quot;,&quot;))" office:value-type="float" office:value="4" calcext:value-type="float">
            <text:p>4</text:p>
          </table:table-cell>
          <table:table-cell table:style-name="ce18" table:formula="of:=VALUE(SUBSTITUTE(VLOOKUP([.$A43];[$analise_janelas_original.$B$2:$analise_janelas_original.$H$99];6;0);&quot;.&quot;;&quot;,&quot;))" office:value-type="float" office:value="1" calcext:value-type="float">
            <text:p>1</text:p>
          </table:table-cell>
          <table:table-cell table:style-name="ce29" table:formula="of:=VLOOKUP([.$A43];[$com_reed_e_organiza3.$A$2:$com_reed_e_organiza3.$H$99];4;0)" office:value-type="float" office:value="5" calcext:value-type="float">
            <text:p>5</text:p>
          </table:table-cell>
          <table:table-cell table:style-name="ce20" table:formula="of:=VLOOKUP([.$A43];[$com_reed_e_organiza3.$A$2:$com_reed_e_organiza3.$H$99];5;0)" office:value-type="float" office:value="89" calcext:value-type="float">
            <text:p>89</text:p>
          </table:table-cell>
          <table:table-cell table:style-name="ce11" table:formula="of:=VLOOKUP([.$A43];[$com_reed_e_organiza3.$A$2:$com_reed_e_organiza3.$H$99];6;0)" office:value-type="float" office:value="0" calcext:value-type="float">
            <text:p>0</text:p>
          </table:table-cell>
          <table:table-cell table:style-name="ce11" table:formula="of:=VLOOKUP([.$A43];[$com_reed_e_organiza3.$A$2:$com_reed_e_organiza3.$H$99];7;0)" office:value-type="float" office:value="32" calcext:value-type="float">
            <text:p>32</text:p>
          </table:table-cell>
          <table:table-cell table:style-name="ce11" table:formula="of:=VLOOKUP([.$A43];[$analise_janelas_com_reed.$B$2:$analise_janelas_com_reed.$H$99];3;0)" office:value-type="float" office:value="2" calcext:value-type="float">
            <text:p>2</text:p>
          </table:table-cell>
          <table:table-cell table:style-name="ce11" table:formula="of:=VALUE(SUBSTITUTE(VLOOKUP([.$A43];[$analise_janelas_com_reed.$B$2:$analise_janelas_com_reed.$H$99];4;0);&quot;.&quot;;&quot;,&quot;))" office:value-type="float" office:value="2.5" calcext:value-type="float">
            <text:p>3</text:p>
          </table:table-cell>
          <table:table-cell table:style-name="ce11" table:formula="of:=VALUE(SUBSTITUTE(VLOOKUP([.$A43];[$analise_janelas_com_reed.$B$2:$analise_janelas_co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43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43];[$sem_reed.$A$2:$sem_reed.$H$99];4;0)" office:value-type="float" office:value="5" calcext:value-type="float">
            <text:p>5</text:p>
          </table:table-cell>
          <table:table-cell table:style-name="ce32" table:formula="of:=VLOOKUP([.$A43];[$sem_reed.$A$2:$sem_reed.$H$99];5;0)" office:value-type="float" office:value="89" calcext:value-type="float">
            <text:p>89</text:p>
          </table:table-cell>
          <table:table-cell table:style-name="ce11" table:formula="of:=VLOOKUP([.$A43];[$sem_reed.$A$2:$sem_reed.$H$99];6;0)" office:value-type="float" office:value="0" calcext:value-type="float">
            <text:p>0</text:p>
          </table:table-cell>
          <table:table-cell table:style-name="ce11" table:formula="of:=VLOOKUP([.$A43];[$sem_reed.$A$2:$sem_reed.$H$99];7;0)" office:value-type="float" office:value="32" calcext:value-type="float">
            <text:p>32</text:p>
          </table:table-cell>
          <table:table-cell table:style-name="ce11" table:formula="of:=VLOOKUP([.$A43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3];[$analise_janelas_sem_reed.$B$2:$analise_janelas_sem_reed.$H$99];4;0);&quot;.&quot;;&quot;,&quot;))" office:value-type="float" office:value="2.5" calcext:value-type="float">
            <text:p>2,50</text:p>
          </table:table-cell>
          <table:table-cell table:style-name="ce11" table:formula="of:=VALUE(SUBSTITUTE(VLOOKUP([.$A43];[$analise_janelas_sem_reed.$B$2:$analise_janelas_sem_reed.$H$99];5;0);&quot;.&quot;;&quot;,&quot;))" office:value-type="float" office:value="4" calcext:value-type="float">
            <text:p>4</text:p>
          </table:table-cell>
          <table:table-cell table:style-name="ce11" table:formula="of:=VALUE(SUBSTITUTE(VLOOKUP([.$A43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43];[$algoritmo_novo.$A$2:$algoritmo_novo.$H$99];4;0)" office:value-type="float" office:value="5" calcext:value-type="float">
            <text:p>5</text:p>
          </table:table-cell>
          <table:table-cell table:style-name="ce21" table:formula="of:=VLOOKUP([.$A43];[$algoritmo_novo.$A$2:$algoritmo_novo.$H$99];5;0)" office:value-type="float" office:value="57" calcext:value-type="float">
            <text:p>57</text:p>
          </table:table-cell>
          <table:table-cell table:style-name="ce11" table:formula="of:=VLOOKUP([.$A43];[$algoritmo_novo.$A$2:$algoritmo_novo.$H$99];6;0)" office:value-type="float" office:value="0" calcext:value-type="float">
            <text:p>0</text:p>
          </table:table-cell>
          <table:table-cell table:style-name="ce11" table:formula="of:=VLOOKUP([.$A43];[$algoritmo_novo.$A$2:$algoritmo_novo.$H$99];7;0)" office:value-type="float" office:value="64" calcext:value-type="float">
            <text:p>64</text:p>
          </table:table-cell>
          <table:table-cell table:style-name="ce26" table:formula="of:=IF([.$P43]&lt;[.$H43];IF([.$X43]&lt;[.$P43];&quot;Novo&quot;;&quot;R+O&quot;);IF([.$X43]&lt;[.$P43];&quot;Novo&quot;;&quot;Reed&quot;))" office:value-type="string" office:string-value="Reed" calcext:value-type="string">
            <text:p>Reed</text:p>
          </table:table-cell>
          <table:table-cell table:style-name="ce26" table:formula="of:=IF([.$Q43]&lt;[.$I43];IF([.$Y43]&lt;[.$Q43];&quot;Novo&quot;;&quot;R+O&quot;);IF([.$Y43]&lt;[.$Q43];&quot;Novo&quot;;&quot;Reed&quot;))" office:value-type="string" office:string-value="Novo" calcext:value-type="string">
            <text:p>Novo</text:p>
          </table:table-cell>
          <table:table-cell table:style-name="ce26" table:formula="of:=[.P43]-[.H43]" office:value-type="float" office:value="0" calcext:value-type="float">
            <text:p>0</text:p>
          </table:table-cell>
          <table:table-cell table:style-name="ce26" table:formula="of:=[.Q43]-[.I43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1" table:formula="of:=VLOOKUP([.$A44];[$com_reed.$A$2:$com_reed.$H$99];2;0)" office:value-type="float" office:value="5" calcext:value-type="float">
            <text:p>5</text:p>
          </table:table-cell>
          <table:table-cell table:style-name="ce11" table:formula="of:=VLOOKUP([.$A44];[$com_reed.$A$2:$com_reed.$H$99];3;0)" office:value-type="float" office:value="13" calcext:value-type="float">
            <text:p>13</text:p>
          </table:table-cell>
          <table:table-cell table:style-name="ce11" table:formula="of:=VLOOKUP([.$A44];[$analise_janelas_original.$B$2:$analise_janelas_original.$H$99];3;0)" office:value-type="float" office:value="2" calcext:value-type="float">
            <text:p>2</text:p>
          </table:table-cell>
          <table:table-cell table:style-name="ce15" table:formula="of:=VALUE(SUBSTITUTE(VLOOKUP([.$A44];[$analise_janelas_original.$B$2:$analise_janelas_original.$H$99];4;0);&quot;.&quot;;&quot;,&quot;))" office:value-type="float" office:value="2.5" calcext:value-type="float">
            <text:p>2,5000</text:p>
          </table:table-cell>
          <table:table-cell table:style-name="ce18" table:formula="of:=VALUE(SUBSTITUTE(VLOOKUP([.$A44];[$analise_janelas_original.$B$2:$analise_janelas_original.$H$99];5;0);&quot;.&quot;;&quot;,&quot;))" office:value-type="float" office:value="3" calcext:value-type="float">
            <text:p>3</text:p>
          </table:table-cell>
          <table:table-cell table:style-name="ce18" table:formula="of:=VALUE(SUBSTITUTE(VLOOKUP([.$A44];[$analise_janelas_original.$B$2:$analise_janelas_original.$H$99];6;0);&quot;.&quot;;&quot;,&quot;))" office:value-type="float" office:value="2" calcext:value-type="float">
            <text:p>2</text:p>
          </table:table-cell>
          <table:table-cell table:style-name="ce29" table:formula="of:=VLOOKUP([.$A44];[$com_reed_e_organiza3.$A$2:$com_reed_e_organiza3.$H$99];4;0)" office:value-type="float" office:value="3" calcext:value-type="float">
            <text:p>3</text:p>
          </table:table-cell>
          <table:table-cell table:style-name="ce20" table:formula="of:=VLOOKUP([.$A44];[$com_reed_e_organiza3.$A$2:$com_reed_e_organiza3.$H$99];5;0)" office:value-type="float" office:value="13" calcext:value-type="float">
            <text:p>13</text:p>
          </table:table-cell>
          <table:table-cell table:style-name="ce11" table:formula="of:=VLOOKUP([.$A44];[$com_reed_e_organiza3.$A$2:$com_reed_e_organiza3.$H$99];6;0)" office:value-type="float" office:value="2" calcext:value-type="float">
            <text:p>2</text:p>
          </table:table-cell>
          <table:table-cell table:style-name="ce11" table:formula="of:=VLOOKUP([.$A44];[$com_reed_e_organiza3.$A$2:$com_reed_e_organiza3.$H$99];7;0)" office:value-type="float" office:value="0" calcext:value-type="float">
            <text:p>0</text:p>
          </table:table-cell>
          <table:table-cell table:style-name="ce11" table:formula="of:=VLOOKUP([.$A44];[$analise_janelas_com_reed.$B$2:$analise_janelas_com_reed.$H$99];3;0)" office:value-type="float" office:value="2" calcext:value-type="float">
            <text:p>2</text:p>
          </table:table-cell>
          <table:table-cell table:style-name="ce11" table:formula="of:=VALUE(SUBSTITUTE(VLOOKUP([.$A44];[$analise_janelas_com_reed.$B$2:$analise_janelas_com_reed.$H$99];4;0);&quot;.&quot;;&quot;,&quot;))" office:value-type="float" office:value="1.5" calcext:value-type="float">
            <text:p>2</text:p>
          </table:table-cell>
          <table:table-cell table:style-name="ce11" table:formula="of:=VALUE(SUBSTITUTE(VLOOKUP([.$A44];[$analise_janelas_com_reed.$B$2:$analise_janelas_co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4];[$analise_janelas_com_reed.$B$2:$analise_janelas_com_reed.$H$99];6;0);&quot;.&quot;;&quot;,&quot;))" office:value-type="float" office:value="1" calcext:value-type="float">
            <text:p>1</text:p>
          </table:table-cell>
          <table:table-cell table:style-name="ce31" table:formula="of:=VLOOKUP([.$A44];[$sem_reed.$A$2:$sem_reed.$H$99];4;0)" office:value-type="float" office:value="3" calcext:value-type="float">
            <text:p>3</text:p>
          </table:table-cell>
          <table:table-cell table:style-name="ce32" table:formula="of:=VLOOKUP([.$A44];[$sem_reed.$A$2:$sem_reed.$H$99];5;0)" office:value-type="float" office:value="13" calcext:value-type="float">
            <text:p>13</text:p>
          </table:table-cell>
          <table:table-cell table:style-name="ce11" table:formula="of:=VLOOKUP([.$A44];[$sem_reed.$A$2:$sem_reed.$H$99];6;0)" office:value-type="float" office:value="2" calcext:value-type="float">
            <text:p>2</text:p>
          </table:table-cell>
          <table:table-cell table:style-name="ce11" table:formula="of:=VLOOKUP([.$A44];[$sem_reed.$A$2:$sem_reed.$H$99];7;0)" office:value-type="float" office:value="0" calcext:value-type="float">
            <text:p>0</text:p>
          </table:table-cell>
          <table:table-cell table:style-name="ce11" table:formula="of:=VLOOKUP([.$A44];[$analise_janelas_sem_reed.$B$2:$analise_janelas_sem_reed.$H$99];3;0)" office:value-type="float" office:value="2" calcext:value-type="float">
            <text:p>2</text:p>
          </table:table-cell>
          <table:table-cell table:formula="of:=VALUE(SUBSTITUTE(VLOOKUP([.$A44];[$analise_janelas_sem_reed.$B$2:$analise_janelas_sem_reed.$H$99];4;0);&quot;.&quot;;&quot;,&quot;))" office:value-type="float" office:value="1.5" calcext:value-type="float">
            <text:p>1,50</text:p>
          </table:table-cell>
          <table:table-cell table:style-name="ce11" table:formula="of:=VALUE(SUBSTITUTE(VLOOKUP([.$A44];[$analise_janelas_sem_reed.$B$2:$analise_janelas_sem_reed.$H$99];5;0);&quot;.&quot;;&quot;,&quot;))" office:value-type="float" office:value="2" calcext:value-type="float">
            <text:p>2</text:p>
          </table:table-cell>
          <table:table-cell table:style-name="ce11" table:formula="of:=VALUE(SUBSTITUTE(VLOOKUP([.$A44];[$analise_janelas_sem_reed.$B$2:$analise_janelas_sem_reed.$H$99];6;0);&quot;.&quot;;&quot;,&quot;))" office:value-type="float" office:value="1" calcext:value-type="float">
            <text:p>1</text:p>
          </table:table-cell>
          <table:table-cell table:style-name="ce35" table:formula="of:=VLOOKUP([.$A44];[$algoritmo_novo.$A$2:$algoritmo_novo.$H$99];4;0)" office:value-type="float" office:value="3" calcext:value-type="float">
            <text:p>3</text:p>
          </table:table-cell>
          <table:table-cell table:style-name="ce21" table:formula="of:=VLOOKUP([.$A44];[$algoritmo_novo.$A$2:$algoritmo_novo.$H$99];5;0)" office:value-type="float" office:value="13" calcext:value-type="float">
            <text:p>13</text:p>
          </table:table-cell>
          <table:table-cell table:style-name="ce11" table:formula="of:=VLOOKUP([.$A44];[$algoritmo_novo.$A$2:$algoritmo_novo.$H$99];6;0)" office:value-type="float" office:value="2" calcext:value-type="float">
            <text:p>2</text:p>
          </table:table-cell>
          <table:table-cell table:style-name="ce11" table:formula="of:=VLOOKUP([.$A44];[$algoritmo_novo.$A$2:$algoritmo_novo.$H$99];7;0)" office:value-type="float" office:value="0" calcext:value-type="float">
            <text:p>0</text:p>
          </table:table-cell>
          <table:table-cell table:style-name="ce26" table:formula="of:=IF([.$P44]&lt;[.$H44];IF([.$X44]&lt;[.$P44];&quot;Novo&quot;;&quot;R+O&quot;);IF([.$X44]&lt;[.$P44];&quot;Novo&quot;;&quot;Reed&quot;))" office:value-type="string" office:string-value="Reed" calcext:value-type="string">
            <text:p>Reed</text:p>
          </table:table-cell>
          <table:table-cell table:style-name="ce26" table:formula="of:=IF([.$Q44]&lt;[.$I44];IF([.$Y44]&lt;[.$Q44];&quot;Novo&quot;;&quot;R+O&quot;);IF([.$Y44]&lt;[.$Q44];&quot;Novo&quot;;&quot;Reed&quot;))" office:value-type="string" office:string-value="Reed" calcext:value-type="string">
            <text:p>Reed</text:p>
          </table:table-cell>
          <table:table-cell table:style-name="ce26" table:formula="of:=[.P44]-[.H44]" office:value-type="float" office:value="0" calcext:value-type="float">
            <text:p>0</text:p>
          </table:table-cell>
          <table:table-cell table:style-name="ce26" table:formula="of:=[.Q44]-[.I4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4"/>
          <table:table-cell table:style-name="ce15"/>
          <table:table-cell table:style-name="ce18" table:number-columns-repeated="2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8" number:min-decimal-places="8" number:min-integer-digits="1" number:grouping="true"/>
    </number:number-style>
    <number:number-style style:name="N114">
      <number:number number:decimal-places="7" number:min-decimal-places="7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4" number:min-decimal-places="4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8-13T11:52:47.243120330</dc:date>
    <meta:editing-duration>PT1H4M58S</meta:editing-duration>
    <meta:editing-cycles>24</meta:editing-cycles>
    <meta:generator>LibreOffice/7.3.7.2$Linux_X86_64 LibreOffice_project/30$Build-2</meta:generator>
    <meta:document-statistic meta:table-count="8" meta:cell-count="3525" meta:object-count="0"/>
  </office:meta>
</office:document-meta>
</file>